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fo:font-weight="bold" officeooo:rsid="00240b7a" officeooo:paragraph-rsid="00448136" style:font-weight-asian="bold" style:font-weight-complex="bold"/>
    </style:style>
    <style:style style:name="P10" style:family="paragraph" style:parent-style-name="Standard">
      <style:text-properties fo:font-weight="bold" officeooo:rsid="00240b7a" officeooo:paragraph-rsid="004523bc" style:font-weight-asian="bold" style:font-weight-complex="bold"/>
    </style:style>
    <style:style style:name="P11" style:family="paragraph" style:parent-style-name="Standard">
      <style:text-properties fo:font-weight="bold" officeooo:rsid="00240b7a" officeooo:paragraph-rsid="00466bcf" style:font-weight-asian="bold" style:font-weight-complex="bold"/>
    </style:style>
    <style:style style:name="P12" style:family="paragraph" style:parent-style-name="Standard">
      <style:text-properties fo:font-weight="bold" officeooo:rsid="00240b7a" officeooo:paragraph-rsid="004c452b" style:font-weight-asian="bold" style:font-weight-complex="bold"/>
    </style:style>
    <style:style style:name="P13" style:family="paragraph" style:parent-style-name="Standard">
      <style:text-properties fo:font-weight="bold" officeooo:rsid="00240b7a" officeooo:paragraph-rsid="004da43b" style:font-weight-asian="bold" style:font-weight-complex="bold"/>
    </style:style>
    <style:style style:name="P14" style:family="paragraph" style:parent-style-name="Standard">
      <style:text-properties fo:font-weight="bold" officeooo:rsid="00240b7a" officeooo:paragraph-rsid="005670cf" style:font-weight-asian="bold" style:font-weight-complex="bold"/>
    </style:style>
    <style:style style:name="P15" style:family="paragraph" style:parent-style-name="Standard">
      <style:text-properties officeooo:paragraph-rsid="002995b4"/>
    </style:style>
    <style:style style:name="P16" style:family="paragraph" style:parent-style-name="Table_20_Contents">
      <style:text-properties fo:font-size="8pt" style:font-size-asian="8pt" style:font-size-complex="8pt"/>
    </style:style>
    <style:style style:name="P17" style:family="paragraph" style:parent-style-name="Table_20_Contents">
      <style:text-properties fo:font-size="8pt" fo:language="es" fo:country="MX" style:font-size-asian="8pt" style:font-size-complex="8pt"/>
    </style:style>
    <style:style style:name="P18"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9"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20"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21"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22"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23" style:family="paragraph" style:parent-style-name="Standard">
      <style:text-properties fo:language="es" fo:country="MX"/>
    </style:style>
    <style:style style:name="P24" style:family="paragraph" style:parent-style-name="Standard">
      <style:paragraph-properties fo:text-align="center" style:justify-single-word="false"/>
      <style:text-properties fo:language="es" fo:country="MX" officeooo:rsid="0018d3ae" officeooo:paragraph-rsid="001ecc16"/>
    </style:style>
    <style:style style:name="P25" style:family="paragraph" style:parent-style-name="Standard">
      <style:text-properties fo:language="es" fo:country="MX" officeooo:rsid="0018d3ae" officeooo:paragraph-rsid="001ecc16"/>
    </style:style>
    <style:style style:name="P26" style:family="paragraph" style:parent-style-name="Standard">
      <style:text-properties fo:language="es" fo:country="MX" officeooo:rsid="0018d3ae" officeooo:paragraph-rsid="0020a2f1"/>
    </style:style>
    <style:style style:name="P27" style:family="paragraph" style:parent-style-name="Standard">
      <style:text-properties fo:language="es" fo:country="MX" officeooo:rsid="0018d3ae" officeooo:paragraph-rsid="0018d3ae"/>
    </style:style>
    <style:style style:name="P28" style:family="paragraph" style:parent-style-name="Standard">
      <style:text-properties fo:language="es" fo:country="MX" fo:font-weight="bold" officeooo:rsid="0018d3ae" officeooo:paragraph-rsid="001ecc16" style:font-weight-asian="bold" style:font-weight-complex="bold"/>
    </style:style>
    <style:style style:name="P29" style:family="paragraph" style:parent-style-name="Standard">
      <style:text-properties fo:language="es" fo:country="MX" fo:font-weight="bold" officeooo:rsid="001ecc16" officeooo:paragraph-rsid="001ecc16" style:font-weight-asian="bold" style:font-weight-complex="bold"/>
    </style:style>
    <style:style style:name="P30" style:family="paragraph" style:parent-style-name="Standard">
      <style:text-properties fo:language="es" fo:country="MX" fo:font-weight="bold" officeooo:rsid="00240b7a" officeooo:paragraph-rsid="00240b7a" style:font-weight-asian="bold" style:font-weight-complex="bold"/>
    </style:style>
    <style:style style:name="P31" style:family="paragraph" style:parent-style-name="Standard">
      <style:text-properties fo:language="es" fo:country="MX" fo:font-weight="bold" officeooo:rsid="00240b7a" officeooo:paragraph-rsid="005670cf" style:font-weight-asian="bold" style:font-weight-complex="bold"/>
    </style:style>
    <style:style style:name="P32" style:family="paragraph" style:parent-style-name="Standard">
      <style:text-properties fo:language="es" fo:country="MX" fo:font-weight="bold" style:font-weight-asian="bold" style:font-weight-complex="bold"/>
    </style:style>
    <style:style style:name="P33"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34" style:family="paragraph" style:parent-style-name="Standard">
      <style:paragraph-properties fo:text-align="center" style:justify-single-word="false"/>
      <style:text-properties fo:language="es" fo:country="MX" fo:font-weight="bold" officeooo:rsid="00323581" officeooo:paragraph-rsid="005670cf" style:font-weight-asian="bold" style:font-weight-complex="bold"/>
    </style:style>
    <style:style style:name="P35" style:family="paragraph" style:parent-style-name="Standard">
      <style:paragraph-properties fo:text-align="center" style:justify-single-word="false"/>
      <style:text-properties fo:language="es" fo:country="MX" fo:font-weight="bold" officeooo:rsid="004523bc" officeooo:paragraph-rsid="005670cf" style:font-weight-asian="bold" style:font-weight-complex="bold"/>
    </style:style>
    <style:style style:name="P36" style:family="paragraph" style:parent-style-name="Standard">
      <style:text-properties fo:language="es" fo:country="MX" style:text-underline-style="none"/>
    </style:style>
    <style:style style:name="P37" style:family="paragraph" style:parent-style-name="Standard">
      <style:text-properties fo:language="es" fo:country="MX" style:text-underline-style="none" officeooo:rsid="00240b7a"/>
    </style:style>
    <style:style style:name="P38" style:family="paragraph" style:parent-style-name="Standard">
      <style:text-properties fo:language="es" fo:country="MX" style:text-underline-style="none" fo:font-weight="bold" style:font-weight-asian="bold" style:font-weight-complex="bold"/>
    </style:style>
    <style:style style:name="P39" style:family="paragraph" style:parent-style-name="Standard">
      <style:text-properties fo:language="es" fo:country="MX" style:text-underline-style="none" fo:font-weight="bold" officeooo:rsid="00240b7a" officeooo:paragraph-rsid="0027760f" style:font-weight-asian="bold" style:font-weight-complex="bold"/>
    </style:style>
    <style:style style:name="P40" style:family="paragraph" style:parent-style-name="Standard">
      <style:text-properties fo:language="es" fo:country="MX" style:text-underline-style="none" fo:font-weight="bold" officeooo:rsid="00240b7a" officeooo:paragraph-rsid="0028de87" style:font-weight-asian="bold" style:font-weight-complex="bold"/>
    </style:style>
    <style:style style:name="P41" style:family="paragraph" style:parent-style-name="Standard">
      <style:text-properties fo:language="es" fo:country="MX" style:text-underline-style="none" fo:font-weight="bold" officeooo:rsid="00240b7a" officeooo:paragraph-rsid="002b4f2c" style:font-weight-asian="bold" style:font-weight-complex="bold"/>
    </style:style>
    <style:style style:name="P42" style:family="paragraph" style:parent-style-name="Standard">
      <style:text-properties fo:language="es" fo:country="MX" style:text-underline-style="none" fo:font-weight="bold" officeooo:rsid="00240b7a" officeooo:paragraph-rsid="002df75f" style:font-weight-asian="bold" style:font-weight-complex="bold"/>
    </style:style>
    <style:style style:name="P43" style:family="paragraph" style:parent-style-name="Standard">
      <style:text-properties fo:language="es" fo:country="MX" style:text-underline-style="none" fo:font-weight="bold" officeooo:rsid="00240b7a" officeooo:paragraph-rsid="00318f86" style:font-weight-asian="bold" style:font-weight-complex="bold"/>
    </style:style>
    <style:style style:name="P44" style:family="paragraph" style:parent-style-name="Standard">
      <style:text-properties fo:language="es" fo:country="MX" style:text-underline-style="none" fo:font-weight="bold" officeooo:rsid="00240b7a" officeooo:paragraph-rsid="0035deb7" style:font-weight-asian="bold" style:font-weight-complex="bold"/>
    </style:style>
    <style:style style:name="P45" style:family="paragraph" style:parent-style-name="Standard">
      <style:text-properties fo:language="es" fo:country="MX" style:text-underline-style="none" fo:font-weight="bold" officeooo:rsid="00240b7a" officeooo:paragraph-rsid="0037b954" style:font-weight-asian="bold" style:font-weight-complex="bold"/>
    </style:style>
    <style:style style:name="P46" style:family="paragraph" style:parent-style-name="Standard">
      <style:text-properties fo:language="es" fo:country="MX" style:text-underline-style="none" fo:font-weight="bold" officeooo:rsid="00240b7a" officeooo:paragraph-rsid="004523bc" style:font-weight-asian="bold" style:font-weight-complex="bold"/>
    </style:style>
    <style:style style:name="P47" style:family="paragraph" style:parent-style-name="Standard">
      <style:text-properties fo:language="es" fo:country="MX" style:text-underline-style="none" fo:font-weight="bold" officeooo:rsid="00240b7a" officeooo:paragraph-rsid="00448136" style:font-weight-asian="bold" style:font-weight-complex="bold"/>
    </style:style>
    <style:style style:name="P48" style:family="paragraph" style:parent-style-name="Standard">
      <style:text-properties fo:language="es" fo:country="MX" style:text-underline-style="none" fo:font-weight="bold" officeooo:rsid="00240b7a" officeooo:paragraph-rsid="004da43b" style:font-weight-asian="bold" style:font-weight-complex="bold"/>
    </style:style>
    <style:style style:name="P49" style:family="paragraph" style:parent-style-name="Standard">
      <style:text-properties fo:language="es" fo:country="MX" style:text-underline-style="none" fo:font-weight="bold" officeooo:rsid="00240b7a" officeooo:paragraph-rsid="00466bcf" style:font-weight-asian="bold" style:font-weight-complex="bold"/>
    </style:style>
    <style:style style:name="P50" style:family="paragraph" style:parent-style-name="Standard">
      <style:text-properties fo:language="es" fo:country="MX" style:text-underline-style="none" fo:font-weight="bold" officeooo:rsid="00240b7a" officeooo:paragraph-rsid="004c452b" style:font-weight-asian="bold" style:font-weight-complex="bold"/>
    </style:style>
    <style:style style:name="P51" style:family="paragraph" style:parent-style-name="Standard">
      <style:text-properties fo:language="es" fo:country="MX" style:text-underline-style="none" fo:font-weight="bold" officeooo:rsid="0028de87" officeooo:paragraph-rsid="0028de87" style:font-weight-asian="bold" style:font-weight-complex="bold"/>
    </style:style>
    <style:style style:name="P52" style:family="paragraph" style:parent-style-name="Standard">
      <style:text-properties fo:language="es" fo:country="MX" style:text-underline-style="none" fo:font-weight="bold" officeooo:rsid="0028de87" officeooo:paragraph-rsid="002b4f2c" style:font-weight-asian="bold" style:font-weight-complex="bold"/>
    </style:style>
    <style:style style:name="P53" style:family="paragraph" style:parent-style-name="Standard">
      <style:text-properties fo:language="es" fo:country="MX" style:text-underline-style="none" fo:font-weight="bold" officeooo:rsid="0028de87" officeooo:paragraph-rsid="002df75f" style:font-weight-asian="bold" style:font-weight-complex="bold"/>
    </style:style>
    <style:style style:name="P54" style:family="paragraph" style:parent-style-name="Standard">
      <style:text-properties fo:language="es" fo:country="MX" style:text-underline-style="none" fo:font-weight="bold" officeooo:rsid="0028de87" officeooo:paragraph-rsid="0039a725" style:font-weight-asian="bold" style:font-weight-complex="bold"/>
    </style:style>
    <style:style style:name="P55" style:family="paragraph" style:parent-style-name="Standard">
      <style:paragraph-properties fo:orphans="2" fo:widows="2"/>
      <style:text-properties fo:language="es" fo:country="MX" style:text-underline-style="none" fo:font-weight="bold" officeooo:rsid="0028de87" officeooo:paragraph-rsid="003b505e" style:font-weight-asian="bold" style:font-weight-complex="bold"/>
    </style:style>
    <style:style style:name="P56" style:family="paragraph" style:parent-style-name="Standard">
      <style:text-properties fo:language="es" fo:country="MX" style:text-underline-style="none" fo:font-weight="bold" officeooo:rsid="0028de87" officeooo:paragraph-rsid="003b505e" style:font-weight-asian="bold" style:font-weight-complex="bold"/>
    </style:style>
    <style:style style:name="P57" style:family="paragraph" style:parent-style-name="Standard">
      <style:text-properties fo:language="es" fo:country="MX" style:text-underline-style="none" fo:font-weight="bold" officeooo:rsid="0028de87" officeooo:paragraph-rsid="003ba684" style:font-weight-asian="bold" style:font-weight-complex="bold"/>
    </style:style>
    <style:style style:name="P58" style:family="paragraph" style:parent-style-name="Standard">
      <style:paragraph-properties fo:text-align="center" style:justify-single-word="false"/>
      <style:text-properties fo:language="es" fo:country="MX" style:text-underline-style="none" fo:font-weight="bold" officeooo:rsid="002b4f2c" officeooo:paragraph-rsid="002b4f2c" style:font-weight-asian="bold" style:font-weight-complex="bold"/>
    </style:style>
    <style:style style:name="P59" style:family="paragraph" style:parent-style-name="Standard">
      <style:text-properties fo:language="es" fo:country="MX" style:text-underline-style="none" fo:font-weight="bold" officeooo:rsid="002b4f2c" officeooo:paragraph-rsid="002b4f2c" style:font-weight-asian="bold" style:font-weight-complex="bold"/>
    </style:style>
    <style:style style:name="P60" style:family="paragraph" style:parent-style-name="Standard">
      <style:text-properties fo:language="es" fo:country="MX" style:text-underline-style="none" fo:font-weight="bold" officeooo:rsid="002b4f2c" officeooo:paragraph-rsid="002da813" style:font-weight-asian="bold" style:font-weight-complex="bold"/>
    </style:style>
    <style:style style:name="P61" style:family="paragraph" style:parent-style-name="Standard">
      <style:text-properties fo:language="es" fo:country="MX" style:text-underline-style="none" fo:font-weight="bold" officeooo:rsid="002df75f" officeooo:paragraph-rsid="002df75f" style:font-weight-asian="bold" style:font-weight-complex="bold"/>
    </style:style>
    <style:style style:name="P62" style:family="paragraph" style:parent-style-name="Standard">
      <style:paragraph-properties fo:text-align="center" style:justify-single-word="false"/>
      <style:text-properties fo:language="es" fo:country="MX" style:text-underline-style="none" fo:font-weight="bold" officeooo:rsid="00323581" officeooo:paragraph-rsid="00323581" style:font-weight-asian="bold" style:font-weight-complex="bold"/>
    </style:style>
    <style:style style:name="P63" style:family="paragraph" style:parent-style-name="Standard">
      <style:paragraph-properties fo:text-align="center" style:justify-single-word="false"/>
      <style:text-properties fo:language="es" fo:country="MX" style:text-underline-style="none" fo:font-weight="bold" officeooo:rsid="00323581" officeooo:paragraph-rsid="004523bc" style:font-weight-asian="bold" style:font-weight-complex="bold"/>
    </style:style>
    <style:style style:name="P64" style:family="paragraph" style:parent-style-name="Standard">
      <style:paragraph-properties fo:text-align="center" style:justify-single-word="false"/>
      <style:text-properties fo:language="es" fo:country="MX" style:text-underline-style="none" fo:font-weight="bold" officeooo:rsid="00323581" officeooo:paragraph-rsid="00448136" style:font-weight-asian="bold" style:font-weight-complex="bold"/>
    </style:style>
    <style:style style:name="P65" style:family="paragraph" style:parent-style-name="Standard">
      <style:paragraph-properties fo:text-align="center" style:justify-single-word="false"/>
      <style:text-properties fo:language="es" fo:country="MX" style:text-underline-style="none" fo:font-weight="bold" officeooo:rsid="00323581" officeooo:paragraph-rsid="004da43b" style:font-weight-asian="bold" style:font-weight-complex="bold"/>
    </style:style>
    <style:style style:name="P66" style:family="paragraph" style:parent-style-name="Standard">
      <style:paragraph-properties fo:text-align="center" style:justify-single-word="false"/>
      <style:text-properties fo:language="es" fo:country="MX" style:text-underline-style="none" fo:font-weight="bold" officeooo:rsid="00323581" officeooo:paragraph-rsid="00466bcf" style:font-weight-asian="bold" style:font-weight-complex="bold"/>
    </style:style>
    <style:style style:name="P67" style:family="paragraph" style:parent-style-name="Standard">
      <style:paragraph-properties fo:text-align="center" style:justify-single-word="false"/>
      <style:text-properties fo:language="es" fo:country="MX" style:text-underline-style="none" fo:font-weight="bold" officeooo:rsid="00323581" officeooo:paragraph-rsid="004c452b" style:font-weight-asian="bold" style:font-weight-complex="bold"/>
    </style:style>
    <style:style style:name="P68" style:family="paragraph" style:parent-style-name="Standard">
      <style:text-properties fo:language="es" fo:country="MX" style:text-underline-style="none" fo:font-weight="bold" officeooo:rsid="00323581" officeooo:paragraph-rsid="00323581" style:font-weight-asian="bold" style:font-weight-complex="bold"/>
    </style:style>
    <style:style style:name="P69" style:family="paragraph" style:parent-style-name="Standard">
      <style:text-properties fo:language="es" fo:country="MX" style:text-underline-style="none" fo:font-weight="bold" officeooo:rsid="00323581" officeooo:paragraph-rsid="0035deb7" style:font-weight-asian="bold" style:font-weight-complex="bold"/>
    </style:style>
    <style:style style:name="P70" style:family="paragraph" style:parent-style-name="Standard">
      <style:text-properties fo:language="es" fo:country="MX" style:text-underline-style="none" fo:font-weight="bold" officeooo:rsid="00323581" officeooo:paragraph-rsid="0037b954" style:font-weight-asian="bold" style:font-weight-complex="bold"/>
    </style:style>
    <style:style style:name="P71" style:family="paragraph" style:parent-style-name="Standard">
      <style:text-properties fo:language="es" fo:country="MX" style:text-underline-style="none" fo:font-weight="bold" officeooo:rsid="00323581" officeooo:paragraph-rsid="004523bc" style:font-weight-asian="bold" style:font-weight-complex="bold"/>
    </style:style>
    <style:style style:name="P72" style:family="paragraph" style:parent-style-name="Standard">
      <style:text-properties fo:language="es" fo:country="MX" style:text-underline-style="none" fo:font-weight="bold" officeooo:rsid="00323581" officeooo:paragraph-rsid="00448136" style:font-weight-asian="bold" style:font-weight-complex="bold"/>
    </style:style>
    <style:style style:name="P73" style:family="paragraph" style:parent-style-name="Standard">
      <style:text-properties fo:language="es" fo:country="MX" style:text-underline-style="none" fo:font-weight="bold" officeooo:rsid="0035deb7" officeooo:paragraph-rsid="0035deb7" style:font-weight-asian="bold" style:font-weight-complex="bold"/>
    </style:style>
    <style:style style:name="P74" style:family="paragraph" style:parent-style-name="Standard">
      <style:paragraph-properties fo:text-align="center" style:justify-single-word="false"/>
      <style:text-properties fo:language="es" fo:country="MX" style:text-underline-style="none" fo:font-weight="bold" officeooo:rsid="0039a725" officeooo:paragraph-rsid="0039a725" style:font-weight-asian="bold" style:font-weight-complex="bold"/>
    </style:style>
    <style:style style:name="P75" style:family="paragraph" style:parent-style-name="Standard">
      <style:paragraph-properties fo:text-align="center" style:justify-single-word="false"/>
      <style:text-properties fo:language="es" fo:country="MX" style:text-underline-style="none" fo:font-weight="bold" officeooo:rsid="0039a725" officeooo:paragraph-rsid="003a576d" style:font-weight-asian="bold" style:font-weight-complex="bold"/>
    </style:style>
    <style:style style:name="P76" style:family="paragraph" style:parent-style-name="Standard">
      <style:text-properties fo:language="es" fo:country="MX" style:text-underline-style="none" fo:font-weight="bold" officeooo:rsid="0039a725" officeooo:paragraph-rsid="0039a725" style:font-weight-asian="bold" style:font-weight-complex="bold"/>
    </style:style>
    <style:style style:name="P77" style:family="paragraph" style:parent-style-name="Standard">
      <style:text-properties fo:language="es" fo:country="MX" style:text-underline-style="none" fo:font-weight="bold" officeooo:rsid="003b505e" officeooo:paragraph-rsid="003b505e" style:font-weight-asian="bold" style:font-weight-complex="bold"/>
    </style:style>
    <style:style style:name="P78" style:family="paragraph" style:parent-style-name="Standard">
      <style:text-properties fo:language="es" fo:country="MX" style:text-underline-style="none" fo:font-weight="bold" officeooo:rsid="003b505e" officeooo:paragraph-rsid="003ba684" style:font-weight-asian="bold" style:font-weight-complex="bold"/>
    </style:style>
    <style:style style:name="P79" style:family="paragraph" style:parent-style-name="Standard">
      <style:paragraph-properties fo:text-align="center" style:justify-single-word="false"/>
      <style:text-properties fo:language="es" fo:country="MX" style:text-underline-style="none" fo:font-weight="bold" officeooo:rsid="003b505e" officeooo:paragraph-rsid="003b505e" style:font-weight-asian="bold" style:font-weight-complex="bold"/>
    </style:style>
    <style:style style:name="P80" style:family="paragraph" style:parent-style-name="Standard">
      <style:text-properties fo:language="es" fo:country="MX" style:text-underline-style="none" fo:font-weight="bold" officeooo:rsid="003ba684" officeooo:paragraph-rsid="003ba684" style:font-weight-asian="bold" style:font-weight-complex="bold"/>
    </style:style>
    <style:style style:name="P81" style:family="paragraph" style:parent-style-name="Standard">
      <style:paragraph-properties fo:text-align="center" style:justify-single-word="false"/>
      <style:text-properties fo:language="es" fo:country="MX" style:text-underline-style="none" fo:font-weight="bold" officeooo:rsid="004523bc" officeooo:paragraph-rsid="004523bc" style:font-weight-asian="bold" style:font-weight-complex="bold"/>
    </style:style>
    <style:style style:name="P82" style:family="paragraph" style:parent-style-name="Standard">
      <style:paragraph-properties fo:text-align="center" style:justify-single-word="false"/>
      <style:text-properties fo:language="es" fo:country="MX" style:text-underline-style="none" fo:font-weight="bold" officeooo:rsid="004523bc" officeooo:paragraph-rsid="004c452b" style:font-weight-asian="bold" style:font-weight-complex="bold"/>
    </style:style>
    <style:style style:name="P83" style:family="paragraph" style:parent-style-name="Standard">
      <style:paragraph-properties fo:text-align="center" style:justify-single-word="false"/>
      <style:text-properties fo:language="es" fo:country="MX" style:text-underline-style="none" fo:font-weight="bold" officeooo:rsid="004f2197" officeooo:paragraph-rsid="004f2197" style:font-weight-asian="bold" style:font-weight-complex="bold"/>
    </style:style>
    <style:style style:name="P84" style:family="paragraph" style:parent-style-name="Standard">
      <style:paragraph-properties fo:text-align="center" style:justify-single-word="false"/>
      <style:text-properties fo:language="es" fo:country="MX" style:text-underline-style="none" fo:font-weight="bold" officeooo:rsid="00500346" officeooo:paragraph-rsid="00500346" style:font-weight-asian="bold" style:font-weight-complex="bold"/>
    </style:style>
    <style:style style:name="P85" style:family="paragraph" style:parent-style-name="Standard">
      <style:text-properties fo:language="es" fo:country="MX" style:text-underline-style="none" officeooo:paragraph-rsid="002da813"/>
    </style:style>
    <style:style style:name="P86" style:family="paragraph" style:parent-style-name="Table_20_Contents">
      <style:text-properties fo:language="es" fo:country="MX" style:text-underline-style="none" officeooo:rsid="004523bc" officeooo:paragraph-rsid="004523bc"/>
    </style:style>
    <style:style style:name="P87"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88" style:family="paragraph" style:parent-style-name="Table_20_Contents">
      <style:text-properties fo:language="es" fo:country="MX" officeooo:rsid="00227bf6" officeooo:paragraph-rsid="00227bf6"/>
    </style:style>
    <style:style style:name="P89" style:family="paragraph" style:parent-style-name="Table_20_Contents">
      <style:text-properties fo:language="es" fo:country="MX" officeooo:rsid="00227bf6" officeooo:paragraph-rsid="0047a2f7"/>
    </style:style>
    <style:style style:name="P90" style:family="paragraph" style:parent-style-name="Table_20_Contents">
      <style:text-properties fo:language="es" fo:country="MX"/>
    </style:style>
    <style:style style:name="P91" style:family="paragraph" style:parent-style-name="Table_20_Contents">
      <style:text-properties fo:language="es" fo:country="MX" officeooo:rsid="0020a2f1" officeooo:paragraph-rsid="0020a2f1"/>
    </style:style>
    <style:style style:name="P92" style:family="paragraph" style:parent-style-name="Table_20_Contents">
      <style:text-properties fo:language="es" fo:country="MX" officeooo:rsid="0021fd1c" officeooo:paragraph-rsid="0021fd1c"/>
    </style:style>
    <style:style style:name="P93" style:family="paragraph" style:parent-style-name="Table_20_Contents">
      <style:text-properties fo:language="es" fo:country="MX" officeooo:rsid="004523bc" officeooo:paragraph-rsid="004523bc"/>
    </style:style>
    <style:style style:name="P94" style:family="paragraph" style:parent-style-name="Table_20_Contents">
      <style:text-properties fo:language="es" fo:country="MX" officeooo:rsid="00471a86" officeooo:paragraph-rsid="00471a86"/>
    </style:style>
    <style:style style:name="P95" style:family="paragraph" style:parent-style-name="Table_20_Contents">
      <style:text-properties fo:language="es" fo:country="MX" officeooo:rsid="004f2197" officeooo:paragraph-rsid="004f2197"/>
    </style:style>
    <style:style style:name="P96" style:family="paragraph" style:parent-style-name="Standard">
      <style:text-properties officeooo:paragraph-rsid="003ba684"/>
    </style:style>
    <style:style style:name="P97" style:family="paragraph" style:parent-style-name="Standard">
      <style:text-properties officeooo:paragraph-rsid="004523bc"/>
    </style:style>
    <style:style style:name="P98" style:family="paragraph" style:parent-style-name="Standard">
      <style:text-properties officeooo:paragraph-rsid="0051e9ca"/>
    </style:style>
    <style:style style:name="P99" style:family="paragraph" style:parent-style-name="Standard">
      <style:text-properties officeooo:paragraph-rsid="0053bf16"/>
    </style:style>
    <style:style style:name="P100" style:family="paragraph" style:parent-style-name="Standard">
      <style:text-properties fo:color="#000080" loext:opacity="100%" fo:language="es" fo:country="MX"/>
    </style:style>
    <style:style style:name="P101" style:family="paragraph" style:parent-style-name="Standard">
      <style:text-properties fo:color="#000080" loext:opacity="100%" fo:language="es" fo:country="MX" style:text-underline-style="solid" style:text-underline-width="auto" style:text-underline-color="font-color"/>
    </style:style>
    <style:style style:name="P102" style:family="paragraph" style:parent-style-name="Standard">
      <style:text-properties fo:color="#000080" loext:opacity="100%" fo:language="es" fo:country="MX" style:text-underline-style="none"/>
    </style:style>
    <style:style style:name="P103" style:family="paragraph" style:parent-style-name="Standard">
      <style:text-properties fo:color="#000080" loext:opacity="100%" style:text-underline-style="solid" style:text-underline-width="auto" style:text-underline-color="font-color"/>
    </style:style>
    <style:style style:name="P104" style:family="paragraph" style:parent-style-name="Standard">
      <style:text-properties fo:color="#000080" loext:opacity="100%" style:text-underline-style="none"/>
    </style:style>
    <style:style style:name="P105" style:family="paragraph" style:parent-style-name="Standard">
      <style:text-properties style:text-underline-style="solid" style:text-underline-width="auto" style:text-underline-color="font-color"/>
    </style:style>
    <style:style style:name="P106" style:family="paragraph" style:parent-style-name="Standard">
      <style:text-properties style:text-underline-style="none"/>
    </style:style>
    <style:style style:name="P107" style:family="paragraph" style:parent-style-name="Standard">
      <style:text-properties style:text-underline-style="none" fo:font-weight="bold" officeooo:paragraph-rsid="004523bc"/>
    </style:style>
    <style:style style:name="P108" style:family="paragraph" style:parent-style-name="Standard">
      <style:text-properties style:text-underline-style="none" fo:font-weight="bold" officeooo:rsid="004523bc" officeooo:paragraph-rsid="004523bc"/>
    </style:style>
    <style:style style:name="P109" style:family="paragraph" style:parent-style-name="Standard">
      <style:text-properties style:text-underline-style="none" fo:font-weight="bold" officeooo:rsid="004523bc" officeooo:paragraph-rsid="004c452b"/>
    </style:style>
    <style:style style:name="P110" style:family="paragraph" style:parent-style-name="Standard">
      <style:text-properties style:text-underline-style="none" fo:font-weight="bold" officeooo:rsid="00500346" officeooo:paragraph-rsid="00500346"/>
    </style:style>
    <style:style style:name="P111" style:family="paragraph" style:parent-style-name="Standard">
      <style:paragraph-properties fo:text-align="center" style:justify-single-word="false"/>
      <style:text-properties style:text-underline-style="none" fo:font-weight="bold" officeooo:rsid="00500346" officeooo:paragraph-rsid="00500346"/>
    </style:style>
    <style:style style:name="P112" style:family="paragraph" style:parent-style-name="Standard">
      <style:text-properties style:text-underline-style="none" fo:font-weight="bold" officeooo:rsid="00564233" officeooo:paragraph-rsid="00564233"/>
    </style:style>
    <style:style style:name="P113" style:family="paragraph" style:parent-style-name="Standard">
      <style:text-properties style:text-underline-style="none" officeooo:rsid="0053bf16" officeooo:paragraph-rsid="0053bf16"/>
    </style:style>
    <style:style style:name="P114"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15" style:family="paragraph" style:parent-style-name="Standard">
      <style:text-properties officeooo:paragraph-rsid="005a1688"/>
    </style:style>
    <style:style style:name="P116" style:family="paragraph" style:parent-style-name="Table_20_Contents">
      <style:text-properties fo:language="es" fo:country="MX" officeooo:rsid="005d48e2" officeooo:paragraph-rsid="005d48e2"/>
    </style:style>
    <style:style style:name="P117" style:family="paragraph" style:parent-style-name="Table_20_Contents">
      <style:text-properties fo:language="es" fo:country="MX" officeooo:rsid="005f9a65" officeooo:paragraph-rsid="005f9a65"/>
    </style:style>
    <style:style style:name="P118" style:family="paragraph" style:parent-style-name="Standard">
      <style:text-properties fo:color="#000080" loext:opacity="100%" fo:language="es" fo:country="MX"/>
    </style:style>
    <style:style style:name="P119" style:family="paragraph" style:parent-style-name="Standard">
      <style:text-properties fo:color="#000080" loext:opacity="100%" fo:language="es" fo:country="MX" style:text-underline-style="solid" style:text-underline-width="auto" style:text-underline-color="font-color"/>
    </style:style>
    <style:style style:name="P120" style:family="paragraph" style:parent-style-name="Standard">
      <style:text-properties fo:color="#000080" loext:opacity="100%" fo:language="es" fo:country="MX" style:text-underline-style="solid" style:text-underline-width="auto" style:text-underline-color="font-color" officeooo:rsid="005a1688"/>
    </style:style>
    <style:style style:name="P121" style:family="paragraph" style:parent-style-name="Standard">
      <style:text-properties fo:color="#000080" loext:opacity="100%" style:text-underline-style="none" officeooo:rsid="005a1688" officeooo:paragraph-rsid="005a1688"/>
    </style:style>
    <style:style style:name="P122" style:family="paragraph">
      <style:text-properties fo:language="es" fo:country="MX" style:text-underline-style="none"/>
    </style:style>
    <style:style style:name="P123" style:family="paragraph" style:parent-style-name="Standard">
      <style:text-properties fo:language="es" fo:country="MX" style:text-underline-style="none"/>
    </style:style>
    <style:style style:name="P124" style:family="paragraph" style:parent-style-name="Standard">
      <style:text-properties fo:language="es" fo:country="MX" style:text-underline-style="none" fo:font-weight="bold" officeooo:rsid="00448136" officeooo:paragraph-rsid="00448136" style:font-weight-asian="bold" style:font-weight-complex="bold"/>
    </style:style>
    <style:style style:name="P125" style:family="paragraph" style:parent-style-name="Standard">
      <style:text-properties fo:language="es" fo:country="MX" style:text-underline-style="none" fo:font-weight="bold" officeooo:rsid="004523bc" officeooo:paragraph-rsid="004523bc" style:font-weight-asian="bold" style:font-weight-complex="bold"/>
    </style:style>
    <style:style style:name="P126" style:family="paragraph" style:parent-style-name="Standard">
      <style:text-properties fo:language="es" fo:country="MX" style:text-underline-style="none" fo:font-weight="bold" officeooo:rsid="004523bc" officeooo:paragraph-rsid="004c452b" style:font-weight-asian="bold" style:font-weight-complex="bold"/>
    </style:style>
    <style:style style:name="P127" style:family="paragraph" style:parent-style-name="Standard">
      <style:paragraph-properties fo:text-align="center" style:justify-single-word="false"/>
      <style:text-properties fo:language="es" fo:country="MX" style:text-underline-style="none" fo:font-weight="bold" officeooo:rsid="004523bc" officeooo:paragraph-rsid="004c452b" style:font-weight-asian="bold" style:font-weight-complex="bold"/>
    </style:style>
    <style:style style:name="P128" style:family="paragraph" style:parent-style-name="Standard">
      <style:paragraph-properties fo:text-align="center" style:justify-single-word="false"/>
      <style:text-properties fo:language="es" fo:country="MX" style:text-underline-style="none" fo:font-weight="bold" officeooo:rsid="004da43b" officeooo:paragraph-rsid="004da43b" style:font-weight-asian="bold" style:font-weight-complex="bold"/>
    </style:style>
    <style:style style:name="P129" style:family="paragraph" style:parent-style-name="Standard">
      <style:paragraph-properties fo:text-align="center" style:justify-single-word="false"/>
      <style:text-properties fo:language="es" fo:country="MX" style:text-underline-style="none" fo:font-weight="bold" officeooo:rsid="004da43b" officeooo:paragraph-rsid="00466bcf" style:font-weight-asian="bold" style:font-weight-complex="bold"/>
    </style:style>
    <style:style style:name="P130" style:family="paragraph" style:parent-style-name="Standard">
      <style:text-properties fo:language="es" fo:country="MX" style:text-underline-style="none" fo:font-weight="bold" officeooo:rsid="004da43b" officeooo:paragraph-rsid="004da43b" style:font-weight-asian="bold" style:font-weight-complex="bold"/>
    </style:style>
    <style:style style:name="P131" style:family="paragraph" style:parent-style-name="Standard">
      <style:text-properties fo:language="es" fo:country="MX" style:text-underline-style="none" fo:font-weight="bold" officeooo:rsid="0049698e" officeooo:paragraph-rsid="00466bcf" style:font-weight-asian="bold" style:font-weight-complex="bold"/>
    </style:style>
    <style:style style:name="P132" style:family="paragraph" style:parent-style-name="Standard">
      <style:text-properties fo:language="es" fo:country="MX" style:text-underline-style="none" fo:font-weight="bold" officeooo:rsid="0049698e" officeooo:paragraph-rsid="0049698e" style:font-weight-asian="bold" style:font-weight-complex="bold"/>
    </style:style>
    <style:style style:name="P133" style:family="paragraph" style:parent-style-name="Standard">
      <style:text-properties fo:language="es" fo:country="MX" style:text-underline-style="none" fo:font-weight="bold" officeooo:rsid="004f2197" officeooo:paragraph-rsid="004f2197" style:font-weight-asian="bold" style:font-weight-complex="bold"/>
    </style:style>
    <style:style style:name="P134" style:family="paragraph" style:parent-style-name="Standard">
      <style:text-properties fo:language="es" fo:country="MX" style:text-underline-style="none" fo:font-weight="bold" officeooo:rsid="00500346" officeooo:paragraph-rsid="004c452b" style:font-weight-asian="bold" style:font-weight-complex="bold"/>
    </style:style>
    <style:style style:name="P135" style:family="paragraph" style:parent-style-name="Standard">
      <style:text-properties fo:language="es" fo:country="MX" style:text-underline-style="none" fo:font-weight="bold" officeooo:rsid="00500346" officeooo:paragraph-rsid="00500346" style:font-weight-asian="bold" style:font-weight-complex="bold"/>
    </style:style>
    <style:style style:name="P136" style:family="paragraph" style:parent-style-name="Standard">
      <style:text-properties fo:language="es" fo:country="MX" fo:font-weight="bold" officeooo:rsid="004523bc" officeooo:paragraph-rsid="004c452b" style:font-weight-asian="bold" style:font-weight-complex="bold"/>
    </style:style>
    <style:style style:name="P137" style:family="paragraph" style:parent-style-name="Standard">
      <style:text-properties fo:language="es" fo:country="MX" fo:font-weight="bold" officeooo:rsid="004523bc" officeooo:paragraph-rsid="005670cf" style:font-weight-asian="bold" style:font-weight-complex="bold"/>
    </style:style>
    <style:style style:name="P138" style:family="paragraph" style:parent-style-name="Standard">
      <style:text-properties fo:language="es" fo:country="MX" fo:font-weight="bold" style:font-weight-asian="bold" style:font-weight-complex="bold"/>
    </style:style>
    <style:style style:name="P139" style:family="paragraph" style:parent-style-name="Standard">
      <style:text-properties fo:language="es" fo:country="MX" fo:font-weight="bold" officeooo:rsid="005dbf9d" officeooo:paragraph-rsid="005dbf9d" style:font-weight-asian="bold" style:font-weight-complex="bold"/>
    </style:style>
    <style:style style:name="P140" style:family="paragraph" style:parent-style-name="Standard">
      <style:text-properties fo:language="es" fo:country="MX" fo:font-weight="bold" officeooo:rsid="005dbf9d" officeooo:paragraph-rsid="005f9a65" style:font-weight-asian="bold" style:font-weight-complex="bold"/>
    </style:style>
    <style:style style:name="P141" style:family="paragraph" style:parent-style-name="Standard">
      <style:text-properties fo:language="es" fo:country="MX" fo:font-weight="bold" officeooo:rsid="00240b7a" officeooo:paragraph-rsid="005f9a65" style:font-weight-asian="bold" style:font-weight-complex="bold"/>
    </style:style>
    <style:style style:name="P142" style:family="paragraph" style:parent-style-name="Standard">
      <style:paragraph-properties fo:text-align="center" style:justify-single-word="false"/>
      <style:text-properties fo:language="es" fo:country="MX" fo:font-weight="bold" officeooo:rsid="005f9a65" officeooo:paragraph-rsid="005f9a65" style:font-weight-asian="bold" style:font-weight-complex="bold"/>
    </style:style>
    <style:style style:name="P143" style:family="paragraph" style:parent-style-name="Standard">
      <style:paragraph-properties fo:text-align="start" style:justify-single-word="false"/>
      <style:text-properties fo:language="es" fo:country="MX" fo:font-weight="bold" officeooo:rsid="005f9a65" officeooo:paragraph-rsid="005f9a65" style:font-weight-asian="bold" style:font-weight-complex="bold"/>
    </style:style>
    <style:style style:name="P144" style:family="paragraph" style:parent-style-name="Standard">
      <style:text-properties fo:language="es" fo:country="MX" fo:font-weight="bold" officeooo:rsid="005f9a65" officeooo:paragraph-rsid="005f9a65" style:font-weight-asian="bold" style:font-weight-complex="bold"/>
    </style:style>
    <style:style style:name="P145" style:family="paragraph" style:parent-style-name="Standard">
      <style:text-properties style:text-underline-style="none" fo:font-weight="bold" officeooo:rsid="004523bc" officeooo:paragraph-rsid="004523bc"/>
    </style:style>
    <style:style style:name="P146" style:family="paragraph" style:parent-style-name="Standard">
      <style:text-properties style:text-underline-style="none" fo:font-weight="bold" officeooo:rsid="004da43b" officeooo:paragraph-rsid="004da43b" style:font-weight-asian="bold" style:font-weight-complex="bold"/>
    </style:style>
    <style:style style:name="P147" style:family="paragraph" style:parent-style-name="Standard">
      <style:text-properties style:text-underline-style="none" fo:font-weight="bold" officeooo:rsid="004523bc" officeooo:paragraph-rsid="004da43b" style:font-weight-asian="bold" style:font-weight-complex="bold"/>
    </style:style>
    <style:style style:name="P148" style:family="paragraph" style:parent-style-name="Standard">
      <style:text-properties style:text-underline-style="none" fo:font-weight="bold" officeooo:rsid="004523bc" officeooo:paragraph-rsid="00466bcf" style:font-weight-asian="bold" style:font-weight-complex="bold"/>
    </style:style>
    <style:style style:name="P149" style:family="paragraph" style:parent-style-name="Standard">
      <style:text-properties style:text-underline-style="none" fo:font-weight="bold" officeooo:rsid="00466bcf" officeooo:paragraph-rsid="00466bcf" style:font-weight-asian="bold" style:font-weight-complex="bold"/>
    </style:style>
    <style:style style:name="P150" style:family="paragraph" style:parent-style-name="Standard">
      <style:text-properties style:text-underline-style="none"/>
    </style:style>
    <style:style style:name="P151" style:family="paragraph" style:parent-style-name="Standard">
      <style:text-properties fo:color="#212529" loext:opacity="100%" style:text-line-through-style="none" style:text-line-through-type="none" style:text-underline-style="none" fo:font-weight="bold" officeooo:paragraph-rsid="00500346" style:text-blinking="false" fo:background-color="#ffffff" loext:padding-left="0cm" loext:padding-right="0.049cm" loext:padding-top="0cm" loext:padding-bottom="0.049cm" loext:border-left="none" loext:border-right="0.74pt solid #000000" loext:border-top="none" loext:border-bottom="0.74pt solid #000000"/>
    </style:style>
    <style:style style:name="P152" style:family="paragraph" style:parent-style-name="Standard">
      <style:text-properties fo:font-weight="bold" officeooo:rsid="00240b7a" officeooo:paragraph-rsid="005670cf" style:font-weight-asian="bold" style:font-weight-complex="bold"/>
    </style:style>
    <style:style style:name="P153" style:family="paragraph" style:parent-style-name="Standard">
      <style:text-properties fo:font-weight="bold" officeooo:rsid="00240b7a" officeooo:paragraph-rsid="005f9a65" style:font-weight-asian="bold" style:font-weight-complex="bold"/>
    </style:style>
    <style:style style:name="P154" style:family="paragraph" style:parent-style-name="Standard">
      <style:text-properties officeooo:paragraph-rsid="005f9a65"/>
    </style:style>
    <style:style style:name="P155" style:family="paragraph" style:parent-style-name="Standard" style:list-style-name="L1">
      <style:paragraph-properties fo:text-align="center" style:justify-single-word="false"/>
      <style:text-properties officeooo:paragraph-rsid="005f9a65"/>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8pt" officeooo:rsid="00448136" style:font-size-asian="18pt" style:font-size-complex="18pt"/>
    </style:style>
    <style:style style:name="T15" style:family="text">
      <style:text-properties fo:font-size="18pt" officeooo:rsid="004523bc" style:font-size-asian="18pt" style:font-size-complex="18pt"/>
    </style:style>
    <style:style style:name="T16" style:family="text">
      <style:text-properties fo:font-size="18pt" officeooo:rsid="00466bcf" style:font-size-asian="18pt" style:font-size-complex="18pt"/>
    </style:style>
    <style:style style:name="T17" style:family="text">
      <style:text-properties fo:font-size="18pt" officeooo:rsid="0049698e" style:font-size-asian="18pt" style:font-size-complex="18pt"/>
    </style:style>
    <style:style style:name="T18" style:family="text">
      <style:text-properties fo:font-size="18pt" officeooo:rsid="004da43b" style:font-size-asian="18pt" style:font-size-complex="18pt"/>
    </style:style>
    <style:style style:name="T19" style:family="text">
      <style:text-properties fo:font-size="18pt" officeooo:rsid="004f2197" style:font-size-asian="18pt" style:font-size-complex="18pt"/>
    </style:style>
    <style:style style:name="T20" style:family="text">
      <style:text-properties fo:font-size="18pt" officeooo:rsid="00500346" style:font-size-asian="18pt" style:font-size-complex="18pt"/>
    </style:style>
    <style:style style:name="T21" style:family="text">
      <style:text-properties fo:font-size="18pt" officeooo:rsid="005670cf" style:font-size-asian="18pt" style:font-size-complex="18pt"/>
    </style:style>
    <style:style style:name="T22" style:family="text">
      <style:text-properties fo:font-size="18pt" officeooo:rsid="005dbf9d" style:font-size-asian="18pt" style:font-size-complex="18pt"/>
    </style:style>
    <style:style style:name="T23" style:family="text">
      <style:text-properties fo:font-size="18pt" officeooo:rsid="005f9a65" style:font-size-asian="18pt" style:font-size-complex="18pt"/>
    </style:style>
    <style:style style:name="T24" style:family="text">
      <style:text-properties fo:font-size="18pt" fo:language="es" fo:country="MX" officeooo:rsid="005dbf9d" style:font-size-asian="18pt" style:font-size-complex="18pt"/>
    </style:style>
    <style:style style:name="T25" style:family="text">
      <style:text-properties fo:font-variant="normal" fo:text-transform="none" fo:color="#212529" loext:opacity="100%" fo:letter-spacing="normal" officeooo:rsid="002da813"/>
    </style:style>
    <style:style style:name="T26" style:family="text">
      <style:text-properties fo:font-variant="normal" fo:text-transform="none" fo:color="#212529" loext:opacity="100%" style:font-name="Inter" fo:font-size="10pt" fo:letter-spacing="normal" fo:font-style="normal" fo:font-weight="normal"/>
    </style:style>
    <style:style style:name="T27"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28"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29"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30"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1"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5f9a65"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5f9a65" style:text-blinking="false" fo:background-color="#d4edda" loext:char-shading-value="0" loext:padding="0.049cm" loext:border-left="0.06pt solid #000000" loext:border-right="0.06pt solid #000000" loext:border-top="0.51pt solid #000000" loext:border-bottom="0.06pt solid #000000"/>
    </style:style>
    <style:style style:name="T33" style:family="text">
      <style:text-properties officeooo:rsid="0027760f"/>
    </style:style>
    <style:style style:name="T34" style:family="text">
      <style:text-properties officeooo:rsid="0028de87"/>
    </style:style>
    <style:style style:name="T35" style:family="text">
      <style:text-properties officeooo:rsid="002b4f2c"/>
    </style:style>
    <style:style style:name="T36" style:family="text">
      <style:text-properties officeooo:rsid="002da813"/>
    </style:style>
    <style:style style:name="T37" style:family="text">
      <style:text-properties officeooo:rsid="002fa1e7"/>
    </style:style>
    <style:style style:name="T38" style:family="text">
      <style:text-properties officeooo:rsid="00318f86"/>
    </style:style>
    <style:style style:name="T39" style:family="text">
      <style:text-properties officeooo:rsid="0035deb7"/>
    </style:style>
    <style:style style:name="T40" style:family="text">
      <style:text-properties officeooo:rsid="0037b954"/>
    </style:style>
    <style:style style:name="T41" style:family="text">
      <style:text-properties officeooo:rsid="003b505e"/>
    </style:style>
    <style:style style:name="T42" style:family="text">
      <style:text-properties fo:language="es" fo:country="MX"/>
    </style:style>
    <style:style style:name="T43" style:family="text">
      <style:text-properties fo:language="es" fo:country="MX" officeooo:rsid="00240b7a"/>
    </style:style>
    <style:style style:name="T44" style:family="text">
      <style:text-properties fo:language="es" fo:country="MX" style:text-underline-style="none"/>
    </style:style>
    <style:style style:name="T45" style:family="text">
      <style:text-properties fo:language="es" fo:country="MX" style:text-underline-style="none" officeooo:rsid="005a1688"/>
    </style:style>
    <style:style style:name="T46" style:family="text">
      <style:text-properties fo:language="es" fo:country="MX" fo:font-weight="bold" style:font-weight-asian="bold" style:font-weight-complex="bold"/>
    </style:style>
    <style:style style:name="T47" style:family="text">
      <style:text-properties fo:language="es" fo:country="MX" fo:font-weight="bold" officeooo:rsid="00500346" style:font-weight-asian="bold" style:font-weight-complex="bold"/>
    </style:style>
    <style:style style:name="T48" style:family="text">
      <style:text-properties fo:language="es" fo:country="MX" fo:font-weight="bold" officeooo:rsid="0055629b" style:font-weight-asian="bold" style:font-weight-complex="bold"/>
    </style:style>
    <style:style style:name="T49" style:family="text">
      <style:text-properties fo:language="es" fo:country="MX" fo:font-weight="bold" officeooo:rsid="00564233" style:font-weight-asian="bold" style:font-weight-complex="bold"/>
    </style:style>
    <style:style style:name="T50" style:family="text">
      <style:text-properties fo:language="es" fo:country="MX" fo:font-weight="bold" officeooo:rsid="005f9a65" style:font-weight-asian="bold" style:font-weight-complex="bold"/>
    </style:style>
    <style:style style:name="T51" style:family="text">
      <style:text-properties fo:language="es" fo:country="MX" style:font-weight-asian="bold" style:font-weight-complex="bold"/>
    </style:style>
    <style:style style:name="T52" style:family="text">
      <style:text-properties fo:language="es" fo:country="MX" officeooo:rsid="0055629b" style:font-weight-asian="bold" style:font-weight-complex="bold"/>
    </style:style>
    <style:style style:name="T53" style:family="text">
      <style:text-properties fo:language="es" fo:country="MX" officeooo:rsid="00564233" style:font-weight-asian="bold" style:font-weight-complex="bold"/>
    </style:style>
    <style:style style:name="T54" style:family="text">
      <style:text-properties fo:language="es" fo:country="MX" style:text-underline-style="solid" style:text-underline-width="auto" style:text-underline-color="font-color"/>
    </style:style>
    <style:style style:name="T55" style:family="text">
      <style:text-properties fo:language="es" fo:country="MX" style:text-underline-style="solid" style:text-underline-width="auto" style:text-underline-color="font-color" officeooo:rsid="00240b7a"/>
    </style:style>
    <style:style style:name="T56" style:family="text">
      <style:text-properties fo:language="es" fo:country="MX" officeooo:rsid="005a1688"/>
    </style:style>
    <style:style style:name="T57" style:family="text">
      <style:text-properties fo:language="es" fo:country="MX" officeooo:rsid="004523bc"/>
    </style:style>
    <style:style style:name="T58" style:family="text">
      <style:text-properties fo:language="es" fo:country="MX" officeooo:rsid="005dbf9d"/>
    </style:style>
    <style:style style:name="T59" style:family="text">
      <style:text-properties officeooo:rsid="003ba684"/>
    </style:style>
    <style:style style:name="T60" style:family="text">
      <style:text-properties officeooo:rsid="003f6cf5"/>
    </style:style>
    <style:style style:name="T61" style:family="text">
      <style:text-properties officeooo:rsid="00448136"/>
    </style:style>
    <style:style style:name="T62" style:family="text">
      <style:text-properties style:text-underline-style="none"/>
    </style:style>
    <style:style style:name="T63" style:family="text">
      <style:text-properties style:text-underline-style="none" officeooo:rsid="003f6cf5"/>
    </style:style>
    <style:style style:name="T64" style:family="text">
      <style:text-properties style:text-underline-style="none" officeooo:rsid="005a1688"/>
    </style:style>
    <style:style style:name="T65" style:family="text">
      <style:text-properties officeooo:rsid="004523bc"/>
    </style:style>
    <style:style style:name="T66" style:family="text">
      <style:text-properties officeooo:rsid="00466bcf"/>
    </style:style>
    <style:style style:name="T67" style:family="text">
      <style:text-properties officeooo:rsid="0049698e"/>
    </style:style>
    <style:style style:name="T68" style:family="text">
      <style:text-properties officeooo:rsid="004da43b"/>
    </style:style>
    <style:style style:name="T69" style:family="text">
      <style:text-properties officeooo:rsid="004f2197"/>
    </style:style>
    <style:style style:name="T70" style:family="text">
      <style:text-properties officeooo:rsid="00500346"/>
    </style:style>
    <style:style style:name="T71" style:family="text">
      <style:text-properties officeooo:rsid="005670cf"/>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3f6cf5"/>
    </style:style>
    <style:style style:name="T74" style:family="text">
      <style:text-properties style:text-underline-style="solid" style:text-underline-width="auto" style:text-underline-color="font-color" officeooo:rsid="005a1688"/>
    </style:style>
    <style:style style:name="T75" style:family="text">
      <style:text-properties fo:color="#000080" loext:opacity="100%" fo:language="es" fo:country="MX"/>
    </style:style>
    <style:style style:name="T76" style:family="text">
      <style:text-properties fo:color="#000080" loext:opacity="100%" fo:language="es" fo:country="MX" style:text-underline-style="none"/>
    </style:style>
    <style:style style:name="T77" style:family="text">
      <style:text-properties fo:color="#000080" loext:opacity="100%" fo:language="es" fo:country="MX" style:text-underline-style="none" officeooo:rsid="005a1688"/>
    </style:style>
    <style:style style:name="T78" style:family="text">
      <style:text-properties fo:color="#000080" loext:opacity="100%" fo:language="es" fo:country="MX" style:text-underline-style="solid" style:text-underline-width="auto" style:text-underline-color="font-color"/>
    </style:style>
    <style:style style:name="T79" style:family="text">
      <style:text-properties fo:color="#000080" loext:opacity="100%" fo:language="es" fo:country="MX" officeooo:rsid="005a1688"/>
    </style:style>
    <style:style style:name="T80" style:family="text">
      <style:text-properties fo:color="#000080" loext:opacity="100%" style:text-underline-style="none"/>
    </style:style>
    <style:style style:name="T81" style:family="text">
      <style:text-properties fo:color="#000080" loext:opacity="100%" style:text-underline-style="none" officeooo:rsid="005a1688"/>
    </style:style>
    <style:style style:name="T82" style:family="text">
      <style:text-properties fo:color="#000080" loext:opacity="100%" style:text-underline-style="none" officeooo:rsid="003f6cf5"/>
    </style:style>
    <style:style style:name="T83" style:family="text">
      <style:text-properties fo:color="#000080" loext:opacity="100%" style:text-underline-style="none" officeooo:rsid="0053bf16"/>
    </style:style>
    <style:style style:name="T84" style:family="text">
      <style:text-properties fo:color="#000080" loext:opacity="100%" style:text-underline-style="none" officeooo:rsid="005f9a65"/>
    </style:style>
    <style:style style:name="T85" style:family="text">
      <style:text-properties fo:font-size="10pt"/>
    </style:style>
    <style:style style:name="T86" style:family="text">
      <style:text-properties officeooo:rsid="005f9a6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CLASIFICACIÓN </text:span><text:span text:style-name="T6">DE MÓDULOS</text:span><text:span text:style-name="T3"> POR USUARIOS :</text:span></text:p>
      <text:p text:style-name="P28"/>
      <text:p text:style-name="P25"><text:span text:style-name="T4">Generales </text:span><text:span text:style-name="T5">Todos</text:span><text:span text:style-name="T4">: *</text:span></text:p>
      <text:p text:style-name="P26">Ventas <text:s/></text:p>
      <text:p text:style-name="P26">Inventario <text:span text:style-name="T2"><text:s/></text:span></text:p>
      <text:p text:style-name="P26">Contabilidad </text:p>
      <text:p text:style-name="P26">Contactos /<text:span text:style-name="T3">Empleados – por funcionalidad </text:span></text:p>
      <text:p text:style-name="P26">Gastos </text:p>
      <text:p text:style-name="P26">Calendario</text:p>
      <text:p text:style-name="P25">Documentos</text:p>
      <text:p text:style-name="P25">Conversaciones</text:p>
      <text:p text:style-name="P25">Notas </text:p>
      <text:p text:style-name="P25"/>
      <text:p text:style-name="P29">De uso especifico: °</text:p>
      <text:p text:style-name="P25">Fabricación – </text:p>
      <text:p text:style-name="P25">Compra – </text:p>
      <text:p text:style-name="P25">Punto de Venta – </text:p>
      <text:p text:style-name="P25">Servicio de Asistencia – </text:p>
      <text:p text:style-name="P25"><text:span text:style-name="T3">F</text:span>lota<text:span text:style-name="T2">s – </text:span></text:p>
      <text:p text:style-name="P25">Código de barras – </text:p>
      <text:p text:style-name="P25"/>
      <text:p text:style-name="P29">Marketing: °°</text:p>
      <text:p text:style-name="P25">Eventos-</text:p>
      <text:p text:style-name="P25">CRM – </text:p>
      <text:p text:style-name="P25">Sitio web –</text:p>
      <text:p text:style-name="P25">Automatización de <text:span text:style-name="T1">marketing </text:span></text:p>
      <text:p text:style-name="P25">Marketing por correo – </text:p>
      <text:p text:style-name="P25"/>
      <text:p text:style-name="P25"/>
      <text:p text:style-name="P29">Nadie los usa: **</text:p>
      <text:p text:style-name="P25">Proyecto – </text:p>
      <text:p text:style-name="P25">Tiempo Personal – </text:p>
      <text:p text:style-name="P25"/>
      <text:p text:style-name="P25"/>
      <text:p text:style-name="P28">Exclusivos de Administradores:*<text:span text:style-name="T3">**</text:span></text:p>
      <text:p text:style-name="P25">Empleados – </text:p>
      <text:p text:style-name="P25">Aplicaciones - </text:p>
      <text:p text:style-name="P25">Depuración de Datos - </text:p>
      <text:p text:style-name="P25">Ajustes – </text:p>
      <text:p text:style-name="P25">Fabricación – </text:p>
      <text:p text:style-name="P25"/>
      <text:p text:style-name="P25"/>
      <text:p text:style-name="P25"/>
      <text:p text:style-name="P25"/>
      <text:p text:style-name="P25"/>
      <text:p text:style-name="P25"/>
      <text:p text:style-name="P26"/>
      <table:table table:name="Tabla1" table:style-name="Tabla1">
        <table:table-column table:style-name="Tabla1.A" table:number-columns-repeated="3"/>
        <text:soft-page-break/>
        <table:table-row>
          <table:table-cell table:style-name="Tabla1.A1" table:number-columns-spanned="3" office:value-type="string">
            <text:p text:style-name="P87">RELACIÓN GENERAL DE CURSOS POR MODULO Y/O VIDEOS ÚTILES</text:p>
          </table:table-cell>
          <table:covered-table-cell/>
          <table:covered-table-cell/>
        </table:table-row>
        <table:table-row>
          <table:table-cell table:style-name="Tabla1.A2" office:value-type="string">
            <text:p text:style-name="P33">Modulo </text:p>
          </table:table-cell>
          <table:table-cell table:style-name="Tabla1.A2" office:value-type="string">
            <text:p text:style-name="P33">Curso Odoo Involucrado</text:p>
          </table:table-cell>
          <table:table-cell table:style-name="Tabla1.C2" office:value-type="string">
            <text:p text:style-name="P33">Sugerencia de apoyo</text:p>
          </table:table-cell>
        </table:table-row>
        <table:table-row>
          <table:table-cell table:style-name="Tabla1.A2" office:value-type="string">
            <text:p text:style-name="P26">Ventas </text:p>
          </table:table-cell>
          <table:table-cell table:style-name="Tabla1.A2" office:value-type="string">
            <text:p text:style-name="P88">Sales</text:p>
          </table:table-cell>
          <table:table-cell table:style-name="Tabla1.C2" office:value-type="string">
            <text:p text:style-name="P90"/>
          </table:table-cell>
        </table:table-row>
        <table:table-row>
          <table:table-cell table:style-name="Tabla1.A2" office:value-type="string">
            <text:p text:style-name="P26">Inventario <text:span text:style-name="T2"><text:s/></text:span></text:p>
          </table:table-cell>
          <table:table-cell table:style-name="Tabla1.A2" office:value-type="string">
            <text:p text:style-name="P88">*Inventory</text:p>
          </table:table-cell>
          <table:table-cell table:style-name="Tabla1.C2" office:value-type="string">
            <text:p text:style-name="P90"/>
          </table:table-cell>
        </table:table-row>
        <table:table-row>
          <table:table-cell table:style-name="Tabla1.A2" office:value-type="string">
            <text:p text:style-name="P26">Contabilidad </text:p>
          </table:table-cell>
          <table:table-cell table:style-name="Tabla1.A2" office:value-type="string">
            <text:p text:style-name="P88">*Accounting and Invoicing</text:p>
          </table:table-cell>
          <table:table-cell table:style-name="Tabla1.C2" office:value-type="string">
            <text:p text:style-name="P90"/>
          </table:table-cell>
        </table:table-row>
        <table:table-row>
          <table:table-cell table:style-name="Tabla1.A2" office:value-type="string">
            <text:p text:style-name="P26">Contactos /<text:span text:style-name="T3">Empleados</text:span></text:p>
          </table:table-cell>
          <table:table-cell table:style-name="Tabla1.A2" office:value-type="string">
            <text:p text:style-name="P88">Getting Started/ Using odoo</text:p>
          </table:table-cell>
          <table:table-cell table:style-name="Tabla1.C2" office:value-type="string">
            <text:p text:style-name="P90"/>
          </table:table-cell>
        </table:table-row>
        <table:table-row>
          <table:table-cell table:style-name="Tabla1.A2" office:value-type="string">
            <text:p text:style-name="P26">Gastos </text:p>
          </table:table-cell>
          <table:table-cell table:style-name="Tabla1.A2" office:value-type="string">
            <text:p text:style-name="P93">Project &amp; Timesheets / Expenses</text:p>
          </table:table-cell>
          <table:table-cell table:style-name="Tabla1.C2" office:value-type="string">
            <text:p text:style-name="P16"><text:span text:style-name="T43">Muy Breve -- </text:span><text:a xlink:type="simple" xlink:href="https://www.youtube.com/watch?v=1raVJEHLqQA" text:style-name="Internet_20_link" text:visited-style-name="Visited_20_Internet_20_Link"><text:span text:style-name="T42">https://www.youtube.com/watch?v=1raVJEHLqQA</text:span></text:a></text:p>
            <text:p text:style-name="P17"/>
            <text:p text:style-name="P16"><text:span text:style-name="T43">Vauxoo -- </text:span><text:a xlink:type="simple" xlink:href="https://www.youtube.com/watch?v=0IJ_m7xAvMA" text:style-name="Internet_20_link" text:visited-style-name="Visited_20_Internet_20_Link"><text:span text:style-name="T42">https://www.youtube.com/watch?v=0IJ_m7xAvMA</text:span></text:a></text:p>
            <text:p text:style-name="P17"/>
          </table:table-cell>
        </table:table-row>
        <table:table-row>
          <table:table-cell table:style-name="Tabla1.A2" office:value-type="string">
            <text:p text:style-name="P26">Calendario</text:p>
          </table:table-cell>
          <table:table-cell table:style-name="Tabla1.A2" office:value-type="string">
            <text:p text:style-name="P88">Getting Started/ using Odoo</text:p>
          </table:table-cell>
          <table:table-cell table:style-name="Tabla1.C2" office:value-type="string">
            <text:p text:style-name="P90"/>
          </table:table-cell>
        </table:table-row>
        <table:table-row>
          <table:table-cell table:style-name="Tabla1.A2" office:value-type="string">
            <text:p text:style-name="P26">Documentos</text:p>
          </table:table-cell>
          <table:table-cell table:style-name="Tabla1.A2" office:value-type="string">
            <text:p text:style-name="P88">Documents </text:p>
          </table:table-cell>
          <table:table-cell table:style-name="Tabla1.C2" office:value-type="string">
            <text:p text:style-name="P90"/>
          </table:table-cell>
        </table:table-row>
        <table:table-row>
          <table:table-cell table:style-name="Tabla1.A2" office:value-type="string">
            <text:p text:style-name="P26">Conversaciones</text:p>
          </table:table-cell>
          <table:table-cell table:style-name="Tabla1.A2" office:value-type="string">
            <text:p text:style-name="P89">Getting Started/ using Odoo</text:p>
          </table:table-cell>
          <table:table-cell table:style-name="Tabla1.C2" office:value-type="string">
            <text:p text:style-name="P90"/>
          </table:table-cell>
        </table:table-row>
        <table:table-row>
          <table:table-cell table:style-name="Tabla1.A2" office:value-type="string">
            <text:p text:style-name="P26">Notas </text:p>
          </table:table-cell>
          <table:table-cell table:style-name="Tabla1.A2" office:value-type="string">
            <text:p text:style-name="P90"/>
          </table:table-cell>
          <table:table-cell table:style-name="Tabla1.C2" office:value-type="string">
            <text:p text:style-name="P90"/>
          </table:table-cell>
        </table:table-row>
        <table:table-row>
          <table:table-cell table:style-name="Tabla1.A2" office:value-type="string">
            <text:p text:style-name="P26">Compra</text:p>
          </table:table-cell>
          <table:table-cell table:style-name="Tabla1.A2" office:value-type="string">
            <text:p text:style-name="P88">*Purchase</text:p>
          </table:table-cell>
          <table:table-cell table:style-name="Tabla1.C2" office:value-type="string">
            <text:p text:style-name="P90"/>
          </table:table-cell>
        </table:table-row>
        <table:table-row>
          <table:table-cell table:style-name="Tabla1.A2" office:value-type="string">
            <text:p text:style-name="P26">Punto de Venta</text:p>
          </table:table-cell>
          <table:table-cell table:style-name="Tabla1.A2" office:value-type="string">
            <text:p text:style-name="P88">Point of Sale</text:p>
          </table:table-cell>
          <table:table-cell table:style-name="Tabla1.C2" office:value-type="string">
            <text:p text:style-name="P90"/>
          </table:table-cell>
        </table:table-row>
        <table:table-row>
          <table:table-cell table:style-name="Tabla1.A2" office:value-type="string">
            <text:p text:style-name="P26">Servicio de Asistencia </text:p>
          </table:table-cell>
          <table:table-cell table:style-name="Tabla1.A2" office:value-type="string">
            <text:p text:style-name="P94">Helpdesk</text:p>
          </table:table-cell>
          <table:table-cell table:style-name="Tabla1.C2" office:value-type="string">
            <text:p text:style-name="P90"/>
          </table:table-cell>
        </table:table-row>
        <table:table-row>
          <table:table-cell table:style-name="Tabla1.A2" office:value-type="string">
            <text:p text:style-name="P26"><text:span text:style-name="T3">F</text:span>lota</text:p>
          </table:table-cell>
          <table:table-cell table:style-name="Tabla1.A2" office:value-type="string">
            <text:p text:style-name="P94">Human Resources</text:p>
          </table:table-cell>
          <table:table-cell table:style-name="Tabla1.C2" office:value-type="string">
            <text:p text:style-name="P90"/>
          </table:table-cell>
        </table:table-row>
        <table:table-row>
          <table:table-cell table:style-name="Tabla1.A2" office:value-type="string">
            <text:p text:style-name="P26">Código de barras</text:p>
          </table:table-cell>
          <table:table-cell table:style-name="Tabla1.A2" office:value-type="string">
            <text:p text:style-name="P94">Barcode</text:p>
          </table:table-cell>
          <table:table-cell table:style-name="Tabla1.C2" office:value-type="string">
            <text:p text:style-name="P90"/>
          </table:table-cell>
        </table:table-row>
        <table:table-row>
          <table:table-cell table:style-name="Tabla1.A2" office:value-type="string">
            <text:p text:style-name="P91">Fabricación</text:p>
          </table:table-cell>
          <table:table-cell table:style-name="Tabla1.A2" office:value-type="string">
            <text:p text:style-name="P117">MRP</text:p>
          </table:table-cell>
          <table:table-cell table:style-name="Tabla1.C2" office:value-type="string">
            <text:p text:style-name="P90"/>
          </table:table-cell>
        </table:table-row>
        <table:table-row>
          <table:table-cell table:style-name="Tabla1.A2" office:value-type="string">
            <text:p text:style-name="P92">Proyecto</text:p>
          </table:table-cell>
          <table:table-cell table:style-name="Tabla1.A2" office:value-type="string">
            <text:p text:style-name="P88">*Proyect &amp; Timesheets</text:p>
          </table:table-cell>
          <table:table-cell table:style-name="Tabla1.C2" office:value-type="string">
            <text:p text:style-name="P90"/>
          </table:table-cell>
        </table:table-row>
        <table:table-row>
          <table:table-cell table:style-name="Tabla1.A2" office:value-type="string">
            <text:p text:style-name="P92">Tiempo Personal</text:p>
          </table:table-cell>
          <table:table-cell table:style-name="Tabla1.A2" office:value-type="string">
            <text:p text:style-name="P95">Human Resources / Time Off</text:p>
          </table:table-cell>
          <table:table-cell table:style-name="Tabla1.C2" office:value-type="string">
            <text:p text:style-name="P90"/>
          </table:table-cell>
        </table:table-row>
        <table:table-row>
          <table:table-cell table:style-name="Tabla1.A2" office:value-type="string">
            <text:p text:style-name="P92">Eventos</text:p>
          </table:table-cell>
          <table:table-cell table:style-name="Tabla1.A2" office:value-type="string">
            <text:p text:style-name="P88">*Events</text:p>
          </table:table-cell>
          <table:table-cell table:style-name="Tabla1.C2" office:value-type="string">
            <text:p text:style-name="P90"/>
          </table:table-cell>
        </table:table-row>
        <table:table-row>
          <table:table-cell table:style-name="Tabla1.A2" office:value-type="string">
            <text:p text:style-name="P92">CRM</text:p>
          </table:table-cell>
          <table:table-cell table:style-name="Tabla1.A2" office:value-type="string">
            <text:p text:style-name="P88">*CRM</text:p>
          </table:table-cell>
          <table:table-cell table:style-name="Tabla1.C2" office:value-type="string">
            <text:p text:style-name="P90"/>
          </table:table-cell>
        </table:table-row>
        <table:table-row>
          <table:table-cell table:style-name="Tabla1.A2" office:value-type="string">
            <text:p text:style-name="P92">Sitio web</text:p>
          </table:table-cell>
          <table:table-cell table:style-name="Tabla1.A2" office:value-type="string">
            <text:p text:style-name="P88">WebSite</text:p>
          </table:table-cell>
          <table:table-cell table:style-name="Tabla1.C2" office:value-type="string">
            <text:p text:style-name="P90"/>
          </table:table-cell>
        </table:table-row>
        <table:table-row>
          <table:table-cell table:style-name="Tabla1.A2" office:value-type="string">
            <text:p text:style-name="P92">Automatización de marketing</text:p>
          </table:table-cell>
          <table:table-cell table:style-name="Tabla1.A2" office:value-type="string">
            <text:p text:style-name="P116">Marketing</text:p>
          </table:table-cell>
          <table:table-cell table:style-name="Tabla1.C2" office:value-type="string">
            <text:p text:style-name="P90"/>
          </table:table-cell>
        </table:table-row>
        <table:table-row>
          <table:table-cell table:style-name="Tabla1.A2" office:value-type="string">
            <text:p text:style-name="P92">Marketing por correo</text:p>
          </table:table-cell>
          <table:table-cell table:style-name="Tabla1.A2" office:value-type="string">
            <text:p text:style-name="P116">Marketing</text:p>
          </table:table-cell>
          <table:table-cell table:style-name="Tabla1.C2" office:value-type="string">
            <text:p text:style-name="P90"/>
          </table:table-cell>
        </table:table-row>
      </table:table>
      <text:p text:style-name="P27"/>
      <text:p text:style-name="P27"/>
      <text:p text:style-name="P27"/>
      <text:p text:style-name="P27"/>
      <text:p text:style-name="P27"/>
      <text:p text:style-name="P27"/>
      <text:p text:style-name="P27"/>
      <text:p text:style-name="P27"/>
      <text:p text:style-name="P27"/>
      <text:p text:style-name="P30"><text:soft-page-break/>Modulo: <text:span text:style-name="T7">Ventas</text:span> <text:s text:c="94"/>Odoo Tutorials: Sales</text:p>
      <text:p text:style-name="P2"><text:span text:style-name="T42"><text:s text:c="79"/>Link : </text:span><text:a xlink:type="simple" xlink:href="https://www.odoo.com/es_ES/slides/sales-17" text:style-name="Internet_20_link" text:visited-style-name="Visited_20_Internet_20_Link"><text:span text:style-name="T42">https://www.odoo.com/es_ES/slides/sales-17</text:span></text:a><text:span text:style-name="T42"> </text:span></text:p>
      <text:p text:style-name="P30"/>
      <text:p text:style-name="P30">Conceptos básicos de ventas y su primera cotización.</text:p>
      <text:p text:style-name="P23">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54">Agregándolos directamente en la cotización</text:span></text:a><text:span text:style-name="T55">*</text:span></text:p>
      <text:p text:style-name="Standard"><text:a xlink:type="simple" xlink:href="https://www.odoo.com/es_ES/slides/slide/sales-basics-and-your-first-quotation-610?fullscreen=1&amp;quiz=1#" text:style-name="Internet_20_link" text:visited-style-name="Visited_20_Internet_20_Link"><text:span text:style-name="T44">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44">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44">Configurándolo en la configuración de la aplicación de ventas.</text:span></text:a></text:p>
      <text:p text:style-name="P36"/>
      <text:p text:style-name="P23">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44">No</text:span></text:a></text:p>
      <text:p text:style-name="Standard"><text:a xlink:type="simple" xlink:href="https://www.odoo.com/es_ES/slides/slide/sales-basics-and-your-first-quotation-610?fullscreen=1&amp;quiz=1#" text:style-name="Internet_20_link" text:visited-style-name="Visited_20_Internet_20_Link"><text:span text:style-name="T54">Sí</text:span></text:a><text:span text:style-name="T55">*</text:span></text:p>
      <text:p text:style-name="P36"/>
      <text:p text:style-name="Standard"><text:span text:style-name="T42">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42"><text:line-break/></text:span><text:span text:style-name="T44">Sí</text:span></text:a></text:p>
      <text:p text:style-name="Standard"><text:a xlink:type="simple" xlink:href="https://www.odoo.com/es_ES/slides/slide/sales-basics-and-your-first-quotation-610?fullscreen=1&amp;quiz=1#" text:style-name="Internet_20_link" text:visited-style-name="Visited_20_Internet_20_Link"><text:span text:style-name="T44">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54">N</text:span><text:span text:style-name="T55">o*</text:span></text:a></text:p>
      <text:p text:style-name="P23"/>
      <text:p text:style-name="P23">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44">Suma</text:span></text:a></text:p>
      <text:p text:style-name="Standard"><text:a xlink:type="simple" xlink:href="https://www.odoo.com/es_ES/slides/slide/sales-basics-and-your-first-quotation-610?fullscreen=1&amp;quiz=1#" text:style-name="Internet_20_link" text:visited-style-name="Visited_20_Internet_20_Link"><text:span text:style-name="T44">Sustracción</text:span></text:a></text:p>
      <text:p text:style-name="Standard"><text:a xlink:type="simple" xlink:href="https://www.odoo.com/es_ES/slides/slide/sales-basics-and-your-first-quotation-610?fullscreen=1&amp;quiz=1#" text:style-name="Internet_20_link" text:visited-style-name="Visited_20_Internet_20_Link"><text:span text:style-name="T44">Multiplicación</text:span></text:a></text:p>
      <text:p text:style-name="Standard"><text:a xlink:type="simple" xlink:href="https://www.odoo.com/es_ES/slides/slide/sales-basics-and-your-first-quotation-610?fullscreen=1&amp;quiz=1#" text:style-name="Internet_20_link" text:visited-style-name="Visited_20_Internet_20_Link"><text:span text:style-name="T44">División</text:span></text:a></text:p>
      <text:p text:style-name="Standard"><text:a xlink:type="simple" xlink:href="https://www.odoo.com/es_ES/slides/slide/sales-basics-and-your-first-quotation-610?fullscreen=1&amp;quiz=1#" text:style-name="Internet_20_link" text:visited-style-name="Visited_20_Internet_20_Link"><text:span text:style-name="T54">Todos ellos</text:span></text:a><text:span text:style-name="T55">*</text:span></text:p>
      <text:p text:style-name="P37"/>
      <text:p text:style-name="P32">Variantes de productos</text:p>
      <text:p text:style-name="P23">1.¿Es posible establecer un precio diferente para cada variante?</text:p>
      <text:p text:style-name="P101">Sí *</text:p>
      <text:p text:style-name="P100">No</text:p>
      <text:p text:style-name="P23"/>
      <text:p text:style-name="P23">2.¿Cuáles son los diferentes tipos de atributos?</text:p>
      <text:p text:style-name="P100">Radio, Selección, Color</text:p>
      <text:p text:style-name="P100">Cheque, Radio, Selección</text:p>
      <text:p text:style-name="P101">Radio, Seleccionar, Color *</text:p>
      <text:p text:style-name="P100">Comprobar, Color, Booleano</text:p>
      <text:p text:style-name="P100">Booleano, Selección, Color</text:p>
      <text:p text:style-name="P100">Booleano, Radio, Seleccionar</text:p>
      <text:p text:style-name="P23"/>
      <text:p text:style-name="Standard"><text:span text:style-name="T42">3.Si tengo dos atributos, uno con 3 artículos, el otro con 4, ¿cuántas variantes tendrá mi producto?<text:line-break/></text:span><text:span text:style-name="T75">3</text:span></text:p>
      <text:p text:style-name="P100">4</text:p>
      <text:p text:style-name="P100">7</text:p>
      <text:p text:style-name="P101">12*</text:p>
      <text:p text:style-name="P100">15</text:p>
      <text:p text:style-name="P100">17</text:p>
      <text:p text:style-name="P32"><text:soft-page-break/></text:p>
      <text:p text:style-name="P32">Cotización en línea</text:p>
      <text:p text:style-name="Standard"><text:span text:style-name="T42">1.¿La cotización en línea permite aumentar las ventas?</text:span><text:a xlink:type="simple" xlink:href="https://www.odoo.com/es_ES/slides/slide/online-quotation-612?fullscreen=1&amp;quiz=1#" text:style-name="Internet_20_link" text:visited-style-name="Visited_20_Internet_20_Link"><text:span text:style-name="T42"><text:line-break/></text:span><text:span text:style-name="T76">Sí</text:span></text:a></text:p>
      <text:p text:style-name="P103"><text:span text:style-name="T56">No</text:span><text:span text:style-name="T42">*</text:span></text:p>
      <text:p text:style-name="Standard"><text:a xlink:type="simple" xlink:href="https://www.odoo.com/es_ES/slides/slide/online-quotation-612?fullscreen=1&amp;quiz=1#" text:style-name="Internet_20_link" text:visited-style-name="Visited_20_Internet_20_Link"><text:span text:style-name="T76">Solo en el entorno de prueba</text:span></text:a></text:p>
      <text:p text:style-name="Standard"><text:a xlink:type="simple" xlink:href="https://www.odoo.com/es_ES/slides/slide/online-quotation-612?fullscreen=1&amp;quiz=1#" text:style-name="Internet_20_link" text:visited-style-name="Visited_20_Internet_20_Link"><text:span text:style-name="T76">Solo en el entorno de producción.</text:span></text:a></text:p>
      <text:p text:style-name="P23"/>
      <text:p text:style-name="P23">2.¿Puedo realizar ventas cruzadas en mis cotizaciones en línea?</text:p>
      <text:p text:style-name="P105"><text:span text:style-name="T79">Sí</text:span><text:span text:style-name="T75">*</text:span></text:p>
      <text:p text:style-name="Standard"><text:a xlink:type="simple" xlink:href="https://www.odoo.com/es_ES/slides/slide/online-quotation-612?fullscreen=1&amp;quiz=1#" text:style-name="Internet_20_link" text:visited-style-name="Visited_20_Internet_20_Link"><text:span text:style-name="T76">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76">Solo en el entorno de producción.</text:span></text:a></text:p>
      <text:p text:style-name="Standard"><text:a xlink:type="simple" xlink:href="https://www.odoo.com/es_ES/slides/slide/online-quotation-612?fullscreen=1&amp;quiz=1#" text:style-name="Internet_20_link" text:visited-style-name="Visited_20_Internet_20_Link"><text:span text:style-name="T76">No</text:span></text:a></text:p>
      <text:p text:style-name="P102"/>
      <text:p text:style-name="Standard"><text:span text:style-name="T42">3.¿Qué permite la cotización en línea?</text:span><text:a xlink:type="simple" xlink:href="https://www.odoo.com/es_ES/slides/slide/online-quotation-612?fullscreen=1&amp;quiz=1#" text:style-name="Internet_20_link" text:visited-style-name="Visited_20_Internet_20_Link"><text:span text:style-name="T42"><text:line-break/></text:span><text:span text:style-name="T76">Para firmar en línea</text:span></text:a></text:p>
      <text:p text:style-name="Standard"><text:span text:style-name="T76">P</text:span><text:span text:style-name="T77">ara</text:span><text:a xlink:type="simple" xlink:href="https://www.odoo.com/es_ES/slides/slide/online-quotation-612?fullscreen=1&amp;quiz=1#" text:style-name="Internet_20_link" text:visited-style-name="Visited_20_Internet_20_Link"><text:span text:style-name="T76"> pagar en línea</text:span></text:a></text:p>
      <text:p text:style-name="P105"><text:span text:style-name="T79">Ambos</text:span><text:span text:style-name="T75">*</text:span></text:p>
      <text:p text:style-name="Standard"><text:a xlink:type="simple" xlink:href="https://www.odoo.com/es_ES/slides/slide/online-quotation-612?fullscreen=1&amp;quiz=1#" text:style-name="Internet_20_link" text:visited-style-name="Visited_20_Internet_20_Link"><text:span text:style-name="T76">Ninguna de las anteriores</text:span></text:a></text:p>
      <text:p text:style-name="P23"/>
      <text:p text:style-name="P32">Precios de entrega</text:p>
      <text:p text:style-name="P23">1.¿Cuáles son los gastos de envío predeterminados cuando agrego los gastos de envío?</text:p>
      <text:p text:style-name="Standard"><text:span text:style-name="T78">0*</text:span><text:a xlink:type="simple" xlink:href="https://www.odoo.com/es_ES/slides/slide/delivery-prices-613?fullscreen=1&amp;quiz=1#" text:style-name="Internet_20_link" text:visited-style-name="Visited_20_Internet_20_Link"><text:span text:style-name="T42"><text:line-break/></text:span><text:span text:style-name="T44">5</text:span></text:a></text:p>
      <text:p text:style-name="Standard"><text:a xlink:type="simple" xlink:href="https://www.odoo.com/es_ES/slides/slide/delivery-prices-613?fullscreen=1&amp;quiz=1#" text:style-name="Internet_20_link" text:visited-style-name="Visited_20_Internet_20_Link"><text:span text:style-name="T44">60</text:span></text:a></text:p>
      <text:p text:style-name="Standard"><text:a xlink:type="simple" xlink:href="https://www.odoo.com/es_ES/slides/slide/delivery-prices-613?fullscreen=1&amp;quiz=1#" text:style-name="Internet_20_link" text:visited-style-name="Visited_20_Internet_20_Link"><text:span text:style-name="T44">Odoo no crea un método de envío predeterminado, incluidos los gastos de envío</text:span></text:a></text:p>
      <text:p text:style-name="P23"/>
      <text:p text:style-name="Standard"><text:span text:style-name="T42">2.Quiero que mi cliente pague $20 si el peso del pedido supera los 5 kg y $10 si no.¿Qué puedo hacer?</text:span><text:a xlink:type="simple" xlink:href="https://www.odoo.com/es_ES/slides/slide/delivery-prices-613?fullscreen=1&amp;quiz=1#" text:style-name="Internet_20_link" text:visited-style-name="Visited_20_Internet_20_Link"><text:span text:style-name="T42"><text:line-break/></text:span><text:span text:style-name="T54">Puede utilizar un método de envío basado en reglas con dos condiciones.</text:span></text:a><text:span text:style-name="T54">*</text:span></text:p>
      <text:p text:style-name="Standard"><text:a xlink:type="simple" xlink:href="https://www.odoo.com/es_ES/slides/slide/delivery-prices-613?fullscreen=1&amp;quiz=1#" text:style-name="Internet_20_link" text:visited-style-name="Visited_20_Internet_20_Link"><text:span text:style-name="T44">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44">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44">Odoo lo hace automáticamente.</text:span></text:a></text:p>
      <text:p text:style-name="P18"/>
      <text:p text:style-name="P32">Plazos de entrega</text:p>
      <text:p text:style-name="Standard"><text:span text:style-name="T42">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42"><text:line-break/></text:span><text:span text:style-name="T44">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44">Los pedidos de entrega se programarán 2 días antes</text:span></text:a></text:p>
      <text:p text:style-name="P120">Los pedidos de entrega se programarán 2 días después.*</text:p>
      <text:p text:style-name="P23"/>
      <text:p text:style-name="P23">2.Tengo un plazo de entrega del cliente de 15 días. ¿Cuál será la fecha prevista para la entrega si la fecha de confirmación es el 23/01?</text:p>
      <text:p text:style-name="P103"><text:span text:style-name="T56">02/07</text:span><text:span text:style-name="T42">*</text:span></text:p>
      <text:p text:style-name="Standard"><text:a xlink:type="simple" xlink:href="https://www.odoo.com/es_ES/slides/slide/delivery-lead-times-614?fullscreen=1&amp;quiz=1#" text:style-name="Internet_20_link" text:visited-style-name="Visited_20_Internet_20_Link"><text:span text:style-name="T44">02/08</text:span></text:a></text:p>
      <text:p text:style-name="Standard"><text:a xlink:type="simple" xlink:href="https://www.odoo.com/es_ES/slides/slide/delivery-lead-times-614?fullscreen=1&amp;quiz=1#" text:style-name="Internet_20_link" text:visited-style-name="Visited_20_Internet_20_Link"><text:span text:style-name="T44">02/06</text:span></text:a></text:p>
      <text:p text:style-name="Standard"><text:a xlink:type="simple" xlink:href="https://www.odoo.com/es_ES/slides/slide/delivery-lead-times-614?fullscreen=1&amp;quiz=1#" text:style-name="Internet_20_link" text:visited-style-name="Visited_20_Internet_20_Link"><text:span text:style-name="T44">01/08</text:span></text:a></text:p>
      <text:p text:style-name="Standard"><text:a xlink:type="simple" xlink:href="https://www.odoo.com/es_ES/slides/slide/delivery-lead-times-614?fullscreen=1&amp;quiz=1#" text:style-name="Internet_20_link" text:visited-style-name="Visited_20_Internet_20_Link"><text:span text:style-name="T44">01/06</text:span></text:a></text:p>
      <text:p text:style-name="Standard"><text:a xlink:type="simple" xlink:href="https://www.odoo.com/es_ES/slides/slide/delivery-lead-times-614?fullscreen=1&amp;quiz=1#" text:style-name="Internet_20_link" text:visited-style-name="Visited_20_Internet_20_Link"><text:span text:style-name="T44">01/07</text:span></text:a></text:p>
      <text:p text:style-name="P36"><text:soft-page-break/></text:p>
      <text:p text:style-name="P32">Envío directo</text:p>
      <text:p text:style-name="P23">1.¿Necesito instalar la aplicación de compras para usar la función Dropshipping?</text:p>
      <text:p text:style-name="P100">No</text:p>
      <text:p text:style-name="P101">Sí*</text:p>
      <text:p text:style-name="P23"/>
      <text:p text:style-name="P23">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44">Esperando Otra Operación</text:span></text:a></text:p>
      <text:p text:style-name="Standard"><text:a xlink:type="simple" xlink:href="https://www.odoo.com/es_ES/slides/slide/dropshipping-617?fullscreen=1&amp;quiz=1#" text:style-name="Internet_20_link" text:visited-style-name="Visited_20_Internet_20_Link"><text:span text:style-name="T44">Cotización</text:span></text:a></text:p>
      <text:p text:style-name="Standard"><text:a xlink:type="simple" xlink:href="https://www.odoo.com/es_ES/slides/slide/dropshipping-617?fullscreen=1&amp;quiz=1#" text:style-name="Internet_20_link" text:visited-style-name="Visited_20_Internet_20_Link"><text:span text:style-name="T54">Órdenes de venta</text:span></text:a><text:span text:style-name="T44">*</text:span></text:p>
      <text:p text:style-name="Standard"><text:a xlink:type="simple" xlink:href="https://www.odoo.com/es_ES/slides/slide/dropshipping-617?fullscreen=1&amp;quiz=1#" text:style-name="Internet_20_link" text:visited-style-name="Visited_20_Internet_20_Link"><text:span text:style-name="T44">Orden de compra</text:span></text:a></text:p>
      <text:p text:style-name="P22"/>
      <text:p text:style-name="P36">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54">La entrega se moverá automáticamente a "Listo".</text:span></text:a><text:span text:style-name="T44">*</text:span></text:p>
      <text:p text:style-name="Standard"><text:a xlink:type="simple" xlink:href="https://www.odoo.com/es_ES/slides/slide/dropshipping-617?fullscreen=1&amp;quiz=1#" text:style-name="Internet_20_link" text:visited-style-name="Visited_20_Internet_20_Link"><text:span text:style-name="T44">Tendrás que entregar el producto.</text:span></text:a></text:p>
      <text:p text:style-name="Standard"><text:a xlink:type="simple" xlink:href="https://www.odoo.com/es_ES/slides/slide/dropshipping-617?fullscreen=1&amp;quiz=1#" text:style-name="Internet_20_link" text:visited-style-name="Visited_20_Internet_20_Link"><text:span text:style-name="T44">Necesitas actualizar tu stock</text:span></text:a></text:p>
      <text:p text:style-name="P114"/>
      <text:p text:style-name="Standard"><text:span text:style-name="T44">4.¿Dónde puedo activar esta función de Dropshipping?</text:span><text:a xlink:type="simple" xlink:href="https://www.odoo.com/es_ES/slides/slide/dropshipping-617?fullscreen=1&amp;quiz=1#" text:style-name="Internet_20_link" text:visited-style-name="Visited_20_Internet_20_Link"><text:span text:style-name="T54"><text:line-break/></text:span><text:span text:style-name="T45">En los ajustes de la configuración de la aplicación de Ventas.</text:span></text:a></text:p>
      <text:p text:style-name="Standard"><text:a xlink:type="simple" xlink:href="https://www.odoo.com/es_ES/slides/slide/dropshipping-617?fullscreen=1&amp;quiz=1#" text:style-name="Internet_20_link" text:visited-style-name="Visited_20_Internet_20_Link"><text:span text:style-name="T54">En los ajustes de la configuración de la aplicación de Compra</text:span></text:a><text:span text:style-name="T44">*</text:span></text:p>
      <text:p text:style-name="Standard"><text:a xlink:type="simple" xlink:href="https://www.odoo.com/es_ES/slides/slide/dropshipping-617?fullscreen=1&amp;quiz=1#" text:style-name="Internet_20_link" text:visited-style-name="Visited_20_Internet_20_Link"><text:span text:style-name="T44">En la configuración general</text:span></text:a></text:p>
      <text:p text:style-name="Standard"><text:a xlink:type="simple" xlink:href="https://www.odoo.com/es_ES/slides/slide/dropshipping-617?fullscreen=1&amp;quiz=1#" text:style-name="Internet_20_link" text:visited-style-name="Visited_20_Internet_20_Link"><text:span text:style-name="T44">Todo lo anterior</text:span></text:a></text:p>
      <text:p text:style-name="Standard"><text:a xlink:type="simple" xlink:href="https://www.odoo.com/es_ES/slides/slide/dropshipping-617?fullscreen=1&amp;quiz=1#" text:style-name="Internet_20_link" text:visited-style-name="Visited_20_Internet_20_Link"><text:span text:style-name="T44">Ninguno de los anteriores</text:span></text:a></text:p>
      <text:p text:style-name="P19"/>
      <text:p text:style-name="P38">Listas de precios – Múltiples</text:p>
      <text:p text:style-name="P36">1.¿Puedo mostrar los descuentos que doy a mis clientes?</text:p>
      <text:p text:style-name="Standard"><text:span text:style-name="T44">Sí*</text:span><text:a xlink:type="simple" xlink:href="https://www.odoo.com/es_ES/slides/slide/pricelists-multiple-615?fullscreen=1&amp;quiz=1#" text:style-name="Internet_20_link" text:visited-style-name="Visited_20_Internet_20_Link"><text:span text:style-name="T54"><text:line-break/>No</text:span></text:a></text:p>
      <text:p text:style-name="Standard"><text:a xlink:type="simple" xlink:href="https://www.odoo.com/es_ES/slides/slide/pricelists-multiple-615?fullscreen=1&amp;quiz=1#" text:style-name="Internet_20_link" text:visited-style-name="Visited_20_Internet_20_Link"><text:span text:style-name="T44">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44">Solo si usa listas de precios en una categoría de productos</text:span></text:a></text:p>
      <text:p text:style-name="P21"/>
      <text:p text:style-name="P36">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44">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54">Debe agregar un precio para la lista de precios en el formulario del producto y hacer referencia a la lista de precios en un formulario de contacto</text:span></text:a><text:span text:style-name="T44">*</text:span></text:p>
      <text:p text:style-name="Standard"><text:a xlink:type="simple" xlink:href="https://www.odoo.com/es_ES/slides/slide/pricelists-multiple-615?fullscreen=1&amp;quiz=1#" text:style-name="Internet_20_link" text:visited-style-name="Visited_20_Internet_20_Link"><text:span text:style-name="T44">no puedes hacer eso</text:span></text:a></text:p>
      <text:p text:style-name="Standard"><text:a xlink:type="simple" xlink:href="https://www.odoo.com/es_ES/slides/slide/pricelists-multiple-615?fullscreen=1&amp;quiz=1#" text:style-name="Internet_20_link" text:visited-style-name="Visited_20_Internet_20_Link"><text:span text:style-name="T44">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44">Añadiendo un precio por ellos en el formulario de contacto</text:span></text:a></text:p>
      <text:p text:style-name="P19"/>
      <text:p text:style-name="P38">Listas de precios – Calculadas</text:p>
      <text:p text:style-name="Standard"><text:span text:style-name="T44">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54"><text:line-break/>Sí</text:span></text:a><text:span text:style-name="T44">*</text:span></text:p>
      <text:p text:style-name="Standard"><text:a xlink:type="simple" xlink:href="https://www.odoo.com/es_ES/slides/slide/pricelists-computed-616?fullscreen=1&amp;quiz=1#" text:style-name="Internet_20_link" text:visited-style-name="Visited_20_Internet_20_Link"><text:span text:style-name="T44">No</text:span></text:a></text:p>
      <text:p text:style-name="Standard"><text:a xlink:type="simple" xlink:href="https://www.odoo.com/es_ES/slides/slide/pricelists-computed-616?fullscreen=1&amp;quiz=1#" text:style-name="Internet_20_link" text:visited-style-name="Visited_20_Internet_20_Link"><text:span text:style-name="T44">Solo con listas de precios estándar</text:span></text:a></text:p>
      <text:p text:style-name="Standard"><text:a xlink:type="simple" xlink:href="https://www.odoo.com/es_ES/slides/slide/pricelists-computed-616?fullscreen=1&amp;quiz=1#" text:style-name="Internet_20_link" text:visited-style-name="Visited_20_Internet_20_Link"><text:soft-page-break/><text:span text:style-name="T44">Solo cuando se utiliza una lista de precios basada en el peso</text:span></text:a></text:p>
      <text:p text:style-name="P36">2.¿Cómo puedo definir una lista de precios solo para EE. UU.?</text:p>
      <text:p text:style-name="Standard"><text:span text:style-name="T77">Al </text:span><text:a xlink:type="simple" xlink:href="https://www.odoo.com/es_ES/slides/slide/pricelists-computed-616?fullscreen=1&amp;quiz=1#" text:style-name="Internet_20_link" text:visited-style-name="Visited_20_Internet_20_Link"><text:span text:style-name="T76">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54">Al agregar EE. UU. a los grupos de países de la lista de precios.</text:span></text:a><text:span text:style-name="T44">*</text:span></text:p>
      <text:p text:style-name="Standard"><text:a xlink:type="simple" xlink:href="https://www.odoo.com/es_ES/slides/slide/pricelists-computed-616?fullscreen=1&amp;quiz=1#" text:style-name="Internet_20_link" text:visited-style-name="Visited_20_Internet_20_Link"><text:span text:style-name="T44">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44">Agregando US al código promocional de la lista de precios.</text:span></text:a></text:p>
      <text:p text:style-name="P36"/>
      <text:p text:style-name="P36"/>
      <text:p text:style-name="P39">Modulo: <text:span text:style-name="T8">Compra</text:span><text:span text:style-name="T7">s</text:span> <text:s text:c="82"/>Odoo Tutorials: <text:span text:style-name="T33">Purchase</text:span></text:p>
      <text:p text:style-name="P3"><text:span text:style-name="T44"><text:s text:c="72"/>Link : </text:span><text:a xlink:type="simple" xlink:href="https://www.odoo.com/es_ES/slides/purchase-23" text:style-name="Internet_20_link" text:visited-style-name="Visited_20_Internet_20_Link"><text:span text:style-name="T54">https://www.odoo.com/es_ES/slides/purchase-23</text:span></text:a></text:p>
      <text:p text:style-name="P40"/>
      <text:p text:style-name="P40">Conceptos básicos de <text:span text:style-name="T34">compras y su primera solicitud de cotización </text:span></text:p>
      <text:p text:style-name="P36">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44">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54">Debe crear un pedido pendiente en la primera recepción</text:span></text:a><text:span text:style-name="T44">*</text:span></text:p>
      <text:p text:style-name="Standard"><text:a xlink:type="simple" xlink:href="https://www.odoo.com/es_ES/slides/slide/purchase-basics-and-your-first-request-for-quotation-623?fullscreen=1&amp;quiz=1#" text:style-name="Internet_20_link" text:visited-style-name="Visited_20_Internet_20_Link"><text:span text:style-name="T44">Debe hacer clic en el botón "sin pedidos pendientes" después de la recepción de la primera entrega</text:span></text:a></text:p>
      <text:p text:style-name="P36"/>
      <text:p text:style-name="Standard"><text:span text:style-name="T44">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54"><text:line-break/>Sí</text:span></text:a><text:span text:style-name="T44">*</text:span></text:p>
      <text:p text:style-name="Standard"><text:a xlink:type="simple" xlink:href="https://www.odoo.com/es_ES/slides/slide/purchase-basics-and-your-first-request-for-quotation-623?fullscreen=1&amp;quiz=1#" text:style-name="Internet_20_link" text:visited-style-name="Visited_20_Internet_20_Link"><text:span text:style-name="T44">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44">No, porque la solicitud de cotización se archiva automáticamente.</text:span></text:a></text:p>
      <text:p text:style-name="P36"/>
      <text:p text:style-name="Standard"><text:span text:style-name="T44">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54"><text:line-break/></text:span><text:span text:style-name="T45">T</text:span><text:span text:style-name="T44">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44">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44">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54">Siempre que haya recibido algunos (o todos) de los productos.</text:span></text:a><text:span text:style-name="T44">*</text:span></text:p>
      <text:p text:style-name="P36"/>
      <text:p text:style-name="P51">Plazos de entrega de la compra</text:p>
      <text:p text:style-name="Standard"><text:span text:style-name="T44">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54"><text:line-break/></text:span><text:span text:style-name="T45">0</text:span><text:span text:style-name="T44">4/05</text:span></text:a></text:p>
      <text:p text:style-name="Standard"><text:a xlink:type="simple" xlink:href="https://www.odoo.com/es_ES/slides/slide/purchase-lead-times-624?fullscreen=1&amp;quiz=1#" text:style-name="Internet_20_link" text:visited-style-name="Visited_20_Internet_20_Link"><text:span text:style-name="T54">04/25</text:span></text:a><text:span text:style-name="T44">*</text:span></text:p>
      <text:p text:style-name="Standard"><text:a xlink:type="simple" xlink:href="https://www.odoo.com/es_ES/slides/slide/purchase-lead-times-624?fullscreen=1&amp;quiz=1#" text:style-name="Internet_20_link" text:visited-style-name="Visited_20_Internet_20_Link"><text:span text:style-name="T44">04/26</text:span></text:a></text:p>
      <text:p text:style-name="Standard"><text:a xlink:type="simple" xlink:href="https://www.odoo.com/es_ES/slides/slide/purchase-lead-times-624?fullscreen=1&amp;quiz=1#" text:style-name="Internet_20_link" text:visited-style-name="Visited_20_Internet_20_Link"><text:span text:style-name="T44">04/06</text:span></text:a></text:p>
      <text:p text:style-name="P36"/>
      <text:p text:style-name="P36">2.Además del plazo de entrega de la compra, ¿existen otros plazos de entrega?</text:p>
      <text:p text:style-name="P102">No</text:p>
      <text:p text:style-name="P101">Sí*</text:p>
      <text:p text:style-name="P102"/>
      <text:p text:style-name="Standard"><text:span text:style-name="T44">3.¿Dónde veré la fecha programada de una compra por primera vez?</text:span><text:a xlink:type="simple" xlink:href="https://www.odoo.com/es_ES/slides/slide/purchase-lead-times-624?fullscreen=1&amp;quiz=1#" text:style-name="Internet_20_link" text:visited-style-name="Visited_20_Internet_20_Link"><text:span text:style-name="T54"><text:line-break/></text:span><text:span text:style-name="T45">S</text:span><text:span text:style-name="T44">obre la Orden de Compra.</text:span></text:a></text:p>
      <text:p text:style-name="Standard"><text:a xlink:type="simple" xlink:href="https://www.odoo.com/es_ES/slides/slide/purchase-lead-times-624?fullscreen=1&amp;quiz=1#" text:style-name="Internet_20_link" text:visited-style-name="Visited_20_Internet_20_Link"><text:span text:style-name="T44">En el formulario de Entrega.</text:span></text:a></text:p>
      <text:p text:style-name="Standard"><text:a xlink:type="simple" xlink:href="https://www.odoo.com/es_ES/slides/slide/purchase-lead-times-624?fullscreen=1&amp;quiz=1#" text:style-name="Internet_20_link" text:visited-style-name="Visited_20_Internet_20_Link"><text:span text:style-name="T54">Sobre la Solicitud de Cotización.</text:span></text:a><text:span text:style-name="T44">*</text:span></text:p>
      <text:p text:style-name="Standard"><text:a xlink:type="simple" xlink:href="https://www.odoo.com/es_ES/slides/slide/purchase-lead-times-624?fullscreen=1&amp;quiz=1#" text:style-name="Internet_20_link" text:visited-style-name="Visited_20_Internet_20_Link"><text:span text:style-name="T44">En el formulario de proveedor.</text:span></text:a></text:p>
      <text:p text:style-name="P36"><text:soft-page-break/></text:p>
      <text:p text:style-name="P51">Reglas de reordenamiento </text:p>
      <text:p text:style-name="P36">1.He creado una regla de reordenamiento con un stock mínimo de 5 unidades y un máximo de 10 unidades. 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44">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44">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54">Tanto como necesites para que tengas 10 unidades en stock</text:span></text:a><text:span text:style-name="T44">*</text:span></text:p>
      <text:p text:style-name="Standard"><text:a xlink:type="simple" xlink:href="https://www.odoo.com/es_ES/slides/slide/reordering-rules-625?fullscreen=1&amp;quiz=1#" text:style-name="Internet_20_link" text:visited-style-name="Visited_20_Internet_20_Link"><text:span text:style-name="T44">Siempre pedirá 10 unidades.</text:span></text:a></text:p>
      <text:p text:style-name="P36"/>
      <text:p text:style-name="P36">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44">Sí</text:span></text:a></text:p>
      <text:p text:style-name="Standard"><text:a xlink:type="simple" xlink:href="https://www.odoo.com/es_ES/slides/slide/reordering-rules-625?fullscreen=1&amp;quiz=1#" text:style-name="Internet_20_link" text:visited-style-name="Visited_20_Internet_20_Link"><text:span text:style-name="T54">No</text:span></text:a><text:span text:style-name="T44">*</text:span></text:p>
      <text:p text:style-name="P36"/>
      <text:p text:style-name="P36">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44">Sí</text:span></text:a></text:p>
      <text:p text:style-name="Standard"><text:a xlink:type="simple" xlink:href="https://www.odoo.com/es_ES/slides/slide/reordering-rules-625?fullscreen=1&amp;quiz=1#" text:style-name="Internet_20_link" text:visited-style-name="Visited_20_Internet_20_Link"><text:span text:style-name="T54">No</text:span></text:a><text:span text:style-name="T44">*</text:span></text:p>
      <text:p text:style-name="Standard"><text:a xlink:type="simple" xlink:href="https://www.odoo.com/es_ES/slides/slide/reordering-rules-625?fullscreen=1&amp;quiz=1#" text:style-name="Internet_20_link" text:visited-style-name="Visited_20_Internet_20_Link"><text:span text:style-name="T44">Solo si están relacionados con un Punto de Venta</text:span></text:a></text:p>
      <text:p text:style-name="P36"/>
      <text:p text:style-name="P51">Llamar a la licitación</text:p>
      <text:p text:style-name="P36">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54">Sí</text:span></text:a><text:span text:style-name="T44">*</text:span></text:p>
      <text:p text:style-name="Standard"><text:a xlink:type="simple" xlink:href="https://www.odoo.com/es_ES/slides/slide/call-for-tenders-626?fullscreen=1&amp;quiz=1#" text:style-name="Internet_20_link" text:visited-style-name="Visited_20_Internet_20_Link"><text:span text:style-name="T44">No</text:span></text:a></text:p>
      <text:p text:style-name="P36"/>
      <text:p text:style-name="P36">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44">Espera</text:span></text:a></text:p>
      <text:p text:style-name="Standard"><text:a xlink:type="simple" xlink:href="https://www.odoo.com/es_ES/slides/slide/call-for-tenders-626?fullscreen=1&amp;quiz=1#" text:style-name="Internet_20_link" text:visited-style-name="Visited_20_Internet_20_Link"><text:span text:style-name="T54">Cancelado</text:span></text:a><text:span text:style-name="T44">*</text:span></text:p>
      <text:p text:style-name="Standard"><text:a xlink:type="simple" xlink:href="https://www.odoo.com/es_ES/slides/slide/call-for-tenders-626?fullscreen=1&amp;quiz=1#" text:style-name="Internet_20_link" text:visited-style-name="Visited_20_Internet_20_Link"><text:span text:style-name="T44">Orden de compra</text:span></text:a></text:p>
      <text:p text:style-name="P15"><text:a xlink:type="simple" xlink:href="https://www.odoo.com/es_ES/slides/slide/call-for-tenders-626?fullscreen=1&amp;quiz=1#" text:style-name="Internet_20_link" text:visited-style-name="Visited_20_Internet_20_Link"><text:span text:style-name="T44">Archivado</text:span></text:a></text:p>
      <text:p text:style-name="P15"><text:a xlink:type="simple" xlink:href="https://www.odoo.com/es_ES/slides/slide/call-for-tenders-626?fullscreen=1&amp;quiz=1#" text:style-name="Internet_20_link" text:visited-style-name="Visited_20_Internet_20_Link"><text:span text:style-name="T44">Rechazado</text:span></text:a></text:p>
      <text:p text:style-name="P36"/>
      <text:p text:style-name="P36">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54">No</text:span></text:a><text:span text:style-name="T44">*</text:span></text:p>
      <text:p text:style-name="Standard"><text:a xlink:type="simple" xlink:href="https://www.odoo.com/es_ES/slides/slide/call-for-tenders-626?fullscreen=1&amp;quiz=1#" text:style-name="Internet_20_link" text:visited-style-name="Visited_20_Internet_20_Link"><text:span text:style-name="T44">Sí</text:span></text:a></text:p>
      <text:p text:style-name="P36"/>
      <text:p text:style-name="P36">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44">Borrador</text:span></text:a></text:p>
      <text:p text:style-name="Standard"><text:a xlink:type="simple" xlink:href="https://www.odoo.com/es_ES/slides/slide/call-for-tenders-626?fullscreen=1&amp;quiz=1#" text:style-name="Internet_20_link" text:visited-style-name="Visited_20_Internet_20_Link"><text:span text:style-name="T44">Espera</text:span></text:a></text:p>
      <text:p text:style-name="Standard"><text:a xlink:type="simple" xlink:href="https://www.odoo.com/es_ES/slides/slide/call-for-tenders-626?fullscreen=1&amp;quiz=1#" text:style-name="Internet_20_link" text:visited-style-name="Visited_20_Internet_20_Link"><text:span text:style-name="T54">Selección de oferta</text:span></text:a><text:span text:style-name="T44">*</text:span></text:p>
      <text:p text:style-name="Standard"><text:a xlink:type="simple" xlink:href="https://www.odoo.com/es_ES/slides/slide/call-for-tenders-626?fullscreen=1&amp;quiz=1#" text:style-name="Internet_20_link" text:visited-style-name="Visited_20_Internet_20_Link"><text:span text:style-name="T44">Listo</text:span></text:a></text:p>
      <text:p text:style-name="Standard"><text:a xlink:type="simple" xlink:href="https://www.odoo.com/es_ES/slides/slide/call-for-tenders-626?fullscreen=1&amp;quiz=1#" text:style-name="Internet_20_link" text:visited-style-name="Visited_20_Internet_20_Link"><text:span text:style-name="T44">Hecho</text:span></text:a></text:p>
      <text:p text:style-name="Standard"><text:a xlink:type="simple" xlink:href="https://www.odoo.com/es_ES/slides/slide/call-for-tenders-626?fullscreen=1&amp;quiz=1#" text:style-name="Internet_20_link" text:visited-style-name="Visited_20_Internet_20_Link"><text:span text:style-name="T44">Cerrado</text:span></text:a></text:p>
      <text:p text:style-name="P51"/>
      <text:p text:style-name="P51">Órdenes generales</text:p>
      <text:p text:style-name="P36">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44">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oft-page-break/><text:span text:style-name="T44">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54">Seleccione varias RFQ (no exclusivas); Usar líneas de acuerdos; Establecer cantidades manualmente.</text:span></text:a><text:span text:style-name="T44">*</text:span></text:p>
      <text:p text:style-name="P36"/>
      <text:p text:style-name="P36">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44">No</text:span></text:a></text:p>
      <text:p text:style-name="Standard"><text:a xlink:type="simple" xlink:href="https://www.odoo.com/es_ES/slides/slide/blanket-orders-627?fullscreen=1&amp;quiz=1#" text:style-name="Internet_20_link" text:visited-style-name="Visited_20_Internet_20_Link"><text:span text:style-name="T44">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54">Sí, independientemente de la configuración que se utilice.</text:span></text:a><text:span text:style-name="T44">*</text:span></text:p>
      <text:p text:style-name="P36"/>
      <text:p text:style-name="P36">3.¿Cuándo debo usar los pedidos abiertos?</text:p>
      <text:p text:style-name="Standard"><text:a xlink:type="simple" xlink:href="https://www.odoo.com/es_ES/slides/slide/blanket-orders-627?fullscreen=1&amp;quiz=1#" text:style-name="Internet_20_link" text:visited-style-name="Visited_20_Internet_20_Link"><text:span text:style-name="T54">Al realizar compras repetitivas a un mismo proveedor en un periodo de tiempo determinado</text:span></text:a><text:span text:style-name="T44">*</text:span></text:p>
      <text:p text:style-name="Standard"><text:a xlink:type="simple" xlink:href="https://www.odoo.com/es_ES/slides/slide/blanket-orders-627?fullscreen=1&amp;quiz=1#" text:style-name="Internet_20_link" text:visited-style-name="Visited_20_Internet_20_Link"><text:span text:style-name="T44">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44">Al pedir muchos productos diferentes en varias entregas al mismo proveedor dentro de un período de tiempo determinado.</text:span></text:a></text:p>
      <text:p text:style-name="P51"/>
      <text:p text:style-name="P51">Coincidencia de 3 vías</text:p>
      <text:p text:style-name="P36">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44">No</text:span></text:a></text:p>
      <text:p text:style-name="Standard"><text:a xlink:type="simple" xlink:href="https://www.odoo.com/es_ES/slides/slide/3-way-matching-628?fullscreen=1&amp;quiz=1#" text:style-name="Internet_20_link" text:visited-style-name="Visited_20_Internet_20_Link"><text:span text:style-name="T44">Sí</text:span></text:a></text:p>
      <text:p text:style-name="Standard"><text:a xlink:type="simple" xlink:href="https://www.odoo.com/es_ES/slides/slide/3-way-matching-628?fullscreen=1&amp;quiz=1#" text:style-name="Internet_20_link" text:visited-style-name="Visited_20_Internet_20_Link"><text:span text:style-name="T44">Pendiente</text:span></text:a></text:p>
      <text:p text:style-name="Standard"><text:a xlink:type="simple" xlink:href="https://www.odoo.com/es_ES/slides/slide/3-way-matching-628?fullscreen=1&amp;quiz=1#" text:style-name="Internet_20_link" text:visited-style-name="Visited_20_Internet_20_Link"><text:span text:style-name="T54">Excepción</text:span></text:a><text:span text:style-name="T44">*</text:span></text:p>
      <text:p text:style-name="P36"/>
      <text:p text:style-name="P36">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44">No</text:span></text:a></text:p>
      <text:p text:style-name="Standard"><text:a xlink:type="simple" xlink:href="https://www.odoo.com/es_ES/slides/slide/3-way-matching-628?fullscreen=1&amp;quiz=1#" text:style-name="Internet_20_link" text:visited-style-name="Visited_20_Internet_20_Link"><text:span text:style-name="T54">Sí</text:span></text:a><text:span text:style-name="T44">*</text:span></text:p>
      <text:p text:style-name="P36"/>
      <text:p text:style-name="P36">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54">Sí</text:span></text:a><text:span text:style-name="T44">*</text:span></text:p>
      <text:p text:style-name="Standard"><text:a xlink:type="simple" xlink:href="https://www.odoo.com/es_ES/slides/slide/3-way-matching-628?fullscreen=1&amp;quiz=1#" text:style-name="Internet_20_link" text:visited-style-name="Visited_20_Internet_20_Link"><text:span text:style-name="T44">No</text:span></text:a></text:p>
      <text:p text:style-name="Standard"><text:a xlink:type="simple" xlink:href="https://www.odoo.com/es_ES/slides/slide/3-way-matching-628?fullscreen=1&amp;quiz=1#" text:style-name="Internet_20_link" text:visited-style-name="Visited_20_Internet_20_Link"><text:span text:style-name="T44">Pendiente</text:span></text:a></text:p>
      <text:p text:style-name="Standard"><text:a xlink:type="simple" xlink:href="https://www.odoo.com/es_ES/slides/slide/3-way-matching-628?fullscreen=1&amp;quiz=1#" text:style-name="Internet_20_link" text:visited-style-name="Visited_20_Internet_20_Link"><text:span text:style-name="T44">Excepción</text:span></text:a></text:p>
      <text:p text:style-name="P36"/>
      <text:p text:style-name="P36"/>
      <text:p text:style-name="P41">Modulo: <text:span text:style-name="T9">Inventario</text:span> <text:s text:c="77"/>Odoo Tutorials: <text:span text:style-name="T35">Inventory</text:span></text:p>
      <text:p text:style-name="P4"><text:span text:style-name="T44"><text:s text:c="71"/>Link : </text:span><text:a xlink:type="simple" xlink:href="https://www.odoo.com/es_ES/slides/inventory-24" text:style-name="Internet_20_link" text:visited-style-name="Visited_20_Internet_20_Link"><text:span text:style-name="T54">https://www.odoo.com/es_ES/slides/inventory-24</text:span></text:a></text:p>
      <text:p text:style-name="P41"/>
      <text:p text:style-name="P58">AJUSTES DE INVENTARIO</text:p>
      <text:p text:style-name="P59">Conceptos básicos de inventario y sus primeras operaciones de almacén</text:p>
      <text:p text:style-name="P36">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54">Al crear un pedido pendiente al validar un pedido de entrega</text:span></text:a><text:span text:style-name="T44">*</text:span></text:p>
      <text:p text:style-name="Standard"><text:a xlink:type="simple" xlink:href="https://www.odoo.com/es_ES/slides/slide/inventory-basics-your-first-warehouse-operations-656?fullscreen=1&amp;quiz=1#" text:style-name="Internet_20_link" text:visited-style-name="Visited_20_Internet_20_Link"><text:span text:style-name="T44">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oft-page-break/><text:span text:style-name="T44">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44">Al crear un pedido dividido al validar un pedido de entrega</text:span></text:a></text:p>
      <text:p text:style-name="P36">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44">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44">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44">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54">Ninguna de las anteriores.</text:span></text:a><text:span text:style-name="T44">*</text:span></text:p>
      <text:p text:style-name="P36"/>
      <text:p text:style-name="P59">Técnicas de ajuste de inventario</text:p>
      <text:p text:style-name="P36">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44">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44">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54">Ubicaciones virtuales/Ajustes de inventario</text:span></text:a><text:span text:style-name="T44">*</text:span></text:p>
      <text:p text:style-name="Standard"><text:a xlink:type="simple" xlink:href="https://www.odoo.com/es_ES/slides/slide/inventory-adjustment-techniques-657?fullscreen=1&amp;quiz=1#" text:style-name="Internet_20_link" text:visited-style-name="Visited_20_Internet_20_Link"><text:span text:style-name="T44">Ubicaciones virtuales/WH/Stock</text:span></text:a></text:p>
      <text:p text:style-name="P36"/>
      <text:p text:style-name="P36">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44">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44">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44">WH/Stock --&gt; WH/Stock</text:span></text:a></text:p>
      <text:p text:style-name="Standard"><text:a xlink:type="simple" xlink:href="https://www.odoo.com/es_ES/slides/slide/inventory-adjustment-techniques-657?fullscreen=1&amp;quiz=1#" text:style-name="Internet_20_link" text:visited-style-name="Visited_20_Internet_20_Link"><text:span text:style-name="T54">Ubicación virtual/Ajuste de inventario --&gt; WH/Stock</text:span></text:a><text:span text:style-name="T44">*</text:span></text:p>
      <text:p text:style-name="P36"/>
      <text:p text:style-name="P59">Unidades de medida</text:p>
      <text:p text:style-name="P36">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54">Durante la recepción</text:span></text:a><text:span text:style-name="T44">*</text:span></text:p>
      <text:p text:style-name="Standard"><text:a xlink:type="simple" xlink:href="https://www.odoo.com/es_ES/slides/slide/units-of-measure-660?fullscreen=1&amp;quiz=1#" text:style-name="Internet_20_link" text:visited-style-name="Visited_20_Internet_20_Link"><text:span text:style-name="T44">durante la compra</text:span></text:a></text:p>
      <text:p text:style-name="Standard"><text:a xlink:type="simple" xlink:href="https://www.odoo.com/es_ES/slides/slide/units-of-measure-660?fullscreen=1&amp;quiz=1#" text:style-name="Internet_20_link" text:visited-style-name="Visited_20_Internet_20_Link"><text:span text:style-name="T44">durante la venta</text:span></text:a></text:p>
      <text:p text:style-name="Standard"><text:a xlink:type="simple" xlink:href="https://www.odoo.com/es_ES/slides/slide/units-of-measure-660?fullscreen=1&amp;quiz=1#" text:style-name="Internet_20_link" text:visited-style-name="Visited_20_Internet_20_Link"><text:span text:style-name="T44">durante la entrega</text:span></text:a></text:p>
      <text:p text:style-name="P20"/>
      <text:p text:style-name="P36">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44">0.4</text:span></text:a></text:p>
      <text:p text:style-name="Standard"><text:a xlink:type="simple" xlink:href="https://www.odoo.com/es_ES/slides/slide/units-of-measure-660?fullscreen=1&amp;quiz=1#" text:style-name="Internet_20_link" text:visited-style-name="Visited_20_Internet_20_Link"><text:span text:style-name="T44">25</text:span></text:a></text:p>
      <text:p text:style-name="Standard"><text:a xlink:type="simple" xlink:href="https://www.odoo.com/es_ES/slides/slide/units-of-measure-660?fullscreen=1&amp;quiz=1#" text:style-name="Internet_20_link" text:visited-style-name="Visited_20_Internet_20_Link"><text:span text:style-name="T54">2.5</text:span></text:a><text:span text:style-name="T44">*</text:span></text:p>
      <text:p text:style-name="Standard"><text:a xlink:type="simple" xlink:href="https://www.odoo.com/es_ES/slides/slide/units-of-measure-660?fullscreen=1&amp;quiz=1#" text:style-name="Internet_20_link" text:visited-style-name="Visited_20_Internet_20_Link"><text:span text:style-name="T44">50</text:span></text:a></text:p>
      <text:p text:style-name="P59"/>
      <text:p text:style-name="P59">Integrar costos de descarga </text:p>
      <text:p text:style-name="P36">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pan text:style-name="T44">40€</text:span></text:a></text:p>
      <text:p text:style-name="Standard"><text:a xlink:type="simple" xlink:href="https://www.odoo.com/es_ES/slides/slide/integrate-landed-costs-662?fullscreen=1&amp;quiz=1#" text:style-name="Internet_20_link" text:visited-style-name="Visited_20_Internet_20_Link"><text:span text:style-name="T44">50€</text:span></text:a></text:p>
      <text:p text:style-name="Standard"><text:a xlink:type="simple" xlink:href="https://www.odoo.com/es_ES/slides/slide/integrate-landed-costs-662?fullscreen=1&amp;quiz=1#" text:style-name="Internet_20_link" text:visited-style-name="Visited_20_Internet_20_Link"><text:span text:style-name="T44">30€</text:span></text:a></text:p>
      <text:p text:style-name="Standard"><text:a xlink:type="simple" xlink:href="https://www.odoo.com/es_ES/slides/slide/integrate-landed-costs-662?fullscreen=1&amp;quiz=1#" text:style-name="Internet_20_link" text:visited-style-name="Visited_20_Internet_20_Link"><text:span text:style-name="T54">20€</text:span></text:a><text:span text:style-name="T44">*</text:span></text:p>
      <text:p text:style-name="P36"/>
      <text:p text:style-name="P36">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54">Un servicio</text:span></text:a><text:span text:style-name="T44">*</text:span></text:p>
      <text:p text:style-name="Standard"><text:a xlink:type="simple" xlink:href="https://www.odoo.com/es_ES/slides/slide/integrate-landed-costs-662?fullscreen=1&amp;quiz=1#" text:style-name="Internet_20_link" text:visited-style-name="Visited_20_Internet_20_Link"><text:span text:style-name="T44">un consumible</text:span></text:a></text:p>
      <text:p text:style-name="Standard"><text:a xlink:type="simple" xlink:href="https://www.odoo.com/es_ES/slides/slide/integrate-landed-costs-662?fullscreen=1&amp;quiz=1#" text:style-name="Internet_20_link" text:visited-style-name="Visited_20_Internet_20_Link"><text:span text:style-name="T44">Un producto almacenable</text:span></text:a></text:p>
      <text:p text:style-name="P36"><text:soft-page-break/></text:p>
      <text:p text:style-name="P36"/>
      <text:p text:style-name="P58">SEGUIMIENTO DE SUS PRODUCTOS</text:p>
      <text:p text:style-name="P59">Uso de rutas</text:p>
      <text:p text:style-name="P36">1.Mi almacén se llama "<text:span text:style-name="T36">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44">Entrega en 1 paso: YourCompany</text:span></text:a></text:p>
      <text:p text:style-name="Standard"><text:a xlink:type="simple" xlink:href="https://www.odoo.com/es_ES/slides/slide/using-routes-1018?fullscreen=1&amp;quiz=1#" text:style-name="Internet_20_link" text:visited-style-name="Visited_20_Internet_20_Link"><text:span text:style-name="T54">YourCompany: Entrega en 1 paso (envío)</text:span></text:a><text:span text:style-name="T44">*</text:span></text:p>
      <text:p text:style-name="Standard"><text:a xlink:type="simple" xlink:href="https://www.odoo.com/es_ES/slides/slide/using-routes-1018?fullscreen=1&amp;quiz=1#" text:style-name="Internet_20_link" text:visited-style-name="Visited_20_Internet_20_Link"><text:span text:style-name="T44">YourCompany: Entrega en 1 paso</text:span></text:a></text:p>
      <text:p text:style-name="Standard"><text:a xlink:type="simple" xlink:href="https://www.odoo.com/es_ES/slides/slide/using-routes-1018?fullscreen=1&amp;quiz=1#" text:style-name="Internet_20_link" text:visited-style-name="Visited_20_Internet_20_Link"><text:span text:style-name="T44">Entrega en 1 paso (envío): YourCompany</text:span></text:a></text:p>
      <text:p text:style-name="P36"/>
      <text:p text:style-name="P36">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44">No nunca</text:span></text:a></text:p>
      <text:p text:style-name="Standard"><text:a xlink:type="simple" xlink:href="https://www.odoo.com/es_ES/slides/slide/using-routes-1018?fullscreen=1&amp;quiz=1#" text:style-name="Internet_20_link" text:visited-style-name="Visited_20_Internet_20_Link"><text:span text:style-name="T54">Solo si agrego esta ruta a la categoría de producto "todos"</text:span></text:a><text:span text:style-name="T44">*</text:span></text:p>
      <text:p text:style-name="Standard"><text:a xlink:type="simple" xlink:href="https://www.odoo.com/es_ES/slides/slide/using-routes-1018?fullscreen=1&amp;quiz=1#" text:style-name="Internet_20_link" text:visited-style-name="Visited_20_Internet_20_Link"><text:span text:style-name="T44">Sí, la categoría del producto siempre tiene prioridad incluso si no está configurada en una categoría específica</text:span></text:a></text:p>
      <text:p text:style-name="P59"/>
      <text:p text:style-name="P60">Reglas de empujar y tirar</text:p>
      <text:p text:style-name="P85"><text:span text:style-name="T25">1</text:span><text:span text:style-name="T26">.</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54">Activar otra regla</text:span></text:a><text:span text:style-name="T44">*</text:span></text:p>
      <text:p text:style-name="Standard"><text:a xlink:type="simple" xlink:href="https://www.odoo.com/es_ES/slides/slide/push-pull-rules-1024?fullscreen=1&amp;quiz=1#" text:style-name="Internet_20_link" text:visited-style-name="Visited_20_Internet_20_Link"><text:span text:style-name="T44">Tomar de la ubicación del cliente</text:span></text:a></text:p>
      <text:p text:style-name="Standard"><text:a xlink:type="simple" xlink:href="https://www.odoo.com/es_ES/slides/slide/push-pull-rules-1024?fullscreen=1&amp;quiz=1#" text:style-name="Internet_20_link" text:visited-style-name="Visited_20_Internet_20_Link"><text:span text:style-name="T44">Tomar de ubicación virtual</text:span></text:a></text:p>
      <text:p text:style-name="Standard"><text:a xlink:type="simple" xlink:href="https://www.odoo.com/es_ES/slides/slide/push-pull-rules-1024?fullscreen=1&amp;quiz=1#" text:style-name="Internet_20_link" text:visited-style-name="Visited_20_Internet_20_Link"><text:span text:style-name="T44">Activar la regla anterior</text:span></text:a></text:p>
      <text:p text:style-name="Standard"><text:a xlink:type="simple" xlink:href="https://www.odoo.com/es_ES/slides/slide/push-pull-rules-1024?fullscreen=1&amp;quiz=1#" text:style-name="Internet_20_link" text:visited-style-name="Visited_20_Internet_20_Link"><text:span text:style-name="T44">Sin suministro</text:span></text:a></text:p>
      <text:p text:style-name="P36"/>
      <text:p text:style-name="P36">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54">Jalar</text:span></text:a><text:span text:style-name="T44">*</text:span></text:p>
      <text:p text:style-name="Standard"><text:a xlink:type="simple" xlink:href="https://www.odoo.com/es_ES/slides/slide/push-pull-rules-1024?fullscreen=1&amp;quiz=1#" text:style-name="Internet_20_link" text:visited-style-name="Visited_20_Internet_20_Link"><text:span text:style-name="T44">Empujar</text:span></text:a></text:p>
      <text:p text:style-name="Standard"><text:a xlink:type="simple" xlink:href="https://www.odoo.com/es_ES/slides/slide/push-pull-rules-1024?fullscreen=1&amp;quiz=1#" text:style-name="Internet_20_link" text:visited-style-name="Visited_20_Internet_20_Link"><text:span text:style-name="T44">Ambos</text:span></text:a></text:p>
      <text:p text:style-name="P59"/>
      <text:p text:style-name="P59">Gestión de lotes</text:p>
      <text:p text:style-name="P36">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44">225</text:span></text:a></text:p>
      <text:p text:style-name="Standard"><text:a xlink:type="simple" xlink:href="https://www.odoo.com/es_ES/slides/slide/managing-lots-658?fullscreen=1&amp;quiz=1#" text:style-name="Internet_20_link" text:visited-style-name="Visited_20_Internet_20_Link"><text:span text:style-name="T44">150</text:span></text:a></text:p>
      <text:p text:style-name="Standard"><text:a xlink:type="simple" xlink:href="https://www.odoo.com/es_ES/slides/slide/managing-lots-658?fullscreen=1&amp;quiz=1#" text:style-name="Internet_20_link" text:visited-style-name="Visited_20_Internet_20_Link"><text:span text:style-name="T54">125</text:span></text:a><text:span text:style-name="T44">*</text:span></text:p>
      <text:p text:style-name="Standard"><text:a xlink:type="simple" xlink:href="https://www.odoo.com/es_ES/slides/slide/managing-lots-658?fullscreen=1&amp;quiz=1#" text:style-name="Internet_20_link" text:visited-style-name="Visited_20_Internet_20_Link"><text:span text:style-name="T44">75</text:span></text:a></text:p>
      <text:p text:style-name="P36"/>
      <text:p text:style-name="P36">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54">Datos maestros</text:span></text:a><text:span text:style-name="T44">*</text:span></text:p>
      <text:p text:style-name="Standard"><text:a xlink:type="simple" xlink:href="https://www.odoo.com/es_ES/slides/slide/managing-lots-658?fullscreen=1&amp;quiz=1#" text:style-name="Internet_20_link" text:visited-style-name="Visited_20_Internet_20_Link"><text:span text:style-name="T44">Operaciones</text:span></text:a></text:p>
      <text:p text:style-name="Standard"><text:a xlink:type="simple" xlink:href="https://www.odoo.com/es_ES/slides/slide/managing-lots-658?fullscreen=1&amp;quiz=1#" text:style-name="Internet_20_link" text:visited-style-name="Visited_20_Internet_20_Link"><text:span text:style-name="T44">Informes</text:span></text:a></text:p>
      <text:p text:style-name="Standard"><text:a xlink:type="simple" xlink:href="https://www.odoo.com/es_ES/slides/slide/managing-lots-658?fullscreen=1&amp;quiz=1#" text:style-name="Internet_20_link" text:visited-style-name="Visited_20_Internet_20_Link"><text:span text:style-name="T44">Configuración</text:span></text:a></text:p>
      <text:p text:style-name="P36"/>
      <text:p text:style-name="P36"><text:soft-page-break/></text:p>
      <text:p text:style-name="P59"/>
      <text:p text:style-name="P59">Gestión de números de serie</text:p>
      <text:p text:style-name="P36">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54">En la pestaña Inventario del formulario del producto.</text:span></text:a><text:span text:style-name="T44">*</text:span></text:p>
      <text:p text:style-name="Standard"><text:a xlink:type="simple" xlink:href="https://www.odoo.com/es_ES/slides/slide/managing-serial-numbers-659?fullscreen=1&amp;quiz=1#" text:style-name="Internet_20_link" text:visited-style-name="Visited_20_Internet_20_Link"><text:span text:style-name="T44">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4">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4">En el campo de referencia interna del formulario del producto</text:span></text:a></text:p>
      <text:p text:style-name="P36"/>
      <text:p text:style-name="P36">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4">Cuando creas la RfQ</text:span></text:a></text:p>
      <text:p text:style-name="Standard"><text:a xlink:type="simple" xlink:href="https://www.odoo.com/es_ES/slides/slide/managing-serial-numbers-659?fullscreen=1&amp;quiz=1#" text:style-name="Internet_20_link" text:visited-style-name="Visited_20_Internet_20_Link"><text:span text:style-name="T54">Cuando recibas los productos</text:span></text:a><text:span text:style-name="T44">*</text:span></text:p>
      <text:p text:style-name="Standard"><text:a xlink:type="simple" xlink:href="https://www.odoo.com/es_ES/slides/slide/managing-serial-numbers-659?fullscreen=1&amp;quiz=1#" text:style-name="Internet_20_link" text:visited-style-name="Visited_20_Internet_20_Link"><text:span text:style-name="T44">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4">Cuando entregas los productos</text:span></text:a></text:p>
      <text:p text:style-name="P20"/>
      <text:p text:style-name="P59">Estrategias de eliminación</text:p>
      <text:p text:style-name="P36">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54">En la pestaña Inventario del formulario del producto.</text:span></text:a><text:span text:style-name="T44">*</text:span></text:p>
      <text:p text:style-name="Standard"><text:a xlink:type="simple" xlink:href="https://www.odoo.com/es_ES/slides/slide/managing-serial-numbers-659?fullscreen=1&amp;quiz=1#" text:style-name="Internet_20_link" text:visited-style-name="Visited_20_Internet_20_Link"><text:span text:style-name="T44">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4">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4">En el campo de referencia interna del formulario del producto</text:span></text:a></text:p>
      <text:p text:style-name="P36"/>
      <text:p text:style-name="P36">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4">Cuando creas la RfQ</text:span></text:a></text:p>
      <text:p text:style-name="Standard"><text:a xlink:type="simple" xlink:href="https://www.odoo.com/es_ES/slides/slide/managing-serial-numbers-659?fullscreen=1&amp;quiz=1#" text:style-name="Internet_20_link" text:visited-style-name="Visited_20_Internet_20_Link"><text:span text:style-name="T54">Cuando recibas los productos</text:span></text:a><text:span text:style-name="T44">*</text:span></text:p>
      <text:p text:style-name="Standard"><text:a xlink:type="simple" xlink:href="https://www.odoo.com/es_ES/slides/slide/managing-serial-numbers-659?fullscreen=1&amp;quiz=1#" text:style-name="Internet_20_link" text:visited-style-name="Visited_20_Internet_20_Link"><text:span text:style-name="T44">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4">Cuando entregas los productos</text:span></text:a></text:p>
      <text:p text:style-name="P59"/>
      <text:p text:style-name="P59"/>
      <text:p text:style-name="P59">Métodos de recolección</text:p>
      <text:p text:style-name="P36">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44">2 pasos</text:span></text:a></text:p>
      <text:p text:style-name="Standard"><text:a xlink:type="simple" xlink:href="https://www.odoo.com/es_ES/slides/slide/picking-methods-661?fullscreen=1&amp;quiz=1#" text:style-name="Internet_20_link" text:visited-style-name="Visited_20_Internet_20_Link"><text:span text:style-name="T44">3 pasos</text:span></text:a></text:p>
      <text:p text:style-name="Standard"><text:a xlink:type="simple" xlink:href="https://www.odoo.com/es_ES/slides/slide/picking-methods-661?fullscreen=1&amp;quiz=1#" text:style-name="Internet_20_link" text:visited-style-name="Visited_20_Internet_20_Link"><text:span text:style-name="T44">4 pasos</text:span></text:a></text:p>
      <text:p text:style-name="Standard"><text:a xlink:type="simple" xlink:href="https://www.odoo.com/es_ES/slides/slide/picking-methods-661?fullscreen=1&amp;quiz=1#" text:style-name="Internet_20_link" text:visited-style-name="Visited_20_Internet_20_Link"><text:span text:style-name="T54">No importa</text:span></text:a><text:span text:style-name="T44">*</text:span></text:p>
      <text:p text:style-name="P36"/>
      <text:p text:style-name="P36">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44">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54">Dos, porque tenemos dos rutas diferentes, una por categoría de producto.</text:span></text:a><text:span text:style-name="T44">*</text:span></text:p>
      <text:p text:style-name="Standard"><text:a xlink:type="simple" xlink:href="https://www.odoo.com/es_ES/slides/slide/picking-methods-661?fullscreen=1&amp;quiz=1#" text:style-name="Internet_20_link" text:visited-style-name="Visited_20_Internet_20_Link"><text:span text:style-name="T44">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44">Ninguna de las anteriores.</text:span></text:a></text:p>
      <text:p text:style-name="P59"/>
      <text:p text:style-name="P59"><text:soft-page-break/></text:p>
      <text:p text:style-name="P59"/>
      <text:p text:style-name="P59">Trabajar con productos perecederos</text:p>
      <text:p text:style-name="P36">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44">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44">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54">Lotes y números de serie, fechas de vencimiento, ubicaciones de almacenamiento y rutas de varios pasos.</text:span></text:a><text:span text:style-name="T44">*</text:span></text:p>
      <text:p text:style-name="P36"/>
      <text:p text:style-name="P36">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54">Directamente en la recepción de los productos, al organizar mis lotes en la ventana de Operaciones Detalladas.</text:span></text:a><text:span text:style-name="T44"> </text:span><text:a xlink:type="simple" xlink:href="https://www.odoo.com/es_ES/slides/slide/working-with-perishable-products-1469?fullscreen=1&amp;quiz=1#" text:style-name="Internet_20_link" text:visited-style-name="Visited_20_Internet_20_Link"><text:span text:style-name="T54">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44">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54">Ambas respuestas son correctas.</text:span></text:a><text:span text:style-name="T44">*</text:span></text:p>
      <text:p text:style-name="P36"/>
      <text:p text:style-name="P52"/>
      <text:p text:style-name="P52"/>
      <text:p text:style-name="P52"/>
      <text:p text:style-name="P42">Modulo: <text:span text:style-name="T10">Punto de Venta</text:span> <text:s text:c="60"/>Odoo Tutorials: <text:span text:style-name="T33">P</text:span><text:span text:style-name="T37">oint of Sale</text:span></text:p>
      <text:p text:style-name="P5"><text:span text:style-name="T44"><text:s text:c="67"/>Link : </text:span><text:a xlink:type="simple" xlink:href="https://www.odoo.com/es_ES/slides/point-of-sale-28" text:style-name="Internet_20_link" text:visited-style-name="Visited_20_Internet_20_Link"><text:span text:style-name="T54">https://www.odoo.com/es_ES/slides/point-of-sale-28</text:span></text:a><text:span text:style-name="T44"> </text:span></text:p>
      <text:p text:style-name="P52"/>
      <text:p text:style-name="P61">Véndelo</text:p>
      <text:p text:style-name="P36">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44">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54">Seleccione el producto en la pantalla. Luego, cambie la cantidad a "5" en el teclado numérico.</text:span></text:a><text:span text:style-name="T44">*</text:span></text:p>
      <text:p text:style-name="Standard"><text:a xlink:type="simple" xlink:href="https://www.odoo.com/es_ES/slides/slide/sell-it-1709?fullscreen=1&amp;quiz=1#" text:style-name="Internet_20_link" text:visited-style-name="Visited_20_Internet_20_Link"><text:span text:style-name="T44">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44">Haga clic en el botón +/- del teclado numérico y seleccione el producto en una ventana emergente. Hazlo 5 veces.</text:span></text:a></text:p>
      <text:p text:style-name="P36"/>
      <text:p text:style-name="P36">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44">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44">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54">La cantidad que estaba disponible en la caja registradora en el último cierre.</text:span></text:a><text:span text:style-name="T44">*</text:span></text:p>
      <text:p text:style-name="Standard"><text:a xlink:type="simple" xlink:href="https://www.odoo.com/es_ES/slides/slide/sell-it-1709?fullscreen=1&amp;quiz=1#" text:style-name="Internet_20_link" text:visited-style-name="Visited_20_Internet_20_Link"><text:span text:style-name="T44">El número de productos vendidos durante la última sesión.</text:span></text:a></text:p>
      <text:p text:style-name="P53"/>
      <text:p text:style-name="P61">Reembolsarlos</text:p>
      <text:p text:style-name="P36">1.¿Cómo puedo hacer un reembolso en una venta específica?</text:p>
      <text:p text:style-name="Standard"><text:span text:style-name="T77">N</text:span><text:a xlink:type="simple" xlink:href="https://www.odoo.com/es_ES/slides/slide/refund-them-1710?fullscreen=1&amp;quiz=1#" text:style-name="Internet_20_link" text:visited-style-name="Visited_20_Internet_20_Link"><text:span text:style-name="T76">o pu</text:span><text:span text:style-name="T44">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44">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44">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54">Haz clic en Reembolso, selecciona la venta y el artículo a reembolsar y haz clic en Pago.</text:span></text:a><text:span text:style-name="T44">*</text:span></text:p>
      <text:p text:style-name="P36"/>
      <text:p text:style-name="P36"><text:soft-page-break/></text:p>
      <text:p text:style-name="P36">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44">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44">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54">Seleccione las manzanas y haga clic en el botón de retroceso dos veces.</text:span></text:a><text:span text:style-name="T44">*</text:span></text:p>
      <text:p text:style-name="Standard"><text:a xlink:type="simple" xlink:href="https://www.odoo.com/es_ES/slides/slide/refund-them-1710?fullscreen=1&amp;quiz=1#" text:style-name="Internet_20_link" text:visited-style-name="Visited_20_Internet_20_Link"><text:span text:style-name="T44">Lo siento, no puedes. Por favor, come tus manzanas porque una manzana al día mantiene alejado al médico.</text:span></text:a></text:p>
      <text:p text:style-name="P53"/>
      <text:p text:style-name="P61">Monta tu restaurante</text:p>
      <text:p text:style-name="P36">Omitir sección.</text:p>
      <text:p text:style-name="P53"/>
      <text:p text:style-name="P61">Configura tu tienda</text:p>
      <text:p text:style-name="P36">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44">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44">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44">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54">Me permite elegir variantes de productos en la interfaz.</text:span></text:a><text:span text:style-name="T44">*</text:span></text:p>
      <text:p text:style-name="P36"/>
      <text:p text:style-name="P36">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44">Pregúnteles cuánto impuesto quieren pagar.</text:span></text:a></text:p>
      <text:p text:style-name="Standard"><text:a xlink:type="simple" xlink:href="https://www.odoo.com/es_ES/slides/slide/set-up-your-store-1916?fullscreen=1&amp;quiz=1#" text:style-name="Internet_20_link" text:visited-style-name="Visited_20_Internet_20_Link"><text:span text:style-name="T54">Habilite la configuración de posición fiscal por pedido.</text:span></text:a><text:span text:style-name="T44">*</text:span></text:p>
      <text:p text:style-name="Standard"><text:a xlink:type="simple" xlink:href="https://www.odoo.com/es_ES/slides/slide/set-up-your-store-1916?fullscreen=1&amp;quiz=1#" text:style-name="Internet_20_link" text:visited-style-name="Visited_20_Internet_20_Link"><text:span text:style-name="T44">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44">Agregue ambas tasas de impuestos a los métodos de pago.</text:span></text:a></text:p>
      <text:p text:style-name="P53"/>
      <text:p text:style-name="P61">Creación de productos</text:p>
      <text:p text:style-name="P36">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44">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54">En la pestaña Ventas, atribuya los productos deseados al campo de producto opcional.</text:span></text:a><text:span text:style-name="T44">*</text:span></text:p>
      <text:p text:style-name="Standard"><text:a xlink:type="simple" xlink:href="https://www.odoo.com/es_ES/slides/slide/products-creation-1917?fullscreen=1&amp;quiz=1#" text:style-name="Internet_20_link" text:visited-style-name="Visited_20_Internet_20_Link"><text:span text:style-name="T44">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44">En la pestaña Compras, atribuya los productos deseados al campo de producto opcional.</text:span></text:a></text:p>
      <text:p text:style-name="P36"/>
      <text:p text:style-name="P36">2.¿Cómo puedo crear una categoría infantil?</text:p>
      <text:p text:style-name="Standard"><text:a xlink:type="simple" xlink:href="https://www.odoo.com/es_ES/slides/slide/products-creation-1917?fullscreen=1&amp;quiz=1#" text:style-name="Internet_20_link" text:visited-style-name="Visited_20_Internet_20_Link"><text:span text:style-name="T44">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44">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54">Cree una nueva categoría y colóquela bajo una categoría principal.</text:span></text:a><text:span text:style-name="T44">*</text:span></text:p>
      <text:p text:style-name="Standard"><text:a xlink:type="simple" xlink:href="https://www.odoo.com/es_ES/slides/slide/products-creation-1917?fullscreen=1&amp;quiz=1#" text:style-name="Internet_20_link" text:visited-style-name="Visited_20_Internet_20_Link"><text:span text:style-name="T44">Cree una nueva categoría principal, guárdela y haga clic en el botón "crear" para agregar elementos secundarios.</text:span></text:a></text:p>
      <text:p text:style-name="P53"/>
      <text:p text:style-name="P61">Agrega un segundo POS</text:p>
      <text:p text:style-name="P36">1.Al crear un nuevo POS, es importante:</text:p>
      <text:p text:style-name="Standard"><text:a xlink:type="simple" xlink:href="https://www.odoo.com/es_ES/slides/slide/add-a-second-pos-1839?fullscreen=1&amp;quiz=1#" text:style-name="Internet_20_link" text:visited-style-name="Visited_20_Internet_20_Link"><text:span text:style-name="T54">Atribuir un nuevo diario de ventas.</text:span></text:a><text:span text:style-name="T44">*</text:span></text:p>
      <text:p text:style-name="Standard"><text:a xlink:type="simple" xlink:href="https://www.odoo.com/es_ES/slides/slide/add-a-second-pos-1839?fullscreen=1&amp;quiz=1#" text:style-name="Internet_20_link" text:visited-style-name="Visited_20_Internet_20_Link"><text:span text:style-name="T44">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44">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44">Atribuya un nuevo diario de nómina.</text:span></text:a></text:p>
      <text:p text:style-name="P36"><text:soft-page-break/></text:p>
      <text:p text:style-name="P36">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44">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44">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44">Evite los datos bien organizados.</text:span></text:a></text:p>
      <text:p text:style-name="Standard"><text:a xlink:type="simple" xlink:href="https://www.odoo.com/es_ES/slides/slide/add-a-second-pos-1839?fullscreen=1&amp;quiz=1#" text:style-name="Internet_20_link" text:visited-style-name="Visited_20_Internet_20_Link"><text:span text:style-name="T54">Evite datos confusos e ilegibles.</text:span></text:a><text:span text:style-name="T44">*</text:span></text:p>
      <text:p text:style-name="P53"/>
      <text:p text:style-name="P61">Controle su efectivo</text:p>
      <text:p text:style-name="P36">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44">Compra</text:span></text:a></text:p>
      <text:p text:style-name="Standard"><text:a xlink:type="simple" xlink:href="https://www.odoo.com/es_ES/slides/slide/control-your-cash-632?fullscreen=1&amp;quiz=1#" text:style-name="Internet_20_link" text:visited-style-name="Visited_20_Internet_20_Link"><text:span text:style-name="T54">Contabilidad*</text:span></text:a></text:p>
      <text:p text:style-name="Standard"><text:span text:style-name="T77">V</text:span><text:a xlink:type="simple" xlink:href="https://www.odoo.com/es_ES/slides/slide/control-your-cash-632?fullscreen=1&amp;quiz=1#" text:style-name="Internet_20_link" text:visited-style-name="Visited_20_Internet_20_Link"><text:span text:style-name="T76">entas</text:span></text:a></text:p>
      <text:p text:style-name="Standard"><text:a xlink:type="simple" xlink:href="https://www.odoo.com/es_ES/slides/slide/control-your-cash-632?fullscreen=1&amp;quiz=1#" text:style-name="Internet_20_link" text:visited-style-name="Visited_20_Internet_20_Link"><text:span text:style-name="T44">Proyecto</text:span></text:a></text:p>
      <text:p text:style-name="P36"/>
      <text:p text:style-name="P36">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44">¿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44">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54">Una cuenta de pérdidas y ganancias</text:span></text:a><text:span text:style-name="T44">*</text:span></text:p>
      <text:p text:style-name="Standard"><text:a xlink:type="simple" xlink:href="https://www.odoo.com/es_ES/slides/slide/control-your-cash-632?fullscreen=1&amp;quiz=1#" text:style-name="Internet_20_link" text:visited-style-name="Visited_20_Internet_20_Link"><text:span text:style-name="T44">Nada, las diferencias se registrarán en la aplicación PoS</text:span></text:a></text:p>
      <text:p text:style-name="P53"/>
      <text:p text:style-name="P61">Redondeo de efectivo</text:p>
      <text:p text:style-name="P36">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44">El campo Método de redondeo.</text:span></text:a></text:p>
      <text:p text:style-name="Standard"><text:a xlink:type="simple" xlink:href="https://www.odoo.com/es_ES/slides/slide/cash-rounding-1925?fullscreen=1&amp;quiz=1#" text:style-name="Internet_20_link" text:visited-style-name="Visited_20_Internet_20_Link"><text:span text:style-name="T54">El campo Precisión de redondeo.</text:span></text:a><text:span text:style-name="T44">*</text:span></text:p>
      <text:p text:style-name="Standard"><text:a xlink:type="simple" xlink:href="https://www.odoo.com/es_ES/slides/slide/cash-rounding-1925?fullscreen=1&amp;quiz=1#" text:style-name="Internet_20_link" text:visited-style-name="Visited_20_Internet_20_Link"><text:span text:style-name="T44">El campo Estrategia de redondeo.</text:span></text:a></text:p>
      <text:p text:style-name="Standard"><text:a xlink:type="simple" xlink:href="https://www.odoo.com/es_ES/slides/slide/cash-rounding-1925?fullscreen=1&amp;quiz=1#" text:style-name="Internet_20_link" text:visited-style-name="Visited_20_Internet_20_Link"><text:span text:style-name="T44">El campo Precisión de redondeo.</text:span></text:a></text:p>
      <text:p text:style-name="P36"/>
      <text:p text:style-name="P36">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54">La configuración de la aplicación PoS.</text:span></text:a><text:span text:style-name="T44">*</text:span></text:p>
      <text:p text:style-name="Standard"><text:a xlink:type="simple" xlink:href="https://www.odoo.com/es_ES/slides/slide/cash-rounding-1925?fullscreen=1&amp;quiz=1#" text:style-name="Internet_20_link" text:visited-style-name="Visited_20_Internet_20_Link"><text:span text:style-name="T44">La configuración pos.</text:span></text:a></text:p>
      <text:p text:style-name="Standard"><text:a xlink:type="simple" xlink:href="https://www.odoo.com/es_ES/slides/slide/cash-rounding-1925?fullscreen=1&amp;quiz=1#" text:style-name="Internet_20_link" text:visited-style-name="Visited_20_Internet_20_Link"><text:span text:style-name="T44">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44">La configuración de la aplicación Contabilidad.</text:span></text:a></text:p>
      <text:p text:style-name="P36"/>
      <text:p text:style-name="P36">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44">24.95</text:span></text:a></text:p>
      <text:p text:style-name="Standard"><text:a xlink:type="simple" xlink:href="https://www.odoo.com/es_ES/slides/slide/cash-rounding-1925?fullscreen=1&amp;quiz=1#" text:style-name="Internet_20_link" text:visited-style-name="Visited_20_Internet_20_Link"><text:span text:style-name="T44">25.00</text:span></text:a></text:p>
      <text:p text:style-name="Standard"><text:a xlink:type="simple" xlink:href="https://www.odoo.com/es_ES/slides/slide/cash-rounding-1925?fullscreen=1&amp;quiz=1#" text:style-name="Internet_20_link" text:visited-style-name="Visited_20_Internet_20_Link"><text:span text:style-name="T44">24.96</text:span></text:a></text:p>
      <text:p text:style-name="Standard"><text:a xlink:type="simple" xlink:href="https://www.odoo.com/es_ES/slides/slide/cash-rounding-1925?fullscreen=1&amp;quiz=1#" text:style-name="Internet_20_link" text:visited-style-name="Visited_20_Internet_20_Link"><text:span text:style-name="T54">24.98</text:span></text:a><text:span text:style-name="T44">*</text:span></text:p>
      <text:p text:style-name="P36"/>
      <text:p text:style-name="P38">Lista de precios</text:p>
      <text:p text:style-name="P36">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44">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44">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54">Una lista de precios calculada sobre un descuento del 20% y válida de 9 a 10 hs.</text:span></text:a><text:span text:style-name="T44">*</text:span></text:p>
      <text:p text:style-name="Standard"><text:a xlink:type="simple" xlink:href="https://www.odoo.com/es_ES/slides/slide/pricelists-1926?fullscreen=1&amp;quiz=1#" text:style-name="Internet_20_link" text:visited-style-name="Visited_20_Internet_20_Link"><text:soft-page-break/><text:span text:style-name="T44">Una lista de precios calculada sobre un descuento del -20% y válida de 9 a 10 h.</text:span></text:a></text:p>
      <text:p text:style-name="P36"/>
      <text:p text:style-name="P36">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44">7,67€</text:span></text:a></text:p>
      <text:p text:style-name="Standard"><text:a xlink:type="simple" xlink:href="https://www.odoo.com/es_ES/slides/slide/pricelists-1926?fullscreen=1&amp;quiz=1#" text:style-name="Internet_20_link" text:visited-style-name="Visited_20_Internet_20_Link"><text:span text:style-name="T54">7,70€</text:span></text:a><text:span text:style-name="T44">*</text:span></text:p>
      <text:p text:style-name="Standard"><text:a xlink:type="simple" xlink:href="https://www.odoo.com/es_ES/slides/slide/pricelists-1926?fullscreen=1&amp;quiz=1#" text:style-name="Internet_20_link" text:visited-style-name="Visited_20_Internet_20_Link"><text:span text:style-name="T44">7,60€</text:span></text:a></text:p>
      <text:p text:style-name="Standard"><text:a xlink:type="simple" xlink:href="https://www.odoo.com/es_ES/slides/slide/pricelists-1926?fullscreen=1&amp;quiz=1#" text:style-name="Internet_20_link" text:visited-style-name="Visited_20_Internet_20_Link"><text:span text:style-name="T44">7,65€</text:span></text:a></text:p>
      <text:p text:style-name="P53"/>
      <text:p text:style-name="P61">Dispositivos directos</text:p>
      <text:p text:style-name="P36">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44">Una impresora de pedidos.</text:span></text:a></text:p>
      <text:p text:style-name="Standard"><text:a xlink:type="simple" xlink:href="https://www.odoo.com/es_ES/slides/slide/direct-devices-1919?fullscreen=1&amp;quiz=1#" text:style-name="Internet_20_link" text:visited-style-name="Visited_20_Internet_20_Link"><text:span text:style-name="T44">Un escáner de código de barras.</text:span></text:a></text:p>
      <text:p text:style-name="Standard"><text:a xlink:type="simple" xlink:href="https://www.odoo.com/es_ES/slides/slide/direct-devices-1919?fullscreen=1&amp;quiz=1#" text:style-name="Internet_20_link" text:visited-style-name="Visited_20_Internet_20_Link"><text:span text:style-name="T44">Una terminal de pago.</text:span></text:a></text:p>
      <text:p text:style-name="Standard"><text:a xlink:type="simple" xlink:href="https://www.odoo.com/es_ES/slides/slide/direct-devices-1919?fullscreen=1&amp;quiz=1#" text:style-name="Internet_20_link" text:visited-style-name="Visited_20_Internet_20_Link"><text:span text:style-name="T54">Una impresora de recibos.</text:span></text:a><text:span text:style-name="T44">*</text:span></text:p>
      <text:p text:style-name="P36"/>
      <text:p text:style-name="P36">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54">Cambiar el idioma del teclado.</text:span></text:a><text:span text:style-name="T44">*</text:span></text:p>
      <text:p text:style-name="Standard"><text:a xlink:type="simple" xlink:href="https://www.odoo.com/es_ES/slides/slide/direct-devices-1919?fullscreen=1&amp;quiz=1#" text:style-name="Internet_20_link" text:visited-style-name="Visited_20_Internet_20_Link"><text:span text:style-name="T44">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44">Haz una voltereta hacia atrás.</text:span></text:a></text:p>
      <text:p text:style-name="P36"/>
      <text:p text:style-name="P36">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44">Su reflejo.</text:span></text:a></text:p>
      <text:p text:style-name="Standard"><text:a xlink:type="simple" xlink:href="https://www.odoo.com/es_ES/slides/slide/direct-devices-1919?fullscreen=1&amp;quiz=1#" text:style-name="Internet_20_link" text:visited-style-name="Visited_20_Internet_20_Link"><text:span text:style-name="T54">Su carrito, incluidas las cantidades.</text:span></text:a><text:span text:style-name="T44">*</text:span></text:p>
      <text:p text:style-name="Standard"><text:a xlink:type="simple" xlink:href="https://www.odoo.com/es_ES/slides/slide/direct-devices-1919?fullscreen=1&amp;quiz=1#" text:style-name="Internet_20_link" text:visited-style-name="Visited_20_Internet_20_Link"><text:span text:style-name="T44">La interfaz PoS y los precios de los productos.</text:span></text:a></text:p>
      <text:p text:style-name="Standard"><text:a xlink:type="simple" xlink:href="https://www.odoo.com/es_ES/slides/slide/direct-devices-1919?fullscreen=1&amp;quiz=1#" text:style-name="Internet_20_link" text:visited-style-name="Visited_20_Internet_20_Link"><text:span text:style-name="T44">Los métodos de pago disponibles.</text:span></text:a></text:p>
      <text:p text:style-name="P61"/>
      <text:p text:style-name="P61">Pesar productos</text:p>
      <text:p text:style-name="P36">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44">Una caja registradora.</text:span></text:a></text:p>
      <text:p text:style-name="Standard"><text:a xlink:type="simple" xlink:href="https://www.odoo.com/es_ES/slides/slide/weigh-products-1920?fullscreen=1&amp;quiz=1#" text:style-name="Internet_20_link" text:visited-style-name="Visited_20_Internet_20_Link"><text:span text:style-name="T54">Una caja IoT.</text:span></text:a><text:span text:style-name="T44">*</text:span></text:p>
      <text:p text:style-name="Standard"><text:a xlink:type="simple" xlink:href="https://www.odoo.com/es_ES/slides/slide/weigh-products-1920?fullscreen=1&amp;quiz=1#" text:style-name="Internet_20_link" text:visited-style-name="Visited_20_Internet_20_Link"><text:span text:style-name="T44">Una pantalla o una impresora.</text:span></text:a></text:p>
      <text:p text:style-name="Standard"><text:a xlink:type="simple" xlink:href="https://www.odoo.com/es_ES/slides/slide/weigh-products-1920?fullscreen=1&amp;quiz=1#" text:style-name="Internet_20_link" text:visited-style-name="Visited_20_Internet_20_Link"><text:span text:style-name="T44">Un ojo o caja de té</text:span></text:a></text:p>
      <text:p text:style-name="P36"/>
      <text:p text:style-name="P36">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44">11.8€</text:span></text:a></text:p>
      <text:p text:style-name="Standard"><text:a xlink:type="simple" xlink:href="https://www.odoo.com/es_ES/slides/slide/weigh-products-1920?fullscreen=1&amp;quiz=1#" text:style-name="Internet_20_link" text:visited-style-name="Visited_20_Internet_20_Link"><text:span text:style-name="T44">29.5€</text:span></text:a></text:p>
      <text:p text:style-name="Standard"><text:a xlink:type="simple" xlink:href="https://www.odoo.com/es_ES/slides/slide/weigh-products-1920?fullscreen=1&amp;quiz=1#" text:style-name="Internet_20_link" text:visited-style-name="Visited_20_Internet_20_Link"><text:span text:style-name="T54">1.18€</text:span></text:a><text:span text:style-name="T44">*</text:span></text:p>
      <text:p text:style-name="Standard"><text:a xlink:type="simple" xlink:href="https://www.odoo.com/es_ES/slides/slide/weigh-products-1920?fullscreen=1&amp;quiz=1#" text:style-name="Internet_20_link" text:visited-style-name="Visited_20_Internet_20_Link"><text:span text:style-name="T44">2.29€</text:span></text:a></text:p>
      <text:p text:style-name="P36"/>
      <text:p text:style-name="P61">Integraciones de ventas: Cotizaciones</text:p>
      <text:p text:style-name="P36">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44">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44">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4">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54">Usted paga el resto del monto total.</text:span></text:a><text:span text:style-name="T44">*</text:span></text:p>
      <text:p text:style-name="P36"/>
      <text:p text:style-name="P36"><text:soft-page-break/></text:p>
      <text:p text:style-name="P36">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54">Usted paga un porcentaje del monto total.</text:span></text:a><text:span text:style-name="T44">*</text:span></text:p>
      <text:p text:style-name="Standard"><text:a xlink:type="simple" xlink:href="https://www.odoo.com/es_ES/slides/slide/sales-integrations-quotations-1927?fullscreen=1&amp;quiz=1#" text:style-name="Internet_20_link" text:visited-style-name="Visited_20_Internet_20_Link"><text:span text:style-name="T44">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44">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4">Usted acepta pagar el monto total</text:span></text:a></text:p>
      <text:p text:style-name="P53"/>
      <text:p text:style-name="P53"/>
      <text:p text:style-name="P53"/>
      <text:p text:style-name="P53"/>
      <text:p text:style-name="P53"/>
      <text:p text:style-name="P43">Modulo: <text:span text:style-name="T11">Contactos</text:span> <text:s text:c="66"/>Odoo Tutorials: <text:span text:style-name="T38">Getting Started</text:span></text:p>
      <text:p text:style-name="P6"><text:span text:style-name="T44"><text:s text:c="63"/>Link : </text:span><text:a xlink:type="simple" xlink:href="https://www.odoo.com/es_ES/slides/getting-started-15" text:style-name="Internet_20_link" text:visited-style-name="Visited_20_Internet_20_Link"><text:span text:style-name="T54">https://www.odoo.com/es_ES/slides/getting-started-15</text:span></text:a><text:span text:style-name="T44"> </text:span></text:p>
      <text:p text:style-name="P43"/>
      <text:p text:style-name="P62">USANDO ODOO </text:p>
      <text:p text:style-name="P62"/>
      <text:p text:style-name="P68">Conctactos</text:p>
      <text:p text:style-name="P36">1.¿Cuáles son los dos tipos de contactos?</text:p>
      <text:p text:style-name="Standard"><text:a xlink:type="simple" xlink:href="https://www.odoo.com/es_ES/slides/slide/contacts-2527?fullscreen=1&amp;quiz=1#" text:style-name="Internet_20_link" text:visited-style-name="Visited_20_Internet_20_Link"><text:span text:style-name="T54">Particular y Empresa.</text:span></text:a><text:span text:style-name="T44">*</text:span></text:p>
      <text:p text:style-name="Standard"><text:a xlink:type="simple" xlink:href="https://www.odoo.com/es_ES/slides/slide/contacts-2527?fullscreen=1&amp;quiz=1#" text:style-name="Internet_20_link" text:visited-style-name="Visited_20_Internet_20_Link"><text:span text:style-name="T44">Empresa y sin fines de lucro.</text:span></text:a></text:p>
      <text:p text:style-name="Standard"><text:a xlink:type="simple" xlink:href="https://www.odoo.com/es_ES/slides/slide/contacts-2527?fullscreen=1&amp;quiz=1#" text:style-name="Internet_20_link" text:visited-style-name="Visited_20_Internet_20_Link"><text:span text:style-name="T44">Empresa y Particulares.</text:span></text:a></text:p>
      <text:p text:style-name="Standard"><text:a xlink:type="simple" xlink:href="https://www.odoo.com/es_ES/slides/slide/contacts-2527?fullscreen=1&amp;quiz=1#" text:style-name="Internet_20_link" text:visited-style-name="Visited_20_Internet_20_Link"><text:span text:style-name="T44">Individual y sin fines de lucro.</text:span></text:a></text:p>
      <text:p text:style-name="P36"/>
      <text:p text:style-name="P36">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44">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44">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54">Seleccionar/ver contacto &gt; Acción &gt; Archivar.</text:span></text:a><text:span text:style-name="T44">*</text:span></text:p>
      <text:p text:style-name="Standard"><text:a xlink:type="simple" xlink:href="https://www.odoo.com/es_ES/slides/slide/contacts-2527?fullscreen=1&amp;quiz=1#" text:style-name="Internet_20_link" text:visited-style-name="Visited_20_Internet_20_Link"><text:span text:style-name="T44">Seleccione/ver contacto &gt; Favoritos &gt; Archivar.</text:span></text:a></text:p>
      <text:p text:style-name="P36"/>
      <text:p text:style-name="P36">3.¿Dónde se encuentran los botones SMART en Odoo?</text:p>
      <text:p text:style-name="Standard"><text:a xlink:type="simple" xlink:href="https://www.odoo.com/es_ES/slides/slide/contacts-2527?fullscreen=1&amp;quiz=1#" text:style-name="Internet_20_link" text:visited-style-name="Visited_20_Internet_20_Link"><text:span text:style-name="T54">Los botones SMART se encuentran en la barra superior del registro en Odoo.</text:span></text:a><text:span text:style-name="T44">*</text:span></text:p>
      <text:p text:style-name="Standard"><text:a xlink:type="simple" xlink:href="https://www.odoo.com/es_ES/slides/slide/contacts-2527?fullscreen=1&amp;quiz=1#" text:style-name="Internet_20_link" text:visited-style-name="Visited_20_Internet_20_Link"><text:span text:style-name="T44">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44">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44">Los botones SMART no están presentes en Odoo.</text:span></text:a></text:p>
      <text:p text:style-name="P68"/>
      <text:p text:style-name="P68"/>
      <text:p text:style-name="P44">Modulo: <text:span text:style-name="T12">Documentos</text:span> <text:s text:c="70"/>Odoo Tutorials: <text:span text:style-name="T39">Documents</text:span></text:p>
      <text:p text:style-name="P7"><text:span text:style-name="T44"><text:s text:c="69"/>Link : </text:span><text:a xlink:type="simple" xlink:href="https://www.odoo.com/es_ES/slides/documents-22" text:style-name="Internet_20_link" text:visited-style-name="Visited_20_Internet_20_Link"><text:span text:style-name="T54">https://www.odoo.com/es_ES/slides/documents-22</text:span></text:a><text:span text:style-name="T44"> </text:span></text:p>
      <text:p text:style-name="P69"/>
      <text:p text:style-name="P69">Co<text:span text:style-name="T39">nceptos básicos de documentos</text:span></text:p>
      <text:p text:style-name="P36">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54">Cualquier tipo de archivo.</text:span></text:a><text:span text:style-name="T44">*</text:span></text:p>
      <text:p text:style-name="Standard"><text:a xlink:type="simple" xlink:href="https://www.odoo.com/es_ES/slides/slide/documents-basics-674?fullscreen=1&amp;quiz=1#" text:style-name="Internet_20_link" text:visited-style-name="Visited_20_Internet_20_Link"><text:span text:style-name="T44">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44">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44">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44">Solo procesador de textos, archivos de texto, imágenes, hipervínculos, archivos de video y audio.</text:span></text:a></text:p>
      <text:p text:style-name="P36"><text:soft-page-break/></text:p>
      <text:p text:style-name="P36">2.¿Cuál de las siguientes oraciones es falsa?</text:p>
      <text:p text:style-name="Standard"><text:a xlink:type="simple" xlink:href="https://www.odoo.com/es_ES/slides/slide/documents-basics-674?fullscreen=1&amp;quiz=1#" text:style-name="Internet_20_link" text:visited-style-name="Visited_20_Internet_20_Link"><text:span text:style-name="T44">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54">Un archivo bloqueado no puede ser modificado por nadie.</text:span></text:a><text:span text:style-name="T44">*</text:span></text:p>
      <text:p text:style-name="Standard"><text:a xlink:type="simple" xlink:href="https://www.odoo.com/es_ES/slides/slide/documents-basics-674?fullscreen=1&amp;quiz=1#" text:style-name="Internet_20_link" text:visited-style-name="Visited_20_Internet_20_Link"><text:span text:style-name="T44">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44">Un archivo puede tener varias etiquetas.</text:span></text:a></text:p>
      <text:p text:style-name="P69"/>
      <text:p text:style-name="P73">Uso de documentos con su aplicación de contabilidad</text:p>
      <text:p text:style-name="P36">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44">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44">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54">Las tres posibilidades anteriores son correctas.</text:span></text:a><text:span text:style-name="T44">*</text:span></text:p>
      <text:p text:style-name="P36"/>
      <text:p text:style-name="P36">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44">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54">Mediante el uso de la función "Acciones de flujo de trabajo"</text:span></text:a><text:span text:style-name="T44">*</text:span></text:p>
      <text:p text:style-name="Standard"><text:a xlink:type="simple" xlink:href="https://www.odoo.com/es_ES/slides/slide/using-documents-with-your-accounting-app-675?fullscreen=1&amp;quiz=1#" text:style-name="Internet_20_link" text:visited-style-name="Visited_20_Internet_20_Link"><text:span text:style-name="T44">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44">Mediante el uso de la función "Etiquetar acciones"</text:span></text:a></text:p>
      <text:p text:style-name="P73"/>
      <text:p text:style-name="P73"/>
      <text:p text:style-name="P73"/>
      <text:p text:style-name="P73"/>
      <text:p text:style-name="P45">Modulo: <text:span text:style-name="T13">Contabilidad <text:s text:c="23"/></text:span><text:s text:c="11"/>Odoo Tutorials: <text:span text:style-name="T40">Accounting &amp; Invoicing</text:span></text:p>
      <text:p text:style-name="P8"><text:span text:style-name="T44"><text:s text:c="45"/>Link : </text:span><text:a xlink:type="simple" xlink:href="https://www.odoo.com/es_ES/slides/accounting-and-invoicing-19" text:style-name="Internet_20_link" text:visited-style-name="Visited_20_Internet_20_Link"><text:span text:style-name="T54">https://www.odoo.com/es_ES/slides/accounting-and-invoicing-19</text:span></text:a><text:span text:style-name="T44"> <text:s text:c="2"/></text:span></text:p>
      <text:p text:style-name="P70"/>
      <text:p text:style-name="P74">CONCEPTOS BÁSICOS DE CONTABILIDAD</text:p>
      <text:p text:style-name="P76">Empezando</text:p>
      <text:p text:style-name="P36">1.¿Cuáles son los tres pilares fundamentales de la contabilidad?</text:p>
      <text:p text:style-name="Standard"><text:a xlink:type="simple" xlink:href="https://www.odoo.com/es_ES/slides/slide/getting-started-1692?fullscreen=1&amp;quiz=1#" text:style-name="Internet_20_link" text:visited-style-name="Visited_20_Internet_20_Link"><text:span text:style-name="T72">Plan de cuentas, diarios, impuestos.</text:span></text:a><text:span text:style-name="T62">*</text:span></text:p>
      <text:p text:style-name="Standard"><text:a xlink:type="simple" xlink:href="https://www.odoo.com/es_ES/slides/slide/getting-started-1692?fullscreen=1&amp;quiz=1#" text:style-name="Internet_20_link" text:visited-style-name="Visited_20_Internet_20_Link"><text:span text:style-name="T62">Plan de cuentas, diarios, informes.</text:span></text:a></text:p>
      <text:p text:style-name="Standard"><text:a xlink:type="simple" xlink:href="https://www.odoo.com/es_ES/slides/slide/getting-started-1692?fullscreen=1&amp;quiz=1#" text:style-name="Internet_20_link" text:visited-style-name="Visited_20_Internet_20_Link"><text:span text:style-name="T62">Efectivo, beneficio, informe.</text:span></text:a></text:p>
      <text:p text:style-name="Standard"><text:a xlink:type="simple" xlink:href="https://www.odoo.com/es_ES/slides/slide/getting-started-1692?fullscreen=1&amp;quiz=1#" text:style-name="Internet_20_link" text:visited-style-name="Visited_20_Internet_20_Link"><text:span text:style-name="T62">Diarios, informes, impuestos.</text:span></text:a></text:p>
      <text:p text:style-name="P106"/>
      <text:p text:style-name="P106">2.¿Qué hace la localización en Odoo?</text:p>
      <text:p text:style-name="Standard"><text:a xlink:type="simple" xlink:href="https://www.odoo.com/es_ES/slides/slide/getting-started-1692?fullscreen=1&amp;quiz=1#" text:style-name="Internet_20_link" text:visited-style-name="Visited_20_Internet_20_Link"><text:span text:style-name="T62">Establece configuraciones útiles basadas en la industria de la empresa.</text:span></text:a></text:p>
      <text:p text:style-name="Standard"><text:a xlink:type="simple" xlink:href="https://www.odoo.com/es_ES/slides/slide/getting-started-1692?fullscreen=1&amp;quiz=1#" text:style-name="Internet_20_link" text:visited-style-name="Visited_20_Internet_20_Link"><text:span text:style-name="T72">Establece configuraciones útiles basadas en la ubicación de la empresa.</text:span></text:a><text:span text:style-name="T62">*</text:span></text:p>
      <text:p text:style-name="Standard"><text:a xlink:type="simple" xlink:href="https://www.odoo.com/es_ES/slides/slide/getting-started-1692?fullscreen=1&amp;quiz=1#" text:style-name="Internet_20_link" text:visited-style-name="Visited_20_Internet_20_Link"><text:span text:style-name="T62">Establece configuraciones útiles basadas en el tamaño de la empresa.</text:span></text:a></text:p>
      <text:p text:style-name="Standard"><text:a xlink:type="simple" xlink:href="https://www.odoo.com/es_ES/slides/slide/getting-started-1692?fullscreen=1&amp;quiz=1#" text:style-name="Internet_20_link" text:visited-style-name="Visited_20_Internet_20_Link"><text:span text:style-name="T62">Establece configuraciones útiles basadas en el éxito de la empresa.</text:span></text:a></text:p>
      <text:p text:style-name="P36"/>
      <text:p text:style-name="P76">Roles Contables</text:p>
      <text:p text:style-name="P36">1.¿Qué etapa del proceso contable maneja el asistente contable?</text:p>
      <text:p text:style-name="Standard"><text:a xlink:type="simple" xlink:href="https://www.odoo.com/es_ES/slides/slide/accounting-roles-1629?fullscreen=1&amp;quiz=1#" text:style-name="Internet_20_link" text:visited-style-name="Visited_20_Internet_20_Link"><text:span text:style-name="T62">Anual – control</text:span></text:a></text:p>
      <text:p text:style-name="Standard"><text:a xlink:type="simple" xlink:href="https://www.odoo.com/es_ES/slides/slide/accounting-roles-1629?fullscreen=1&amp;quiz=1#" text:style-name="Internet_20_link" text:visited-style-name="Visited_20_Internet_20_Link"><text:span text:style-name="T62">Anual – cierre</text:span></text:a></text:p>
      <text:p text:style-name="Standard"><text:a xlink:type="simple" xlink:href="https://www.odoo.com/es_ES/slides/slide/accounting-roles-1629?fullscreen=1&amp;quiz=1#" text:style-name="Internet_20_link" text:visited-style-name="Visited_20_Internet_20_Link"><text:span text:style-name="T72">Diario – operativo</text:span></text:a><text:span text:style-name="T62">*</text:span></text:p>
      <text:p text:style-name="Standard"><text:a xlink:type="simple" xlink:href="https://www.odoo.com/es_ES/slides/slide/accounting-roles-1629?fullscreen=1&amp;quiz=1#" text:style-name="Internet_20_link" text:visited-style-name="Visited_20_Internet_20_Link"><text:span text:style-name="T62">Mensual – validación</text:span></text:a></text:p>
      <text:p text:style-name="P106"><text:soft-page-break/></text:p>
      <text:p text:style-name="P106">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text:span text:style-name="T62">Informes fiscales y legales</text:span></text:a></text:p>
      <text:p text:style-name="Standard"><text:a xlink:type="simple" xlink:href="https://www.odoo.com/es_ES/slides/slide/accounting-roles-1629?fullscreen=1&amp;quiz=1#" text:style-name="Internet_20_link" text:visited-style-name="Visited_20_Internet_20_Link"><text:span text:style-name="T72">Informes legales y de gestión</text:span></text:a><text:span text:style-name="T62">*</text:span></text:p>
      <text:p text:style-name="Standard"><text:a xlink:type="simple" xlink:href="https://www.odoo.com/es_ES/slides/slide/accounting-roles-1629?fullscreen=1&amp;quiz=1#" text:style-name="Internet_20_link" text:visited-style-name="Visited_20_Internet_20_Link"><text:span text:style-name="T62">Informes analíticos y de gestión</text:span></text:a></text:p>
      <text:p text:style-name="Standard"><text:a xlink:type="simple" xlink:href="https://www.odoo.com/es_ES/slides/slide/accounting-roles-1629?fullscreen=1&amp;quiz=1#" text:style-name="Internet_20_link" text:visited-style-name="Visited_20_Internet_20_Link"><text:span text:style-name="T62">Informes analíticos y fiscales</text:span></text:a></text:p>
      <text:p text:style-name="P54"/>
      <text:p text:style-name="P76">Catálogo de cuentas</text:p>
      <text:p text:style-name="P36">1.¿Cómo puedo duplicar una cuenta en Odoo?</text:p>
      <text:p text:style-name="Standard"><text:a xlink:type="simple" xlink:href="https://www.odoo.com/es_ES/slides/slide/chart-of-accounts-1630?fullscreen=1&amp;quiz=1#" text:style-name="Internet_20_link" text:visited-style-name="Visited_20_Internet_20_Link"><text:span text:style-name="T72">A través del botón 'acción'.</text:span></text:a><text:span text:style-name="T62">*</text:span></text:p>
      <text:p text:style-name="Standard"><text:a xlink:type="simple" xlink:href="https://www.odoo.com/es_ES/slides/slide/chart-of-accounts-1630?fullscreen=1&amp;quiz=1#" text:style-name="Internet_20_link" text:visited-style-name="Visited_20_Internet_20_Link"><text:span text:style-name="T62">A través del botón de 'desaprobación'.</text:span></text:a></text:p>
      <text:p text:style-name="Standard"><text:a xlink:type="simple" xlink:href="https://www.odoo.com/es_ES/slides/slide/chart-of-accounts-1630?fullscreen=1&amp;quiz=1#" text:style-name="Internet_20_link" text:visited-style-name="Visited_20_Internet_20_Link"><text:span text:style-name="T62">A través del botón de 'automatización'.</text:span></text:a></text:p>
      <text:p text:style-name="Standard"><text:a xlink:type="simple" xlink:href="https://www.odoo.com/es_ES/slides/slide/chart-of-accounts-1630?fullscreen=1&amp;quiz=1#" text:style-name="Internet_20_link" text:visited-style-name="Visited_20_Internet_20_Link"><text:span text:style-name="T62">A través del botón 'me gusta'.</text:span></text:a></text:p>
      <text:p text:style-name="P106"/>
      <text:p text:style-name="P106">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text:span text:style-name="T62">Código, Clase, Configuración</text:span></text:a></text:p>
      <text:p text:style-name="Standard"><text:a xlink:type="simple" xlink:href="https://www.odoo.com/es_ES/slides/slide/chart-of-accounts-1630?fullscreen=1&amp;quiz=1#" text:style-name="Internet_20_link" text:visited-style-name="Visited_20_Internet_20_Link"><text:span text:style-name="T62">Clase, Nombre, Naturaleza</text:span></text:a></text:p>
      <text:p text:style-name="Standard"><text:a xlink:type="simple" xlink:href="https://www.odoo.com/es_ES/slides/slide/chart-of-accounts-1630?fullscreen=1&amp;quiz=1#" text:style-name="Internet_20_link" text:visited-style-name="Visited_20_Internet_20_Link"><text:span text:style-name="T62">Configuraciones, Clase, Funciones</text:span></text:a></text:p>
      <text:p text:style-name="Standard"><text:a xlink:type="simple" xlink:href="https://www.odoo.com/es_ES/slides/slide/chart-of-accounts-1630?fullscreen=1&amp;quiz=1#" text:style-name="Internet_20_link" text:visited-style-name="Visited_20_Internet_20_Link"><text:span text:style-name="T72">Código, Nombre, Tipo</text:span></text:a><text:span text:style-name="T62">*</text:span></text:p>
      <text:p text:style-name="P55"/>
      <text:p text:style-name="P76">Actualizar tu plan de cuentas</text:p>
      <text:p text:style-name="P36">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text:span text:style-name="T62">ID y nombre externos</text:span></text:a></text:p>
      <text:p text:style-name="Standard"><text:a xlink:type="simple" xlink:href="https://www.odoo.com/es_ES/slides/slide/update-your-chart-of-accounts-1658?fullscreen=1&amp;quiz=1#" text:style-name="Internet_20_link" text:visited-style-name="Visited_20_Internet_20_Link"><text:span text:style-name="T62">Nombre y tipo</text:span></text:a></text:p>
      <text:p text:style-name="Standard"><text:a xlink:type="simple" xlink:href="https://www.odoo.com/es_ES/slides/slide/update-your-chart-of-accounts-1658?fullscreen=1&amp;quiz=1#" text:style-name="Internet_20_link" text:visited-style-name="Visited_20_Internet_20_Link"><text:span text:style-name="T72">ID y tipo externo</text:span></text:a><text:span text:style-name="T62">*</text:span></text:p>
      <text:p text:style-name="Standard"><text:span text:style-name="T81">C</text:span><text:a xlink:type="simple" xlink:href="https://www.odoo.com/es_ES/slides/slide/update-your-chart-of-accounts-1658?fullscreen=1&amp;quiz=1#" text:style-name="Internet_20_link" text:visited-style-name="Visited_20_Internet_20_Link"><text:span text:style-name="T80">ódigo y nombre</text:span></text:a></text:p>
      <text:p text:style-name="P104"/>
      <text:p text:style-name="P106">2.¿Cuál es el mejor enfoque para las cuentas que ya no usa?</text:p>
      <text:p text:style-name="Standard"><text:a xlink:type="simple" xlink:href="https://www.odoo.com/es_ES/slides/slide/update-your-chart-of-accounts-1658?fullscreen=1&amp;quiz=1#" text:style-name="Internet_20_link" text:visited-style-name="Visited_20_Internet_20_Link"><text:span text:style-name="T62">Eliminarlos o cancelarlos</text:span></text:a></text:p>
      <text:p text:style-name="Standard"><text:a xlink:type="simple" xlink:href="https://www.odoo.com/es_ES/slides/slide/update-your-chart-of-accounts-1658?fullscreen=1&amp;quiz=1#" text:style-name="Internet_20_link" text:visited-style-name="Visited_20_Internet_20_Link"><text:span text:style-name="T72">Archívelos o desapruébelos</text:span></text:a><text:span text:style-name="T62">*</text:span></text:p>
      <text:p text:style-name="Standard"><text:a xlink:type="simple" xlink:href="https://www.odoo.com/es_ES/slides/slide/update-your-chart-of-accounts-1658?fullscreen=1&amp;quiz=1#" text:style-name="Internet_20_link" text:visited-style-name="Visited_20_Internet_20_Link"><text:span text:style-name="T62">Ignóralos u olvídalos</text:span></text:a></text:p>
      <text:p text:style-name="Standard"><text:a xlink:type="simple" xlink:href="https://www.odoo.com/es_ES/slides/slide/update-your-chart-of-accounts-1658?fullscreen=1&amp;quiz=1#" text:style-name="Internet_20_link" text:visited-style-name="Visited_20_Internet_20_Link"><text:span text:style-name="T62">Guárdalos o guárdalos</text:span></text:a></text:p>
      <text:p text:style-name="P106"/>
      <text:p text:style-name="P106">3.¿Dónde puede encontrar la opción 'importar registros'?</text:p>
      <text:p text:style-name="Standard"><text:a xlink:type="simple" xlink:href="https://www.odoo.com/es_ES/slides/slide/update-your-chart-of-accounts-1658?fullscreen=1&amp;quiz=1#" text:style-name="Internet_20_link" text:visited-style-name="Visited_20_Internet_20_Link"><text:span text:style-name="T72">En el botón de 'favoritos'</text:span></text:a><text:span text:style-name="T62">*</text:span></text:p>
      <text:p text:style-name="Standard"><text:a xlink:type="simple" xlink:href="https://www.odoo.com/es_ES/slides/slide/update-your-chart-of-accounts-1658?fullscreen=1&amp;quiz=1#" text:style-name="Internet_20_link" text:visited-style-name="Visited_20_Internet_20_Link"><text:span text:style-name="T62">En el botón de 'filtros'</text:span></text:a></text:p>
      <text:p text:style-name="Standard"><text:a xlink:type="simple" xlink:href="https://www.odoo.com/es_ES/slides/slide/update-your-chart-of-accounts-1658?fullscreen=1&amp;quiz=1#" text:style-name="Internet_20_link" text:visited-style-name="Visited_20_Internet_20_Link"><text:span text:style-name="T62">En el botón 'acción'</text:span></text:a></text:p>
      <text:p text:style-name="Standard"><text:a xlink:type="simple" xlink:href="https://www.odoo.com/es_ES/slides/slide/update-your-chart-of-accounts-1658?fullscreen=1&amp;quiz=1#" text:style-name="Internet_20_link" text:visited-style-name="Visited_20_Internet_20_Link"><text:span text:style-name="T62">En el botón 'crear'</text:span></text:a></text:p>
      <text:p text:style-name="P54"/>
      <text:p text:style-name="P76">Revistas</text:p>
      <text:p text:style-name="P36">1.¿Dónde se combinan las revistas?</text:p>
      <text:p text:style-name="Standard"><text:a xlink:type="simple" xlink:href="https://www.odoo.com/es_ES/slides/slide/journals-1666?fullscreen=1&amp;quiz=1#" text:style-name="Internet_20_link" text:visited-style-name="Visited_20_Internet_20_Link"><text:span text:style-name="T62">En la auditoría de diarios</text:span></text:a></text:p>
      <text:p text:style-name="Standard"><text:a xlink:type="simple" xlink:href="https://www.odoo.com/es_ES/slides/slide/journals-1666?fullscreen=1&amp;quiz=1#" text:style-name="Internet_20_link" text:visited-style-name="Visited_20_Internet_20_Link"><text:span text:style-name="T62">En el libro mayor de socios</text:span></text:a></text:p>
      <text:p text:style-name="Standard"><text:a xlink:type="simple" xlink:href="https://www.odoo.com/es_ES/slides/slide/journals-1666?fullscreen=1&amp;quiz=1#" text:style-name="Internet_20_link" text:visited-style-name="Visited_20_Internet_20_Link"><text:span text:style-name="T72">En el libro mayor</text:span></text:a><text:span text:style-name="T62">*</text:span></text:p>
      <text:p text:style-name="Standard"><text:span text:style-name="T62">E</text:span><text:a xlink:type="simple" xlink:href="https://www.odoo.com/es_ES/slides/slide/journals-1666?fullscreen=1&amp;quiz=1#" text:style-name="Internet_20_link" text:visited-style-name="Visited_20_Internet_20_Link"><text:span text:style-name="T72">n el balance</text:span></text:a></text:p>
      <text:p text:style-name="P106"/>
      <text:p text:style-name="P106">2.¿Qué hace la opción Bloquear entrada publicada?</text:p>
      <text:p text:style-name="Standard"><text:a xlink:type="simple" xlink:href="https://www.odoo.com/es_ES/slides/slide/journals-1666?fullscreen=1&amp;quiz=1#" text:style-name="Internet_20_link" text:visited-style-name="Visited_20_Internet_20_Link"><text:soft-page-break/><text:span text:style-name="T62">Le impide duplicar las entradas publicadas.</text:span></text:a></text:p>
      <text:p text:style-name="Standard"><text:a xlink:type="simple" xlink:href="https://www.odoo.com/es_ES/slides/slide/journals-1666?fullscreen=1&amp;quiz=1#" text:style-name="Internet_20_link" text:visited-style-name="Visited_20_Internet_20_Link"><text:span text:style-name="T72">Le permite modificar las entradas publicadas</text:span></text:a><text:span text:style-name="T62">.</text:span></text:p>
      <text:p text:style-name="Standard"><text:a xlink:type="simple" xlink:href="https://www.odoo.com/es_ES/slides/slide/journals-1666?fullscreen=1&amp;quiz=1#" text:style-name="Internet_20_link" text:visited-style-name="Visited_20_Internet_20_Link"><text:span text:style-name="T72">Le impide modificar las entradas publicadas.</text:span></text:a><text:span text:style-name="T62">*</text:span></text:p>
      <text:p text:style-name="Standard"><text:a xlink:type="simple" xlink:href="https://www.odoo.com/es_ES/slides/slide/journals-1666?fullscreen=1&amp;quiz=1#" text:style-name="Internet_20_link" text:visited-style-name="Visited_20_Internet_20_Link"><text:span text:style-name="T62">Le permite duplicar las entradas publicadas.</text:span></text:a></text:p>
      <text:p text:style-name="P106"/>
      <text:p text:style-name="P106">3.En el tablero de contabilidad de Odoo, ¿qué representan las "cajas"?</text:p>
      <text:p text:style-name="Standard"><text:a xlink:type="simple" xlink:href="https://www.odoo.com/es_ES/slides/slide/journals-1666?fullscreen=1&amp;quiz=1#" text:style-name="Internet_20_link" text:visited-style-name="Visited_20_Internet_20_Link"><text:span text:style-name="T72">Revistas</text:span></text:a><text:span text:style-name="T62">*</text:span></text:p>
      <text:p text:style-name="Standard"><text:a xlink:type="simple" xlink:href="https://www.odoo.com/es_ES/slides/slide/journals-1666?fullscreen=1&amp;quiz=1#" text:style-name="Internet_20_link" text:visited-style-name="Visited_20_Internet_20_Link"><text:span text:style-name="T62">Informes</text:span></text:a></text:p>
      <text:p text:style-name="Standard"><text:span text:style-name="T62">D</text:span><text:a xlink:type="simple" xlink:href="https://www.odoo.com/es_ES/slides/slide/journals-1666?fullscreen=1&amp;quiz=1#" text:style-name="Internet_20_link" text:visited-style-name="Visited_20_Internet_20_Link"><text:span text:style-name="T72">atos bancarios personales</text:span></text:a></text:p>
      <text:p text:style-name="Standard"><text:a xlink:type="simple" xlink:href="https://www.odoo.com/es_ES/slides/slide/journals-1666?fullscreen=1&amp;quiz=1#" text:style-name="Internet_20_link" text:visited-style-name="Visited_20_Internet_20_Link"><text:span text:style-name="T62">Catálogo de cuentas</text:span></text:a></text:p>
      <text:p text:style-name="P36"/>
      <text:p text:style-name="P76">Importar un saldo de apertura</text:p>
      <text:p text:style-name="P36">1.¿Cuáles son los tipos de saldos que deben cargarse?</text:p>
      <text:p text:style-name="Standard"><text:a xlink:type="simple" xlink:href="https://www.odoo.com/es_ES/slides/slide/import-an-opening-balance-1915?fullscreen=1&amp;quiz=1#" text:style-name="Internet_20_link" text:visited-style-name="Visited_20_Internet_20_Link"><text:span text:style-name="T72">Libro mayor, clientes, proveedores.</text:span></text:a><text:span text:style-name="T62">*</text:span></text:p>
      <text:p text:style-name="Standard"><text:a xlink:type="simple" xlink:href="https://www.odoo.com/es_ES/slides/slide/import-an-opening-balance-1915?fullscreen=1&amp;quiz=1#" text:style-name="Internet_20_link" text:visited-style-name="Visited_20_Internet_20_Link"><text:span text:style-name="T62">Libro mayor, clientes, informes.</text:span></text:a></text:p>
      <text:p text:style-name="Standard"><text:a xlink:type="simple" xlink:href="https://www.odoo.com/es_ES/slides/slide/import-an-opening-balance-1915?fullscreen=1&amp;quiz=1#" text:style-name="Internet_20_link" text:visited-style-name="Visited_20_Internet_20_Link"><text:span text:style-name="T62">Clientes, proveedores, informes.</text:span></text:a></text:p>
      <text:p text:style-name="Standard"><text:a xlink:type="simple" xlink:href="https://www.odoo.com/es_ES/slides/slide/import-an-opening-balance-1915?fullscreen=1&amp;quiz=1#" text:style-name="Internet_20_link" text:visited-style-name="Visited_20_Internet_20_Link"><text:span text:style-name="T62">Proveedores, informes, adquirentes de pagos.</text:span></text:a></text:p>
      <text:p text:style-name="P106"/>
      <text:p text:style-name="P106">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text:span text:style-name="T62">Haciendo clic derecho en el archivo.</text:span></text:a></text:p>
      <text:p text:style-name="Standard"><text:a xlink:type="simple" xlink:href="https://www.odoo.com/es_ES/slides/slide/import-an-opening-balance-1915?fullscreen=1&amp;quiz=1#" text:style-name="Internet_20_link" text:visited-style-name="Visited_20_Internet_20_Link"><text:span text:style-name="T72">Probando tu importación.</text:span></text:a><text:span text:style-name="T62">*</text:span></text:p>
      <text:p text:style-name="Standard"><text:a xlink:type="simple" xlink:href="https://www.odoo.com/es_ES/slides/slide/import-an-opening-balance-1915?fullscreen=1&amp;quiz=1#" text:style-name="Internet_20_link" text:visited-style-name="Visited_20_Internet_20_Link"><text:span text:style-name="T62">Haciendo doble clic en el archivo.</text:span></text:a></text:p>
      <text:p text:style-name="Standard"><text:a xlink:type="simple" xlink:href="https://www.odoo.com/es_ES/slides/slide/import-an-opening-balance-1915?fullscreen=1&amp;quiz=1#" text:style-name="Internet_20_link" text:visited-style-name="Visited_20_Internet_20_Link"><text:span text:style-name="T62">Corriendo una maratón.</text:span></text:a></text:p>
      <text:p text:style-name="P54"/>
      <text:p text:style-name="P76">Débito y Crédito.</text:p>
      <text:p text:style-name="P36">1.¿Cuántos elementos tiene un asiento de diario?</text:p>
      <text:p text:style-name="Standard"><text:a xlink:type="simple" xlink:href="https://www.odoo.com/es_ES/slides/slide/debit-and-credit-1665?fullscreen=1&amp;quiz=1#" text:style-name="Internet_20_link" text:visited-style-name="Visited_20_Internet_20_Link"><text:span text:style-name="T62">3</text:span></text:a></text:p>
      <text:p text:style-name="Standard"><text:a xlink:type="simple" xlink:href="https://www.odoo.com/es_ES/slides/slide/debit-and-credit-1665?fullscreen=1&amp;quiz=1#" text:style-name="Internet_20_link" text:visited-style-name="Visited_20_Internet_20_Link"><text:span text:style-name="T72">2</text:span></text:a><text:span text:style-name="T62">*</text:span></text:p>
      <text:p text:style-name="Standard"><text:a xlink:type="simple" xlink:href="https://www.odoo.com/es_ES/slides/slide/debit-and-credit-1665?fullscreen=1&amp;quiz=1#" text:style-name="Internet_20_link" text:visited-style-name="Visited_20_Internet_20_Link"><text:span text:style-name="T62">25</text:span></text:a></text:p>
      <text:p text:style-name="Standard"><text:a xlink:type="simple" xlink:href="https://www.odoo.com/es_ES/slides/slide/debit-and-credit-1665?fullscreen=1&amp;quiz=1#" text:style-name="Internet_20_link" text:visited-style-name="Visited_20_Internet_20_Link"><text:span text:style-name="T62">6</text:span></text:a></text:p>
      <text:p text:style-name="P106"/>
      <text:p text:style-name="P106">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text:span text:style-name="T62">El débito disminuye y el crédito aumenta</text:span></text:a></text:p>
      <text:p text:style-name="Standard"><text:a xlink:type="simple" xlink:href="https://www.odoo.com/es_ES/slides/slide/debit-and-credit-1665?fullscreen=1&amp;quiz=1#" text:style-name="Internet_20_link" text:visited-style-name="Visited_20_Internet_20_Link"><text:span text:style-name="T62">Aumentos de débito y aumentos de crédito</text:span></text:a></text:p>
      <text:p text:style-name="Standard"><text:a xlink:type="simple" xlink:href="https://www.odoo.com/es_ES/slides/slide/debit-and-credit-1665?fullscreen=1&amp;quiz=1#" text:style-name="Internet_20_link" text:visited-style-name="Visited_20_Internet_20_Link"><text:span text:style-name="T62">Disminuciones de débito y disminuciones de crédito</text:span></text:a></text:p>
      <text:p text:style-name="Standard"><text:a xlink:type="simple" xlink:href="https://www.odoo.com/es_ES/slides/slide/debit-and-credit-1665?fullscreen=1&amp;quiz=1#" text:style-name="Internet_20_link" text:visited-style-name="Visited_20_Internet_20_Link"><text:span text:style-name="T72">Aumentos de débito y disminuciones de crédito</text:span></text:a><text:span text:style-name="T62">*</text:span></text:p>
      <text:p text:style-name="P54"/>
      <text:p text:style-name="P54"/>
      <text:p text:style-name="P75">FACTURACIÓN </text:p>
      <text:p text:style-name="P77">Emitir una factura de cliente</text:p>
      <text:p text:style-name="P36">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text:span text:style-name="T72">La Cuenta: está configurada por defecto y proviene de la configuración Predeterminada del Diario de Facturas de Clientes</text:span></text:a><text:span text:style-name="T62">*</text:span></text:p>
      <text:p text:style-name="Standard"><text:a xlink:type="simple" xlink:href="https://www.odoo.com/es_ES/slides/slide/issue-a-customer-invoice-1673?fullscreen=1&amp;quiz=1#" text:style-name="Internet_20_link" text:visited-style-name="Visited_20_Internet_20_Link"><text:span text:style-name="T62">El Producto: gracias a las habilidades de premonición de Odoo</text:span></text:a></text:p>
      <text:p text:style-name="Standard"><text:a xlink:type="simple" xlink:href="https://www.odoo.com/es_ES/slides/slide/issue-a-customer-invoice-1673?fullscreen=1&amp;quiz=1#" text:style-name="Internet_20_link" text:visited-style-name="Visited_20_Internet_20_Link"><text:span text:style-name="T62">La Cantidad: gracias a la previsión relacionada con compras anteriores</text:span></text:a></text:p>
      <text:p text:style-name="Standard"><text:a xlink:type="simple" xlink:href="https://www.odoo.com/es_ES/slides/slide/issue-a-customer-invoice-1673?fullscreen=1&amp;quiz=1#" text:style-name="Internet_20_link" text:visited-style-name="Visited_20_Internet_20_Link"><text:span text:style-name="T62">No hay información rellenada automáticamente.</text:span></text:a></text:p>
      <text:p text:style-name="P106"><text:soft-page-break/></text:p>
      <text:p text:style-name="P106">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text:span text:style-name="T72">Odoo toma por defecto la cuenta de ingresos de la categoría de producto.</text:span></text:a><text:span text:style-name="T74">*</text:span></text:p>
      <text:p text:style-name="Standard"><text:a xlink:type="simple" xlink:href="https://www.odoo.com/es_ES/slides/slide/issue-a-customer-invoice-1673?fullscreen=1&amp;quiz=1#" text:style-name="Internet_20_link" text:visited-style-name="Visited_20_Internet_20_Link"><text:span text:style-name="T62">Odoo no puede validar la factura hasta que se agregue la cuenta de ingresos.</text:span></text:a></text:p>
      <text:p text:style-name="Standard"><text:a xlink:type="simple" xlink:href="https://www.odoo.com/es_ES/slides/slide/issue-a-customer-invoice-1673?fullscreen=1&amp;quiz=1#" text:style-name="Internet_20_link" text:visited-style-name="Visited_20_Internet_20_Link"><text:span text:style-name="T62">Odoo valida el ingreso, pero aparece un mensaje de advertencia para recordarle que lo agregue para futuras facturas.</text:span></text:a></text:p>
      <text:p text:style-name="Standard"><text:a xlink:type="simple" xlink:href="https://www.odoo.com/es_ES/slides/slide/issue-a-customer-invoice-1673?fullscreen=1&amp;quiz=1#" text:style-name="Internet_20_link" text:visited-style-name="Visited_20_Internet_20_Link"><text:span text:style-name="T62">Odoo toma la primera cuenta de ingresos activos del Plan de Cuentas.</text:span></text:a></text:p>
      <text:p text:style-name="P106"/>
      <text:p text:style-name="P106">3.¿Qué se podría agregar fácilmente en una factura para estructurarla aún más?</text:p>
      <text:p text:style-name="Standard"><text:span text:style-name="T64">C</text:span><text:a xlink:type="simple" xlink:href="https://www.odoo.com/es_ES/slides/slide/issue-a-customer-invoice-1673?fullscreen=1&amp;quiz=1#" text:style-name="Internet_20_link" text:visited-style-name="Visited_20_Internet_20_Link"><text:span text:style-name="T62">olores y notas</text:span></text:a></text:p>
      <text:p text:style-name="Standard"><text:a xlink:type="simple" xlink:href="https://www.odoo.com/es_ES/slides/slide/issue-a-customer-invoice-1673?fullscreen=1&amp;quiz=1#" text:style-name="Internet_20_link" text:visited-style-name="Visited_20_Internet_20_Link"><text:span text:style-name="T62">Colores y Secciones</text:span></text:a></text:p>
      <text:p text:style-name="Standard"><text:a xlink:type="simple" xlink:href="https://www.odoo.com/es_ES/slides/slide/issue-a-customer-invoice-1673?fullscreen=1&amp;quiz=1#" text:style-name="Internet_20_link" text:visited-style-name="Visited_20_Internet_20_Link"><text:span text:style-name="T72">Notas y Secciones</text:span></text:a><text:span text:style-name="T62">*</text:span></text:p>
      <text:p text:style-name="Standard"><text:a xlink:type="simple" xlink:href="https://www.odoo.com/es_ES/slides/slide/issue-a-customer-invoice-1673?fullscreen=1&amp;quiz=1#" text:style-name="Internet_20_link" text:visited-style-name="Visited_20_Internet_20_Link"><text:span text:style-name="T62">Colores, Notas y Secciones</text:span></text:a></text:p>
      <text:p text:style-name="P56"/>
      <text:p text:style-name="P77">Factura de cliente de una orden de venta</text:p>
      <text:p text:style-name="P36">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text:span text:style-name="T62">Factura regular, pago inicial (porcentaje), pago inicial (porcentaje)</text:span></text:a></text:p>
      <text:p text:style-name="Standard"><text:a xlink:type="simple" xlink:href="https://www.odoo.com/es_ES/slides/slide/customer-invoice-from-a-sales-order-1672?fullscreen=1&amp;quiz=1#" text:style-name="Internet_20_link" text:visited-style-name="Visited_20_Internet_20_Link"><text:span text:style-name="T72">Factura regular, pago inicial (porcentaje), pago inicial (cantidad fija)</text:span></text:a><text:span text:style-name="T62">*</text:span></text:p>
      <text:p text:style-name="Standard"><text:a xlink:type="simple" xlink:href="https://www.odoo.com/es_ES/slides/slide/customer-invoice-from-a-sales-order-1672?fullscreen=1&amp;quiz=1#" text:style-name="Internet_20_link" text:visited-style-name="Visited_20_Internet_20_Link"><text:span text:style-name="T62">Pago inicial (porcentaje), pago inicial (cantidad fija), en lotes</text:span></text:a></text:p>
      <text:p text:style-name="Standard"><text:a xlink:type="simple" xlink:href="https://www.odoo.com/es_ES/slides/slide/customer-invoice-from-a-sales-order-1672?fullscreen=1&amp;quiz=1#" text:style-name="Internet_20_link" text:visited-style-name="Visited_20_Internet_20_Link"><text:span text:style-name="T62">Factura regular, pago inicial (porcentaje), factura irregular</text:span></text:a></text:p>
      <text:p text:style-name="P106"/>
      <text:p text:style-name="P106">2.¿Dónde puede encontrar el campo "política de facturación"?</text:p>
      <text:p text:style-name="Standard"><text:span text:style-name="T81">E</text:span><text:a xlink:type="simple" xlink:href="https://www.odoo.com/es_ES/slides/slide/customer-invoice-from-a-sales-order-1672?fullscreen=1&amp;quiz=1#" text:style-name="Internet_20_link" text:visited-style-name="Visited_20_Internet_20_Link"><text:span text:style-name="T80">n la factura</text:span></text:a></text:p>
      <text:p text:style-name="Standard"><text:a xlink:type="simple" xlink:href="https://www.odoo.com/es_ES/slides/slide/customer-invoice-from-a-sales-order-1672?fullscreen=1&amp;quiz=1#" text:style-name="Internet_20_link" text:visited-style-name="Visited_20_Internet_20_Link"><text:span text:style-name="T62">En la factura de venta</text:span></text:a></text:p>
      <text:p text:style-name="Standard"><text:a xlink:type="simple" xlink:href="https://www.odoo.com/es_ES/slides/slide/customer-invoice-from-a-sales-order-1672?fullscreen=1&amp;quiz=1#" text:style-name="Internet_20_link" text:visited-style-name="Visited_20_Internet_20_Link"><text:span text:style-name="T62">En tu bolsillo</text:span></text:a></text:p>
      <text:p text:style-name="Standard"><text:a xlink:type="simple" xlink:href="https://www.odoo.com/es_ES/slides/slide/customer-invoice-from-a-sales-order-1672?fullscreen=1&amp;quiz=1#" text:style-name="Internet_20_link" text:visited-style-name="Visited_20_Internet_20_Link"><text:span text:style-name="T72">En forma de producto</text:span></text:a><text:span text:style-name="T62">*</text:span></text:p>
      <text:p text:style-name="P56"/>
      <text:p text:style-name="P77">Emisión de una nota de crédito</text:p>
      <text:p text:style-name="P36">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text:span text:style-name="T62">La nota de crédito debe verificarse en la página Configuración.</text:span></text:a></text:p>
      <text:p text:style-name="P96"><text:a xlink:type="simple" xlink:href="https://www.odoo.com/es_ES/slides/slide/issuing-a-credit-note-1685?fullscreen=1&amp;quiz=1#" text:style-name="Internet_20_link" text:visited-style-name="Visited_20_Internet_20_Link"><text:span text:style-name="T62">Se debe crear un diario específico.</text:span></text:a></text:p>
      <text:p text:style-name="P96"><text:a xlink:type="simple" xlink:href="https://www.odoo.com/es_ES/slides/slide/issuing-a-credit-note-1685?fullscreen=1&amp;quiz=1#" text:style-name="Internet_20_link" text:visited-style-name="Visited_20_Internet_20_Link"><text:span text:style-name="T62">La secuencia de nota de crédito dedicada debe activarse en el diario apropiado</text:span></text:a></text:p>
      <text:p text:style-name="Standard"><text:a xlink:type="simple" xlink:href="https://www.odoo.com/es_ES/slides/slide/issuing-a-credit-note-1685?fullscreen=1&amp;quiz=1#" text:style-name="Internet_20_link" text:visited-style-name="Visited_20_Internet_20_Link"><text:span text:style-name="T72">No hay configuración para habilitar antes de emitir una nota de crédito.</text:span></text:a><text:span text:style-name="T62">*</text:span></text:p>
      <text:p text:style-name="P106"/>
      <text:p text:style-name="P106">2.Un reembolso puede ser…</text:p>
      <text:p text:style-name="Standard"><text:a xlink:type="simple" xlink:href="https://www.odoo.com/es_ES/slides/slide/issuing-a-credit-note-1685?fullscreen=1&amp;quiz=1#" text:style-name="Internet_20_link" text:visited-style-name="Visited_20_Internet_20_Link"><text:span text:style-name="T64">P</text:span><text:span text:style-name="T62">uede ser parcial</text:span></text:a></text:p>
      <text:p text:style-name="Standard"><text:a xlink:type="simple" xlink:href="https://www.odoo.com/es_ES/slides/slide/issuing-a-credit-note-1685?fullscreen=1&amp;quiz=1#" text:style-name="Internet_20_link" text:visited-style-name="Visited_20_Internet_20_Link"><text:span text:style-name="T64">Pue</text:span><text:span text:style-name="T62">de ser total</text:span></text:a></text:p>
      <text:p text:style-name="Standard"><text:a xlink:type="simple" xlink:href="https://www.odoo.com/es_ES/slides/slide/issuing-a-credit-note-1685?fullscreen=1&amp;quiz=1#" text:style-name="Internet_20_link" text:visited-style-name="Visited_20_Internet_20_Link"><text:span text:style-name="T72">Puede ser parcial o total</text:span></text:a><text:span text:style-name="T62">*</text:span></text:p>
      <text:p text:style-name="Standard"><text:a xlink:type="simple" xlink:href="https://www.odoo.com/es_ES/slides/slide/issuing-a-credit-note-1685?fullscreen=1&amp;quiz=1#" text:style-name="Internet_20_link" text:visited-style-name="Visited_20_Internet_20_Link"><text:span text:style-name="T62">Puede ser o no puede ser, esa es la cuestión</text:span></text:a></text:p>
      <text:p text:style-name="P36"/>
      <text:p text:style-name="P77">Digitalización de facturas con OCR</text:p>
      <text:p text:style-name="P36">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text:span text:style-name="T62">No puedes, Odoo no lo permite.</text:span></text:a></text:p>
      <text:p text:style-name="Standard"><text:a xlink:type="simple" xlink:href="https://www.odoo.com/es_ES/slides/slide/invoice-digitization-with-ocr-1712?fullscreen=1&amp;quiz=1#" text:style-name="Internet_20_link" text:visited-style-name="Visited_20_Internet_20_Link"><text:span text:style-name="T72">Se carga y puedes dividir las facturas.</text:span></text:a><text:span text:style-name="T62">*</text:span></text:p>
      <text:p text:style-name="Standard"><text:a xlink:type="simple" xlink:href="https://www.odoo.com/es_ES/slides/slide/invoice-digitization-with-ocr-1712?fullscreen=1&amp;quiz=1#" text:style-name="Internet_20_link" text:visited-style-name="Visited_20_Internet_20_Link"><text:span text:style-name="T62">Se carga, pero no puedes dividir las cuentas.</text:span></text:a></text:p>
      <text:p text:style-name="P106"/>
      <text:p text:style-name="P106"/>
      <text:p text:style-name="P106"><text:soft-page-break/></text:p>
      <text:p text:style-name="P106">2.¿Qué hace el OCR?</text:p>
      <text:p text:style-name="Standard"><text:a xlink:type="simple" xlink:href="https://www.odoo.com/es_ES/slides/slide/invoice-digitization-with-ocr-1712?fullscreen=1&amp;quiz=1#" text:style-name="Internet_20_link" text:visited-style-name="Visited_20_Internet_20_Link"><text:span text:style-name="T72">Le permite reconocer documentos y transferir su información automáticamente en la base de datos de su Odoo.</text:span></text:a><text:span text:style-name="T62">*</text:span></text:p>
      <text:p text:style-name="Standard"><text:a xlink:type="simple" xlink:href="https://www.odoo.com/es_ES/slides/slide/invoice-digitization-with-ocr-1712?fullscreen=1&amp;quiz=1#" text:style-name="Internet_20_link" text:visited-style-name="Visited_20_Internet_20_Link"><text:span text:style-name="T62">Permite escanear documentos y pagar deudas automáticamente.</text:span></text:a></text:p>
      <text:p text:style-name="Standard"><text:a xlink:type="simple" xlink:href="https://www.odoo.com/es_ES/slides/slide/invoice-digitization-with-ocr-1712?fullscreen=1&amp;quiz=1#" text:style-name="Internet_20_link" text:visited-style-name="Visited_20_Internet_20_Link"><text:span text:style-name="T62">Permite escanear documentos y realizar automáticamente un informe fiscal desde Odoo.</text:span></text:a></text:p>
      <text:p text:style-name="P56"/>
      <text:p text:style-name="P56"><text:span text:style-name="T41">Código QR en facturas </text:span><text:span text:style-name="T59">para Clientes Europeos</text:span></text:p>
      <text:p text:style-name="P36">1.¿Para qué sirve un código QR en una factura?</text:p>
      <text:p text:style-name="Standard"><text:a xlink:type="simple" xlink:href="https://www.odoo.com/es_ES/slides/slide/qr-code-on-invoices-for-european-customers-635?fullscreen=1&amp;quiz=1#" text:style-name="Internet_20_link" text:visited-style-name="Visited_20_Internet_20_Link"><text:span text:style-name="T62">Es una gran herramienta promocional para agregar un enlace a un sitio web, por ejemplo.</text:span></text:a></text:p>
      <text:p text:style-name="P115"><text:a xlink:type="simple" xlink:href="https://www.odoo.com/es_ES/slides/slide/qr-code-on-invoices-for-european-customers-635?fullscreen=1&amp;quiz=1#" text:style-name="Internet_20_link" text:visited-style-name="Visited_20_Internet_20_Link"><text:span text:style-name="T62">Contiene la información de contacto de la empresa.</text:span></text:a></text:p>
      <text:p text:style-name="P115"><text:a xlink:type="simple" xlink:href="https://www.odoo.com/es_ES/slides/slide/qr-code-on-invoices-for-european-customers-635?fullscreen=1&amp;quiz=1#" text:style-name="Internet_20_link" text:visited-style-name="Visited_20_Internet_20_Link"><text:span text:style-name="T62">Odoo lo utiliza para codificar fácilmente facturas externas como facturas de proveedores en la aplicación de contabilidad.</text:span></text:a></text:p>
      <text:p text:style-name="Standard"><text:a xlink:type="simple" xlink:href="https://www.odoo.com/es_ES/slides/slide/qr-code-on-invoices-for-european-customers-635?fullscreen=1&amp;quiz=1#" text:style-name="Internet_20_link" text:visited-style-name="Visited_20_Internet_20_Link"><text:span text:style-name="T72">Permite a los clientes escanear sus instrucciones de transferencia bancaria directamente con su aplicación bancaria.</text:span></text:a><text:span text:style-name="T62">*</text:span></text:p>
      <text:p text:style-name="P106"/>
      <text:p text:style-name="P106">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text:span text:style-name="T62">Al habilitar "Código QR SEPA" en Configuración -&gt; Ajustes -&gt; Pagos de clientes.</text:span></text:a></text:p>
      <text:p text:style-name="Standard"><text:a xlink:type="simple" xlink:href="https://www.odoo.com/es_ES/slides/slide/qr-code-on-invoices-for-european-customers-635?fullscreen=1&amp;quiz=1#" text:style-name="Internet_20_link" text:visited-style-name="Visited_20_Internet_20_Link"><text:span text:style-name="T62">Agregando un bloque "Código QR SEPA" a la vista Edición de página web.</text:span></text:a></text:p>
      <text:p text:style-name="Standard"><text:a xlink:type="simple" xlink:href="https://www.odoo.com/es_ES/slides/slide/qr-code-on-invoices-for-european-customers-635?fullscreen=1&amp;quiz=1#" text:style-name="Internet_20_link" text:visited-style-name="Visited_20_Internet_20_Link"><text:span text:style-name="T72">Habilitando "Usar código QR de SEPA" en la vista de formulario de Adquiriente de pago, en la pestaña Configuración.</text:span></text:a><text:span text:style-name="T62">*</text:span></text:p>
      <text:p text:style-name="Standard"><text:a xlink:type="simple" xlink:href="https://www.odoo.com/es_ES/slides/slide/qr-code-on-invoices-for-european-customers-635?fullscreen=1&amp;quiz=1#" text:style-name="Internet_20_link" text:visited-style-name="Visited_20_Internet_20_Link"><text:span text:style-name="T62">Activando el Adquirente de Pagos "Código QR SEPA".</text:span></text:a></text:p>
      <text:p text:style-name="P36"/>
      <text:p text:style-name="P80">Registro de una factura para proveedor</text:p>
      <text:p text:style-name="P36">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text:span text:style-name="T62">Ellos son iguales.</text:span></text:a></text:p>
      <text:p text:style-name="Standard"><text:a xlink:type="simple" xlink:href="https://www.odoo.com/es_ES/slides/slide/registering-a-vendor-bill-1683?fullscreen=1&amp;quiz=1#" text:style-name="Internet_20_link" text:visited-style-name="Visited_20_Internet_20_Link"><text:span text:style-name="T72">La fecha de la factura es la fecha de emisión y la fecha contable es cuando se contabiliza.</text:span></text:a><text:span text:style-name="T62">*</text:span></text:p>
      <text:p text:style-name="Standard"><text:a xlink:type="simple" xlink:href="https://www.odoo.com/es_ES/slides/slide/registering-a-vendor-bill-1683?fullscreen=1&amp;quiz=1#" text:style-name="Internet_20_link" text:visited-style-name="Visited_20_Internet_20_Link"><text:span text:style-name="T62">La fecha de facturación es la fecha de informe y la fecha contable es cuando se contabiliza.</text:span></text:a></text:p>
      <text:p text:style-name="Standard"><text:a xlink:type="simple" xlink:href="https://www.odoo.com/es_ES/slides/slide/registering-a-vendor-bill-1683?fullscreen=1&amp;quiz=1#" text:style-name="Internet_20_link" text:visited-style-name="Visited_20_Internet_20_Link"><text:span text:style-name="T62">La fecha de la factura es la fecha de emisión y la fecha contable es la fecha en que se configura su cuenta de Odoo.</text:span></text:a></text:p>
      <text:p text:style-name="P106"/>
      <text:p text:style-name="P106">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text:span text:style-name="T72">En la app de Compras y seleccionando Pedidos -&gt; Órdenes de Compra</text:span></text:a><text:span text:style-name="T62">*</text:span></text:p>
      <text:p text:style-name="Standard"><text:a xlink:type="simple" xlink:href="https://www.odoo.com/es_ES/slides/slide/registering-a-vendor-bill-1683?fullscreen=1&amp;quiz=1#" text:style-name="Internet_20_link" text:visited-style-name="Visited_20_Internet_20_Link"><text:span text:style-name="T62">En la sección de impuestos</text:span></text:a></text:p>
      <text:p text:style-name="Standard"><text:a xlink:type="simple" xlink:href="https://www.odoo.com/es_ES/slides/slide/registering-a-vendor-bill-1683?fullscreen=1&amp;quiz=1#" text:style-name="Internet_20_link" text:visited-style-name="Visited_20_Internet_20_Link"><text:span text:style-name="T62">En la conversación Discutir vinculada a la orden de compra</text:span></text:a></text:p>
      <text:p text:style-name="Standard"><text:a xlink:type="simple" xlink:href="https://www.odoo.com/es_ES/slides/slide/registering-a-vendor-bill-1683?fullscreen=1&amp;quiz=1#" text:style-name="Internet_20_link" text:visited-style-name="Visited_20_Internet_20_Link"><text:span text:style-name="T62">Al abrir el panel de Contabilidad</text:span></text:a></text:p>
      <text:p text:style-name="P57"/>
      <text:p text:style-name="P78">Términos de pago</text:p>
      <text:p text:style-name="P36">1.¿Qué cubren las condiciones de pago?</text:p>
      <text:p text:style-name="Standard"><text:a xlink:type="simple" xlink:href="https://www.odoo.com/es_ES/slides/slide/payment-terms-1679?fullscreen=1&amp;quiz=1#" text:style-name="Internet_20_link" text:visited-style-name="Visited_20_Internet_20_Link"><text:span text:style-name="T62">La fecha de vencimiento.</text:span></text:a></text:p>
      <text:p text:style-name="Standard"><text:a xlink:type="simple" xlink:href="https://www.odoo.com/es_ES/slides/slide/payment-terms-1679?fullscreen=1&amp;quiz=1#" text:style-name="Internet_20_link" text:visited-style-name="Visited_20_Internet_20_Link"><text:span text:style-name="T72">La fecha de vencimiento, las condiciones de pago y los incentivos de pago.</text:span></text:a><text:span text:style-name="T62">*</text:span></text:p>
      <text:p text:style-name="Standard"><text:a xlink:type="simple" xlink:href="https://www.odoo.com/es_ES/slides/slide/payment-terms-1679?fullscreen=1&amp;quiz=1#" text:style-name="Internet_20_link" text:visited-style-name="Visited_20_Internet_20_Link"><text:span text:style-name="T62">Todas las reglas y pautas que el cliente debe aceptar.</text:span></text:a></text:p>
      <text:p text:style-name="Standard"><text:a xlink:type="simple" xlink:href="https://www.odoo.com/es_ES/slides/slide/payment-terms-1679?fullscreen=1&amp;quiz=1#" text:style-name="Internet_20_link" text:visited-style-name="Visited_20_Internet_20_Link"><text:span text:style-name="T62">La fecha de vencimiento y los impuestos aplicados en la factura.</text:span></text:a></text:p>
      <text:p text:style-name="P106"/>
      <text:p text:style-name="P106">2.¿Hay alguna forma visual y fácil de identificar las facturas impagas?</text:p>
      <text:p text:style-name="Standard"><text:a xlink:type="simple" xlink:href="https://www.odoo.com/es_ES/slides/slide/payment-terms-1679?fullscreen=1&amp;quiz=1#" text:style-name="Internet_20_link" text:visited-style-name="Visited_20_Internet_20_Link"><text:span text:style-name="T72">El informe de antigüedad de cuentas por cobrar.</text:span></text:a><text:span text:style-name="T62">*</text:span></text:p>
      <text:p text:style-name="Standard"><text:a xlink:type="simple" xlink:href="https://www.odoo.com/es_ES/slides/slide/payment-terms-1679?fullscreen=1&amp;quiz=1#" text:style-name="Internet_20_link" text:visited-style-name="Visited_20_Internet_20_Link"><text:soft-page-break/><text:span text:style-name="T62">El cuadro de facturas de clientes disponible en el panel de control.</text:span></text:a></text:p>
      <text:p text:style-name="Standard"><text:a xlink:type="simple" xlink:href="https://www.odoo.com/es_ES/slides/slide/payment-terms-1679?fullscreen=1&amp;quiz=1#" text:style-name="Internet_20_link" text:visited-style-name="Visited_20_Internet_20_Link"><text:span text:style-name="T62">La cuenta pendiente.</text:span></text:a></text:p>
      <text:p text:style-name="Standard"><text:a xlink:type="simple" xlink:href="https://www.odoo.com/es_ES/slides/slide/payment-terms-1679?fullscreen=1&amp;quiz=1#" text:style-name="Internet_20_link" text:visited-style-name="Visited_20_Internet_20_Link"><text:span text:style-name="T62">No, no existe una forma visual y fácil de saber lo que nos debe un cliente en concreto.</text:span></text:a></text:p>
      <text:p text:style-name="P36"/>
      <text:p text:style-name="P77">Términos y condiciones</text:p>
      <text:p text:style-name="P36">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text:span text:style-name="T72">Sí, puede actualizar los términos y condiciones predeterminados en el documento cuando lo crea.</text:span></text:a><text:span text:style-name="T62">*</text:span></text:p>
      <text:p text:style-name="Standard"><text:a xlink:type="simple" xlink:href="https://www.odoo.com/es_ES/slides/slide/terms-conditions-1680?fullscreen=1&amp;quiz=1#" text:style-name="Internet_20_link" text:visited-style-name="Visited_20_Internet_20_Link"><text:span text:style-name="T62">Sí, pero solo si las modificaciones están relacionadas con cambios menores.</text:span></text:a></text:p>
      <text:p text:style-name="Standard"><text:a xlink:type="simple" xlink:href="https://www.odoo.com/es_ES/slides/slide/terms-conditions-1680?fullscreen=1&amp;quiz=1#" text:style-name="Internet_20_link" text:visited-style-name="Visited_20_Internet_20_Link"><text:span text:style-name="T62">No, debe modificar los términos y condiciones predeterminados.</text:span></text:a></text:p>
      <text:p text:style-name="Standard"><text:a xlink:type="simple" xlink:href="https://www.odoo.com/es_ES/slides/slide/terms-conditions-1680?fullscreen=1&amp;quiz=1#" text:style-name="Internet_20_link" text:visited-style-name="Visited_20_Internet_20_Link"><text:span text:style-name="T62">No, los términos y condiciones no se pueden actualizar.</text:span></text:a></text:p>
      <text:p text:style-name="P106"/>
      <text:p text:style-name="P106">2.En Odoo, es posible enviar sus Términos y Condiciones:</text:p>
      <text:p text:style-name="Standard"><text:a xlink:type="simple" xlink:href="https://www.odoo.com/es_ES/slides/slide/terms-conditions-1680?fullscreen=1&amp;quiz=1#" text:style-name="Internet_20_link" text:visited-style-name="Visited_20_Internet_20_Link"><text:span text:style-name="T64">C</text:span><text:span text:style-name="T62">omo nota</text:span></text:a></text:p>
      <text:p text:style-name="Standard"><text:a xlink:type="simple" xlink:href="https://www.odoo.com/es_ES/slides/slide/terms-conditions-1680?fullscreen=1&amp;quiz=1#" text:style-name="Internet_20_link" text:visited-style-name="Visited_20_Internet_20_Link"><text:span text:style-name="T62">Como enlace a una página web</text:span></text:a></text:p>
      <text:p text:style-name="Standard"><text:a xlink:type="simple" xlink:href="https://www.odoo.com/es_ES/slides/slide/terms-conditions-1680?fullscreen=1&amp;quiz=1#" text:style-name="Internet_20_link" text:visited-style-name="Visited_20_Internet_20_Link"><text:span text:style-name="T72">Como una nota o un enlace a una página web</text:span></text:a><text:span text:style-name="T62">*</text:span></text:p>
      <text:p text:style-name="Standard"><text:a xlink:type="simple" xlink:href="https://www.odoo.com/es_ES/slides/slide/terms-conditions-1680?fullscreen=1&amp;quiz=1#" text:style-name="Internet_20_link" text:visited-style-name="Visited_20_Internet_20_Link"><text:span text:style-name="T62">Solicito entrega de paloma mensajera</text:span></text:a></text:p>
      <text:p text:style-name="P56"/>
      <text:p text:style-name="P79">IMPUESTOS</text:p>
      <text:p text:style-name="P77">Impuestos e IVA</text:p>
      <text:p text:style-name="P36">1.¿Sobre qué se aplica el IVA?</text:p>
      <text:p text:style-name="Standard"><text:a xlink:type="simple" xlink:href="https://www.odoo.com/es_ES/slides/slide/taxes-and-vat-1695?fullscreen=1&amp;quiz=1#" text:style-name="Internet_20_link" text:visited-style-name="Visited_20_Internet_20_Link"><text:span text:style-name="T62">En propiedades gubernamentales.</text:span></text:a></text:p>
      <text:p text:style-name="Standard"><text:a xlink:type="simple" xlink:href="https://www.odoo.com/es_ES/slides/slide/taxes-and-vat-1695?fullscreen=1&amp;quiz=1#" text:style-name="Internet_20_link" text:visited-style-name="Visited_20_Internet_20_Link"><text:span text:style-name="T62">Solo en Servicios.</text:span></text:a></text:p>
      <text:p text:style-name="Standard"><text:a xlink:type="simple" xlink:href="https://www.odoo.com/es_ES/slides/slide/taxes-and-vat-1695?fullscreen=1&amp;quiz=1#" text:style-name="Internet_20_link" text:visited-style-name="Visited_20_Internet_20_Link"><text:span text:style-name="T72">Sobre bienes y servicios.</text:span></text:a><text:span text:style-name="T62">*</text:span></text:p>
      <text:p text:style-name="Standard"><text:a xlink:type="simple" xlink:href="https://www.odoo.com/es_ES/slides/slide/taxes-and-vat-1695?fullscreen=1&amp;quiz=1#" text:style-name="Internet_20_link" text:visited-style-name="Visited_20_Internet_20_Link"><text:span text:style-name="T62">Solo en mercancías.</text:span></text:a></text:p>
      <text:p text:style-name="P106"/>
      <text:p text:style-name="P106">2.¿Dónde puedo activar y desactivar impuestos en Odoo?</text:p>
      <text:p text:style-name="Standard"><text:a xlink:type="simple" xlink:href="https://www.odoo.com/es_ES/slides/slide/taxes-and-vat-1695?fullscreen=1&amp;quiz=1#" text:style-name="Internet_20_link" text:visited-style-name="Visited_20_Internet_20_Link"><text:span text:style-name="T72">En la aplicación de contabilidad, luego Configuración -&gt; Impuestos.</text:span></text:a><text:span text:style-name="T62">*</text:span></text:p>
      <text:p text:style-name="Standard"><text:a xlink:type="simple" xlink:href="https://www.odoo.com/es_ES/slides/slide/taxes-and-vat-1695?fullscreen=1&amp;quiz=1#" text:style-name="Internet_20_link" text:visited-style-name="Visited_20_Internet_20_Link"><text:span text:style-name="T62">En el tablero de contabilidad.</text:span></text:a></text:p>
      <text:p text:style-name="Standard"><text:a xlink:type="simple" xlink:href="https://www.odoo.com/es_ES/slides/slide/taxes-and-vat-1695?fullscreen=1&amp;quiz=1#" text:style-name="Internet_20_link" text:visited-style-name="Visited_20_Internet_20_Link"><text:span text:style-name="T62">En la aplicación de contabilidad, luego Informes -&gt; Informe de impuestos.</text:span></text:a></text:p>
      <text:p text:style-name="Standard"><text:a xlink:type="simple" xlink:href="https://www.odoo.com/es_ES/slides/slide/taxes-and-vat-1695?fullscreen=1&amp;quiz=1#" text:style-name="Internet_20_link" text:visited-style-name="Visited_20_Internet_20_Link"><text:span text:style-name="T62">En el chat al crear una Factura.</text:span></text:a></text:p>
      <text:p text:style-name="P77"/>
      <text:p text:style-name="P77">Posiciones Fiscales</text:p>
      <text:p text:style-name="P36">1.En Odoo, ¿qué es una posición fiscal?</text:p>
      <text:p text:style-name="Standard"><text:a xlink:type="simple" xlink:href="https://www.odoo.com/es_ES/slides/slide/fiscal-positions-1686?fullscreen=1&amp;quiz=1#" text:style-name="Internet_20_link" text:visited-style-name="Visited_20_Internet_20_Link"><text:span text:style-name="T62">Es una lista de todos mis impuestos actualmente activados.</text:span></text:a></text:p>
      <text:p text:style-name="Standard"><text:a xlink:type="simple" xlink:href="https://www.odoo.com/es_ES/slides/slide/fiscal-positions-1686?fullscreen=1&amp;quiz=1#" text:style-name="Internet_20_link" text:visited-style-name="Visited_20_Internet_20_Link"><text:span text:style-name="T72">Es un conjunto de reglas que aplica impuestos específicos de acuerdo a la ubicación y tipo de negocio de mi socio.</text:span></text:a><text:span text:style-name="T62">*</text:span></text:p>
      <text:p text:style-name="Standard"><text:a xlink:type="simple" xlink:href="https://www.odoo.com/es_ES/slides/slide/fiscal-positions-1686?fullscreen=1&amp;quiz=1#" text:style-name="Internet_20_link" text:visited-style-name="Visited_20_Internet_20_Link"><text:span text:style-name="T62">Es un registro de todos los impuestos aplicables por país.</text:span></text:a></text:p>
      <text:p text:style-name="P106"/>
      <text:p text:style-name="P106">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text:span text:style-name="T62">Adición de diferentes impuestos dentro del formulario del producto.</text:span></text:a></text:p>
      <text:p text:style-name="Standard"><text:a xlink:type="simple" xlink:href="https://www.odoo.com/es_ES/slides/slide/fiscal-positions-1686?fullscreen=1&amp;quiz=1#" text:style-name="Internet_20_link" text:visited-style-name="Visited_20_Internet_20_Link"><text:span text:style-name="T72">Marque "Detectar automáticamente" y seleccione el país o grupo de países al que se debe aplicar esa posición fiscal.</text:span></text:a><text:span text:style-name="T62">*</text:span></text:p>
      <text:p text:style-name="Standard"><text:a xlink:type="simple" xlink:href="https://www.odoo.com/es_ES/slides/slide/fiscal-positions-1686?fullscreen=1&amp;quiz=1#" text:style-name="Internet_20_link" text:visited-style-name="Visited_20_Internet_20_Link"><text:span text:style-name="T62">Llenar el campo "Cuenta" dentro de la factura.</text:span></text:a></text:p>
      <text:p text:style-name="P106"/>
      <text:p text:style-name="P106">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text:span text:style-name="T62">Las posiciones fiscales solo aplican a los servicios.</text:span></text:a></text:p>
      <text:p text:style-name="Standard"><text:a xlink:type="simple" xlink:href="https://www.odoo.com/es_ES/slides/slide/fiscal-positions-1686?fullscreen=1&amp;quiz=1#" text:style-name="Internet_20_link" text:visited-style-name="Visited_20_Internet_20_Link"><text:soft-page-break/><text:span text:style-name="T62">El impuesto debe configurarse en el formulario del producto, y la posición fiscal se calculará al confirmar la factura.</text:span></text:a></text:p>
      <text:p text:style-name="Standard"><text:a xlink:type="simple" xlink:href="https://www.odoo.com/es_ES/slides/slide/fiscal-positions-1686?fullscreen=1&amp;quiz=1#" text:style-name="Internet_20_link" text:visited-style-name="Visited_20_Internet_20_Link"><text:span text:style-name="T72">El campo "Cliente/Proveedor" o el campo "Posición fiscal" en la pestaña "Otra información" debe completarse antes de agregar un producto.</text:span></text:a><text:span text:style-name="T62">*</text:span></text:p>
      <text:p text:style-name="P77"/>
      <text:p text:style-name="P77">Informe y declaración de impuestos</text:p>
      <text:p text:style-name="P36">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text:span text:style-name="T62">El primero configura Odoo para calcular mi declaración de impuestos correctamente; el segundo solo me da una visión general de mis impuestos para el período seleccionado.</text:span></text:a></text:p>
      <text:p text:style-name="Standard"><text:a xlink:type="simple" xlink:href="https://www.odoo.com/es_ES/slides/slide/tax-report-and-return-1719?fullscreen=1&amp;quiz=1#" text:style-name="Internet_20_link" text:visited-style-name="Visited_20_Internet_20_Link"><text:span text:style-name="T72">El primero configura Odoo para calcular mi declaración de impuestos correctamente; el segundo me permite crear un informe de impuestos para el período seleccionado.</text:span></text:a><text:span text:style-name="T62">*</text:span></text:p>
      <text:p text:style-name="Standard"><text:a xlink:type="simple" xlink:href="https://www.odoo.com/es_ES/slides/slide/tax-report-and-return-1719?fullscreen=1&amp;quiz=1#" text:style-name="Internet_20_link" text:visited-style-name="Visited_20_Internet_20_Link"><text:span text:style-name="T62">Es una característica de 'conveniencia'. Ambos me permiten hacer lo mismo.</text:span></text:a></text:p>
      <text:p text:style-name="P106"/>
      <text:p text:style-name="P106">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text:span text:style-name="T72">Según las columnas 'débito' o 'haber' de la “Cuenta Corriente IVA”.</text:span></text:a><text:span text:style-name="T62">*</text:span></text:p>
      <text:p text:style-name="Standard"><text:a xlink:type="simple" xlink:href="https://www.odoo.com/es_ES/slides/slide/tax-report-and-return-1719?fullscreen=1&amp;quiz=1#" text:style-name="Internet_20_link" text:visited-style-name="Visited_20_Internet_20_Link"><text:span text:style-name="T62">Comprobando el diario "Bank and Cash".</text:span></text:a></text:p>
      <text:p text:style-name="Standard"><text:a xlink:type="simple" xlink:href="https://www.odoo.com/es_ES/slides/slide/tax-report-and-return-1719?fullscreen=1&amp;quiz=1#" text:style-name="Internet_20_link" text:visited-style-name="Visited_20_Internet_20_Link"><text:span text:style-name="T62">Solo lo sabré una vez que lo cargue en mi portal de impuestos del gobierno local.</text:span></text:a></text:p>
      <text:p text:style-name="P106"/>
      <text:p text:style-name="P106">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text:span text:style-name="T62">Las transacciones anteriores a las fechas de bloqueo aún se pueden registrar sin ningún problema, </text:span><text:span text:style-name="T64">In</text:span><text:span text:style-name="T62">cluso si están bloqueadas.</text:span></text:a></text:p>
      <text:p text:style-name="Standard"><text:a xlink:type="simple" xlink:href="https://www.odoo.com/es_ES/slides/slide/tax-report-and-return-1719?fullscreen=1&amp;quiz=1#" text:style-name="Internet_20_link" text:visited-style-name="Visited_20_Internet_20_Link"><text:span text:style-name="T62">Cree un nuevo informe de IVA y registre la transacción que falta.</text:span></text:a></text:p>
      <text:p text:style-name="Standard"><text:a xlink:type="simple" xlink:href="https://www.odoo.com/es_ES/slides/slide/tax-report-and-return-1719?fullscreen=1&amp;quiz=1#" text:style-name="Internet_20_link" text:visited-style-name="Visited_20_Internet_20_Link"><text:span text:style-name="T72">Registre la transacción y Odoo la publicará automáticamente en el próximo período fiscal.</text:span></text:a><text:span text:style-name="T62">*</text:span></text:p>
      <text:p text:style-name="P77"/>
      <text:p text:style-name="P77">Base de efectivo</text:p>
      <text:p text:style-name="P36">1.¿Cuál es el concepto clave del método de base de efectivo?</text:p>
      <text:p text:style-name="Standard"><text:a xlink:type="simple" xlink:href="https://www.odoo.com/es_ES/slides/slide/cash-basis-1876?fullscreen=1&amp;quiz=1#" text:style-name="Internet_20_link" text:visited-style-name="Visited_20_Internet_20_Link"><text:span text:style-name="T62">Un método que no permite el pago con tarjeta de crédito.</text:span></text:a></text:p>
      <text:p text:style-name="Standard"><text:a xlink:type="simple" xlink:href="https://www.odoo.com/es_ES/slides/slide/cash-basis-1876?fullscreen=1&amp;quiz=1#" text:style-name="Internet_20_link" text:visited-style-name="Visited_20_Internet_20_Link"><text:span text:style-name="T62">Un método que registra los ingresos y gastos antes de que se reciba o pague el efectivo.</text:span></text:a></text:p>
      <text:p text:style-name="Standard"><text:a xlink:type="simple" xlink:href="https://www.odoo.com/es_ES/slides/slide/cash-basis-1876?fullscreen=1&amp;quiz=1#" text:style-name="Internet_20_link" text:visited-style-name="Visited_20_Internet_20_Link"><text:span text:style-name="T72">Un método que registra ingresos y gastos cuando un pago está vinculado a la factura.</text:span></text:a><text:span text:style-name="T62">*</text:span></text:p>
      <text:p text:style-name="P106"/>
      <text:p text:style-name="P106">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text:span text:style-name="T72">'Basado en pagos'</text:span></text:a><text:span text:style-name="T62">*</text:span></text:p>
      <text:p text:style-name="Standard"><text:a xlink:type="simple" xlink:href="https://www.odoo.com/es_ES/slides/slide/cash-basis-1876?fullscreen=1&amp;quiz=1#" text:style-name="Internet_20_link" text:visited-style-name="Visited_20_Internet_20_Link"><text:span text:style-name="T62">'Basado en factura'</text:span></text:a></text:p>
      <text:p text:style-name="Standard"><text:a xlink:type="simple" xlink:href="https://www.odoo.com/es_ES/slides/slide/cash-basis-1876?fullscreen=1&amp;quiz=1#" text:style-name="Internet_20_link" text:visited-style-name="Visited_20_Internet_20_Link"><text:span text:style-name="T62">'Basado en pagos' y 'Basado en factura'</text:span></text:a></text:p>
      <text:p text:style-name="P77"/>
      <text:p text:style-name="P77">Extra Tasas (ecotas, alcohol, luxury, …)</text:p>
      <text:p text:style-name="P36">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text:span text:style-name="T72">El impuesto actual se sumará a la base sobre la que se aplicará el siguiente impuesto (que figura después del actual en la lista de impuestos).</text:span></text:a><text:span text:style-name="T62">*</text:span></text:p>
      <text:p text:style-name="Standard"><text:a xlink:type="simple" xlink:href="https://www.odoo.com/es_ES/slides/slide/extra-taxes-ecotax-alcohol-luxury-654?fullscreen=1&amp;quiz=1#" text:style-name="Internet_20_link" text:visited-style-name="Visited_20_Internet_20_Link"><text:span text:style-name="T62">El siguiente impuesto (que figura después del actual en la lista de impuestos) se sumará a la base sobre la que se aplicará el impuesto actual.</text:span></text:a></text:p>
      <text:p text:style-name="Standard"><text:a xlink:type="simple" xlink:href="https://www.odoo.com/es_ES/slides/slide/extra-taxes-ecotax-alcohol-luxury-654?fullscreen=1&amp;quiz=1#" text:style-name="Internet_20_link" text:visited-style-name="Visited_20_Internet_20_Link"><text:span text:style-name="T62">El importe del impuesto estará incluido en el precio.</text:span></text:a></text:p>
      <text:p text:style-name="Standard"><text:a xlink:type="simple" xlink:href="https://www.odoo.com/es_ES/slides/slide/extra-taxes-ecotax-alcohol-luxury-654?fullscreen=1&amp;quiz=1#" text:style-name="Internet_20_link" text:visited-style-name="Visited_20_Internet_20_Link"><text:span text:style-name="T62">Convocará a un ejército de minions.</text:span></text:a></text:p>
      <text:p text:style-name="P106"/>
      <text:p text:style-name="P106"><text:soft-page-break/>2.¿Por qué es crucial el orden de la lista de impuestos?</text:p>
      <text:p text:style-name="Standard"><text:a xlink:type="simple" xlink:href="https://www.odoo.com/es_ES/slides/slide/extra-taxes-ecotax-alcohol-luxury-654?fullscreen=1&amp;quiz=1#" text:style-name="Internet_20_link" text:visited-style-name="Visited_20_Internet_20_Link"><text:span text:style-name="T62">Define el orden en que se muestran los diferentes impuestos en las facturas, entre el subtotal y el total.</text:span></text:a></text:p>
      <text:p text:style-name="Standard"><text:a xlink:type="simple" xlink:href="https://www.odoo.com/es_ES/slides/slide/extra-taxes-ecotax-alcohol-luxury-654?fullscreen=1&amp;quiz=1#" text:style-name="Internet_20_link" text:visited-style-name="Visited_20_Internet_20_Link"><text:span text:style-name="T72">Define en qué orden se calculan los impuestos.</text:span></text:a><text:span text:style-name="T62">*</text:span></text:p>
      <text:p text:style-name="Standard"><text:a xlink:type="simple" xlink:href="https://www.odoo.com/es_ES/slides/slide/extra-taxes-ecotax-alcohol-luxury-654?fullscreen=1&amp;quiz=1#" text:style-name="Internet_20_link" text:visited-style-name="Visited_20_Internet_20_Link"><text:span text:style-name="T62">No es crucial; solo nos permite mantener nuestra lista bien organizada.</text:span></text:a></text:p>
      <text:p text:style-name="Standard"><text:a xlink:type="simple" xlink:href="https://www.odoo.com/es_ES/slides/slide/extra-taxes-ecotax-alcohol-luxury-654?fullscreen=1&amp;quiz=1#" text:style-name="Internet_20_link" text:visited-style-name="Visited_20_Internet_20_Link"><text:span text:style-name="T62">Porque los impuestos que afectan la base de impuestos posteriores y que se mapean en Posiciones Fiscales deben estar uno al lado del otro para que se apliquen correctamente cuando crea una nueva factura para un cliente con sede en el extranjero o gravado de manera diferente.</text:span></text:a></text:p>
      <text:p text:style-name="P56"/>
      <text:p text:style-name="P79">PAGOS </text:p>
      <text:p text:style-name="P77">Pagos de clientes y proveedores</text:p>
      <text:p text:style-name="P36">1.¿Cómo puedo omitir la cinta "En pago"?</text:p>
      <text:p text:style-name="Standard"><text:a xlink:type="simple" xlink:href="https://www.odoo.com/es_ES/slides/slide/customer-and-vendor-payments-1690?fullscreen=1&amp;quiz=1#" text:style-name="Internet_20_link" text:visited-style-name="Visited_20_Internet_20_Link"><text:span text:style-name="T72">En la configuración del diario "Efectivo", configure la cuenta "Recibos/pagos pendientes" en "Efectivo" y seleccione "Efectivo" cuando registre manualmente un pago.</text:span></text:a><text:span text:style-name="T62">*</text:span></text:p>
      <text:p text:style-name="Standard"><text:a xlink:type="simple" xlink:href="https://www.odoo.com/es_ES/slides/slide/customer-and-vendor-payments-1690?fullscreen=1&amp;quiz=1#" text:style-name="Internet_20_link" text:visited-style-name="Visited_20_Internet_20_Link"><text:span text:style-name="T62">Registra el pago a través del botón “Registrar Pago”, Odoo hace el resto.</text:span></text:a></text:p>
      <text:p text:style-name="Standard"><text:a xlink:type="simple" xlink:href="https://www.odoo.com/es_ES/slides/slide/customer-and-vendor-payments-1690?fullscreen=1&amp;quiz=1#" text:style-name="Internet_20_link" text:visited-style-name="Visited_20_Internet_20_Link"><text:span text:style-name="T62">Cree un pago manual, luego haga clic en "Coincidir con el pago" y concilie las entradas.</text:span></text:a></text:p>
      <text:p text:style-name="Standard"/>
      <text:p text:style-name="P106">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text:span text:style-name="T62">Cuenta por cobrar.</text:span></text:a></text:p>
      <text:p text:style-name="Standard"><text:a xlink:type="simple" xlink:href="https://www.odoo.com/es_ES/slides/slide/customer-and-vendor-payments-1690?fullscreen=1&amp;quiz=1#" text:style-name="Internet_20_link" text:visited-style-name="Visited_20_Internet_20_Link"><text:span text:style-name="T62">Libro mayor de socios.</text:span></text:a></text:p>
      <text:p text:style-name="Standard"><text:a xlink:type="simple" xlink:href="https://www.odoo.com/es_ES/slides/slide/customer-and-vendor-payments-1690?fullscreen=1&amp;quiz=1#" text:style-name="Internet_20_link" text:visited-style-name="Visited_20_Internet_20_Link"><text:span text:style-name="T72">Cuenta sobresaliente.</text:span></text:a><text:span text:style-name="T62">*</text:span></text:p>
      <text:p text:style-name="Standard"/>
      <text:p text:style-name="P106">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text:span text:style-name="T72">El botón "Registrar pago" crea un pago que se concilia automáticamente con la factura.</text:span></text:a><text:span text:style-name="T62">*</text:span></text:p>
      <text:p text:style-name="Standard"><text:a xlink:type="simple" xlink:href="https://www.odoo.com/es_ES/slides/slide/customer-and-vendor-payments-1690?fullscreen=1&amp;quiz=1#" text:style-name="Internet_20_link" text:visited-style-name="Visited_20_Internet_20_Link"><text:span text:style-name="T62">El botón "Registrar pago" crea automáticamente un pago con credenciales relacionadas con la factura y debe conciliarse manualmente después.</text:span></text:a></text:p>
      <text:p text:style-name="Standard"><text:a xlink:type="simple" xlink:href="https://www.odoo.com/es_ES/slides/slide/customer-and-vendor-payments-1690?fullscreen=1&amp;quiz=1#" text:style-name="Internet_20_link" text:visited-style-name="Visited_20_Internet_20_Link"><text:span text:style-name="T62">El botón "Registrar pago" crea automáticamente un pago con las credenciales relacionadas con la factura, lo concilia con la factura y lo concilia también con el extracto bancario.</text:span></text:a></text:p>
      <text:p text:style-name="P77"/>
      <text:p text:style-name="P77">Pagos en línea</text:p>
      <text:p text:style-name="P36">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text:span text:style-name="T62">Es imposible cambiarlos, los establece el propio adquiriente del pago.</text:span></text:a></text:p>
      <text:p text:style-name="Standard"><text:a xlink:type="simple" xlink:href="https://www.odoo.com/es_ES/slides/slide/online-payments-1698?fullscreen=1&amp;quiz=1#" text:style-name="Internet_20_link" text:visited-style-name="Visited_20_Internet_20_Link"><text:span text:style-name="T72">En la pestaña de "mensajes" de un método de adquirente de pago.</text:span></text:a><text:span text:style-name="T62">*</text:span></text:p>
      <text:p text:style-name="Standard"><text:a xlink:type="simple" xlink:href="https://www.odoo.com/es_ES/slides/slide/online-payments-1698?fullscreen=1&amp;quiz=1#" text:style-name="Internet_20_link" text:visited-style-name="Visited_20_Internet_20_Link"><text:span text:style-name="T62">En los ajustes de “Configuración”.</text:span></text:a></text:p>
      <text:p text:style-name="P106"/>
      <text:p text:style-name="P106">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text:span text:style-name="T62">Nada, la factura se creará cuando el cliente confirme la entrega.</text:span></text:a></text:p>
      <text:p text:style-name="Standard"><text:a xlink:type="simple" xlink:href="https://www.odoo.com/es_ES/slides/slide/online-payments-1698?fullscreen=1&amp;quiz=1#" text:style-name="Internet_20_link" text:visited-style-name="Visited_20_Internet_20_Link"><text:span text:style-name="T62">Nada, la política de facturación no se aplica a los pedidos en línea.</text:span></text:a></text:p>
      <text:p text:style-name="Standard"><text:a xlink:type="simple" xlink:href="https://www.odoo.com/es_ES/slides/slide/online-payments-1698?fullscreen=1&amp;quiz=1#" text:style-name="Internet_20_link" text:visited-style-name="Visited_20_Internet_20_Link"><text:span text:style-name="T72">Crear automáticamente una factura, a pesar de la configuración.</text:span></text:a><text:span text:style-name="T62">*</text:span></text:p>
      <text:p text:style-name="P106"/>
      <text:p text:style-name="P106">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text:span text:style-name="T72">Haciendo clic en el 'botón de transacción'.</text:span></text:a><text:span text:style-name="T62">*</text:span></text:p>
      <text:p text:style-name="Standard"><text:a xlink:type="simple" xlink:href="https://www.odoo.com/es_ES/slides/slide/online-payments-1698?fullscreen=1&amp;quiz=1#" text:style-name="Internet_20_link" text:visited-style-name="Visited_20_Internet_20_Link"><text:span text:style-name="T62">Accediendo al formulario del cliente.</text:span></text:a></text:p>
      <text:p text:style-name="Standard"><text:a xlink:type="simple" xlink:href="https://www.odoo.com/es_ES/slides/slide/online-payments-1698?fullscreen=1&amp;quiz=1#" text:style-name="Internet_20_link" text:visited-style-name="Visited_20_Internet_20_Link"><text:span text:style-name="T62">No puedo acceder a ninguna información relacionada con el pago desde la factura.</text:span></text:a></text:p>
      <text:p text:style-name="P77"/>
      <text:p text:style-name="P77"><text:soft-page-break/>Seguimiento de pagos</text:p>
      <text:p text:style-name="P36">1.¿Cómo puede evitar enviar un seguimiento a un cliente que ya pagó?</text:p>
      <text:p text:style-name="Standard"><text:a xlink:type="simple" xlink:href="https://www.odoo.com/es_ES/slides/slide/payment-follow-up-1682?fullscreen=1&amp;quiz=1#" text:style-name="Internet_20_link" text:visited-style-name="Visited_20_Internet_20_Link"><text:span text:style-name="T62">Conciliar todos los extractos bancarios.</text:span></text:a></text:p>
      <text:p text:style-name="Standard"><text:a xlink:type="simple" xlink:href="https://www.odoo.com/es_ES/slides/slide/payment-follow-up-1682?fullscreen=1&amp;quiz=1#" text:style-name="Internet_20_link" text:visited-style-name="Visited_20_Internet_20_Link"><text:span text:style-name="T62">Conciliar todos los pagos.</text:span></text:a></text:p>
      <text:p text:style-name="Standard"><text:a xlink:type="simple" xlink:href="https://www.odoo.com/es_ES/slides/slide/payment-follow-up-1682?fullscreen=1&amp;quiz=1#" text:style-name="Internet_20_link" text:visited-style-name="Visited_20_Internet_20_Link"><text:span text:style-name="T72">Conciliar todos los extractos bancarios y pagos.</text:span></text:a><text:span text:style-name="T62">*</text:span></text:p>
      <text:p text:style-name="Standard"><text:a xlink:type="simple" xlink:href="https://www.odoo.com/es_ES/slides/slide/payment-follow-up-1682?fullscreen=1&amp;quiz=1#" text:style-name="Internet_20_link" text:visited-style-name="Visited_20_Internet_20_Link"><text:span text:style-name="T62">Llame al cliente y pregúntele si ya pagó o no.</text:span></text:a></text:p>
      <text:p text:style-name="P106"/>
      <text:p text:style-name="P106">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text:span text:style-name="T62">No es posible enviar un recordatorio antes de que se alcance la fecha de vencimiento.</text:span></text:a></text:p>
      <text:p text:style-name="Standard"><text:a xlink:type="simple" xlink:href="https://www.odoo.com/es_ES/slides/slide/payment-follow-up-1682?fullscreen=1&amp;quiz=1#" text:style-name="Internet_20_link" text:visited-style-name="Visited_20_Internet_20_Link"><text:span text:style-name="T62">Odoo enviará automáticamente un recordatorio 5 días antes de la fecha de vencimiento si el cliente no está configurado como buen deudor.</text:span></text:a></text:p>
      <text:p text:style-name="Standard"><text:a xlink:type="simple" xlink:href="https://www.odoo.com/es_ES/slides/slide/payment-follow-up-1682?fullscreen=1&amp;quiz=1#" text:style-name="Internet_20_link" text:visited-style-name="Visited_20_Internet_20_Link"><text:span text:style-name="T72">Vaya a Acción de seguimiento y ponga un signo menos "-" antes de la cantidad de días.</text:span></text:a><text:span text:style-name="T62">*</text:span></text:p>
      <text:p text:style-name="Standard"><text:a xlink:type="simple" xlink:href="https://www.odoo.com/es_ES/slides/slide/payment-follow-up-1682?fullscreen=1&amp;quiz=1#" text:style-name="Internet_20_link" text:visited-style-name="Visited_20_Internet_20_Link"><text:span text:style-name="T62">Es posible enviar un recordatorio antes de que se alcance la fecha de vencimiento solo si el cliente ya tenía 3 pagos atrasados.</text:span></text:a></text:p>
      <text:p text:style-name="P36"/>
      <text:p text:style-name="P77">Conciliación de facturas con descuento por pronto pago</text:p>
      <text:p text:style-name="P36">1.¿Qué es una cancelación?</text:p>
      <text:p text:style-name="Standard"><text:a xlink:type="simple" xlink:href="https://www.odoo.com/es_ES/slides/slide/reconciliation-of-invoices-with-a-cash-discount-689?fullscreen=1&amp;quiz=1#" text:style-name="Internet_20_link" text:visited-style-name="Visited_20_Internet_20_Link"><text:span text:style-name="T62">Es un tipo específico de descuento.</text:span></text:a></text:p>
      <text:p text:style-name="Standard"><text:a xlink:type="simple" xlink:href="https://www.odoo.com/es_ES/slides/slide/reconciliation-of-invoices-with-a-cash-discount-689?fullscreen=1&amp;quiz=1#" text:style-name="Internet_20_link" text:visited-style-name="Visited_20_Internet_20_Link"><text:span text:style-name="T62">Es la acción de conciliar todas las entradas no conciliadas.</text:span></text:a></text:p>
      <text:p text:style-name="Standard"><text:a xlink:type="simple" xlink:href="https://www.odoo.com/es_ES/slides/slide/reconciliation-of-invoices-with-a-cash-discount-689?fullscreen=1&amp;quiz=1#" text:style-name="Internet_20_link" text:visited-style-name="Visited_20_Internet_20_Link"><text:span text:style-name="T62">Es la acción de borrar una factura emitida (ej. si te equivocaste)</text:span></text:a></text:p>
      <text:p text:style-name="Standard"><text:a xlink:type="simple" xlink:href="https://www.odoo.com/es_ES/slides/slide/reconciliation-of-invoices-with-a-cash-discount-689?fullscreen=1&amp;quiz=1#" text:style-name="Internet_20_link" text:visited-style-name="Visited_20_Internet_20_Link"><text:span text:style-name="T72">Es un asiento de diario que borra una cantidad de los libros.</text:span></text:a><text:span text:style-name="T62">*</text:span></text:p>
      <text:p text:style-name="P77"/>
      <text:p text:style-name="P77">Depósito por lotes de cheques</text:p>
      <text:p text:style-name="P36">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text:span text:style-name="T72">Registre los pagos de las facturas correspondientes, genere un depósito en lote para que el banco lo procese, luego concilie el extracto bancario con el depósito en lote.</text:span></text:a><text:span text:style-name="T62">*</text:span></text:p>
      <text:p text:style-name="Standard"><text:a xlink:type="simple" xlink:href="https://www.odoo.com/es_ES/slides/slide/batch-deposit-of-checks-687?fullscreen=1&amp;quiz=1#" text:style-name="Internet_20_link" text:visited-style-name="Visited_20_Internet_20_Link"><text:span text:style-name="T62">Registre la suma de todos los cheques como un solo pago, luego reconcilie con todas las facturas correspondientes para que pueda hacer coincidir el extracto bancario fácilmente.</text:span></text:a></text:p>
      <text:p text:style-name="Standard"><text:a xlink:type="simple" xlink:href="https://www.odoo.com/es_ES/slides/slide/batch-deposit-of-checks-687?fullscreen=1&amp;quiz=1#" text:style-name="Internet_20_link" text:visited-style-name="Visited_20_Internet_20_Link"><text:span text:style-name="T62">Cree un documento de pago por lotes donde anote los detalles de todos los cheques. Una vez que haya recibido el extracto bancario, puede conciliar todas las líneas con las facturas correspondientes.</text:span></text:a></text:p>
      <text:p text:style-name="Standard"><text:a xlink:type="simple" xlink:href="https://www.odoo.com/es_ES/slides/slide/batch-deposit-of-checks-687?fullscreen=1&amp;quiz=1#" text:style-name="Internet_20_link" text:visited-style-name="Visited_20_Internet_20_Link"><text:span text:style-name="T62">Envíe todos los cheques a sus clientes.</text:span></text:a></text:p>
      <text:p text:style-name="P106"/>
      <text:p text:style-name="P106">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text:span text:style-name="T62">Escriba CHK al comienzo del campo Memo.</text:span></text:a></text:p>
      <text:p text:style-name="Standard"><text:a xlink:type="simple" xlink:href="https://www.odoo.com/es_ES/slides/slide/batch-deposit-of-checks-687?fullscreen=1&amp;quiz=1#" text:style-name="Internet_20_link" text:visited-style-name="Visited_20_Internet_20_Link"><text:span text:style-name="T62">Nada.</text:span></text:a></text:p>
      <text:p text:style-name="Standard"><text:a xlink:type="simple" xlink:href="https://www.odoo.com/es_ES/slides/slide/batch-deposit-of-checks-687?fullscreen=1&amp;quiz=1#" text:style-name="Internet_20_link" text:visited-style-name="Visited_20_Internet_20_Link"><text:span text:style-name="T62">Haga clic en el botón "Registrar cheque" en lugar del botón "Registrar pago".</text:span></text:a></text:p>
      <text:p text:style-name="Standard"><text:a xlink:type="simple" xlink:href="https://www.odoo.com/es_ES/slides/slide/batch-deposit-of-checks-687?fullscreen=1&amp;quiz=1#" text:style-name="Internet_20_link" text:visited-style-name="Visited_20_Internet_20_Link"><text:span text:style-name="T72">Seleccione "Depósito por lotes" como Tipo de método de pago.</text:span></text:a><text:span text:style-name="T62">*</text:span></text:p>
      <text:p text:style-name="P36"/>
      <text:p text:style-name="P56"/>
      <text:p text:style-name="P79">BANCO Y EFECTIVO </text:p>
      <text:p text:style-name="P77">Configuración del banco</text:p>
      <text:p text:style-name="P106">1.Coincidencia bancaria en Odoo es el proceso de</text:p>
      <text:p text:style-name="Standard"><text:a xlink:type="simple" xlink:href="https://www.odoo.com/es_ES/slides/slide/bank-configuration-1880?fullscreen=1&amp;quiz=1#" text:style-name="Internet_20_link" text:visited-style-name="Visited_20_Internet_20_Link"><text:span text:style-name="T62">Vinculación de artículos de diario de una cuenta específica.</text:span></text:a></text:p>
      <text:p text:style-name="Standard"><text:a xlink:type="simple" xlink:href="https://www.odoo.com/es_ES/slides/slide/bank-configuration-1880?fullscreen=1&amp;quiz=1#" text:style-name="Internet_20_link" text:visited-style-name="Visited_20_Internet_20_Link"><text:span text:style-name="T62">Vinculación de artículos de diario de una cuenta específica y coincidencia de créditos y débitos.</text:span></text:a></text:p>
      <text:p text:style-name="Standard"><text:a xlink:type="simple" xlink:href="https://www.odoo.com/es_ES/slides/slide/bank-configuration-1880?fullscreen=1&amp;quiz=1#" text:style-name="Internet_20_link" text:visited-style-name="Visited_20_Internet_20_Link"><text:span text:style-name="T62">Conciliación de transacciones con una contraparte existente en la contabilidad.</text:span></text:a></text:p>
      <text:p text:style-name="Standard"><text:a xlink:type="simple" xlink:href="https://www.odoo.com/es_ES/slides/slide/bank-configuration-1880?fullscreen=1&amp;quiz=1#" text:style-name="Internet_20_link" text:visited-style-name="Visited_20_Internet_20_Link"><text:soft-page-break/><text:span text:style-name="T72">Conciliación de transacciones con una contraparte existente en la contabilidad y creación de la entrada de diario de transacciones completa.</text:span></text:a><text:span text:style-name="T62">*</text:span></text:p>
      <text:p text:style-name="P106"/>
      <text:p text:style-name="P106">2.¿Cuándo pasa un pago al estado "En pago"?</text:p>
      <text:p text:style-name="Standard"><text:a xlink:type="simple" xlink:href="https://www.odoo.com/es_ES/slides/slide/bank-configuration-1880?fullscreen=1&amp;quiz=1#" text:style-name="Internet_20_link" text:visited-style-name="Visited_20_Internet_20_Link"><text:span text:style-name="T62">Al crear la factura.</text:span></text:a></text:p>
      <text:p text:style-name="Standard"><text:a xlink:type="simple" xlink:href="https://www.odoo.com/es_ES/slides/slide/bank-configuration-1880?fullscreen=1&amp;quiz=1#" text:style-name="Internet_20_link" text:visited-style-name="Visited_20_Internet_20_Link"><text:span text:style-name="T72">Al registrarse el pago.</text:span></text:a><text:span text:style-name="T62">*</text:span></text:p>
      <text:p text:style-name="Standard"><text:a xlink:type="simple" xlink:href="https://www.odoo.com/es_ES/slides/slide/bank-configuration-1880?fullscreen=1&amp;quiz=1#" text:style-name="Internet_20_link" text:visited-style-name="Visited_20_Internet_20_Link"><text:span text:style-name="T62">Al conciliar el pago.</text:span></text:a></text:p>
      <text:p text:style-name="Standard"><text:a xlink:type="simple" xlink:href="https://www.odoo.com/es_ES/slides/slide/bank-configuration-1880?fullscreen=1&amp;quiz=1#" text:style-name="Internet_20_link" text:visited-style-name="Visited_20_Internet_20_Link"><text:span text:style-name="T62">Este estado no existe en Odoo.</text:span></text:a></text:p>
      <text:p text:style-name="P106"/>
      <text:p text:style-name="P106">3.¿Qué afirmación es correcta con respecto a las Cuentas Pendientes?</text:p>
      <text:p text:style-name="Standard"><text:a xlink:type="simple" xlink:href="https://www.odoo.com/es_ES/slides/slide/bank-configuration-1880?fullscreen=1&amp;quiz=1#" text:style-name="Internet_20_link" text:visited-style-name="Visited_20_Internet_20_Link"><text:span text:style-name="T62">Son útiles cuando se usa directamente la función 'Registrar pago' en facturas y facturas.</text:span></text:a></text:p>
      <text:p text:style-name="Standard"><text:a xlink:type="simple" xlink:href="https://www.odoo.com/es_ES/slides/slide/bank-configuration-1880?fullscreen=1&amp;quiz=1#" text:style-name="Internet_20_link" text:visited-style-name="Visited_20_Internet_20_Link"><text:span text:style-name="T62">Son cuentas transitorias: los pagos se registran a través de ellas antes de registrarse en nuestra cuenta bancaria.</text:span></text:a></text:p>
      <text:p text:style-name="Standard"><text:a xlink:type="simple" xlink:href="https://www.odoo.com/es_ES/slides/slide/bank-configuration-1880?fullscreen=1&amp;quiz=1#" text:style-name="Internet_20_link" text:visited-style-name="Visited_20_Internet_20_Link"><text:span text:style-name="T62">Existen dos tipos diferentes de cuentas pendientes.</text:span></text:a></text:p>
      <text:p text:style-name="Standard"><text:a xlink:type="simple" xlink:href="https://www.odoo.com/es_ES/slides/slide/bank-configuration-1880?fullscreen=1&amp;quiz=1#" text:style-name="Internet_20_link" text:visited-style-name="Visited_20_Internet_20_Link"><text:span text:style-name="T72">Todo lo anterior.</text:span></text:a><text:span text:style-name="T62">*</text:span></text:p>
      <text:p text:style-name="P77"/>
      <text:p text:style-name="P77">Extractos bancarios y sincronización bancaria</text:p>
      <text:p text:style-name="P36">1.¿Cómo puedo importar automáticamente extractos bancarios en Odoo?</text:p>
      <text:p text:style-name="Standard"><text:a xlink:type="simple" xlink:href="https://www.odoo.com/es_ES/slides/slide/bank-statements-bank-synchronization-1716?fullscreen=1&amp;quiz=1#" text:style-name="Internet_20_link" text:visited-style-name="Visited_20_Internet_20_Link"><text:span text:style-name="T72">Vinculando mi cuenta bancaria a Odoo a través de la configuración.</text:span></text:a><text:span text:style-name="T62">*</text:span></text:p>
      <text:p text:style-name="Standard"><text:a xlink:type="simple" xlink:href="https://www.odoo.com/es_ES/slides/slide/bank-statements-bank-synchronization-1716?fullscreen=1&amp;quiz=1#" text:style-name="Internet_20_link" text:visited-style-name="Visited_20_Internet_20_Link"><text:span text:style-name="T62">Solo se puede hacer con un complemento de terceros.</text:span></text:a></text:p>
      <text:p text:style-name="Standard"><text:a xlink:type="simple" xlink:href="https://www.odoo.com/es_ES/slides/slide/bank-statements-bank-synchronization-1716?fullscreen=1&amp;quiz=1#" text:style-name="Internet_20_link" text:visited-style-name="Visited_20_Internet_20_Link"><text:span text:style-name="T62">Activando la opción en “Configuración”.</text:span></text:a></text:p>
      <text:p text:style-name="P106"/>
      <text:p text:style-name="P106">2.¿Cómo puedo importar mis extractos bancarios?</text:p>
      <text:p text:style-name="Standard"><text:a xlink:type="simple" xlink:href="https://www.odoo.com/es_ES/slides/slide/bank-statements-bank-synchronization-1716?fullscreen=1&amp;quiz=1#" text:style-name="Internet_20_link" text:visited-style-name="Visited_20_Internet_20_Link"><text:span text:style-name="T62">Tengo que escanearlos manualmente y luego cargar un PDF masivo.</text:span></text:a></text:p>
      <text:p text:style-name="Standard"><text:a xlink:type="simple" xlink:href="https://www.odoo.com/es_ES/slides/slide/bank-statements-bank-synchronization-1716?fullscreen=1&amp;quiz=1#" text:style-name="Internet_20_link" text:visited-style-name="Visited_20_Internet_20_Link"><text:span text:style-name="T72">Puedo importar mis estados de cuenta del diario "Banco".</text:span></text:a><text:span text:style-name="T62">*</text:span></text:p>
      <text:p text:style-name="Standard"><text:a xlink:type="simple" xlink:href="https://www.odoo.com/es_ES/slides/slide/bank-statements-bank-synchronization-1716?fullscreen=1&amp;quiz=1#" text:style-name="Internet_20_link" text:visited-style-name="Visited_20_Internet_20_Link"><text:span text:style-name="T62">Puedo especificar una carpeta en mi PC Odoo escanea y descarga periódicamente nuevas declaraciones cuando detecta nuevos archivos.</text:span></text:a></text:p>
      <text:p text:style-name="P106"/>
      <text:p text:style-name="P106">3.Acabo de cargar mi archivo de extracto bancario, ¿qué puedo hacer antes de importarlo en Odoo?</text:p>
      <text:p text:style-name="Standard"><text:a xlink:type="simple" xlink:href="https://www.odoo.com/es_ES/slides/slide/bank-statements-bank-synchronization-1716?fullscreen=1&amp;quiz=1#" text:style-name="Internet_20_link" text:visited-style-name="Visited_20_Internet_20_Link"><text:span text:style-name="T62">Puedo obtener una vista previa de cómo se verá una vez importado.</text:span></text:a></text:p>
      <text:p text:style-name="Standard"><text:a xlink:type="simple" xlink:href="https://www.odoo.com/es_ES/slides/slide/bank-statements-bank-synchronization-1716?fullscreen=1&amp;quiz=1#" text:style-name="Internet_20_link" text:visited-style-name="Visited_20_Internet_20_Link"><text:span text:style-name="T62">Puedo seleccionar otros extractos bancarios para cargarlos todos a la vez.</text:span></text:a></text:p>
      <text:p text:style-name="Standard"><text:a xlink:type="simple" xlink:href="https://www.odoo.com/es_ES/slides/slide/bank-statements-bank-synchronization-1716?fullscreen=1&amp;quiz=1#" text:style-name="Internet_20_link" text:visited-style-name="Visited_20_Internet_20_Link"><text:span text:style-name="T72">Puedo establecer campos que se correlacionen con la información contenida en mi archivo.</text:span></text:a><text:span text:style-name="T62">*</text:span></text:p>
      <text:p text:style-name="P77"/>
      <text:p text:style-name="P77">Conciliación de extractos bancarios. </text:p>
      <text:p text:style-name="P36">1.¿Qué son las cuentas "Excepcionales/En suspenso" en Odoo?</text:p>
      <text:p text:style-name="Standard"><text:a xlink:type="simple" xlink:href="https://www.odoo.com/es_ES/slides/slide/bank-statements-reconciliation-1840?fullscreen=1&amp;quiz=1#" text:style-name="Internet_20_link" text:visited-style-name="Visited_20_Internet_20_Link"><text:span text:style-name="T72">Cuentas transitorias utilizadas hasta que se concilia una partida de pago.</text:span></text:a><text:span text:style-name="T62">*</text:span></text:p>
      <text:p text:style-name="Standard"><text:a xlink:type="simple" xlink:href="https://www.odoo.com/es_ES/slides/slide/bank-statements-reconciliation-1840?fullscreen=1&amp;quiz=1#" text:style-name="Internet_20_link" text:visited-style-name="Visited_20_Internet_20_Link"><text:span text:style-name="T62">Cuentas transitorias para pagos automáticos hasta la fecha programada.</text:span></text:a></text:p>
      <text:p text:style-name="Standard"><text:a xlink:type="simple" xlink:href="https://www.odoo.com/es_ES/slides/slide/bank-statements-reconciliation-1840?fullscreen=1&amp;quiz=1#" text:style-name="Internet_20_link" text:visited-style-name="Visited_20_Internet_20_Link"><text:span text:style-name="T62">Cuentas transitorias utilizadas para pagos incompletos o atrasados.</text:span></text:a></text:p>
      <text:p text:style-name="P106"/>
      <text:p text:style-name="P106">2.¿Qué significan los colores azul y negro en el menú de reconciliación?</text:p>
      <text:p text:style-name="Standard"><text:a xlink:type="simple" xlink:href="https://www.odoo.com/es_ES/slides/slide/bank-statements-reconciliation-1840?fullscreen=1&amp;quiz=1#" text:style-name="Internet_20_link" text:visited-style-name="Visited_20_Internet_20_Link"><text:span text:style-name="T62">El azul se usa para resaltar y sugerir un elemento.</text:span></text:a></text:p>
      <text:p text:style-name="Standard"><text:a xlink:type="simple" xlink:href="https://www.odoo.com/es_ES/slides/slide/bank-statements-reconciliation-1840?fullscreen=1&amp;quiz=1#" text:style-name="Internet_20_link" text:visited-style-name="Visited_20_Internet_20_Link"><text:span text:style-name="T72">El negro representa un elemento abierto, mientras que el azul representa una entrada de pago existente.</text:span></text:a><text:span text:style-name="T62">*</text:span></text:p>
      <text:p text:style-name="Standard"><text:a xlink:type="simple" xlink:href="https://www.odoo.com/es_ES/slides/slide/bank-statements-reconciliation-1840?fullscreen=1&amp;quiz=1#" text:style-name="Internet_20_link" text:visited-style-name="Visited_20_Internet_20_Link"><text:span text:style-name="T62">Simplemente están destinados a distinguir entre entradas antiguas y nuevas, siendo el azul un elemento agregado recientemente.</text:span></text:a></text:p>
      <text:p text:style-name="P77"/>
      <text:p text:style-name="P77"/>
      <text:p text:style-name="P77"><text:soft-page-break/>Modelos de conciliación</text:p>
      <text:p text:style-name="P36">1.¿Cuál es la función de los modelos de conciliación?</text:p>
      <text:p text:style-name="Standard"><text:a xlink:type="simple" xlink:href="https://www.odoo.com/es_ES/slides/slide/reconciliation-models-1841?fullscreen=1&amp;quiz=1#" text:style-name="Internet_20_link" text:visited-style-name="Visited_20_Internet_20_Link"><text:span text:style-name="T62">Son pautas que los usuarios deben seguir al realizar la conciliación.</text:span></text:a></text:p>
      <text:p text:style-name="Standard"><text:a xlink:type="simple" xlink:href="https://www.odoo.com/es_ES/slides/slide/reconciliation-models-1841?fullscreen=1&amp;quiz=1#" text:style-name="Internet_20_link" text:visited-style-name="Visited_20_Internet_20_Link"><text:span text:style-name="T62">Son un tipo de reconciliación que se debe definir al configurar Odoo por primera vez.</text:span></text:a></text:p>
      <text:p text:style-name="Standard"><text:a xlink:type="simple" xlink:href="https://www.odoo.com/es_ES/slides/slide/reconciliation-models-1841?fullscreen=1&amp;quiz=1#" text:style-name="Internet_20_link" text:visited-style-name="Visited_20_Internet_20_Link"><text:span text:style-name="T72">Son configuraciones preestablecidas que se utilizan para conciliar extractos bancarios.</text:span></text:a><text:span text:style-name="T62">*</text:span></text:p>
      <text:p text:style-name="P106"/>
      <text:p text:style-name="P106">2.¿Qué hace la función "Auto-Validar"?</text:p>
      <text:p text:style-name="Standard"><text:a xlink:type="simple" xlink:href="https://www.odoo.com/es_ES/slides/slide/reconciliation-models-1841?fullscreen=1&amp;quiz=1#" text:style-name="Internet_20_link" text:visited-style-name="Visited_20_Internet_20_Link"><text:span text:style-name="T72">Autovalida una conciliación en función de las condiciones establecidas (etiqueta, socio, etc.)</text:span></text:a><text:span text:style-name="T62">*</text:span></text:p>
      <text:p text:style-name="Standard"><text:a xlink:type="simple" xlink:href="https://www.odoo.com/es_ES/slides/slide/reconciliation-models-1841?fullscreen=1&amp;quiz=1#" text:style-name="Internet_20_link" text:visited-style-name="Visited_20_Internet_20_Link"><text:span text:style-name="T62">Crea automáticamente una contraparte para extractos bancarios y valida la conciliación.</text:span></text:a></text:p>
      <text:p text:style-name="Standard"><text:a xlink:type="simple" xlink:href="https://www.odoo.com/es_ES/slides/slide/reconciliation-models-1841?fullscreen=1&amp;quiz=1#" text:style-name="Internet_20_link" text:visited-style-name="Visited_20_Internet_20_Link"><text:span text:style-name="T62">Permite autovalidar extractos bancarios sin contrapartidas.</text:span></text:a></text:p>
      <text:p text:style-name="P106"/>
      <text:p text:style-name="P106">3.¿Qué opción se puede habilitar en un modelo de conciliación si quiero permitir el pago insuficiente?</text:p>
      <text:p text:style-name="Standard"><text:a xlink:type="simple" xlink:href="https://www.odoo.com/es_ES/slides/slide/reconciliation-models-1841?fullscreen=1&amp;quiz=1#" text:style-name="Internet_20_link" text:visited-style-name="Visited_20_Internet_20_Link"><text:span text:style-name="T72">Tolerancia de pago.</text:span></text:a><text:span text:style-name="T62">*</text:span></text:p>
      <text:p text:style-name="Standard"><text:a xlink:type="simple" xlink:href="https://www.odoo.com/es_ES/slides/slide/reconciliation-models-1841?fullscreen=1&amp;quiz=1#" text:style-name="Internet_20_link" text:visited-style-name="Visited_20_Internet_20_Link"><text:span text:style-name="T62">Permitir pago insuficiente.</text:span></text:a></text:p>
      <text:p text:style-name="Standard"><text:a xlink:type="simple" xlink:href="https://www.odoo.com/es_ES/slides/slide/reconciliation-models-1841?fullscreen=1&amp;quiz=1#" text:style-name="Internet_20_link" text:visited-style-name="Visited_20_Internet_20_Link"><text:span text:style-name="T62">Condiciones de pago.</text:span></text:a></text:p>
      <text:p text:style-name="P77"/>
      <text:p text:style-name="P77">SEPA Credit Transfer</text:p>
      <text:p text:style-name="P106">1.¿Qué tipo de transacciones son las transferencias de crédito?</text:p>
      <text:p text:style-name="P103"><text:span text:style-name="T60">Saliente</text:span>* <text:span text:style-name="T60">(Outgoing)</text:span></text:p>
      <text:p text:style-name="Standard"><text:a xlink:type="simple" xlink:href="https://www.odoo.com/es_ES/slides/slide/sepa-credit-transfer-1913?fullscreen=1&amp;quiz=1#" text:style-name="Internet_20_link" text:visited-style-name="Visited_20_Internet_20_Link"><text:span text:style-name="T64">E</text:span><text:span text:style-name="T62">ntrante</text:span></text:a><text:span text:style-name="T62"> </text:span><text:span text:style-name="T63">(Ingoing)</text:span></text:p>
      <text:p text:style-name="Standard"><text:a xlink:type="simple" xlink:href="https://www.odoo.com/es_ES/slides/slide/sepa-credit-transfer-1913?fullscreen=1&amp;quiz=1#" text:style-name="Internet_20_link" text:visited-style-name="Visited_20_Internet_20_Link"><text:span text:style-name="T82">Única</text:span></text:a><text:span text:style-name="T62"> <text:s/></text:span><text:span text:style-name="T63">(Single)</text:span></text:p>
      <text:p text:style-name="Standard"><text:a xlink:type="simple" xlink:href="https://www.odoo.com/es_ES/slides/slide/sepa-credit-transfer-1913?fullscreen=1&amp;quiz=1#" text:style-name="Internet_20_link" text:visited-style-name="Visited_20_Internet_20_Link"><text:span text:style-name="T62">Múltiple</text:span></text:a></text:p>
      <text:p text:style-name="P106"/>
      <text:p text:style-name="P106">2.¿Cuántos pagos SEPA están disponibles en Odoo?</text:p>
      <text:p text:style-name="Standard"><text:a xlink:type="simple" xlink:href="https://www.odoo.com/es_ES/slides/slide/sepa-credit-transfer-1913?fullscreen=1&amp;quiz=1#" text:style-name="Internet_20_link" text:visited-style-name="Visited_20_Internet_20_Link"><text:span text:style-name="T62">Cuatro</text:span></text:a></text:p>
      <text:p text:style-name="Standard"><text:a xlink:type="simple" xlink:href="https://www.odoo.com/es_ES/slides/slide/sepa-credit-transfer-1913?fullscreen=1&amp;quiz=1#" text:style-name="Internet_20_link" text:visited-style-name="Visited_20_Internet_20_Link"><text:span text:style-name="T62">Diez.</text:span></text:a></text:p>
      <text:p text:style-name="Standard"><text:a xlink:type="simple" xlink:href="https://www.odoo.com/es_ES/slides/slide/sepa-credit-transfer-1913?fullscreen=1&amp;quiz=1#" text:style-name="Internet_20_link" text:visited-style-name="Visited_20_Internet_20_Link"><text:span text:style-name="T72">Dos.</text:span></text:a><text:span text:style-name="T62">*</text:span></text:p>
      <text:p text:style-name="Standard"><text:a xlink:type="simple" xlink:href="https://www.odoo.com/es_ES/slides/slide/sepa-credit-transfer-1913?fullscreen=1&amp;quiz=1#" text:style-name="Internet_20_link" text:visited-style-name="Visited_20_Internet_20_Link"><text:span text:style-name="T62">Uno.</text:span></text:a></text:p>
      <text:p text:style-name="P106"/>
      <text:p text:style-name="P106">3.En Odoo, ¿cómo puede manejar múltiples pagos a la vez?</text:p>
      <text:p text:style-name="Standard"><text:a xlink:type="simple" xlink:href="https://www.odoo.com/es_ES/slides/slide/sepa-credit-transfer-1913?fullscreen=1&amp;quiz=1#" text:style-name="Internet_20_link" text:visited-style-name="Visited_20_Internet_20_Link"><text:span text:style-name="T62">A través del ajuste "configurar todo".</text:span></text:a></text:p>
      <text:p text:style-name="Standard"><text:a xlink:type="simple" xlink:href="https://www.odoo.com/es_ES/slides/slide/sepa-credit-transfer-1913?fullscreen=1&amp;quiz=1#" text:style-name="Internet_20_link" text:visited-style-name="Visited_20_Internet_20_Link"><text:span text:style-name="T72">A través de la función “pago por lotes”</text:span><text:span text:style-name="T73">(batch payment)</text:span><text:span text:style-name="T72">.</text:span></text:a><text:span text:style-name="T72">*</text:span></text:p>
      <text:p text:style-name="Standard"><text:a xlink:type="simple" xlink:href="https://www.odoo.com/es_ES/slides/slide/sepa-credit-transfer-1913?fullscreen=1&amp;quiz=1#" text:style-name="Internet_20_link" text:visited-style-name="Visited_20_Internet_20_Link"><text:span text:style-name="T62">A través de la función "periodicidad de la factura".</text:span></text:a></text:p>
      <text:p text:style-name="Standard"><text:a xlink:type="simple" xlink:href="https://www.odoo.com/es_ES/slides/slide/sepa-credit-transfer-1913?fullscreen=1&amp;quiz=1#" text:style-name="Internet_20_link" text:visited-style-name="Visited_20_Internet_20_Link"><text:span text:style-name="T62">No puede manejar más de un pago a la vez.</text:span></text:a></text:p>
      <text:p text:style-name="P77"/>
      <text:p text:style-name="P77">SEPA Direct Debit </text:p>
      <text:p text:style-name="P36">1.¿Cuál es el requisito para autorizar pagos domiciliados?</text:p>
      <text:p text:style-name="Standard"><text:a xlink:type="simple" xlink:href="https://www.odoo.com/es_ES/slides/slide/sepa-direct-debit-1879?fullscreen=1&amp;quiz=1#" text:style-name="Internet_20_link" text:visited-style-name="Visited_20_Internet_20_Link"><text:span text:style-name="T62">Autorización de Débito Directo.</text:span></text:a></text:p>
      <text:p text:style-name="Standard"><text:a xlink:type="simple" xlink:href="https://www.odoo.com/es_ES/slides/slide/sepa-direct-debit-1879?fullscreen=1&amp;quiz=1#" text:style-name="Internet_20_link" text:visited-style-name="Visited_20_Internet_20_Link"><text:span text:style-name="T62">Mandato de Crédito Directo.</text:span></text:a></text:p>
      <text:p text:style-name="Standard"><text:a xlink:type="simple" xlink:href="https://www.odoo.com/es_ES/slides/slide/sepa-direct-debit-1879?fullscreen=1&amp;quiz=1#" text:style-name="Internet_20_link" text:visited-style-name="Visited_20_Internet_20_Link"><text:span text:style-name="T72">Mandato de Débito Directo.</text:span></text:a><text:span text:style-name="T62">*</text:span></text:p>
      <text:p text:style-name="P106"/>
      <text:p text:style-name="P106">2.¿Cuáles son los parámetros para la creación de un pago por lotes?</text:p>
      <text:p text:style-name="Standard"><text:a xlink:type="simple" xlink:href="https://www.odoo.com/es_ES/slides/slide/sepa-direct-debit-1879?fullscreen=1&amp;quiz=1#" text:style-name="Internet_20_link" text:visited-style-name="Visited_20_Internet_20_Link"><text:span text:style-name="T62">Diario bancario, método de pago, importe de la factura.</text:span></text:a></text:p>
      <text:p text:style-name="Standard"><text:a xlink:type="simple" xlink:href="https://www.odoo.com/es_ES/slides/slide/sepa-direct-debit-1879?fullscreen=1&amp;quiz=1#" text:style-name="Internet_20_link" text:visited-style-name="Visited_20_Internet_20_Link"><text:span text:style-name="T72">Tipo de lote, diario bancario, método de pago.</text:span></text:a><text:span text:style-name="T62">*</text:span></text:p>
      <text:p text:style-name="Standard"><text:a xlink:type="simple" xlink:href="https://www.odoo.com/es_ES/slides/slide/sepa-direct-debit-1879?fullscreen=1&amp;quiz=1#" text:style-name="Internet_20_link" text:visited-style-name="Visited_20_Internet_20_Link"><text:span text:style-name="T62">Tipo de lote, monto de la factura, método de pago.</text:span></text:a></text:p>
      <text:p text:style-name="P56"/>
      <text:p text:style-name="P56"/>
      <text:p text:style-name="P79"><text:soft-page-break/>GERENCIA DE CONTABILIDAD</text:p>
      <text:p text:style-name="P77">Gestión de activos</text:p>
      <text:p text:style-name="P36">1.¿Cuáles de estos son métodos de depreciación en Odoo?</text:p>
      <text:p text:style-name="Standard"><text:a xlink:type="simple" xlink:href="https://www.odoo.com/es_ES/slides/slide/assets-management-1892?fullscreen=1&amp;quiz=1#" text:style-name="Internet_20_link" text:visited-style-name="Visited_20_Internet_20_Link"><text:span text:style-name="T72">Recta, decreciente, decreciente, luego Recta.</text:span></text:a><text:span text:style-name="T62">*</text:span></text:p>
      <text:p text:style-name="Standard"><text:a xlink:type="simple" xlink:href="https://www.odoo.com/es_ES/slides/slide/assets-management-1892?fullscreen=1&amp;quiz=1#" text:style-name="Internet_20_link" text:visited-style-name="Visited_20_Internet_20_Link"><text:span text:style-name="T62">Línea recta, progresiva, digresiva.</text:span></text:a></text:p>
      <text:p text:style-name="Standard"><text:a xlink:type="simple" xlink:href="https://www.odoo.com/es_ES/slides/slide/assets-management-1892?fullscreen=1&amp;quiz=1#" text:style-name="Internet_20_link" text:visited-style-name="Visited_20_Internet_20_Link"><text:span text:style-name="T62">Analítico, decreciente, progresivo.</text:span></text:a></text:p>
      <text:p text:style-name="P106"/>
      <text:p text:style-name="P106">2.¿Qué es lo primero que debe hacer para automatizar la creación de activos?</text:p>
      <text:p text:style-name="Standard"><text:a xlink:type="simple" xlink:href="https://www.odoo.com/es_ES/slides/slide/assets-management-1892?fullscreen=1&amp;quiz=1#" text:style-name="Internet_20_link" text:visited-style-name="Visited_20_Internet_20_Link"><text:span text:style-name="T62">Activar el botón "automatizar" en las configuraciones.</text:span></text:a></text:p>
      <text:p text:style-name="Standard"><text:a xlink:type="simple" xlink:href="https://www.odoo.com/es_ES/slides/slide/assets-management-1892?fullscreen=1&amp;quiz=1#" text:style-name="Internet_20_link" text:visited-style-name="Visited_20_Internet_20_Link"><text:span text:style-name="T62">Sincroniza tus transacciones bancarias.</text:span></text:a></text:p>
      <text:p text:style-name="Standard"><text:a xlink:type="simple" xlink:href="https://www.odoo.com/es_ES/slides/slide/assets-management-1892?fullscreen=1&amp;quiz=1#" text:style-name="Internet_20_link" text:visited-style-name="Visited_20_Internet_20_Link"><text:span text:style-name="T72">Cree un modelo de activos.</text:span></text:a><text:span text:style-name="T62">*</text:span></text:p>
      <text:p text:style-name="P77"/>
      <text:p text:style-name="P77">Valoración de inventario</text:p>
      <text:p text:style-name="P36">1.¿Cómo funciona el método de costeo "Precio estándar" en Odoo?</text:p>
      <text:p text:style-name="Standard"><text:a xlink:type="simple" xlink:href="https://www.odoo.com/es_ES/slides/slide/inventory-valuation-696?fullscreen=1&amp;quiz=1#" text:style-name="Internet_20_link" text:visited-style-name="Visited_20_Internet_20_Link"><text:span text:style-name="T62">Odoo calcula el costo promedio en función de los precios indicados en las facturas de los proveedores.</text:span></text:a></text:p>
      <text:p text:style-name="Standard"><text:a xlink:type="simple" xlink:href="https://www.odoo.com/es_ES/slides/slide/inventory-valuation-696?fullscreen=1&amp;quiz=1#" text:style-name="Internet_20_link" text:visited-style-name="Visited_20_Internet_20_Link"><text:span text:style-name="T72">El importe indicado como coste en el formulario de producto siempre se utiliza como coste para la valoración del stock.</text:span></text:a><text:span text:style-name="T62">*</text:span></text:p>
      <text:p text:style-name="Standard"><text:a xlink:type="simple" xlink:href="https://www.odoo.com/es_ES/slides/slide/inventory-valuation-696?fullscreen=1&amp;quiz=1#" text:style-name="Internet_20_link" text:visited-style-name="Visited_20_Internet_20_Link"><text:span text:style-name="T62">El precio indicado en la factura del proveedor se utiliza como costo para la valoración de existencias, en orden cronológico.</text:span></text:a></text:p>
      <text:p text:style-name="Standard"><text:a xlink:type="simple" xlink:href="https://www.odoo.com/es_ES/slides/slide/inventory-valuation-696?fullscreen=1&amp;quiz=1#" text:style-name="Internet_20_link" text:visited-style-name="Visited_20_Internet_20_Link"><text:span text:style-name="T62">El precio indicado en la factura del proveedor se utiliza como costo para la valoración del stock, y esto implica que se deben usar números de serie para rastrear qué artículo sale del stock.</text:span></text:a></text:p>
      <text:p text:style-name="P106"/>
      <text:p text:style-name="P106">2.¿Cómo puedo configurar un producto para que valore su stock de forma manual o automática y con qué método de costeo?</text:p>
      <text:p text:style-name="Standard"><text:a xlink:type="simple" xlink:href="https://www.odoo.com/es_ES/slides/slide/inventory-valuation-696?fullscreen=1&amp;quiz=1#" text:style-name="Internet_20_link" text:visited-style-name="Visited_20_Internet_20_Link"><text:span text:style-name="T62">Accediendo a Configuración de contabilidad -&gt; Valoración de inventario y definiendo cómo se valoran los productos almacenables.</text:span></text:a></text:p>
      <text:p text:style-name="Standard"><text:a xlink:type="simple" xlink:href="https://www.odoo.com/es_ES/slides/slide/inventory-valuation-696?fullscreen=1&amp;quiz=1#" text:style-name="Internet_20_link" text:visited-style-name="Visited_20_Internet_20_Link"><text:span text:style-name="T62">Accediendo a Configuración de inventario -&gt; Valoración de inventario y definiendo cómo se valoran los productos almacenables.</text:span></text:a></text:p>
      <text:p text:style-name="Standard"><text:a xlink:type="simple" xlink:href="https://www.odoo.com/es_ES/slides/slide/inventory-valuation-696?fullscreen=1&amp;quiz=1#" text:style-name="Internet_20_link" text:visited-style-name="Visited_20_Internet_20_Link"><text:span text:style-name="T72">Editando la categoría de producto en el formulario del producto. La configuración de la categoría de producto define cómo se valoran los productos.</text:span></text:a><text:span text:style-name="T62">*</text:span></text:p>
      <text:p text:style-name="Standard"><text:a xlink:type="simple" xlink:href="https://www.odoo.com/es_ES/slides/slide/inventory-valuation-696?fullscreen=1&amp;quiz=1#" text:style-name="Internet_20_link" text:visited-style-name="Visited_20_Internet_20_Link"><text:span text:style-name="T62">Dirigiéndose a la pestaña "Inventario" en el formulario del producto y editando la sección "Valoración de inventario".</text:span></text:a></text:p>
      <text:p text:style-name="P77"/>
      <text:p text:style-name="P77">Ingresos y gastos diferidos </text:p>
      <text:p text:style-name="P36">1.¿Qué son los ingresos y gastos diferidos?</text:p>
      <text:p text:style-name="Standard"><text:a xlink:type="simple" xlink:href="https://www.odoo.com/es_ES/slides/slide/deferred-revenue-and-expenses-1922?fullscreen=1&amp;quiz=1#" text:style-name="Internet_20_link" text:visited-style-name="Visited_20_Internet_20_Link"><text:span text:style-name="T72">Son pagos únicos distribuidos en un período de tiempo que debe contabilizarse periódicamente.</text:span></text:a><text:span text:style-name="T62">*</text:span></text:p>
      <text:p text:style-name="Standard"><text:a xlink:type="simple" xlink:href="https://www.odoo.com/es_ES/slides/slide/deferred-revenue-and-expenses-1922?fullscreen=1&amp;quiz=1#" text:style-name="Internet_20_link" text:visited-style-name="Visited_20_Internet_20_Link"><text:span text:style-name="T62">Son pagos registrados previamente que se retirarán o transferirán después de un cierto período de tiempo.</text:span></text:a></text:p>
      <text:p text:style-name="Standard"><text:a xlink:type="simple" xlink:href="https://www.odoo.com/es_ES/slides/slide/deferred-revenue-and-expenses-1922?fullscreen=1&amp;quiz=1#" text:style-name="Internet_20_link" text:visited-style-name="Visited_20_Internet_20_Link"><text:span text:style-name="T62">Son pagos cuyo importe va decreciendo paulatinamente con el tiempo.</text:span></text:a></text:p>
      <text:p text:style-name="P106"/>
      <text:p text:style-name="P106">2.En el formulario de mi producto, ¿qué debo configurar para poder usar un modelo diferido con ese producto?</text:p>
      <text:p text:style-name="Standard"><text:a xlink:type="simple" xlink:href="https://www.odoo.com/es_ES/slides/slide/deferred-revenue-and-expenses-1922?fullscreen=1&amp;quiz=1#" text:style-name="Internet_20_link" text:visited-style-name="Visited_20_Internet_20_Link"><text:span text:style-name="T62">Establecer una tabla de precios para los ingresos diferidos.</text:span></text:a></text:p>
      <text:p text:style-name="Standard"><text:a xlink:type="simple" xlink:href="https://www.odoo.com/es_ES/slides/slide/deferred-revenue-and-expenses-1922?fullscreen=1&amp;quiz=1#" text:style-name="Internet_20_link" text:visited-style-name="Visited_20_Internet_20_Link"><text:span text:style-name="T72">Establezca una cuenta diferida en "Cuenta de ingresos".</text:span></text:a><text:span text:style-name="T62">*</text:span></text:p>
      <text:p text:style-name="Standard"><text:a xlink:type="simple" xlink:href="https://www.odoo.com/es_ES/slides/slide/deferred-revenue-and-expenses-1922?fullscreen=1&amp;quiz=1#" text:style-name="Internet_20_link" text:visited-style-name="Visited_20_Internet_20_Link"><text:span text:style-name="T62">Habilitar la opción “Servicio o producto en diferido”.</text:span></text:a></text:p>
      <text:p text:style-name="Standard"/>
      <text:p text:style-name="P77"/>
      <text:p text:style-name="P77"><text:soft-page-break/>Ingresos y gastos diferidos únicos</text:p>
      <text:p text:style-name="P36">1.¿Cómo creo un ingreso o gasto diferido único?</text:p>
      <text:p text:style-name="Standard"><text:a xlink:type="simple" xlink:href="https://www.odoo.com/es_ES/slides/slide/one-shot-deferred-revenues-and-expenses-1921?fullscreen=1&amp;quiz=1#" text:style-name="Internet_20_link" text:visited-style-name="Visited_20_Internet_20_Link"><text:span text:style-name="T62">Entrando en los modelos “Ingresos diferidos” y “Gastos diferidos” en configuración.</text:span></text:a></text:p>
      <text:p text:style-name="Standard"><text:a xlink:type="simple" xlink:href="https://www.odoo.com/es_ES/slides/slide/one-shot-deferred-revenues-and-expenses-1921?fullscreen=1&amp;quiz=1#" text:style-name="Internet_20_link" text:visited-style-name="Visited_20_Internet_20_Link"><text:span text:style-name="T62">Entrando en "Ingresos y gastos diferidos únicos" en la configuración.</text:span></text:a></text:p>
      <text:p text:style-name="Standard"><text:a xlink:type="simple" xlink:href="https://www.odoo.com/es_ES/slides/slide/one-shot-deferred-revenues-and-expenses-1921?fullscreen=1&amp;quiz=1#" text:style-name="Internet_20_link" text:visited-style-name="Visited_20_Internet_20_Link"><text:span text:style-name="T72">Al hacer clic en el botón "Cortar" que se encuentra en la pestaña "Artículo de diario" de la factura.</text:span></text:a><text:span text:style-name="T62">*</text:span></text:p>
      <text:p text:style-name="P77"/>
      <text:p text:style-name="P77">Grupos multicompañía y diarios</text:p>
      <text:p text:style-name="P36">1.Activación de transacciones entre empresas</text:p>
      <text:p text:style-name="Standard"><text:a xlink:type="simple" xlink:href="https://www.odoo.com/es_ES/slides/slide/multi-company-and-journal-groups-1877?fullscreen=1&amp;quiz=1#" text:style-name="Internet_20_link" text:visited-style-name="Visited_20_Internet_20_Link"><text:span text:style-name="T72">Genera documentos de contrapartida entre empresas.</text:span></text:a><text:span text:style-name="T62">*</text:span></text:p>
      <text:p text:style-name="Standard"><text:a xlink:type="simple" xlink:href="https://www.odoo.com/es_ES/slides/slide/multi-company-and-journal-groups-1877?fullscreen=1&amp;quiz=1#" text:style-name="Internet_20_link" text:visited-style-name="Visited_20_Internet_20_Link"><text:span text:style-name="T62">Le permite a su empresa ver todas las transacciones de las otras subempresas.</text:span></text:a></text:p>
      <text:p text:style-name="Standard"><text:a xlink:type="simple" xlink:href="https://www.odoo.com/es_ES/slides/slide/multi-company-and-journal-groups-1877?fullscreen=1&amp;quiz=1#" text:style-name="Internet_20_link" text:visited-style-name="Visited_20_Internet_20_Link"><text:span text:style-name="T62">Ayudarlo a determinar si su empresa es competitiva o no en comparación con las otras subempresas.</text:span></text:a></text:p>
      <text:p text:style-name="Standard"><text:a xlink:type="simple" xlink:href="https://www.odoo.com/es_ES/slides/slide/multi-company-and-journal-groups-1877?fullscreen=1&amp;quiz=1#" text:style-name="Internet_20_link" text:visited-style-name="Visited_20_Internet_20_Link"><text:span text:style-name="T62">No se puede hacer manualmente y requiere ayuda técnica.</text:span></text:a></text:p>
      <text:p text:style-name="P106"/>
      <text:p text:style-name="P106">2.Grupos de diarios</text:p>
      <text:p text:style-name="Standard"><text:a xlink:type="simple" xlink:href="https://www.odoo.com/es_ES/slides/slide/multi-company-and-journal-groups-1877?fullscreen=1&amp;quiz=1#" text:style-name="Internet_20_link" text:visited-style-name="Visited_20_Internet_20_Link"><text:span text:style-name="T72">Actuar como un filtro para eliminar las revistas seleccionadas de los informes.</text:span></text:a><text:span text:style-name="T62">*</text:span></text:p>
      <text:p text:style-name="Standard"><text:a xlink:type="simple" xlink:href="https://www.odoo.com/es_ES/slides/slide/multi-company-and-journal-groups-1877?fullscreen=1&amp;quiz=1#" text:style-name="Internet_20_link" text:visited-style-name="Visited_20_Internet_20_Link"><text:span text:style-name="T62">Se crean por defecto.</text:span></text:a></text:p>
      <text:p text:style-name="Standard"><text:a xlink:type="simple" xlink:href="https://www.odoo.com/es_ES/slides/slide/multi-company-and-journal-groups-1877?fullscreen=1&amp;quiz=1#" text:style-name="Internet_20_link" text:visited-style-name="Visited_20_Internet_20_Link"><text:span text:style-name="T62">Excluya un diario a la vez.</text:span></text:a></text:p>
      <text:p text:style-name="Standard"><text:a xlink:type="simple" xlink:href="https://www.odoo.com/es_ES/slides/slide/multi-company-and-journal-groups-1877?fullscreen=1&amp;quiz=1#" text:style-name="Internet_20_link" text:visited-style-name="Visited_20_Internet_20_Link"><text:span text:style-name="T62">Se puede recoger diariamente en librerías durante el verano.</text:span></text:a></text:p>
      <text:p text:style-name="P36"/>
      <text:p text:style-name="P77">Administración presupuestos</text:p>
      <text:p text:style-name="P36">1.¿Cuáles son los dos criterios para realizar un seguimiento de los elementos del diario en un presupuesto?</text:p>
      <text:p text:style-name="Standard"><text:a xlink:type="simple" xlink:href="https://www.odoo.com/es_ES/slides/slide/budget-management-1914?fullscreen=1&amp;quiz=1#" text:style-name="Internet_20_link" text:visited-style-name="Visited_20_Internet_20_Link"><text:span text:style-name="T72">Posición Presupuestaria y Cuenta Analítica.</text:span></text:a><text:span text:style-name="T62">*</text:span></text:p>
      <text:p text:style-name="Standard"><text:a xlink:type="simple" xlink:href="https://www.odoo.com/es_ES/slides/slide/budget-management-1914?fullscreen=1&amp;quiz=1#" text:style-name="Internet_20_link" text:visited-style-name="Visited_20_Internet_20_Link"><text:span text:style-name="T62">Posición Presupuestaria y Posición Fiscal</text:span></text:a></text:p>
      <text:p text:style-name="Standard"><text:a xlink:type="simple" xlink:href="https://www.odoo.com/es_ES/slides/slide/budget-management-1914?fullscreen=1&amp;quiz=1#" text:style-name="Internet_20_link" text:visited-style-name="Visited_20_Internet_20_Link"><text:span text:style-name="T62">Cuenta analítica y monto planificado</text:span></text:a></text:p>
      <text:p text:style-name="P106"/>
      <text:p text:style-name="P106">2.¿Cuál es la cantidad teórica?</text:p>
      <text:p text:style-name="Standard"><text:a xlink:type="simple" xlink:href="https://www.odoo.com/es_ES/slides/slide/budget-management-1914?fullscreen=1&amp;quiz=1#" text:style-name="Internet_20_link" text:visited-style-name="Visited_20_Internet_20_Link"><text:span text:style-name="T62">Es el presupuesto logrado basado en artículos de diario.</text:span></text:a></text:p>
      <text:p text:style-name="Standard"><text:a xlink:type="simple" xlink:href="https://www.odoo.com/es_ES/slides/slide/budget-management-1914?fullscreen=1&amp;quiz=1#" text:style-name="Internet_20_link" text:visited-style-name="Visited_20_Internet_20_Link"><text:span text:style-name="T62">Es la cantidad que defines manualmente para tu presupuesto.</text:span></text:a></text:p>
      <text:p text:style-name="Standard"><text:a xlink:type="simple" xlink:href="https://www.odoo.com/es_ES/slides/slide/budget-management-1914?fullscreen=1&amp;quiz=1#" text:style-name="Internet_20_link" text:visited-style-name="Visited_20_Internet_20_Link"><text:span text:style-name="T72">Es el presupuesto esperado que debería haber consumido calculado sobre una base de tiempo.</text:span></text:a><text:span text:style-name="T62">*</text:span></text:p>
      <text:p text:style-name="P77"/>
      <text:p text:style-name="P77">Informes y Estados Financieros</text:p>
      <text:p text:style-name="P36">1.En un Balance General, ¿cómo estar seguro de que las cuentas están correctamente balanceadas?</text:p>
      <text:p text:style-name="Standard"><text:a xlink:type="simple" xlink:href="https://www.odoo.com/es_ES/slides/slide/reports-and-financial-statements-677?fullscreen=1&amp;quiz=1#" text:style-name="Internet_20_link" text:visited-style-name="Visited_20_Internet_20_Link"><text:span text:style-name="T72">Con la fórmula: Activos = Pasivos + Patrimonio.</text:span></text:a><text:span text:style-name="T62">*</text:span></text:p>
      <text:p text:style-name="Standard"><text:a xlink:type="simple" xlink:href="https://www.odoo.com/es_ES/slides/slide/reports-and-financial-statements-677?fullscreen=1&amp;quiz=1#" text:style-name="Internet_20_link" text:visited-style-name="Visited_20_Internet_20_Link"><text:span text:style-name="T62">Con la fórmula: Patrimonio = Pasivo – Activo</text:span></text:a></text:p>
      <text:p text:style-name="Standard"><text:a xlink:type="simple" xlink:href="https://www.odoo.com/es_ES/slides/slide/reports-and-financial-statements-677?fullscreen=1&amp;quiz=1#" text:style-name="Internet_20_link" text:visited-style-name="Visited_20_Internet_20_Link"><text:span text:style-name="T62">Con la fórmula: Patrimonio = Activo + Pasivo</text:span></text:a></text:p>
      <text:p text:style-name="Standard"><text:a xlink:type="simple" xlink:href="https://www.odoo.com/es_ES/slides/slide/reports-and-financial-statements-677?fullscreen=1&amp;quiz=1#" text:style-name="Internet_20_link" text:visited-style-name="Visited_20_Internet_20_Link"><text:span text:style-name="T62">Con la fórmula: Activos = Pasivos – Patrimonio</text:span></text:a></text:p>
      <text:p text:style-name="P106"/>
      <text:p text:style-name="P106">2.¿Qué informe permite ver rápidamente por cuánto tiempo mis clientes han estado en mi deuda?</text:p>
      <text:p text:style-name="Standard"><text:a xlink:type="simple" xlink:href="https://www.odoo.com/es_ES/slides/slide/reports-and-financial-statements-677?fullscreen=1&amp;quiz=1#" text:style-name="Internet_20_link" text:visited-style-name="Visited_20_Internet_20_Link"><text:span text:style-name="T62">Estado de Flujo de Efectivo</text:span></text:a></text:p>
      <text:p text:style-name="Standard"><text:a xlink:type="simple" xlink:href="https://www.odoo.com/es_ES/slides/slide/reports-and-financial-statements-677?fullscreen=1&amp;quiz=1#" text:style-name="Internet_20_link" text:visited-style-name="Visited_20_Internet_20_Link"><text:span text:style-name="T72">Cuenta por cobrar antigua</text:span></text:a><text:span text:style-name="T62">*</text:span></text:p>
      <text:p text:style-name="Standard"><text:a xlink:type="simple" xlink:href="https://www.odoo.com/es_ES/slides/slide/reports-and-financial-statements-677?fullscreen=1&amp;quiz=1#" text:style-name="Internet_20_link" text:visited-style-name="Visited_20_Internet_20_Link"><text:span text:style-name="T62">Pagadero envejecido</text:span></text:a></text:p>
      <text:p text:style-name="Standard"><text:a xlink:type="simple" xlink:href="https://www.odoo.com/es_ES/slides/slide/reports-and-financial-statements-677?fullscreen=1&amp;quiz=1#" text:style-name="Internet_20_link" text:visited-style-name="Visited_20_Internet_20_Link"><text:span text:style-name="T62">Libro mayor de socios</text:span></text:a></text:p>
      <text:p text:style-name="P36"/>
      <text:p text:style-name="P77">Contabilidad Analítica </text:p>
      <text:p text:style-name="P36">1.¿Cómo puedo vincular parcialmente una transacción financiera a una o varias cuentas analíticas?</text:p>
      <text:p text:style-name="Standard"><text:a xlink:type="simple" xlink:href="https://www.odoo.com/es_ES/slides/slide/analytic-accounting-679?fullscreen=1&amp;quiz=1#" text:style-name="Internet_20_link" text:visited-style-name="Visited_20_Internet_20_Link"><text:span text:style-name="T62">No sirve de nada tener solo una parte de un valor vinculado a una cuenta analítica.</text:span></text:a></text:p>
      <text:p text:style-name="Standard"><text:a xlink:type="simple" xlink:href="https://www.odoo.com/es_ES/slides/slide/analytic-accounting-679?fullscreen=1&amp;quiz=1#" text:style-name="Internet_20_link" text:visited-style-name="Visited_20_Internet_20_Link"><text:soft-page-break/><text:span text:style-name="T62">Modificando las entradas publicadas y agregando un valor porcentual al lado del campo de la cuenta analítica.</text:span></text:a></text:p>
      <text:p text:style-name="Standard"><text:a xlink:type="simple" xlink:href="https://www.odoo.com/es_ES/slides/slide/analytic-accounting-679?fullscreen=1&amp;quiz=1#" text:style-name="Internet_20_link" text:visited-style-name="Visited_20_Internet_20_Link"><text:span text:style-name="T62">Al agregar una cuenta analítica a la transacción financiera, abriendo el enlace externo y agregando el valor porcentual requerido.</text:span></text:a></text:p>
      <text:p text:style-name="Standard"><text:a xlink:type="simple" xlink:href="https://www.odoo.com/es_ES/slides/slide/analytic-accounting-679?fullscreen=1&amp;quiz=1#" text:style-name="Internet_20_link" text:visited-style-name="Visited_20_Internet_20_Link"><text:span text:style-name="T72">Creando una etiqueta analítica, seleccionando la opción "Distribución analítica" y agregando las cuentas analíticas requeridas y sus porcentajes.</text:span></text:a><text:span text:style-name="T62">*</text:span></text:p>
      <text:p text:style-name="P106"/>
      <text:p text:style-name="P106">2.¿Cómo puedo hacer que mi tiempo de trabajo se registre automáticamente como un valor en una cuenta analítica?</text:p>
      <text:p text:style-name="Standard"><text:a xlink:type="simple" xlink:href="https://www.odoo.com/es_ES/slides/slide/analytic-accounting-679?fullscreen=1&amp;quiz=1#" text:style-name="Internet_20_link" text:visited-style-name="Visited_20_Internet_20_Link"><text:span text:style-name="T72">Con las aplicaciones Project y Timesheets instaladas, cualquier proyecto nuevo también creará una nueva cuenta analítica. Según las hojas de tiempo registradas y los costos del empleado, se registrará automáticamente una cantidad en esta cuenta analítica.</text:span></text:a><text:span text:style-name="T62">*</text:span></text:p>
      <text:p text:style-name="Standard"><text:a xlink:type="simple" xlink:href="https://www.odoo.com/es_ES/slides/slide/analytic-accounting-679?fullscreen=1&amp;quiz=1#" text:style-name="Internet_20_link" text:visited-style-name="Visited_20_Internet_20_Link"><text:span text:style-name="T62">En la creación de una tarea, el empleado debe indicar con qué cuenta analítica se relaciona su trabajo.</text:span></text:a></text:p>
      <text:p text:style-name="Standard"><text:a xlink:type="simple" xlink:href="https://www.odoo.com/es_ES/slides/slide/analytic-accounting-679?fullscreen=1&amp;quiz=1#" text:style-name="Internet_20_link" text:visited-style-name="Visited_20_Internet_20_Link"><text:span text:style-name="T62">Cada vez que se registra una hoja de tiempo, el empleado debe indicar con qué cuenta analítica se relaciona su trabajo.</text:span></text:a></text:p>
      <text:p text:style-name="Standard"><text:a xlink:type="simple" xlink:href="https://www.odoo.com/es_ES/slides/slide/analytic-accounting-679?fullscreen=1&amp;quiz=1#" text:style-name="Internet_20_link" text:visited-style-name="Visited_20_Internet_20_Link"><text:span text:style-name="T62">Los informes de partes de horas deben generarse manualmente en Project. Estos informes se sincronizan automáticamente con Contabilidad.</text:span></text:a></text:p>
      <text:p text:style-name="P77"/>
      <text:p text:style-name="P79">FIN DEL PERIODO</text:p>
      <text:p text:style-name="P77">Multidivisa: ganancias/pérdidas realizadas</text:p>
      <text:p text:style-name="P36">1.¿Cuándo se generan las entradas de diferencia de cambio de ganancias/pérdidas realizadas en Odoo?</text:p>
      <text:p text:style-name="Standard"><text:a xlink:type="simple" xlink:href="https://www.odoo.com/es_ES/slides/slide/multi-currency-realized-gains-losses-1907?fullscreen=1&amp;quiz=1#" text:style-name="Internet_20_link" text:visited-style-name="Visited_20_Internet_20_Link"><text:span text:style-name="T72">Luego de registrado el pago.</text:span></text:a><text:span text:style-name="T62">*</text:span></text:p>
      <text:p text:style-name="Standard"><text:a xlink:type="simple" xlink:href="https://www.odoo.com/es_ES/slides/slide/multi-currency-realized-gains-losses-1907?fullscreen=1&amp;quiz=1#" text:style-name="Internet_20_link" text:visited-style-name="Visited_20_Internet_20_Link"><text:span text:style-name="T62">Cuando se actualiza un tipo de cambio.</text:span></text:a></text:p>
      <text:p text:style-name="Standard"><text:a xlink:type="simple" xlink:href="https://www.odoo.com/es_ES/slides/slide/multi-currency-realized-gains-losses-1907?fullscreen=1&amp;quiz=1#" text:style-name="Internet_20_link" text:visited-style-name="Visited_20_Internet_20_Link"><text:span text:style-name="T62">Cuando se crea una factura o boleta con moneda extranjera.</text:span></text:a></text:p>
      <text:p text:style-name="P106"/>
      <text:p text:style-name="P106">2.¿Cómo puedo automatizar el tipo de moneda de una factura según el proveedor?</text:p>
      <text:p text:style-name="Standard"><text:a xlink:type="simple" xlink:href="https://www.odoo.com/es_ES/slides/slide/multi-currency-realized-gains-losses-1907?fullscreen=1&amp;quiz=1#" text:style-name="Internet_20_link" text:visited-style-name="Visited_20_Internet_20_Link"><text:span text:style-name="T72">Mediante la definición de una moneda en la "Moneda del proveedor" del formulario del proveedor.</text:span></text:a><text:span text:style-name="T62">*</text:span></text:p>
      <text:p text:style-name="Standard"><text:a xlink:type="simple" xlink:href="https://www.odoo.com/es_ES/slides/slide/multi-currency-realized-gains-losses-1907?fullscreen=1&amp;quiz=1#" text:style-name="Internet_20_link" text:visited-style-name="Visited_20_Internet_20_Link"><text:span text:style-name="T62">Mediante la definición de una posición fiscal en el formulario del proveedor.</text:span></text:a></text:p>
      <text:p text:style-name="Standard"><text:a xlink:type="simple" xlink:href="https://www.odoo.com/es_ES/slides/slide/multi-currency-realized-gains-losses-1907?fullscreen=1&amp;quiz=1#" text:style-name="Internet_20_link" text:visited-style-name="Visited_20_Internet_20_Link"><text:span text:style-name="T62">Definiendo una dirección en el formulario del vendedor.</text:span></text:a></text:p>
      <text:p text:style-name="P106"/>
      <text:p text:style-name="P106">3.Al crear o importar un extracto bancario, ¿dónde puedo encontrar los campos "Importe en moneda" y "Moneda extranjera"?</text:p>
      <text:p text:style-name="Standard"><text:a xlink:type="simple" xlink:href="https://www.odoo.com/es_ES/slides/slide/multi-currency-realized-gains-losses-1907?fullscreen=1&amp;quiz=1#" text:style-name="Internet_20_link" text:visited-style-name="Visited_20_Internet_20_Link"><text:span text:style-name="T62">Deben estar habilitados en la configuración de la aplicación de contabilidad.</text:span></text:a></text:p>
      <text:p text:style-name="Standard"><text:a xlink:type="simple" xlink:href="https://www.odoo.com/es_ES/slides/slide/multi-currency-realized-gains-losses-1907?fullscreen=1&amp;quiz=1#" text:style-name="Internet_20_link" text:visited-style-name="Visited_20_Internet_20_Link"><text:span text:style-name="T72">Haciendo clic en el botón ⋮ y marcando ambos campos.</text:span></text:a><text:span text:style-name="T62">*</text:span></text:p>
      <text:p text:style-name="Standard"><text:a xlink:type="simple" xlink:href="https://www.odoo.com/es_ES/slides/slide/multi-currency-realized-gains-losses-1907?fullscreen=1&amp;quiz=1#" text:style-name="Internet_20_link" text:visited-style-name="Visited_20_Internet_20_Link"><text:span text:style-name="T62">Se agregan automáticamente en función de las facturas que contienen el mismo "Socio" en el "campo Socio".</text:span></text:a></text:p>
      <text:p text:style-name="P77"/>
      <text:p text:style-name="P77">Múltiples divisas – Ganancias/pérdidas no realizadas</text:p>
      <text:p text:style-name="P36">1.¿Qué debo hacer al establecer una fecha de cierre para el período fiscal en mi informe de Ganancias/Pérdidas no realizadas?</text:p>
      <text:p text:style-name="Standard"><text:a xlink:type="simple" xlink:href="https://www.odoo.com/es_ES/slides/slide/multi-currency-unrealized-gains-losses-1909?fullscreen=1&amp;quiz=1#" text:style-name="Internet_20_link" text:visited-style-name="Visited_20_Internet_20_Link"><text:span text:style-name="T72">Establezca una fecha de reversión en el primer día después del cierre.</text:span></text:a><text:span text:style-name="T62">*</text:span></text:p>
      <text:p text:style-name="Standard"><text:a xlink:type="simple" xlink:href="https://www.odoo.com/es_ES/slides/slide/multi-currency-unrealized-gains-losses-1909?fullscreen=1&amp;quiz=1#" text:style-name="Internet_20_link" text:visited-style-name="Visited_20_Internet_20_Link"><text:span text:style-name="T62">Nada, todo es automático.</text:span></text:a></text:p>
      <text:p text:style-name="Standard"><text:a xlink:type="simple" xlink:href="https://www.odoo.com/es_ES/slides/slide/multi-currency-unrealized-gains-losses-1909?fullscreen=1&amp;quiz=1#" text:style-name="Internet_20_link" text:visited-style-name="Visited_20_Internet_20_Link"><text:span text:style-name="T62">Establezca las ganancias/pérdidas no realizadas como "realizadas".</text:span></text:a></text:p>
      <text:p text:style-name="P77"/>
      <text:p text:style-name="P77">Cerrando el año fiscal</text:p>
      <text:p text:style-name="P36">1.¿Cuál es el primer paso que debo hacer cuando empiezo a cerrar un ejercicio?</text:p>
      <text:p text:style-name="Standard"><text:a xlink:type="simple" xlink:href="https://www.odoo.com/es_ES/slides/slide/closing-the-fiscal-year-678?fullscreen=1&amp;quiz=1#" text:style-name="Internet_20_link" text:visited-style-name="Visited_20_Internet_20_Link"><text:span text:style-name="T62">Generar todos los estados financieros.</text:span></text:a></text:p>
      <text:p text:style-name="Standard"><text:a xlink:type="simple" xlink:href="https://www.odoo.com/es_ES/slides/slide/closing-the-fiscal-year-678?fullscreen=1&amp;quiz=1#" text:style-name="Internet_20_link" text:visited-style-name="Visited_20_Internet_20_Link"><text:soft-page-break/><text:span text:style-name="T62">Asignar las ganancias del año.</text:span></text:a></text:p>
      <text:p text:style-name="Standard"><text:a xlink:type="simple" xlink:href="https://www.odoo.com/es_ES/slides/slide/closing-the-fiscal-year-678?fullscreen=1&amp;quiz=1#" text:style-name="Internet_20_link" text:visited-style-name="Visited_20_Internet_20_Link"><text:span text:style-name="T72">Bloquee la contabilidad para todos los usuarios que no tengan un derecho de acceso de "Asesor".</text:span></text:a><text:span text:style-name="T62">*</text:span></text:p>
      <text:p text:style-name="Standard"><text:a xlink:type="simple" xlink:href="https://www.odoo.com/es_ES/slides/slide/closing-the-fiscal-year-678?fullscreen=1&amp;quiz=1#" text:style-name="Internet_20_link" text:visited-style-name="Visited_20_Internet_20_Link"><text:span text:style-name="T62">Mira una buena película.</text:span></text:a></text:p>
      <text:p text:style-name="P106"/>
      <text:p text:style-name="P106">2.¿Dónde puedo consultar el importe de las utilidades no asignadas una vez cerrado el ejercicio?</text:p>
      <text:p text:style-name="Standard"><text:a xlink:type="simple" xlink:href="https://www.odoo.com/es_ES/slides/slide/closing-the-fiscal-year-678?fullscreen=1&amp;quiz=1#" text:style-name="Internet_20_link" text:visited-style-name="Visited_20_Internet_20_Link"><text:span text:style-name="T62">En la Cuenta de Pérdidas y Ganancias, fijada en "Fin del Último Ejercicio"</text:span></text:a></text:p>
      <text:p text:style-name="Standard"><text:a xlink:type="simple" xlink:href="https://www.odoo.com/es_ES/slides/slide/closing-the-fiscal-year-678?fullscreen=1&amp;quiz=1#" text:style-name="Internet_20_link" text:visited-style-name="Visited_20_Internet_20_Link"><text:span text:style-name="T72">En el Balance, establecido en "Fin del último ejercicio"</text:span></text:a><text:span text:style-name="T62">*</text:span></text:p>
      <text:p text:style-name="Standard"><text:a xlink:type="simple" xlink:href="https://www.odoo.com/es_ES/slides/slide/closing-the-fiscal-year-678?fullscreen=1&amp;quiz=1#" text:style-name="Internet_20_link" text:visited-style-name="Visited_20_Internet_20_Link"><text:span text:style-name="T62">En el Balance de Situación, con el período fijado en "Último Ejercicio"Sobre la Cuenta de Pérdidas y Ganancias, con el plazo fijado en "Último Ejercicio"</text:span></text:a></text:p>
      <text:p text:style-name="P56"/>
      <text:p text:style-name="P56"/>
      <text:p text:style-name="P46">Modulo: <text:span text:style-name="T14">C</text:span><text:span text:style-name="T15">onversaciones</text:span> <text:s text:c="54"/>Odoo Tutorials: <text:span text:style-name="T38">Getting Started</text:span></text:p>
      <text:p text:style-name="P10"><text:span text:style-name="T44"><text:s text:c="63"/>Link : </text:span><text:a xlink:type="simple" xlink:href="https://www.odoo.com/es_ES/slides/getting-started-15" text:style-name="Internet_20_link" text:visited-style-name="Visited_20_Internet_20_Link"><text:span text:style-name="T54">https://www.odoo.com/es_ES/slides/getting-started-15</text:span></text:a><text:span text:style-name="T44"> </text:span></text:p>
      <text:p text:style-name="P46"/>
      <text:p text:style-name="P63">USANDO ODOO </text:p>
      <text:p text:style-name="P63"/>
      <text:p text:style-name="P63"/>
      <text:p text:style-name="P71"><text:span text:style-name="T65">Discusiones</text:span><text:span text:style-name="T61"> </text:span></text:p>
      <text:p text:style-name="P36">1.¿Cómo puede ver todas sus conversaciones de Discusión en Odoo?</text:p>
      <text:p text:style-name="Standard"><text:a xlink:type="simple" xlink:href="https://www.odoo.com/es_ES/slides/slide/odoo-discuss-608?fullscreen=1&amp;quiz=1#" text:style-name="Internet_20_link" text:visited-style-name="Visited_20_Internet_20_Link"><text:span text:style-name="T62">Haciendo clic en el ícono de Conversaciones en la barra de navegación superior.</text:span></text:a></text:p>
      <text:p text:style-name="Standard"><text:a xlink:type="simple" xlink:href="https://www.odoo.com/es_ES/slides/slide/odoo-discuss-608?fullscreen=1&amp;quiz=1#" text:style-name="Internet_20_link" text:visited-style-name="Visited_20_Internet_20_Link"><text:span text:style-name="T62">Al ir al módulo Discutir.</text:span></text:a></text:p>
      <text:p text:style-name="Standard"><text:a xlink:type="simple" xlink:href="https://www.odoo.com/es_ES/slides/slide/odoo-discuss-608?fullscreen=1&amp;quiz=1#" text:style-name="Internet_20_link" text:visited-style-name="Visited_20_Internet_20_Link"><text:span text:style-name="T62">Al hacer clic en un registro y ver su Chatter.</text:span></text:a></text:p>
      <text:p text:style-name="Standard"><text:a xlink:type="simple" xlink:href="https://www.odoo.com/es_ES/slides/slide/odoo-discuss-608?fullscreen=1&amp;quiz=1#" text:style-name="Internet_20_link" text:visited-style-name="Visited_20_Internet_20_Link"><text:span text:style-name="T72">Tanto A como B son correctos.</text:span></text:a><text:span text:style-name="T62">*</text:span></text:p>
      <text:p text:style-name="P106"/>
      <text:p text:style-name="P106">2.¿Dónde puede ver los nuevos mensajes no leídos en el módulo Discutir?</text:p>
      <text:p text:style-name="Standard"><text:a xlink:type="simple" xlink:href="https://www.odoo.com/es_ES/slides/slide/odoo-discuss-608?fullscreen=1&amp;quiz=1#" text:style-name="Internet_20_link" text:visited-style-name="Visited_20_Internet_20_Link"><text:span text:style-name="T62">Nuevo mensaje.</text:span></text:a></text:p>
      <text:p text:style-name="Standard"><text:a xlink:type="simple" xlink:href="https://www.odoo.com/es_ES/slides/slide/odoo-discuss-608?fullscreen=1&amp;quiz=1#" text:style-name="Internet_20_link" text:visited-style-name="Visited_20_Internet_20_Link"><text:span text:style-name="T72">Bandeja de entrada.</text:span></text:a><text:span text:style-name="T62">*</text:span></text:p>
      <text:p text:style-name="Standard"><text:a xlink:type="simple" xlink:href="https://www.odoo.com/es_ES/slides/slide/odoo-discuss-608?fullscreen=1&amp;quiz=1#" text:style-name="Internet_20_link" text:visited-style-name="Visited_20_Internet_20_Link"><text:span text:style-name="T62">Sembrado de estrellas.</text:span></text:a></text:p>
      <text:p text:style-name="Standard"><text:a xlink:type="simple" xlink:href="https://www.odoo.com/es_ES/slides/slide/odoo-discuss-608?fullscreen=1&amp;quiz=1#" text:style-name="Internet_20_link" text:visited-style-name="Visited_20_Internet_20_Link"><text:span text:style-name="T62">Historia.</text:span></text:a></text:p>
      <text:p text:style-name="P106"/>
      <text:p text:style-name="P106">3.¿Cómo se invita a personas externas a una conversación en Odoo Discuss?</text:p>
      <text:p text:style-name="Standard"><text:a xlink:type="simple" xlink:href="https://www.odoo.com/es_ES/slides/slide/odoo-discuss-608?fullscreen=1&amp;quiz=1#" text:style-name="Internet_20_link" text:visited-style-name="Visited_20_Internet_20_Link"><text:span text:style-name="T62">Agregar usuarios &gt; escriba su dirección de correo electrónico &gt; Invitar.</text:span></text:a></text:p>
      <text:p text:style-name="Standard"><text:a xlink:type="simple" xlink:href="https://www.odoo.com/es_ES/slides/slide/odoo-discuss-608?fullscreen=1&amp;quiz=1#" text:style-name="Internet_20_link" text:visited-style-name="Visited_20_Internet_20_Link"><text:span text:style-name="T62">Lista de miembros &gt; escriba su dirección de correo electrónico &gt; Invitar.</text:span></text:a></text:p>
      <text:p text:style-name="Standard"><text:a xlink:type="simple" xlink:href="https://www.odoo.com/es_ES/slides/slide/odoo-discuss-608?fullscreen=1&amp;quiz=1#" text:style-name="Internet_20_link" text:visited-style-name="Visited_20_Internet_20_Link"><text:span text:style-name="T72">Agregar usuarios &gt; copiar el enlace de invitación &gt; enviar el enlace a la parte externa.</text:span></text:a><text:span text:style-name="T62">*</text:span></text:p>
      <text:p text:style-name="Standard"><text:a xlink:type="simple" xlink:href="https://www.odoo.com/es_ES/slides/slide/odoo-discuss-608?fullscreen=1&amp;quiz=1#" text:style-name="Internet_20_link" text:visited-style-name="Visited_20_Internet_20_Link"><text:span text:style-name="T62">Lista de miembros &gt; copiar el enlace de invitación &gt; enviar el enlace a la parte externa.</text:span></text:a></text:p>
      <text:p text:style-name="P63"/>
      <text:p text:style-name="P63"/>
      <text:p text:style-name="P63"/>
      <text:p text:style-name="P63"/>
      <text:p text:style-name="P47">Modulo: <text:span text:style-name="T14">Calendario</text:span> <text:s text:c="66"/>Odoo Tutorials: <text:span text:style-name="T38">Getting Started</text:span></text:p>
      <text:p text:style-name="P9"><text:span text:style-name="T44"><text:s text:c="63"/>Link : </text:span><text:a xlink:type="simple" xlink:href="https://www.odoo.com/es_ES/slides/getting-started-15" text:style-name="Internet_20_link" text:visited-style-name="Visited_20_Internet_20_Link"><text:span text:style-name="T54">https://www.odoo.com/es_ES/slides/getting-started-15</text:span></text:a><text:span text:style-name="T44"> </text:span></text:p>
      <text:p text:style-name="P47"/>
      <text:p text:style-name="P64">USANDO ODOO </text:p>
      <text:p text:style-name="P72">C<text:span text:style-name="T61">alendario Odoo</text:span></text:p>
      <text:p text:style-name="P36">1.¿Dónde se puede crear un nuevo evento de calendario?</text:p>
      <text:p text:style-name="Standard"><text:a xlink:type="simple" xlink:href="https://www.odoo.com/es_ES/slides/slide/odoo-calendar-1836?fullscreen=1&amp;quiz=1#" text:style-name="Internet_20_link" text:visited-style-name="Visited_20_Internet_20_Link"><text:span text:style-name="T62">En el módulo Calendario.</text:span></text:a></text:p>
      <text:p text:style-name="Standard"><text:a xlink:type="simple" xlink:href="https://www.odoo.com/es_ES/slides/slide/odoo-calendar-1836?fullscreen=1&amp;quiz=1#" text:style-name="Internet_20_link" text:visited-style-name="Visited_20_Internet_20_Link"><text:soft-page-break/><text:span text:style-name="T62">De la charla en cualquier registro.</text:span></text:a></text:p>
      <text:p text:style-name="Standard"><text:a xlink:type="simple" xlink:href="https://www.odoo.com/es_ES/slides/slide/odoo-calendar-1836?fullscreen=1&amp;quiz=1#" text:style-name="Internet_20_link" text:visited-style-name="Visited_20_Internet_20_Link"><text:span text:style-name="T72">Tanto A como B son correctos.</text:span></text:a><text:span text:style-name="T62">*</text:span></text:p>
      <text:p text:style-name="Standard"><text:a xlink:type="simple" xlink:href="https://www.odoo.com/es_ES/slides/slide/odoo-calendar-1836?fullscreen=1&amp;quiz=1#" text:style-name="Internet_20_link" text:visited-style-name="Visited_20_Internet_20_Link"><text:span text:style-name="T62">Ni A ni B son correctas.</text:span></text:a></text:p>
      <text:p text:style-name="P106"/>
      <text:p text:style-name="P106">2.¿Cómo puede ver el calendario de otro usuario y todos sus eventos programados?</text:p>
      <text:p text:style-name="Standard"><text:a xlink:type="simple" xlink:href="https://www.odoo.com/es_ES/slides/slide/odoo-calendar-1836?fullscreen=1&amp;quiz=1#" text:style-name="Internet_20_link" text:visited-style-name="Visited_20_Internet_20_Link"><text:span text:style-name="T72">Calendario &gt; Asistentes &gt; Agregar el usuario.</text:span></text:a><text:span text:style-name="T62">*</text:span></text:p>
      <text:p text:style-name="Standard"><text:a xlink:type="simple" xlink:href="https://www.odoo.com/es_ES/slides/slide/odoo-calendar-1836?fullscreen=1&amp;quiz=1#" text:style-name="Internet_20_link" text:visited-style-name="Visited_20_Internet_20_Link"><text:span text:style-name="T62">Calendario &gt; Compartir disponibilidades &gt; Agregar el usuario.</text:span></text:a></text:p>
      <text:p text:style-name="Standard"><text:a xlink:type="simple" xlink:href="https://www.odoo.com/es_ES/slides/slide/odoo-calendar-1836?fullscreen=1&amp;quiz=1#" text:style-name="Internet_20_link" text:visited-style-name="Visited_20_Internet_20_Link"><text:span text:style-name="T62">Calendario &gt; Barra de búsqueda &gt; Buscar el usuario.</text:span></text:a></text:p>
      <text:p text:style-name="Standard"><text:a xlink:type="simple" xlink:href="https://www.odoo.com/es_ES/slides/slide/odoo-calendar-1836?fullscreen=1&amp;quiz=1#" text:style-name="Internet_20_link" text:visited-style-name="Visited_20_Internet_20_Link"><text:span text:style-name="T62">Calendario &gt; Filtros &gt; Solo usuarios internos.</text:span></text:a></text:p>
      <text:p text:style-name="P106"/>
      <text:p text:style-name="P106">3.¿Dónde puede configurar un evento de calendario para que sea un evento recurrente?</text:p>
      <text:p text:style-name="Standard"><text:a xlink:type="simple" xlink:href="https://www.odoo.com/es_ES/slides/slide/odoo-calendar-1836?fullscreen=1&amp;quiz=1#" text:style-name="Internet_20_link" text:visited-style-name="Visited_20_Internet_20_Link"><text:span text:style-name="T72">Reunión &gt; Editar &gt; Opciones.</text:span></text:a><text:span text:style-name="T62">*</text:span></text:p>
      <text:p text:style-name="Standard"><text:a xlink:type="simple" xlink:href="https://www.odoo.com/es_ES/slides/slide/odoo-calendar-1836?fullscreen=1&amp;quiz=1#" text:style-name="Internet_20_link" text:visited-style-name="Visited_20_Internet_20_Link"><text:span text:style-name="T62">Reunión &gt; Editar &gt; Detalles de la reunión.</text:span></text:a></text:p>
      <text:p text:style-name="Standard"><text:a xlink:type="simple" xlink:href="https://www.odoo.com/es_ES/slides/slide/odoo-calendar-1836?fullscreen=1&amp;quiz=1#" text:style-name="Internet_20_link" text:visited-style-name="Visited_20_Internet_20_Link"><text:span text:style-name="T62">Calendario &gt; Configuración &gt; Recurrente.</text:span></text:a></text:p>
      <text:p text:style-name="Standard"><text:a xlink:type="simple" xlink:href="https://www.odoo.com/es_ES/slides/slide/odoo-calendar-1836?fullscreen=1&amp;quiz=1#" text:style-name="Internet_20_link" text:visited-style-name="Visited_20_Internet_20_Link"><text:span text:style-name="T62">Calendario &gt; Asistentes &gt; Recurrente.</text:span></text:a></text:p>
      <text:p text:style-name="P72"/>
      <text:p text:style-name="P124">Programas actividades</text:p>
      <text:p text:style-name="P36">1.¿Dónde puedo programar una actividad?</text:p>
      <text:p text:style-name="Standard"><text:span text:style-name="T64">E</text:span><text:a xlink:type="simple" xlink:href="https://www.odoo.com/es_ES/slides/slide/schedule-activities-607?fullscreen=1&amp;quiz=1#" text:style-name="Internet_20_link" text:visited-style-name="Visited_20_Internet_20_Link"><text:span text:style-name="T62">n la charla</text:span></text:a></text:p>
      <text:p text:style-name="Standard"><text:a xlink:type="simple" xlink:href="https://www.odoo.com/es_ES/slides/slide/schedule-activities-607?fullscreen=1&amp;quiz=1#" text:style-name="Internet_20_link" text:visited-style-name="Visited_20_Internet_20_Link"><text:span text:style-name="T62">En la vista Kanban</text:span></text:a></text:p>
      <text:p text:style-name="Standard"><text:a xlink:type="simple" xlink:href="https://www.odoo.com/es_ES/slides/slide/schedule-activities-607?fullscreen=1&amp;quiz=1#" text:style-name="Internet_20_link" text:visited-style-name="Visited_20_Internet_20_Link"><text:span text:style-name="T62">En el perfil de usuario</text:span></text:a></text:p>
      <text:p text:style-name="Standard"><text:a xlink:type="simple" xlink:href="https://www.odoo.com/es_ES/slides/slide/schedule-activities-607?fullscreen=1&amp;quiz=1#" text:style-name="Internet_20_link" text:visited-style-name="Visited_20_Internet_20_Link"><text:span text:style-name="T72">En la vista de chat y kanban</text:span></text:a><text:span text:style-name="T62">*</text:span></text:p>
      <text:p text:style-name="P106"/>
      <text:p text:style-name="P106">2.¿Puedo establecer una prioridad en una actividad?</text:p>
      <text:p text:style-name="Standard"><text:a xlink:type="simple" xlink:href="https://www.odoo.com/es_ES/slides/slide/schedule-activities-607?fullscreen=1&amp;quiz=1#" text:style-name="Internet_20_link" text:visited-style-name="Visited_20_Internet_20_Link"><text:span text:style-name="T62">Sí</text:span></text:a></text:p>
      <text:p text:style-name="Standard"><text:a xlink:type="simple" xlink:href="https://www.odoo.com/es_ES/slides/slide/schedule-activities-607?fullscreen=1&amp;quiz=1#" text:style-name="Internet_20_link" text:visited-style-name="Visited_20_Internet_20_Link"><text:span text:style-name="T72">No</text:span></text:a><text:span text:style-name="T62">*</text:span></text:p>
      <text:p text:style-name="Standard"><text:a xlink:type="simple" xlink:href="https://www.odoo.com/es_ES/slides/slide/schedule-activities-607?fullscreen=1&amp;quiz=1#" text:style-name="Internet_20_link" text:visited-style-name="Visited_20_Internet_20_Link"><text:span text:style-name="T62">Sí, pero solo si la actividad está vinculada a un proyecto</text:span></text:a></text:p>
      <text:p text:style-name="Standard"><text:a xlink:type="simple" xlink:href="https://www.odoo.com/es_ES/slides/slide/schedule-activities-607?fullscreen=1&amp;quiz=1#" text:style-name="Internet_20_link" text:visited-style-name="Visited_20_Internet_20_Link"><text:span text:style-name="T62">Sí, pero solo si la actividad tiene configurada una "próxima actividad"</text:span></text:a></text:p>
      <text:p text:style-name="P106"/>
      <text:p text:style-name="P106">3.¿Qué significan el número y el reloj en la parte superior derecha?</text:p>
      <text:p text:style-name="Standard"><text:a xlink:type="simple" xlink:href="https://www.odoo.com/es_ES/slides/slide/schedule-activities-607?fullscreen=1&amp;quiz=1#" text:style-name="Internet_20_link" text:visited-style-name="Visited_20_Internet_20_Link"><text:span text:style-name="T62">Es el tiempo que te queda para terminar tus actividades.</text:span></text:a></text:p>
      <text:p text:style-name="Standard"><text:a xlink:type="simple" xlink:href="https://www.odoo.com/es_ES/slides/slide/schedule-activities-607?fullscreen=1&amp;quiz=1#" text:style-name="Internet_20_link" text:visited-style-name="Visited_20_Internet_20_Link"><text:span text:style-name="T72">Es el número de actividades pendientes que tienes hasta el día de hoy.</text:span></text:a><text:span text:style-name="T62">*</text:span></text:p>
      <text:p text:style-name="Standard"><text:a xlink:type="simple" xlink:href="https://www.odoo.com/es_ES/slides/slide/schedule-activities-607?fullscreen=1&amp;quiz=1#" text:style-name="Internet_20_link" text:visited-style-name="Visited_20_Internet_20_Link"><text:span text:style-name="T62">Es el número de actividades que tendrás que hacer en el futuro.</text:span></text:a></text:p>
      <text:p text:style-name="Standard"><text:a xlink:type="simple" xlink:href="https://www.odoo.com/es_ES/slides/slide/schedule-activities-607?fullscreen=1&amp;quiz=1#" text:style-name="Internet_20_link" text:visited-style-name="Visited_20_Internet_20_Link"><text:span text:style-name="T62">Es el número de actividades que has asignado a tus compañeros.</text:span></text:a></text:p>
      <text:p text:style-name="P72"/>
      <text:p text:style-name="P72"/>
      <text:p text:style-name="P46">Modulo: <text:span text:style-name="T15">Ninguno</text:span><text:span text:style-name="T65"> -Solo Conocimiento General-</text:span> <text:s text:c="21"/>Odoo Tutorials: <text:span text:style-name="T38">Getting Started</text:span></text:p>
      <text:p text:style-name="P10"><text:span text:style-name="T44"><text:s text:c="63"/>Link : </text:span><text:a xlink:type="simple" xlink:href="https://www.odoo.com/es_ES/slides/getting-started-15" text:style-name="Internet_20_link" text:visited-style-name="Visited_20_Internet_20_Link"><text:span text:style-name="T54">https://www.odoo.com/es_ES/slides/getting-started-15</text:span></text:a><text:span text:style-name="T44"> </text:span></text:p>
      <text:p text:style-name="P46"/>
      <text:p text:style-name="P63">USANDO ODOO </text:p>
      <text:p text:style-name="P63"/>
      <text:p text:style-name="P125">Navegar en Odoo</text:p>
      <text:p text:style-name="P106">1.¿Qué puedo ver en la esquina superior derecha de mi tablero principal?</text:p>
      <text:p text:style-name="Standard"><text:a xlink:type="simple" xlink:href="https://www.odoo.com/es_ES/slides/slide/navigate-in-odoo-606?fullscreen=1&amp;quiz=1#" text:style-name="Internet_20_link" text:visited-style-name="Visited_20_Internet_20_Link"><text:span text:style-name="T62">Mis actividades programadas</text:span></text:a></text:p>
      <text:p text:style-name="P97"><text:a xlink:type="simple" xlink:href="https://www.odoo.com/es_ES/slides/slide/navigate-in-odoo-606?fullscreen=1&amp;quiz=1#" text:style-name="Internet_20_link" text:visited-style-name="Visited_20_Internet_20_Link"><text:span text:style-name="T62">Conversar</text:span></text:a></text:p>
      <text:p text:style-name="P97"><text:a xlink:type="simple" xlink:href="https://www.odoo.com/es_ES/slides/slide/navigate-in-odoo-606?fullscreen=1&amp;quiz=1#" text:style-name="Internet_20_link" text:visited-style-name="Visited_20_Internet_20_Link"><text:span text:style-name="T62">Mi perfil</text:span></text:a></text:p>
      <text:p text:style-name="Standard"><text:a xlink:type="simple" xlink:href="https://www.odoo.com/es_ES/slides/slide/navigate-in-odoo-606?fullscreen=1&amp;quiz=1#" text:style-name="Internet_20_link" text:visited-style-name="Visited_20_Internet_20_Link"><text:soft-page-break/><text:span text:style-name="T72">Todo lo anterior</text:span></text:a><text:span text:style-name="T62">*</text:span></text:p>
      <text:p text:style-name="Standard"><text:a xlink:type="simple" xlink:href="https://www.odoo.com/es_ES/slides/slide/navigate-in-odoo-606?fullscreen=1&amp;quiz=1#" text:style-name="Internet_20_link" text:visited-style-name="Visited_20_Internet_20_Link"><text:span text:style-name="T62">Ninguna de las anteriores</text:span></text:a></text:p>
      <text:p text:style-name="P106"/>
      <text:p text:style-name="P106">2.¿Dónde puedo cambiar el idioma de mi perfil?</text:p>
      <text:p text:style-name="Standard"><text:a xlink:type="simple" xlink:href="https://www.odoo.com/es_ES/slides/slide/navigate-in-odoo-606?fullscreen=1&amp;quiz=1#" text:style-name="Internet_20_link" text:visited-style-name="Visited_20_Internet_20_Link"><text:span text:style-name="T62">En los ajustes generales</text:span></text:a></text:p>
      <text:p text:style-name="Standard"><text:a xlink:type="simple" xlink:href="https://www.odoo.com/es_ES/slides/slide/navigate-in-odoo-606?fullscreen=1&amp;quiz=1#" text:style-name="Internet_20_link" text:visited-style-name="Visited_20_Internet_20_Link"><text:span text:style-name="T72">en preferencias</text:span></text:a><text:span text:style-name="T62">*</text:span></text:p>
      <text:p text:style-name="Standard"><text:a xlink:type="simple" xlink:href="https://www.odoo.com/es_ES/slides/slide/navigate-in-odoo-606?fullscreen=1&amp;quiz=1#" text:style-name="Internet_20_link" text:visited-style-name="Visited_20_Internet_20_Link"><text:span text:style-name="T62">En mi cuenta</text:span></text:a></text:p>
      <text:p text:style-name="P106"/>
      <text:p text:style-name="P106">3.¿Por qué algunos campos se vuelven rojos cuando intento guardar mis cambios?</text:p>
      <text:p text:style-name="Standard"><text:a xlink:type="simple" xlink:href="https://www.odoo.com/es_ES/slides/slide/navigate-in-odoo-606?fullscreen=1&amp;quiz=1#" text:style-name="Internet_20_link" text:visited-style-name="Visited_20_Internet_20_Link"><text:span text:style-name="T72">Porque no se han completado algunos campos obligatorios</text:span></text:a><text:span text:style-name="T62">*</text:span></text:p>
      <text:p text:style-name="Standard"><text:a xlink:type="simple" xlink:href="https://www.odoo.com/es_ES/slides/slide/navigate-in-odoo-606?fullscreen=1&amp;quiz=1#" text:style-name="Internet_20_link" text:visited-style-name="Visited_20_Internet_20_Link"><text:span text:style-name="T62">Porque alguna información no está en el idioma correcto.</text:span></text:a></text:p>
      <text:p text:style-name="Standard"><text:a xlink:type="simple" xlink:href="https://www.odoo.com/es_ES/slides/slide/navigate-in-odoo-606?fullscreen=1&amp;quiz=1#" text:style-name="Internet_20_link" text:visited-style-name="Visited_20_Internet_20_Link"><text:span text:style-name="T62">Porque no tiene los derechos para editar ese campo</text:span></text:a></text:p>
      <text:p text:style-name="P71"/>
      <text:p text:style-name="P108">Exportación e importación de datos</text:p>
      <text:p text:style-name="P107"/>
      <text:p text:style-name="P106">1.¿Cómo especifica qué registros en Odoo desea exportar?</text:p>
      <text:p text:style-name="Standard"><text:a xlink:type="simple" xlink:href="https://www.odoo.com/es_ES/slides/slide/exporting-and-importing-data-609?fullscreen=1&amp;quiz=1#" text:style-name="Internet_20_link" text:visited-style-name="Visited_20_Internet_20_Link"><text:span text:style-name="T72">Especifique qué exportar marcando la casilla a la izquierda de la línea de registro en el modo Lista.</text:span></text:a><text:span text:style-name="T62">*</text:span></text:p>
      <text:p text:style-name="Standard"><text:a xlink:type="simple" xlink:href="https://www.odoo.com/es_ES/slides/slide/exporting-and-importing-data-609?fullscreen=1&amp;quiz=1#" text:style-name="Internet_20_link" text:visited-style-name="Visited_20_Internet_20_Link"><text:span text:style-name="T62">No es necesario especificar, todos los registros se descargarán automáticamente siempre que estén presentes en la página.</text:span></text:a></text:p>
      <text:p text:style-name="P115"><text:a xlink:type="simple" xlink:href="https://www.odoo.com/es_ES/slides/slide/exporting-and-importing-data-609?fullscreen=1&amp;quiz=1#" text:style-name="Internet_20_link" text:visited-style-name="Visited_20_Internet_20_Link"><text:span text:style-name="T62">Resalte las líneas que desea exportar.</text:span></text:a></text:p>
      <text:p text:style-name="P115"><text:a xlink:type="simple" xlink:href="https://www.odoo.com/es_ES/slides/slide/exporting-and-importing-data-609?fullscreen=1&amp;quiz=1#" text:style-name="Internet_20_link" text:visited-style-name="Visited_20_Internet_20_Link"><text:span text:style-name="T62">Acción &gt; Especificar contactos &gt; Exportar.</text:span></text:a></text:p>
      <text:p text:style-name="P106"/>
      <text:p text:style-name="P106">2.¿Cuál es la configuración para que los datos que está exportando/importando sean compatibles con Odoo?</text:p>
      <text:p text:style-name="Standard"><text:a xlink:type="simple" xlink:href="https://www.odoo.com/es_ES/slides/slide/exporting-and-importing-data-609?fullscreen=1&amp;quiz=1#" text:style-name="Internet_20_link" text:visited-style-name="Visited_20_Internet_20_Link"><text:span text:style-name="T62">Todos los datos, sin importar dónde se exporten, son compatibles con la importación.</text:span></text:a></text:p>
      <text:p text:style-name="Standard"><text:a xlink:type="simple" xlink:href="https://www.odoo.com/es_ES/slides/slide/exporting-and-importing-data-609?fullscreen=1&amp;quiz=1#" text:style-name="Internet_20_link" text:visited-style-name="Visited_20_Internet_20_Link"><text:span text:style-name="T62">Marque la casilla etiquetada: "Quiero actualizar los datos (exportación compatible con la importación)" al exportar.</text:span></text:a></text:p>
      <text:p text:style-name="Standard"><text:a xlink:type="simple" xlink:href="https://www.odoo.com/es_ES/slides/slide/exporting-and-importing-data-609?fullscreen=1&amp;quiz=1#" text:style-name="Internet_20_link" text:visited-style-name="Visited_20_Internet_20_Link"><text:span text:style-name="T62">Descargue la plantilla desde la ventana de datos de importación y utilice los encabezados proporcionados.</text:span></text:a></text:p>
      <text:p text:style-name="Standard"><text:a xlink:type="simple" xlink:href="https://www.odoo.com/es_ES/slides/slide/exporting-and-importing-data-609?fullscreen=1&amp;quiz=1#" text:style-name="Internet_20_link" text:visited-style-name="Visited_20_Internet_20_Link"><text:span text:style-name="T72">Ambas respuestas B y C.</text:span></text:a><text:span text:style-name="T62">*</text:span></text:p>
      <text:p text:style-name="P106"/>
      <text:p text:style-name="P106">3.¿Dónde puede encontrar la opción "Importar registros" en Odoo?</text:p>
      <text:p text:style-name="Standard"><text:a xlink:type="simple" xlink:href="https://www.odoo.com/es_ES/slides/slide/exporting-and-importing-data-609?fullscreen=1&amp;quiz=1#" text:style-name="Internet_20_link" text:visited-style-name="Visited_20_Internet_20_Link"><text:span text:style-name="T62">Seleccione contactos en vista de lista &gt; Acción &gt; Importar registros.</text:span></text:a></text:p>
      <text:p text:style-name="Standard"><text:a xlink:type="simple" xlink:href="https://www.odoo.com/es_ES/slides/slide/exporting-and-importing-data-609?fullscreen=1&amp;quiz=1#" text:style-name="Internet_20_link" text:visited-style-name="Visited_20_Internet_20_Link"><text:span text:style-name="T72">Favoritos &gt; Importar registros.</text:span></text:a><text:span text:style-name="T62">*</text:span></text:p>
      <text:p text:style-name="Standard"><text:a xlink:type="simple" xlink:href="https://www.odoo.com/es_ES/slides/slide/exporting-and-importing-data-609?fullscreen=1&amp;quiz=1#" text:style-name="Internet_20_link" text:visited-style-name="Visited_20_Internet_20_Link"><text:span text:style-name="T62">Icono de importación de registros en la barra superior.</text:span></text:a></text:p>
      <text:p text:style-name="Standard"><text:a xlink:type="simple" xlink:href="https://www.odoo.com/es_ES/slides/slide/exporting-and-importing-data-609?fullscreen=1&amp;quiz=1#" text:style-name="Internet_20_link" text:visited-style-name="Visited_20_Internet_20_Link"><text:span text:style-name="T62">En el menú de configuración.</text:span></text:a></text:p>
      <text:p text:style-name="P106"/>
      <text:p text:style-name="P106"/>
      <text:p text:style-name="P106"/>
      <text:p text:style-name="P106"/>
      <text:p text:style-name="P106"/>
      <text:p text:style-name="P106"/>
      <text:p text:style-name="P106"/>
      <text:p text:style-name="P106"/>
      <text:p text:style-name="P106"/>
      <text:p text:style-name="P106"/>
      <text:p text:style-name="P46"><text:soft-page-break/>Modulo: <text:span text:style-name="T15">Gastos</text:span><text:span text:style-name="T65"> <text:s text:c="23"/></text:span><text:s text:c="44"/>Odoo Tutorials: <text:span text:style-name="T65">Project &amp; Timesheets</text:span></text:p>
      <text:p text:style-name="P10"><text:span text:style-name="T44"><text:s text:c="57"/>Link : </text:span><text:a xlink:type="simple" xlink:href="https://www.odoo.com/es_ES/slides/project-timesheets-21" text:style-name="Internet_20_link" text:visited-style-name="Visited_20_Internet_20_Link"><text:span text:style-name="T54">https://www.odoo.com/es_ES/slides/project-timesheets-21</text:span></text:a><text:span text:style-name="T44"> </text:span></text:p>
      <text:p text:style-name="P46"/>
      <text:p text:style-name="P81">ADMINISTRACIÓN DE PRESUPUESTO</text:p>
      <text:p text:style-name="P63"/>
      <text:p text:style-name="P108"><text:span text:style-name="T51">Expenses</text:span></text:p>
      <text:p text:style-name="P36">1.¿Cuál es el nombre del campo en un formulario de gastos para informar al cliente que debe volver a facturar?</text:p>
      <text:p text:style-name="Standard"><text:a xlink:type="simple" xlink:href="https://www.odoo.com/es_ES/slides/slide/expenses-1958?fullscreen=1&amp;quiz=1#" text:style-name="Internet_20_link" text:visited-style-name="Visited_20_Internet_20_Link"><text:span text:style-name="T72">Cliente a Refacturar.</text:span></text:a><text:span text:style-name="T62">*</text:span></text:p>
      <text:p text:style-name="Standard"><text:a xlink:type="simple" xlink:href="https://www.odoo.com/es_ES/slides/slide/expenses-1958?fullscreen=1&amp;quiz=1#" text:style-name="Internet_20_link" text:visited-style-name="Visited_20_Internet_20_Link"><text:span text:style-name="T62">SO a Refacturar.</text:span></text:a></text:p>
      <text:p text:style-name="Standard"><text:a xlink:type="simple" xlink:href="https://www.odoo.com/es_ES/slides/slide/expenses-1958?fullscreen=1&amp;quiz=1#" text:style-name="Internet_20_link" text:visited-style-name="Visited_20_Internet_20_Link"><text:span text:style-name="T62">Otros costos.</text:span></text:a></text:p>
      <text:p text:style-name="Standard"><text:a xlink:type="simple" xlink:href="https://www.odoo.com/es_ES/slides/slide/expenses-1958?fullscreen=1&amp;quiz=1#" text:style-name="Internet_20_link" text:visited-style-name="Visited_20_Internet_20_Link"><text:span text:style-name="T62">Ninguna de las anteriores.</text:span></text:a></text:p>
      <text:p text:style-name="P106"/>
      <text:p text:style-name="P106">2.Los costos del proyecto están vinculados a su:</text:p>
      <text:p text:style-name="Standard"><text:a xlink:type="simple" xlink:href="https://www.odoo.com/es_ES/slides/slide/expenses-1958?fullscreen=1&amp;quiz=1#" text:style-name="Internet_20_link" text:visited-style-name="Visited_20_Internet_20_Link"><text:span text:style-name="T62">Cuenta de gastos.</text:span></text:a></text:p>
      <text:p text:style-name="Standard"><text:a xlink:type="simple" xlink:href="https://www.odoo.com/es_ES/slides/slide/expenses-1958?fullscreen=1&amp;quiz=1#" text:style-name="Internet_20_link" text:visited-style-name="Visited_20_Internet_20_Link"><text:span text:style-name="T62">Cuenta de Costos.</text:span></text:a></text:p>
      <text:p text:style-name="Standard"><text:a xlink:type="simple" xlink:href="https://www.odoo.com/es_ES/slides/slide/expenses-1958?fullscreen=1&amp;quiz=1#" text:style-name="Internet_20_link" text:visited-style-name="Visited_20_Internet_20_Link"><text:span text:style-name="T72">Cuenta Analítica.</text:span></text:a><text:span text:style-name="T62">*</text:span></text:p>
      <text:p text:style-name="Standard"><text:a xlink:type="simple" xlink:href="https://www.odoo.com/es_ES/slides/slide/expenses-1958?fullscreen=1&amp;quiz=1#" text:style-name="Internet_20_link" text:visited-style-name="Visited_20_Internet_20_Link"><text:span text:style-name="T62">Ninguna de las anteriores.</text:span></text:a></text:p>
      <text:p text:style-name="P86"/>
      <text:p text:style-name="P86"/>
      <text:p text:style-name="P86"/>
      <text:p text:style-name="P86"/>
      <text:p text:style-name="P48">Modulo: <text:span text:style-name="T15">Gastos</text:span><text:span text:style-name="T65"> <text:s text:c="23"/></text:span><text:s text:c="50"/>Odoo Tutorials: <text:span text:style-name="T68">Human Resources</text:span></text:p>
      <text:p text:style-name="P13"><text:span text:style-name="T44"><text:s text:c="58"/>Link : </text:span><text:a xlink:type="simple" xlink:href="https://www.odoo.com/es_ES/slides/human-resources-32" text:style-name="Internet_20_link" text:visited-style-name="Visited_20_Internet_20_Link"><text:span text:style-name="T54">https://www.odoo.com/es_ES/slides/human-resources-32</text:span></text:a><text:span text:style-name="T44"> </text:span></text:p>
      <text:p text:style-name="P48"/>
      <text:p text:style-name="P128">NÓMINA Y GASTOS</text:p>
      <text:p text:style-name="P65"/>
      <text:p text:style-name="P146">Gastos</text:p>
      <text:p text:style-name="P106">1.¿Cuál es la diferencia entre un producto estándar y un gasto?</text:p>
      <text:p text:style-name="Standard"><text:a xlink:type="simple" xlink:href="https://www.odoo.com/es_ES/slides/slide/expenses-683?fullscreen=1&amp;quiz=1#" text:style-name="Internet_20_link" text:visited-style-name="Visited_20_Internet_20_Link"><text:span text:style-name="T62">El gasto tiene su propio tipo de producto.</text:span></text:a></text:p>
      <text:p text:style-name="Standard"><text:a xlink:type="simple" xlink:href="https://www.odoo.com/es_ES/slides/slide/expenses-683?fullscreen=1&amp;quiz=1#" text:style-name="Internet_20_link" text:visited-style-name="Visited_20_Internet_20_Link"><text:span text:style-name="T62">El gasto no se puede vender ni comprar cuando se crea.</text:span></text:a></text:p>
      <text:p text:style-name="Standard"><text:a xlink:type="simple" xlink:href="https://www.odoo.com/es_ES/slides/slide/expenses-683?fullscreen=1&amp;quiz=1#" text:style-name="Internet_20_link" text:visited-style-name="Visited_20_Internet_20_Link"><text:span text:style-name="T72">El gasto se establece como "puede ser gastado"</text:span></text:a><text:span text:style-name="T62">*</text:span></text:p>
      <text:p text:style-name="Standard"><text:a xlink:type="simple" xlink:href="https://www.odoo.com/es_ES/slides/slide/expenses-683?fullscreen=1&amp;quiz=1#" text:style-name="Internet_20_link" text:visited-style-name="Visited_20_Internet_20_Link"><text:span text:style-name="T62">El gasto se establece como un "costo descargado"</text:span></text:a></text:p>
      <text:p text:style-name="P106"/>
      <text:p text:style-name="P106">2.¿Cómo puedo elegir mi producto de gastos al registrar mis gastos por correo electrónico?</text:p>
      <text:p text:style-name="Standard"><text:a xlink:type="simple" xlink:href="https://www.odoo.com/es_ES/slides/slide/expenses-683?fullscreen=1&amp;quiz=1#" text:style-name="Internet_20_link" text:visited-style-name="Visited_20_Internet_20_Link"><text:span text:style-name="T72">Mediante el uso de la referencia interna como prefijo en la línea de asunto del correo electrónico.</text:span></text:a><text:span text:style-name="T62">*</text:span></text:p>
      <text:p text:style-name="Standard"><text:a xlink:type="simple" xlink:href="https://www.odoo.com/es_ES/slides/slide/expenses-683?fullscreen=1&amp;quiz=1#" text:style-name="Internet_20_link" text:visited-style-name="Visited_20_Internet_20_Link"><text:span text:style-name="T62">Odoo reconoce automáticamente el producto de gastos con los documentos adjuntos</text:span></text:a></text:p>
      <text:p text:style-name="Standard"><text:a xlink:type="simple" xlink:href="https://www.odoo.com/es_ES/slides/slide/expenses-683?fullscreen=1&amp;quiz=1#" text:style-name="Internet_20_link" text:visited-style-name="Visited_20_Internet_20_Link"><text:span text:style-name="T62">Odoo no permite registrar gastos por correo electrónico</text:span></text:a></text:p>
      <text:p text:style-name="Standard"><text:a xlink:type="simple" xlink:href="https://www.odoo.com/es_ES/slides/slide/expenses-683?fullscreen=1&amp;quiz=1#" text:style-name="Internet_20_link" text:visited-style-name="Visited_20_Internet_20_Link"><text:span text:style-name="T62">Seleccionando una cuenta de gastos en el formulario de gastos</text:span></text:a></text:p>
      <text:p text:style-name="P146"/>
      <text:p text:style-name="P146"/>
      <text:p text:style-name="P147"/>
      <text:p text:style-name="P147"/>
      <text:p text:style-name="P147"/>
      <text:p text:style-name="P147"/>
      <text:p text:style-name="P49"><text:soft-page-break/>Modulo: <text:span text:style-name="T16">Mesa de ayuda</text:span><text:span text:style-name="T65"> <text:s text:c="35"/></text:span><text:s text:c="32"/>Odoo Tutorials: <text:span text:style-name="T66">Helpdesk</text:span></text:p>
      <text:p text:style-name="P11"><text:span text:style-name="T44"><text:s text:c="73"/>Link : </text:span><text:a xlink:type="simple" xlink:href="https://www.odoo.com/es_ES/slides/helpdesk-51" text:style-name="Internet_20_link" text:visited-style-name="Visited_20_Internet_20_Link"><text:span text:style-name="T54">https://www.odoo.com/es_ES/slides/helpdesk-51</text:span></text:a><text:span text:style-name="T44"> <text:s/></text:span></text:p>
      <text:p text:style-name="P66"/>
      <text:p text:style-name="P149">Configuración del equipo de asistencia técnica</text:p>
      <text:p text:style-name="P106">1.¿Cómo se crea un nuevo equipo de asistencia técnica?</text:p>
      <text:p text:style-name="Standard"><text:a xlink:type="simple" xlink:href="https://www.odoo.com/es_ES/slides/slide/helpdesk-team-set-up-1020?fullscreen=1&amp;quiz=1#" text:style-name="Internet_20_link" text:visited-style-name="Visited_20_Internet_20_Link"><text:span text:style-name="T72">Vaya a Configuración &gt; Equipos &gt; Crear.</text:span></text:a><text:span text:style-name="T62">*</text:span></text:p>
      <text:p text:style-name="Standard"><text:a xlink:type="simple" xlink:href="https://www.odoo.com/es_ES/slides/slide/helpdesk-team-set-up-1020?fullscreen=1&amp;quiz=1#" text:style-name="Internet_20_link" text:visited-style-name="Visited_20_Internet_20_Link"><text:span text:style-name="T62">Vaya a Descripción general &gt; Seleccione un equipo de soporte técnico &gt; Crear.</text:span></text:a></text:p>
      <text:p text:style-name="Standard"><text:a xlink:type="simple" xlink:href="https://www.odoo.com/es_ES/slides/slide/helpdesk-team-set-up-1020?fullscreen=1&amp;quiz=1#" text:style-name="Internet_20_link" text:visited-style-name="Visited_20_Internet_20_Link"><text:span text:style-name="T62">Vaya a Configuración &gt; Tipos &gt; Crear.</text:span></text:a></text:p>
      <text:p text:style-name="Standard"><text:a xlink:type="simple" xlink:href="https://www.odoo.com/es_ES/slides/slide/helpdesk-team-set-up-1020?fullscreen=1&amp;quiz=1#" text:style-name="Internet_20_link" text:visited-style-name="Visited_20_Internet_20_Link"><text:span text:style-name="T62">Vaya a Descripción general &gt; Crear.</text:span></text:a></text:p>
      <text:p text:style-name="P106"/>
      <text:p text:style-name="P106">2.¿Cómo puede configurar un mensaje automático para que se envíe una vez que cambia la etapa de un boleto?</text:p>
      <text:p text:style-name="Standard"><text:a xlink:type="simple" xlink:href="https://www.odoo.com/es_ES/slides/slide/helpdesk-team-set-up-1020?fullscreen=1&amp;quiz=1#" text:style-name="Internet_20_link" text:visited-style-name="Visited_20_Internet_20_Link"><text:span text:style-name="T62">Vaya a la canalización de tickets de un equipo de Helpdesk &gt; Haga clic en el ícono de ajustes en un escenario &gt; Editar etapa &gt; Plantilla de SMS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62">Vaya a Configuración &gt; Equipos &gt; Haga clic en un Equipo &gt; Plantilla de correo electrónico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62">Vaya a la canalización de tickets del equipo de Helpdesk &gt; Haga clic en el ícono de ajustes en un escenario &gt; Editar etapa &gt; Plantilla de correo electrónico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72">Tanto B como C son correctos.</text:span></text:a><text:span text:style-name="T62">*</text:span></text:p>
      <text:p text:style-name="P106"/>
      <text:p text:style-name="P106">3.¿Cómo puede compartir una etapa entre varios equipos de asistencia técnica?</text:p>
      <text:p text:style-name="Standard"><text:a xlink:type="simple" xlink:href="https://www.odoo.com/es_ES/slides/slide/helpdesk-team-set-up-1020?fullscreen=1&amp;quiz=1#" text:style-name="Internet_20_link" text:visited-style-name="Visited_20_Internet_20_Link"><text:span text:style-name="T72">Tanto A como C son correctos.</text:span></text:a><text:span text:style-name="T62">*</text:span></text:p>
      <text:p text:style-name="Standard"><text:a xlink:type="simple" xlink:href="https://www.odoo.com/es_ES/slides/slide/helpdesk-team-set-up-1020?fullscreen=1&amp;quiz=1#" text:style-name="Internet_20_link" text:visited-style-name="Visited_20_Internet_20_Link"><text:span text:style-name="T62">Vaya a Configuración &gt; Etapas &gt; Haga clic en una etapa &gt; Escriba los nombres de los equipos en el campo "Equipos".</text:span></text:a></text:p>
      <text:p text:style-name="Standard"><text:a xlink:type="simple" xlink:href="https://www.odoo.com/es_ES/slides/slide/helpdesk-team-set-up-1020?fullscreen=1&amp;quiz=1#" text:style-name="Internet_20_link" text:visited-style-name="Visited_20_Internet_20_Link"><text:span text:style-name="T62">Vaya a Configuración &gt; Equipos &gt; Haga clic en un Equipo &gt; Escriba el nombre de la etapa en el campo "Etapas".</text:span></text:a></text:p>
      <text:p text:style-name="Standard"><text:a xlink:type="simple" xlink:href="https://www.odoo.com/es_ES/slides/slide/helpdesk-team-set-up-1020?fullscreen=1&amp;quiz=1#" text:style-name="Internet_20_link" text:visited-style-name="Visited_20_Internet_20_Link"><text:span text:style-name="T62">Vaya a la canalización de tickets de un equipo de Helpdesk &gt; Haga clic en el icono de rueda dentada en un escenario &gt; Editar escenario &gt; Escriba los nombres de los equipos en el campo "Equipos".</text:span></text:a></text:p>
      <text:p text:style-name="P106"/>
      <text:p text:style-name="P106">4.¿Cómo se asegura de que los nuevos tickets se asignen al usuario con el menor número de tickets abiertos?</text:p>
      <text:p text:style-name="Standard"><text:a xlink:type="simple" xlink:href="https://www.odoo.com/es_ES/slides/slide/helpdesk-team-set-up-1020?fullscreen=1&amp;quiz=1#" text:style-name="Internet_20_link" text:visited-style-name="Visited_20_Internet_20_Link"><text:span text:style-name="T62">Configuración &gt; Equipos &gt; Haga clic en un Equipo &gt; Visibilidad &gt; Todos los usuarios internos.</text:span></text:a></text:p>
      <text:p text:style-name="Standard"><text:a xlink:type="simple" xlink:href="https://www.odoo.com/es_ES/slides/slide/helpdesk-team-set-up-1020?fullscreen=1&amp;quiz=1#" text:style-name="Internet_20_link" text:visited-style-name="Visited_20_Internet_20_Link"><text:span text:style-name="T72">Configuración &gt; Equipos &gt; Haga clic en un Equipo &gt; Asignación automática &gt; Cada usuario tiene el mismo número de tickets abiertos.</text:span></text:a><text:span text:style-name="T62">*</text:span></text:p>
      <text:p text:style-name="Standard"><text:a xlink:type="simple" xlink:href="https://www.odoo.com/es_ES/slides/slide/helpdesk-team-set-up-1020?fullscreen=1&amp;quiz=1#" text:style-name="Internet_20_link" text:visited-style-name="Visited_20_Internet_20_Link"><text:span text:style-name="T62">Configuración &gt; Equipos &gt; Haga clic en un equipo &gt; Seguir los tickets de todos los equipos.</text:span></text:a></text:p>
      <text:p text:style-name="Standard"><text:a xlink:type="simple" xlink:href="https://www.odoo.com/es_ES/slides/slide/helpdesk-team-set-up-1020?fullscreen=1&amp;quiz=1#" text:style-name="Internet_20_link" text:visited-style-name="Visited_20_Internet_20_Link"><text:span text:style-name="T62">Configuración &gt; Equipos &gt; Hacer clic en un Equipo &gt; Asignación automática &gt; A cada usuario se le asigna el mismo número de tickets.</text:span></text:a></text:p>
      <text:p text:style-name="P149"/>
      <text:p text:style-name="P149">Canales: cómo recibir entradas</text:p>
      <text:p text:style-name="P106">1.Si un cliente escribe un mensaje en el cuerpo de un correo electrónico y lo envía al alias de correo electrónico de su equipo de soporte técnico, ¿dónde aparece cuando abre el formulario de ticket en Odoo?</text:p>
      <text:p text:style-name="Standard"><text:a xlink:type="simple" xlink:href="https://www.odoo.com/es_ES/slides/slide/channels-how-to-receive-tickets-1023?fullscreen=1&amp;quiz=1#" text:style-name="Internet_20_link" text:visited-style-name="Visited_20_Internet_20_Link"><text:span text:style-name="T72">En la pestaña Descripción y Chatter.</text:span></text:a><text:span text:style-name="T62">*</text:span></text:p>
      <text:p text:style-name="Standard"><text:a xlink:type="simple" xlink:href="https://www.odoo.com/es_ES/slides/slide/channels-how-to-receive-tickets-1023?fullscreen=1&amp;quiz=1#" text:style-name="Internet_20_link" text:visited-style-name="Visited_20_Internet_20_Link"><text:span text:style-name="T62">En el campo Chatter y Tipo.</text:span></text:a></text:p>
      <text:p text:style-name="Standard"><text:a xlink:type="simple" xlink:href="https://www.odoo.com/es_ES/slides/slide/channels-how-to-receive-tickets-1023?fullscreen=1&amp;quiz=1#" text:style-name="Internet_20_link" text:visited-style-name="Visited_20_Internet_20_Link"><text:span text:style-name="T62">En el campo Tipo y la pestaña Descripción.</text:span></text:a></text:p>
      <text:p text:style-name="Standard"><text:a xlink:type="simple" xlink:href="https://www.odoo.com/es_ES/slides/slide/channels-how-to-receive-tickets-1023?fullscreen=1&amp;quiz=1#" text:style-name="Internet_20_link" text:visited-style-name="Visited_20_Internet_20_Link"><text:soft-page-break/><text:span text:style-name="T62">Ninguna de las anteriores.</text:span></text:a></text:p>
      <text:p text:style-name="P106"/>
      <text:p text:style-name="P106">2.Si un cliente escribe un mensaje en el campo de descripción en el formulario de envío web, ¿dónde aparece en Odoo?</text:p>
      <text:p text:style-name="Standard"><text:a xlink:type="simple" xlink:href="https://www.odoo.com/es_ES/slides/slide/channels-how-to-receive-tickets-1023?fullscreen=1&amp;quiz=1#" text:style-name="Internet_20_link" text:visited-style-name="Visited_20_Internet_20_Link"><text:span text:style-name="T62">En la Charla.</text:span></text:a></text:p>
      <text:p text:style-name="Standard"><text:a xlink:type="simple" xlink:href="https://www.odoo.com/es_ES/slides/slide/channels-how-to-receive-tickets-1023?fullscreen=1&amp;quiz=1#" text:style-name="Internet_20_link" text:visited-style-name="Visited_20_Internet_20_Link"><text:span text:style-name="T62">En el formulario de Ticket.</text:span></text:a></text:p>
      <text:p text:style-name="Standard"><text:a xlink:type="simple" xlink:href="https://www.odoo.com/es_ES/slides/slide/channels-how-to-receive-tickets-1023?fullscreen=1&amp;quiz=1#" text:style-name="Internet_20_link" text:visited-style-name="Visited_20_Internet_20_Link"><text:span text:style-name="T72">En la pestaña Descripción.</text:span></text:a><text:span text:style-name="T62">*</text:span></text:p>
      <text:p text:style-name="Standard"><text:a xlink:type="simple" xlink:href="https://www.odoo.com/es_ES/slides/slide/channels-how-to-receive-tickets-1023?fullscreen=1&amp;quiz=1#" text:style-name="Internet_20_link" text:visited-style-name="Visited_20_Internet_20_Link"><text:span text:style-name="T62">En el campo Tipo.</text:span></text:a></text:p>
      <text:p text:style-name="P106"/>
      <text:p text:style-name="P106">3.¿Qué hace la característica de "Cierre automático"?</text:p>
      <text:p text:style-name="Standard"><text:a xlink:type="simple" xlink:href="https://www.odoo.com/es_ES/slides/slide/channels-how-to-receive-tickets-1023?fullscreen=1&amp;quiz=1#" text:style-name="Internet_20_link" text:visited-style-name="Visited_20_Internet_20_Link"><text:span text:style-name="T72">Cierra automáticamente los tickets después de un período determinado de inactividad.</text:span></text:a><text:span text:style-name="T62">*</text:span></text:p>
      <text:p text:style-name="Standard"><text:a xlink:type="simple" xlink:href="https://www.odoo.com/es_ES/slides/slide/channels-how-to-receive-tickets-1023?fullscreen=1&amp;quiz=1#" text:style-name="Internet_20_link" text:visited-style-name="Visited_20_Internet_20_Link"><text:span text:style-name="T62">Cierra automáticamente los tickets cuando llegan a la Etapa "Resuelto".</text:span></text:a></text:p>
      <text:p text:style-name="Standard"><text:a xlink:type="simple" xlink:href="https://www.odoo.com/es_ES/slides/slide/channels-how-to-receive-tickets-1023?fullscreen=1&amp;quiz=1#" text:style-name="Internet_20_link" text:visited-style-name="Visited_20_Internet_20_Link"><text:span text:style-name="T62">Notifica automáticamente al cliente cuando su ticket está cerrado.</text:span></text:a></text:p>
      <text:p text:style-name="Standard"><text:a xlink:type="simple" xlink:href="https://www.odoo.com/es_ES/slides/slide/channels-how-to-receive-tickets-1023?fullscreen=1&amp;quiz=1#" text:style-name="Internet_20_link" text:visited-style-name="Visited_20_Internet_20_Link"><text:span text:style-name="T62">Cierra automáticamente los tickets después de 7 días en la Etapa “Resuelto”.</text:span></text:a></text:p>
      <text:p text:style-name="P106"/>
      <text:p text:style-name="P149">Acuerdos a nivel de servicio (SLA)</text:p>
      <text:p text:style-name="P106">1.¿Qué significa "SLA"?</text:p>
      <text:p text:style-name="Standard"><text:a xlink:type="simple" xlink:href="https://www.odoo.com/es_ES/slides/slide/service-level-agreements-slas-1022?fullscreen=1&amp;quiz=1#" text:style-name="Internet_20_link" text:visited-style-name="Visited_20_Internet_20_Link"><text:span text:style-name="T72">Acuerdo de nivel de servicio.</text:span></text:a><text:span text:style-name="T62">*</text:span></text:p>
      <text:p text:style-name="Standard"><text:a xlink:type="simple" xlink:href="https://www.odoo.com/es_ES/slides/slide/service-level-agreements-slas-1022?fullscreen=1&amp;quiz=1#" text:style-name="Internet_20_link" text:visited-style-name="Visited_20_Internet_20_Link"><text:span text:style-name="T62">Acuerdo de nivel de éxito.</text:span></text:a></text:p>
      <text:p text:style-name="Standard"><text:a xlink:type="simple" xlink:href="https://www.odoo.com/es_ES/slides/slide/service-level-agreements-slas-1022?fullscreen=1&amp;quiz=1#" text:style-name="Internet_20_link" text:visited-style-name="Visited_20_Internet_20_Link"><text:span text:style-name="T62">Acuerdo de Nivel de Satisfacción.</text:span></text:a></text:p>
      <text:p text:style-name="Standard"><text:a xlink:type="simple" xlink:href="https://www.odoo.com/es_ES/slides/slide/service-level-agreements-slas-1022?fullscreen=1&amp;quiz=1#" text:style-name="Internet_20_link" text:visited-style-name="Visited_20_Internet_20_Link"><text:span text:style-name="T62">Acuerdo de nivel de soporte.</text:span></text:a></text:p>
      <text:p text:style-name="P106"/>
      <text:p text:style-name="P106">2.¿Dónde puede especificar un cliente específico para aplicar una política de SLA?</text:p>
      <text:p text:style-name="Standard"><text:a xlink:type="simple" xlink:href="https://www.odoo.com/es_ES/slides/slide/service-level-agreements-slas-1022?fullscreen=1&amp;quiz=1#" text:style-name="Internet_20_link" text:visited-style-name="Visited_20_Internet_20_Link"><text:span text:style-name="T62">En el formulario de cliente</text:span></text:a></text:p>
      <text:p text:style-name="Standard"><text:a xlink:type="simple" xlink:href="https://www.odoo.com/es_ES/slides/slide/service-level-agreements-slas-1022?fullscreen=1&amp;quiz=1#" text:style-name="Internet_20_link" text:visited-style-name="Visited_20_Internet_20_Link"><text:span text:style-name="T62">En el formulario de contacto</text:span></text:a></text:p>
      <text:p text:style-name="Standard"><text:a xlink:type="simple" xlink:href="https://www.odoo.com/es_ES/slides/slide/service-level-agreements-slas-1022?fullscreen=1&amp;quiz=1#" text:style-name="Internet_20_link" text:visited-style-name="Visited_20_Internet_20_Link"><text:span text:style-name="T72">En el formulario de política de SLA</text:span></text:a><text:span text:style-name="T62">*</text:span></text:p>
      <text:p text:style-name="Standard"><text:a xlink:type="simple" xlink:href="https://www.odoo.com/es_ES/slides/slide/service-level-agreements-slas-1022?fullscreen=1&amp;quiz=1#" text:style-name="Internet_20_link" text:visited-style-name="Visited_20_Internet_20_Link"><text:span text:style-name="T62">En el formulario del equipo de asistencia técnica</text:span></text:a></text:p>
      <text:p text:style-name="P106"/>
      <text:p text:style-name="P106">3.¿Qué información se agrega a un ticket una vez que coincide con una política de SLA?</text:p>
      <text:p text:style-name="Standard"><text:a xlink:type="simple" xlink:href="https://www.odoo.com/es_ES/slides/slide/service-level-agreements-slas-1022?fullscreen=1&amp;quiz=1#" text:style-name="Internet_20_link" text:visited-style-name="Visited_20_Internet_20_Link"><text:span text:style-name="T72">Una etiqueta de SLA y una fecha límite de SLA.</text:span></text:a><text:span text:style-name="T62">*</text:span></text:p>
      <text:p text:style-name="Standard"><text:a xlink:type="simple" xlink:href="https://www.odoo.com/es_ES/slides/slide/service-level-agreements-slas-1022?fullscreen=1&amp;quiz=1#" text:style-name="Internet_20_link" text:visited-style-name="Visited_20_Internet_20_Link"><text:span text:style-name="T62">Una etiqueta de SLA y un temporizador de cuenta regresiva de SLA.</text:span></text:a></text:p>
      <text:p text:style-name="Standard"><text:a xlink:type="simple" xlink:href="https://www.odoo.com/es_ES/slides/slide/service-level-agreements-slas-1022?fullscreen=1&amp;quiz=1#" text:style-name="Internet_20_link" text:visited-style-name="Visited_20_Internet_20_Link"><text:span text:style-name="T62">Un marcador de estado de SLA y un temporizador de cuenta regresiva de SLA.</text:span></text:a></text:p>
      <text:p text:style-name="Standard"><text:a xlink:type="simple" xlink:href="https://www.odoo.com/es_ES/slides/slide/service-level-agreements-slas-1022?fullscreen=1&amp;quiz=1#" text:style-name="Internet_20_link" text:visited-style-name="Visited_20_Internet_20_Link"><text:span text:style-name="T62">Un marcador de estado de SLA y una fecha límite de SLA.</text:span></text:a></text:p>
      <text:p text:style-name="P149"/>
      <text:p text:style-name="P149">Funciones posventa</text:p>
      <text:p text:style-name="P106">1.¿Puede ver una orden de reparación desde un ticket del servicio de asistencia?</text:p>
      <text:p text:style-name="Standard"><text:a xlink:type="simple" xlink:href="https://www.odoo.com/es_ES/slides/slide/after-sales-features-1699?fullscreen=1&amp;quiz=1#" text:style-name="Internet_20_link" text:visited-style-name="Visited_20_Internet_20_Link"><text:span text:style-name="T72">Sí, haciendo clic en el botón inteligente "Reparaciones" o en el enlace a la orden de reparación en el chat del ticket.</text:span></text:a><text:span text:style-name="T62">*</text:span></text:p>
      <text:p text:style-name="Standard"><text:a xlink:type="simple" xlink:href="https://www.odoo.com/es_ES/slides/slide/after-sales-features-1699?fullscreen=1&amp;quiz=1#" text:style-name="Internet_20_link" text:visited-style-name="Visited_20_Internet_20_Link"><text:span text:style-name="T62">Sí, pero solo si tiene derechos de acceso al módulo de Reparación.</text:span></text:a></text:p>
      <text:p text:style-name="Standard"><text:a xlink:type="simple" xlink:href="https://www.odoo.com/es_ES/slides/slide/after-sales-features-1699?fullscreen=1&amp;quiz=1#" text:style-name="Internet_20_link" text:visited-style-name="Visited_20_Internet_20_Link"><text:span text:style-name="T62">No, esto no se puede hacer a través de un ticket.</text:span></text:a></text:p>
      <text:p text:style-name="P106"/>
      <text:p text:style-name="P106">2.¿Cuál de estas funciones posventa NO puede habilitar en un equipo de soporte técnico?</text:p>
      <text:p text:style-name="Standard"><text:a xlink:type="simple" xlink:href="https://www.odoo.com/es_ES/slides/slide/after-sales-features-1699?fullscreen=1&amp;quiz=1#" text:style-name="Internet_20_link" text:visited-style-name="Visited_20_Internet_20_Link"><text:span text:style-name="T62">Devolver</text:span></text:a></text:p>
      <text:p text:style-name="Standard"><text:a xlink:type="simple" xlink:href="https://www.odoo.com/es_ES/slides/slide/after-sales-features-1699?fullscreen=1&amp;quiz=1#" text:style-name="Internet_20_link" text:visited-style-name="Visited_20_Internet_20_Link"><text:span text:style-name="T62">Reembolso</text:span></text:a></text:p>
      <text:p text:style-name="Standard"><text:a xlink:type="simple" xlink:href="https://www.odoo.com/es_ES/slides/slide/after-sales-features-1699?fullscreen=1&amp;quiz=1#" text:style-name="Internet_20_link" text:visited-style-name="Visited_20_Internet_20_Link"><text:span text:style-name="T72">Capacitación</text:span></text:a><text:span text:style-name="T62">*</text:span></text:p>
      <text:p text:style-name="Standard"><text:a xlink:type="simple" xlink:href="https://www.odoo.com/es_ES/slides/slide/after-sales-features-1699?fullscreen=1&amp;quiz=1#" text:style-name="Internet_20_link" text:visited-style-name="Visited_20_Internet_20_Link"><text:span text:style-name="T62">Cupón</text:span></text:a></text:p>
      <text:p text:style-name="P106"/>
      <text:p text:style-name="P106"><text:soft-page-break/>3.En el formulario de ticket de Helpdesk, ¿en qué botón hace clic para planificar una intervención de Field Service?</text:p>
      <text:p text:style-name="Standard"><text:a xlink:type="simple" xlink:href="https://www.odoo.com/es_ES/slides/slide/after-sales-features-1699?fullscreen=1&amp;quiz=1#" text:style-name="Internet_20_link" text:visited-style-name="Visited_20_Internet_20_Link"><text:span text:style-name="T72">Crear tarea</text:span></text:a><text:span text:style-name="T62">*</text:span></text:p>
      <text:p text:style-name="Standard"><text:a xlink:type="simple" xlink:href="https://www.odoo.com/es_ES/slides/slide/after-sales-features-1699?fullscreen=1&amp;quiz=1#" text:style-name="Internet_20_link" text:visited-style-name="Visited_20_Internet_20_Link"><text:span text:style-name="T62">Servicio de campo</text:span></text:a></text:p>
      <text:p text:style-name="Standard"><text:a xlink:type="simple" xlink:href="https://www.odoo.com/es_ES/slides/slide/after-sales-features-1699?fullscreen=1&amp;quiz=1#" text:style-name="Internet_20_link" text:visited-style-name="Visited_20_Internet_20_Link"><text:span text:style-name="T62">Crear servicio de campo</text:span></text:a></text:p>
      <text:p text:style-name="Standard"><text:a xlink:type="simple" xlink:href="https://www.odoo.com/es_ES/slides/slide/after-sales-features-1699?fullscreen=1&amp;quiz=1#" text:style-name="Internet_20_link" text:visited-style-name="Visited_20_Internet_20_Link"><text:span text:style-name="T62">Planificar Intervención</text:span></text:a></text:p>
      <text:p text:style-name="P149"/>
      <text:p text:style-name="P149">Calificaciones de clientes</text:p>
      <text:p text:style-name="P106">1.¿En qué sección del formulario del Equipo de soporte técnico se encuentra la opción "Calificaciones de clientes"?</text:p>
      <text:p text:style-name="Standard"><text:a xlink:type="simple" xlink:href="https://www.odoo.com/es_ES/slides/slide/customer-ratings-1693?fullscreen=1&amp;quiz=1#" text:style-name="Internet_20_link" text:visited-style-name="Visited_20_Internet_20_Link"><text:span text:style-name="T62">Autoservicio.</text:span></text:a></text:p>
      <text:p text:style-name="Standard"><text:a xlink:type="simple" xlink:href="https://www.odoo.com/es_ES/slides/slide/customer-ratings-1693?fullscreen=1&amp;quiz=1#" text:style-name="Internet_20_link" text:visited-style-name="Visited_20_Internet_20_Link"><text:span text:style-name="T72">Actuación.</text:span></text:a><text:span text:style-name="T62">*</text:span></text:p>
      <text:p text:style-name="Standard"><text:a xlink:type="simple" xlink:href="https://www.odoo.com/es_ES/slides/slide/customer-ratings-1693?fullscreen=1&amp;quiz=1#" text:style-name="Internet_20_link" text:visited-style-name="Visited_20_Internet_20_Link"><text:span text:style-name="T62">Canales.</text:span></text:a></text:p>
      <text:p text:style-name="Standard"><text:a xlink:type="simple" xlink:href="https://www.odoo.com/es_ES/slides/slide/customer-ratings-1693?fullscreen=1&amp;quiz=1#" text:style-name="Internet_20_link" text:visited-style-name="Visited_20_Internet_20_Link"><text:span text:style-name="T62">Después de las ventas.</text:span></text:a></text:p>
      <text:p text:style-name="P106"/>
      <text:p text:style-name="P106">2.¿Dónde pueden los clientes encontrar las calificaciones de su equipo de soporte técnico?</text:p>
      <text:p text:style-name="Standard"><text:a xlink:type="simple" xlink:href="https://www.odoo.com/es_ES/slides/slide/customer-ratings-1693?fullscreen=1&amp;quiz=1#" text:style-name="Internet_20_link" text:visited-style-name="Visited_20_Internet_20_Link"><text:span text:style-name="T72">En el sitio web &gt; página de ayuda.</text:span></text:a><text:span text:style-name="T62">*</text:span></text:p>
      <text:p text:style-name="Standard"><text:a xlink:type="simple" xlink:href="https://www.odoo.com/es_ES/slides/slide/customer-ratings-1693?fullscreen=1&amp;quiz=1#" text:style-name="Internet_20_link" text:visited-style-name="Visited_20_Internet_20_Link"><text:span text:style-name="T62">En la página Sitio web &gt; Contáctenos.</text:span></text:a></text:p>
      <text:p text:style-name="Standard"><text:a xlink:type="simple" xlink:href="https://www.odoo.com/es_ES/slides/slide/customer-ratings-1693?fullscreen=1&amp;quiz=1#" text:style-name="Internet_20_link" text:visited-style-name="Visited_20_Internet_20_Link"><text:span text:style-name="T62">En la página Sitio web &gt; Reseñas.</text:span></text:a></text:p>
      <text:p text:style-name="Standard"><text:a xlink:type="simple" xlink:href="https://www.odoo.com/es_ES/slides/slide/customer-ratings-1693?fullscreen=1&amp;quiz=1#" text:style-name="Internet_20_link" text:visited-style-name="Visited_20_Internet_20_Link"><text:span text:style-name="T62">En la página Sitio web &gt; Acerca de.</text:span></text:a></text:p>
      <text:p text:style-name="P106"/>
      <text:p text:style-name="P106">3.¿Qué plantilla de correo electrónico puede usar para pedirle al cliente una calificación?</text:p>
      <text:p text:style-name="Standard"><text:a xlink:type="simple" xlink:href="https://www.odoo.com/es_ES/slides/slide/customer-ratings-1693?fullscreen=1&amp;quiz=1#" text:style-name="Internet_20_link" text:visited-style-name="Visited_20_Internet_20_Link"><text:span text:style-name="T62">Entrada: Acuse de recibo.</text:span></text:a></text:p>
      <text:p text:style-name="Standard"><text:a xlink:type="simple" xlink:href="https://www.odoo.com/es_ES/slides/slide/customer-ratings-1693?fullscreen=1&amp;quiz=1#" text:style-name="Internet_20_link" text:visited-style-name="Visited_20_Internet_20_Link"><text:span text:style-name="T62">Boleto: Resuelto.</text:span></text:a></text:p>
      <text:p text:style-name="Standard"><text:a xlink:type="simple" xlink:href="https://www.odoo.com/es_ES/slides/slide/customer-ratings-1693?fullscreen=1&amp;quiz=1#" text:style-name="Internet_20_link" text:visited-style-name="Visited_20_Internet_20_Link"><text:span text:style-name="T72">Ticket: Solicitud de Calificación.</text:span></text:a><text:span text:style-name="T62">*</text:span></text:p>
      <text:p text:style-name="Standard"><text:a xlink:type="simple" xlink:href="https://www.odoo.com/es_ES/slides/slide/customer-ratings-1693?fullscreen=1&amp;quiz=1#" text:style-name="Internet_20_link" text:visited-style-name="Visited_20_Internet_20_Link"><text:span text:style-name="T62">Boleto: Revisión del cliente.</text:span></text:a></text:p>
      <text:p text:style-name="P149"/>
      <text:p text:style-name="P149">Chat en vivo </text:p>
      <text:p text:style-name="P106">1.En la aplicación Live Chat, ¿dónde puede configurar reglas por país?</text:p>
      <text:p text:style-name="Standard"><text:a xlink:type="simple" xlink:href="https://www.odoo.com/es_ES/slides/slide/live-chat-2321?fullscreen=1&amp;quiz=1#" text:style-name="Internet_20_link" text:visited-style-name="Visited_20_Internet_20_Link"><text:span text:style-name="T72">En Aplicación de chat en vivo &gt; Canal de chat en vivo &gt; Reglas del canal.</text:span></text:a><text:span text:style-name="T62">*</text:span></text:p>
      <text:p text:style-name="Standard"><text:a xlink:type="simple" xlink:href="https://www.odoo.com/es_ES/slides/slide/live-chat-2321?fullscreen=1&amp;quiz=1#" text:style-name="Internet_20_link" text:visited-style-name="Visited_20_Internet_20_Link"><text:span text:style-name="T62">En Aplicación de chat en vivo &gt; Canal de chat en vivo &gt; Widget.</text:span></text:a></text:p>
      <text:p text:style-name="Standard"><text:a xlink:type="simple" xlink:href="https://www.odoo.com/es_ES/slides/slide/live-chat-2321?fullscreen=1&amp;quiz=1#" text:style-name="Internet_20_link" text:visited-style-name="Visited_20_Internet_20_Link"><text:span text:style-name="T62">En Aplicación de chat en vivo &gt; Canal de chat en vivo &gt; Opciones.</text:span></text:a></text:p>
      <text:p text:style-name="Standard"><text:a xlink:type="simple" xlink:href="https://www.odoo.com/es_ES/slides/slide/live-chat-2321?fullscreen=1&amp;quiz=1#" text:style-name="Internet_20_link" text:visited-style-name="Visited_20_Internet_20_Link"><text:span text:style-name="T62">En Aplicación de chat en vivo &gt; Configuración.</text:span></text:a></text:p>
      <text:p text:style-name="P106"/>
      <text:p text:style-name="P106">2.¿Cómo usa Odoo Live Chat si no tiene un sitio web de Odoo?</text:p>
      <text:p text:style-name="Standard"><text:a xlink:type="simple" xlink:href="https://www.odoo.com/es_ES/slides/slide/live-chat-2321?fullscreen=1&amp;quiz=1#" text:style-name="Internet_20_link" text:visited-style-name="Visited_20_Internet_20_Link"><text:span text:style-name="T62">Vaya a Canal de chat en vivo &gt; pestaña Widget &gt; Copiar y pegar el enlace URL &gt; Envíe el enlace por correo electrónico al desarrollador de su sitio web.</text:span></text:a></text:p>
      <text:p text:style-name="Standard"><text:a xlink:type="simple" xlink:href="https://www.odoo.com/es_ES/slides/slide/live-chat-2321?fullscreen=1&amp;quiz=1#" text:style-name="Internet_20_link" text:visited-style-name="Visited_20_Internet_20_Link"><text:span text:style-name="T62">Vaya a Canal de chat en vivo &gt; pestaña Widget &gt; Copie y pegue el código en su sitio web de terceros.</text:span></text:a></text:p>
      <text:p text:style-name="Standard"><text:a xlink:type="simple" xlink:href="https://www.odoo.com/es_ES/slides/slide/live-chat-2321?fullscreen=1&amp;quiz=1#" text:style-name="Internet_20_link" text:visited-style-name="Visited_20_Internet_20_Link"><text:span text:style-name="T62">Vaya a Canal de chat en vivo &gt; pestaña Widget &gt; Copie y pegue el enlace URL &gt; Envíe el enlace por correo electrónico a sus clientes.</text:span></text:a></text:p>
      <text:p text:style-name="Standard"><text:a xlink:type="simple" xlink:href="https://www.odoo.com/es_ES/slides/slide/live-chat-2321?fullscreen=1&amp;quiz=1#" text:style-name="Internet_20_link" text:visited-style-name="Visited_20_Internet_20_Link"><text:span text:style-name="T72">Tanto B como C son correctos.</text:span></text:a><text:span text:style-name="T62">*</text:span></text:p>
      <text:p text:style-name="P106"/>
      <text:p text:style-name="P106">3.¿Cómo se utilizan los comandos para buscar un ticket de Helpdesk?</text:p>
      <text:p text:style-name="Standard"><text:a xlink:type="simple" xlink:href="https://www.odoo.com/es_ES/slides/slide/live-chat-2321?fullscreen=1&amp;quiz=1#" text:style-name="Internet_20_link" text:visited-style-name="Visited_20_Internet_20_Link"><text:span text:style-name="T62">Escriba "/helpdesk_ticket" en la ventana de chat en vivo.</text:span></text:a></text:p>
      <text:p text:style-name="Standard"><text:a xlink:type="simple" xlink:href="https://www.odoo.com/es_ES/slides/slide/live-chat-2321?fullscreen=1&amp;quiz=1#" text:style-name="Internet_20_link" text:visited-style-name="Visited_20_Internet_20_Link"><text:span text:style-name="T62">Escriba "/helpdesk" en la ventana de chat en vivo.</text:span></text:a></text:p>
      <text:p text:style-name="Standard"><text:a xlink:type="simple" xlink:href="https://www.odoo.com/es_ES/slides/slide/live-chat-2321?fullscreen=1&amp;quiz=1#" text:style-name="Internet_20_link" text:visited-style-name="Visited_20_Internet_20_Link"><text:span text:style-name="T72">Escriba "/helpdesk_search", seguido de una palabra clave, en la ventana de Live Chat.</text:span></text:a><text:span text:style-name="T62">*</text:span></text:p>
      <text:p text:style-name="Standard"><text:a xlink:type="simple" xlink:href="https://www.odoo.com/es_ES/slides/slide/live-chat-2321?fullscreen=1&amp;quiz=1#" text:style-name="Internet_20_link" text:visited-style-name="Visited_20_Internet_20_Link"><text:span text:style-name="T62">Escriba "/helpdesk", seguido de una palabra clave, en la ventana de Live Chat.</text:span></text:a></text:p>
      <text:p text:style-name="P149"><text:soft-page-break/></text:p>
      <text:p text:style-name="P148"/>
      <text:p text:style-name="P49">Modulo: <text:span text:style-name="T17">Código de Barra</text:span><text:span text:style-name="T15">s</text:span><text:span text:style-name="T65"> <text:s text:c="23"/></text:span><text:s text:c="38"/>Odoo Tutorials: <text:span text:style-name="T67">Barcode</text:span></text:p>
      <text:p text:style-name="P11"><text:span text:style-name="T44"><text:s text:c="73"/>Link : </text:span><text:a xlink:type="simple" xlink:href="https://www.odoo.com/es_ES/slides/barcode-30" text:style-name="Internet_20_link" text:visited-style-name="Visited_20_Internet_20_Link"><text:span text:style-name="T54">https://www.odoo.com/es_ES/slides/barcode-30</text:span></text:a><text:span text:style-name="T44"> <text:s/></text:span></text:p>
      <text:p text:style-name="P131">Conceptos básicos de códigos de barras</text:p>
      <text:p text:style-name="P36">1.¿Cómo funciona un escáner de código de barras?</text:p>
      <text:p text:style-name="Standard"><text:a xlink:type="simple" xlink:href="https://www.odoo.com/es_ES/slides/slide/barcode-basics-692?fullscreen=1&amp;quiz=1#" text:style-name="Internet_20_link" text:visited-style-name="Visited_20_Internet_20_Link"><text:span text:style-name="T62">Actúa como un dispositivo de captura de imágenes. El dispositivo al que está conectado luego decodifica la imagen y la convierte en dígitos y caracteres.</text:span></text:a></text:p>
      <text:p text:style-name="Standard"><text:a xlink:type="simple" xlink:href="https://www.odoo.com/es_ES/slides/slide/barcode-basics-692?fullscreen=1&amp;quiz=1#" text:style-name="Internet_20_link" text:visited-style-name="Visited_20_Internet_20_Link"><text:span text:style-name="T72">Actúa como un teclado, leyendo el código binario a través de las líneas de un código de barras. Envía dígitos y caracteres como salida al dispositivo al que está conectado.</text:span></text:a><text:span text:style-name="T62">*</text:span></text:p>
      <text:p text:style-name="Standard"><text:a xlink:type="simple" xlink:href="https://www.odoo.com/es_ES/slides/slide/barcode-basics-692?fullscreen=1&amp;quiz=1#" text:style-name="Internet_20_link" text:visited-style-name="Visited_20_Internet_20_Link"><text:span text:style-name="T62">Actúa como un dispositivo de captura de imágenes. El dispositivo al que está conectado luego compara la imagen escaneada con todos los demás códigos de barras almacenados en una base de datos hasta que hay una coincidencia.</text:span></text:a></text:p>
      <text:p text:style-name="P106"/>
      <text:p text:style-name="P106">2.Los códigos de barras lineales son utilizados por Odoo para:</text:p>
      <text:p text:style-name="Standard"><text:a xlink:type="simple" xlink:href="https://www.odoo.com/es_ES/slides/slide/barcode-basics-692?fullscreen=1&amp;quiz=1#" text:style-name="Internet_20_link" text:visited-style-name="Visited_20_Internet_20_Link"><text:span text:style-name="T62">Escanear productos.</text:span></text:a></text:p>
      <text:p text:style-name="Standard"><text:a xlink:type="simple" xlink:href="https://www.odoo.com/es_ES/slides/slide/barcode-basics-692?fullscreen=1&amp;quiz=1#" text:style-name="Internet_20_link" text:visited-style-name="Visited_20_Internet_20_Link"><text:span text:style-name="T72">Escanee productos y active acciones.</text:span></text:a><text:span text:style-name="T62">*</text:span></text:p>
      <text:p text:style-name="Standard"><text:a xlink:type="simple" xlink:href="https://www.odoo.com/es_ES/slides/slide/barcode-basics-692?fullscreen=1&amp;quiz=1#" text:style-name="Internet_20_link" text:visited-style-name="Visited_20_Internet_20_Link"><text:span text:style-name="T62">Escanee productos, active acciones y genere códigos QR SEPA.</text:span></text:a></text:p>
      <text:p text:style-name="P131"/>
      <text:p text:style-name="P132">Escaneo de productos en un PoS</text:p>
      <text:p text:style-name="P36">1.¿Cómo puedo agregar códigos de barras a todos mis productos en mi base de datos? Preferiría no abrir las vistas de formulario de los productos individualmente.</text:p>
      <text:p text:style-name="Standard"><text:a xlink:type="simple" xlink:href="https://www.odoo.com/es_ES/slides/slide/scanning-products-in-a-pos-693?fullscreen=1&amp;quiz=1#" text:style-name="Internet_20_link" text:visited-style-name="Visited_20_Internet_20_Link"><text:span text:style-name="T62">En Inventario -&gt; Configuración -&gt; Ajustes -&gt; Administración de códigos de barras, sincronice su lista de productos con la base de datos de un distribuidor en línea.</text:span></text:a></text:p>
      <text:p text:style-name="Standard"><text:a xlink:type="simple" xlink:href="https://www.odoo.com/es_ES/slides/slide/scanning-products-in-a-pos-693?fullscreen=1&amp;quiz=1#" text:style-name="Internet_20_link" text:visited-style-name="Visited_20_Internet_20_Link"><text:span text:style-name="T62">En Código de barras/Configuración, abra el menú "Agregar códigos de barras", luego escanee un código de barras y seleccione el producto relacionado en la columna de la derecha.</text:span></text:a></text:p>
      <text:p text:style-name="Standard"><text:a xlink:type="simple" xlink:href="https://www.odoo.com/es_ES/slides/slide/scanning-products-in-a-pos-693?fullscreen=1&amp;quiz=1#" text:style-name="Internet_20_link" text:visited-style-name="Visited_20_Internet_20_Link"><text:span text:style-name="T62">En Código de barras / Configuración, abra el menú "Agregar códigos de barras", luego importe el archivo .xml generado por los productores de los productos.</text:span></text:a></text:p>
      <text:p text:style-name="Standard"><text:a xlink:type="simple" xlink:href="https://www.odoo.com/es_ES/slides/slide/scanning-products-in-a-pos-693?fullscreen=1&amp;quiz=1#" text:style-name="Internet_20_link" text:visited-style-name="Visited_20_Internet_20_Link"><text:span text:style-name="T72">En Inventario/Configuración/Configuración, haga clic en "Configurar códigos de barras de productos" y luego agregue los códigos de barras en la columna de la derecha.</text:span></text:a><text:span text:style-name="T62">*</text:span></text:p>
      <text:p text:style-name="P106"/>
      <text:p text:style-name="P106">2.¿Qué opción necesito habilitar para escanear productos en mi Punto de Venta?</text:p>
      <text:p text:style-name="Standard"><text:a xlink:type="simple" xlink:href="https://www.odoo.com/es_ES/slides/slide/scanning-products-in-a-pos-693?fullscreen=1&amp;quiz=1#" text:style-name="Internet_20_link" text:visited-style-name="Visited_20_Internet_20_Link"><text:span text:style-name="T62">En Punto de venta / Configuración / Ajustes, habilite "Código de barras" y luego guarde.</text:span></text:a></text:p>
      <text:p text:style-name="Standard"><text:a xlink:type="simple" xlink:href="https://www.odoo.com/es_ES/slides/slide/scanning-products-in-a-pos-693?fullscreen=1&amp;quiz=1#" text:style-name="Internet_20_link" text:visited-style-name="Visited_20_Internet_20_Link"><text:span text:style-name="T62">En Inventario / Configuración / Ajustes, habilite "Códigos de barras de productos" y luego guarde.</text:span></text:a></text:p>
      <text:p text:style-name="Standard"><text:a xlink:type="simple" xlink:href="https://www.odoo.com/es_ES/slides/slide/scanning-products-in-a-pos-693?fullscreen=1&amp;quiz=1#" text:style-name="Internet_20_link" text:visited-style-name="Visited_20_Internet_20_Link"><text:span text:style-name="T62">En Inventario / Configuración / Ajustes, habilite "Escáner de código de barras" y luego guarde.</text:span></text:a></text:p>
      <text:p text:style-name="Standard"><text:a xlink:type="simple" xlink:href="https://www.odoo.com/es_ES/slides/slide/scanning-products-in-a-pos-693?fullscreen=1&amp;quiz=1#" text:style-name="Internet_20_link" text:visited-style-name="Visited_20_Internet_20_Link"><text:span text:style-name="T72">No hay nada que habilitar para escanear sus productos.</text:span></text:a><text:span text:style-name="T62">*</text:span></text:p>
      <text:p text:style-name="P132"/>
      <text:p text:style-name="P132">Escaneo de recibos de pedidos y recibos de entregadas</text:p>
      <text:p text:style-name="P36">1.¿Dónde puedo encontrar una lista de comandos de código de barras para usar con Odoo?</text:p>
      <text:p text:style-name="Standard"><text:a xlink:type="simple" xlink:href="https://www.odoo.com/es_ES/slides/slide/scanning-order-receipts-and-delivery-orders-694?fullscreen=1&amp;quiz=1#" text:style-name="Internet_20_link" text:visited-style-name="Visited_20_Internet_20_Link"><text:span text:style-name="T62">En Código de barras / Configuración / Ajustes / Operaciones, haga clic en "Imprimir comandos de código de barras".</text:span></text:a></text:p>
      <text:p text:style-name="P115"><text:a xlink:type="simple" xlink:href="https://www.odoo.com/es_ES/slides/slide/scanning-order-receipts-and-delivery-orders-694?fullscreen=1&amp;quiz=1#" text:style-name="Internet_20_link" text:visited-style-name="Visited_20_Internet_20_Link"><text:span text:style-name="T64">E</text:span><text:span text:style-name="T62">n Inventario/Configuración/Tipos de operación, seleccione las acciones requeridas, luego haga clic en Acción/Imprimir códigos de barras.</text:span></text:a></text:p>
      <text:p text:style-name="P115"><text:a xlink:type="simple" xlink:href="https://www.odoo.com/es_ES/slides/slide/scanning-order-receipts-and-delivery-orders-694?fullscreen=1&amp;quiz=1#" text:style-name="Internet_20_link" text:visited-style-name="Visited_20_Internet_20_Link"><text:span text:style-name="T62">En tu caja de cereal favorita.</text:span></text:a></text:p>
      <text:p text:style-name="Standard"><text:a xlink:type="simple" xlink:href="https://www.odoo.com/es_ES/slides/slide/scanning-order-receipts-and-delivery-orders-694?fullscreen=1&amp;quiz=1#" text:style-name="Internet_20_link" text:visited-style-name="Visited_20_Internet_20_Link"><text:span text:style-name="T72">En Inventario / Configuración / Ajustes / Operaciones, haga clic en "Imprimir comandos de código de barras".</text:span></text:a><text:span text:style-name="T62">*</text:span></text:p>
      <text:p text:style-name="P106"><text:soft-page-break/></text:p>
      <text:p text:style-name="P106">2.¿Cómo puedo indicarle a Odoo que he recibido los productos de una Orden de Compra (PO) que realicé?</text:p>
      <text:p text:style-name="Standard"><text:a xlink:type="simple" xlink:href="https://www.odoo.com/es_ES/slides/slide/scanning-order-receipts-and-delivery-orders-694?fullscreen=1&amp;quiz=1#" text:style-name="Internet_20_link" text:visited-style-name="Visited_20_Internet_20_Link"><text:span text:style-name="T72">Abra el Recibo de la OC, imprima las Operaciones de Picking, luego escanee la Operación, los productos recibidos y finalmente, el código de barras de validación.</text:span></text:a><text:span text:style-name="T62">*</text:span></text:p>
      <text:p text:style-name="Standard"><text:a xlink:type="simple" xlink:href="https://www.odoo.com/es_ES/slides/slide/scanning-order-receipts-and-delivery-orders-694?fullscreen=1&amp;quiz=1#" text:style-name="Internet_20_link" text:visited-style-name="Visited_20_Internet_20_Link"><text:span text:style-name="T62">Abra la aplicación de código de barras, escanee los productos recibidos y luego seleccione la orden de compra correcta en el campo "Orden de compra".</text:span></text:a></text:p>
      <text:p text:style-name="Standard"><text:a xlink:type="simple" xlink:href="https://www.odoo.com/es_ES/slides/slide/scanning-order-receipts-and-delivery-orders-694?fullscreen=1&amp;quiz=1#" text:style-name="Internet_20_link" text:visited-style-name="Visited_20_Internet_20_Link"><text:span text:style-name="T62">Abra la orden de compra, luego escanee directamente los productos y finalice con el código de barras de validación.</text:span></text:a></text:p>
      <text:p text:style-name="Standard"><text:a xlink:type="simple" xlink:href="https://www.odoo.com/es_ES/slides/slide/scanning-order-receipts-and-delivery-orders-694?fullscreen=1&amp;quiz=1#" text:style-name="Internet_20_link" text:visited-style-name="Visited_20_Internet_20_Link"><text:span text:style-name="T62">Esta característica solo es posible para las Órdenes de Venta, no para las Órdenes de Compra.</text:span></text:a></text:p>
      <text:p text:style-name="P132"/>
      <text:p text:style-name="P132">Escaneo de Ajustes de Inventario y Transferencias Internas</text:p>
      <text:p text:style-name="P36">1.¿Qué necesito configurar para hacer transferencias internas de mis productos con un lector de código de barras?</text:p>
      <text:p text:style-name="Standard"><text:a xlink:type="simple" xlink:href="https://www.odoo.com/es_ES/slides/slide/scanning-inventory-adjustments-and-internal-transfers-695?fullscreen=1&amp;quiz=1#" text:style-name="Internet_20_link" text:visited-style-name="Visited_20_Internet_20_Link"><text:span text:style-name="T62">Agregue códigos de barras a las diferentes ubicaciones en la aplicación Inventario.</text:span></text:a></text:p>
      <text:p text:style-name="Standard"><text:a xlink:type="simple" xlink:href="https://www.odoo.com/es_ES/slides/slide/scanning-inventory-adjustments-and-internal-transfers-695?fullscreen=1&amp;quiz=1#" text:style-name="Internet_20_link" text:visited-style-name="Visited_20_Internet_20_Link"><text:span text:style-name="T72">Habilite "Ubicaciones de almacenamiento" en Inventario/Configuración/Configuración y agregue códigos de barras a las diferentes ubicaciones en la aplicación Inventario.</text:span></text:a><text:span text:style-name="T62">*</text:span></text:p>
      <text:p text:style-name="Standard"><text:a xlink:type="simple" xlink:href="https://www.odoo.com/es_ES/slides/slide/scanning-inventory-adjustments-and-internal-transfers-695?fullscreen=1&amp;quiz=1#" text:style-name="Internet_20_link" text:visited-style-name="Visited_20_Internet_20_Link"><text:span text:style-name="T62">Habilite Warp Drive, Sr. Sulu</text:span></text:a></text:p>
      <text:p text:style-name="Standard"><text:a xlink:type="simple" xlink:href="https://www.odoo.com/es_ES/slides/slide/scanning-inventory-adjustments-and-internal-transfers-695?fullscreen=1&amp;quiz=1#" text:style-name="Internet_20_link" text:visited-style-name="Visited_20_Internet_20_Link"><text:span text:style-name="T62">Habilite "Movimientos de inventario" en la aplicación de código de barras y agregue códigos de barras a las diferentes ubicaciones en la aplicación de inventario.</text:span></text:a></text:p>
      <text:p text:style-name="P132"/>
      <text:p text:style-name="P132"/>
      <text:p text:style-name="P132"/>
      <text:p text:style-name="P132"/>
      <text:p text:style-name="P49">Modulo: <text:span text:style-name="T18">Fl</text:span><text:span text:style-name="T15">o</text:span><text:span text:style-name="T18">ta</text:span><text:span text:style-name="T65"> <text:s text:c="23"/></text:span><text:s text:c="54"/>Odoo Tutorials: <text:span text:style-name="T68">Human Resources</text:span></text:p>
      <text:p text:style-name="P11"><text:span text:style-name="T44"><text:s text:c="58"/>Link : </text:span><text:a xlink:type="simple" xlink:href="https://www.odoo.com/es_ES/slides/human-resources-32" text:style-name="Internet_20_link" text:visited-style-name="Visited_20_Internet_20_Link"><text:span text:style-name="T54">https://www.odoo.com/es_ES/slides/human-resources-32</text:span></text:a><text:span text:style-name="T44"> <text:s/></text:span></text:p>
      <text:p text:style-name="P49"/>
      <text:p text:style-name="P129">FLOTA</text:p>
      <text:p text:style-name="P66"/>
      <text:p text:style-name="P130">Conceptos básicos de la flota</text:p>
      <text:p text:style-name="P36">1.Desde el tablero, ¿cómo se puede saber si el contrato de un vehículo está vencido?</text:p>
      <text:p text:style-name="Standard"><text:a xlink:type="simple" xlink:href="https://www.odoo.com/es_ES/slides/slide/fleet-basics-997?fullscreen=1&amp;quiz=1#" text:style-name="Internet_20_link" text:visited-style-name="Visited_20_Internet_20_Link"><text:span text:style-name="T62">El vehículo está en la columna de caducados.</text:span></text:a></text:p>
      <text:p text:style-name="Standard"><text:a xlink:type="simple" xlink:href="https://www.odoo.com/es_ES/slides/slide/fleet-basics-997?fullscreen=1&amp;quiz=1#" text:style-name="Internet_20_link" text:visited-style-name="Visited_20_Internet_20_Link"><text:span text:style-name="T62">Encuentras una señal de advertencia naranja</text:span></text:a></text:p>
      <text:p text:style-name="Standard"><text:a xlink:type="simple" xlink:href="https://www.odoo.com/es_ES/slides/slide/fleet-basics-997?fullscreen=1&amp;quiz=1#" text:style-name="Internet_20_link" text:visited-style-name="Visited_20_Internet_20_Link"><text:span text:style-name="T72">Encuentras una señal de advertencia roja</text:span></text:a><text:span text:style-name="T62">*</text:span></text:p>
      <text:p text:style-name="P106"/>
      <text:p text:style-name="P106">2.¿Dónde se pueden programar “actividades” para un vehículo?</text:p>
      <text:p text:style-name="Standard"><text:a xlink:type="simple" xlink:href="https://www.odoo.com/es_ES/slides/slide/fleet-basics-997?fullscreen=1&amp;quiz=1#" text:style-name="Internet_20_link" text:visited-style-name="Visited_20_Internet_20_Link"><text:span text:style-name="T62">La canalización principal del tablero</text:span></text:a></text:p>
      <text:p text:style-name="Standard"><text:a xlink:type="simple" xlink:href="https://www.odoo.com/es_ES/slides/slide/fleet-basics-997?fullscreen=1&amp;quiz=1#" text:style-name="Internet_20_link" text:visited-style-name="Visited_20_Internet_20_Link"><text:span text:style-name="T62">Desde el formulario de vehículo individual</text:span></text:a></text:p>
      <text:p text:style-name="Standard"><text:a xlink:type="simple" xlink:href="https://www.odoo.com/es_ES/slides/slide/fleet-basics-997?fullscreen=1&amp;quiz=1#" text:style-name="Internet_20_link" text:visited-style-name="Visited_20_Internet_20_Link"><text:span text:style-name="T72">Ambas respuestas</text:span></text:a><text:span text:style-name="T62">*</text:span></text:p>
      <text:p text:style-name="P106"/>
      <text:p text:style-name="P106">3.¿Dónde puede encontrar una descripción general de todos los costos relacionados con un vehículo?</text:p>
      <text:p text:style-name="Standard"><text:a xlink:type="simple" xlink:href="https://www.odoo.com/es_ES/slides/slide/fleet-basics-997?fullscreen=1&amp;quiz=1#" text:style-name="Internet_20_link" text:visited-style-name="Visited_20_Internet_20_Link"><text:span text:style-name="T62">Desde el tablero en el formulario del vehículo en la pestaña de costos</text:span></text:a></text:p>
      <text:p text:style-name="Standard"><text:a xlink:type="simple" xlink:href="https://www.odoo.com/es_ES/slides/slide/fleet-basics-997?fullscreen=1&amp;quiz=1#" text:style-name="Internet_20_link" text:visited-style-name="Visited_20_Internet_20_Link"><text:span text:style-name="T62">En la herramienta de informes Agrupación por vehículo</text:span></text:a></text:p>
      <text:p text:style-name="Standard"><text:a xlink:type="simple" xlink:href="https://www.odoo.com/es_ES/slides/slide/fleet-basics-997?fullscreen=1&amp;quiz=1#" text:style-name="Internet_20_link" text:visited-style-name="Visited_20_Internet_20_Link"><text:span text:style-name="T62">A través de vehículos ---&gt; Costos de vehículos</text:span></text:a></text:p>
      <text:p text:style-name="Standard"><text:a xlink:type="simple" xlink:href="https://www.odoo.com/es_ES/slides/slide/fleet-basics-997?fullscreen=1&amp;quiz=1#" text:style-name="Internet_20_link" text:visited-style-name="Visited_20_Internet_20_Link"><text:span text:style-name="T72">Todas estas respuestas</text:span></text:a><text:span text:style-name="T62">*</text:span></text:p>
      <text:p text:style-name="P130"/>
      <text:p text:style-name="P130"><text:soft-page-break/>Gestiona tu flota</text:p>
      <text:p text:style-name="P36">1.¿Desde dónde se puede exportar la información de costes de los vehículos?</text:p>
      <text:p text:style-name="Standard"><text:a xlink:type="simple" xlink:href="https://www.odoo.com/es_ES/slides/slide/manage-your-fleet-998?fullscreen=1&amp;quiz=1#" text:style-name="Internet_20_link" text:visited-style-name="Visited_20_Internet_20_Link"><text:span text:style-name="T62">Desde el formulario del vehículo.</text:span></text:a></text:p>
      <text:p text:style-name="Standard"><text:a xlink:type="simple" xlink:href="https://www.odoo.com/es_ES/slides/slide/manage-your-fleet-998?fullscreen=1&amp;quiz=1#" text:style-name="Internet_20_link" text:visited-style-name="Visited_20_Internet_20_Link"><text:span text:style-name="T62">Desde la función de informes.</text:span></text:a></text:p>
      <text:p text:style-name="Standard"><text:a xlink:type="simple" xlink:href="https://www.odoo.com/es_ES/slides/slide/manage-your-fleet-998?fullscreen=1&amp;quiz=1#" text:style-name="Internet_20_link" text:visited-style-name="Visited_20_Internet_20_Link"><text:span text:style-name="T72">A través de Vehículo --&gt; Costos de vehículos.</text:span></text:a><text:span text:style-name="T62">*</text:span></text:p>
      <text:p text:style-name="Standard"><text:a xlink:type="simple" xlink:href="https://www.odoo.com/es_ES/slides/slide/manage-your-fleet-998?fullscreen=1&amp;quiz=1#" text:style-name="Internet_20_link" text:visited-style-name="Visited_20_Internet_20_Link"><text:span text:style-name="T62">Todas estas respuestas.</text:span></text:a></text:p>
      <text:p text:style-name="P106"/>
      <text:p text:style-name="P106">2.En un formulario de vehículo, ¿a qué se vincula la fecha de asignación?</text:p>
      <text:p text:style-name="Standard"><text:a xlink:type="simple" xlink:href="https://www.odoo.com/es_ES/slides/slide/manage-your-fleet-998?fullscreen=1&amp;quiz=1#" text:style-name="Internet_20_link" text:visited-style-name="Visited_20_Internet_20_Link"><text:span text:style-name="T62">Al futuro conductor</text:span></text:a></text:p>
      <text:p text:style-name="Standard"><text:a xlink:type="simple" xlink:href="https://www.odoo.com/es_ES/slides/slide/manage-your-fleet-998?fullscreen=1&amp;quiz=1#" text:style-name="Internet_20_link" text:visited-style-name="Visited_20_Internet_20_Link"><text:span text:style-name="T72">Al conductor actual</text:span></text:a><text:span text:style-name="T62">*</text:span></text:p>
      <text:p text:style-name="Standard"><text:a xlink:type="simple" xlink:href="https://www.odoo.com/es_ES/slides/slide/manage-your-fleet-998?fullscreen=1&amp;quiz=1#" text:style-name="Internet_20_link" text:visited-style-name="Visited_20_Internet_20_Link"><text:span text:style-name="T62">A la creación del vehículo</text:span></text:a></text:p>
      <text:p text:style-name="P106"/>
      <text:p text:style-name="P106">3.Al usar una Vista de gráfico en Informes, ¿qué sucede cuando hace clic en un vehículo?</text:p>
      <text:p text:style-name="Standard"><text:a xlink:type="simple" xlink:href="https://www.odoo.com/es_ES/slides/slide/manage-your-fleet-998?fullscreen=1&amp;quiz=1#" text:style-name="Internet_20_link" text:visited-style-name="Visited_20_Internet_20_Link"><text:span text:style-name="T72">Se elimina del gráfico.</text:span></text:a><text:span text:style-name="T62">*</text:span></text:p>
      <text:p text:style-name="Standard"><text:a xlink:type="simple" xlink:href="https://www.odoo.com/es_ES/slides/slide/manage-your-fleet-998?fullscreen=1&amp;quiz=1#" text:style-name="Internet_20_link" text:visited-style-name="Visited_20_Internet_20_Link"><text:span text:style-name="T62">Muestra los detalles de ese vehículo.</text:span></text:a></text:p>
      <text:p text:style-name="Standard"><text:a xlink:type="simple" xlink:href="https://www.odoo.com/es_ES/slides/slide/manage-your-fleet-998?fullscreen=1&amp;quiz=1#" text:style-name="Internet_20_link" text:visited-style-name="Visited_20_Internet_20_Link"><text:span text:style-name="T62">Nada.</text:span></text:a></text:p>
      <text:p text:style-name="P130"/>
      <text:p text:style-name="P130"/>
      <text:p text:style-name="P130"/>
      <text:p text:style-name="P130"/>
      <text:p text:style-name="P130"/>
      <text:p text:style-name="P49">Modulo: <text:span text:style-name="T19">Tiempo Personal</text:span><text:span text:style-name="T65"> <text:s text:c="23"/></text:span><text:s text:c="23"/>Odoo Tutorials: <text:span text:style-name="T69">Human Resources</text:span></text:p>
      <text:p text:style-name="P11"><text:span text:style-name="T44"><text:s text:c="58"/>Link : </text:span><text:a xlink:type="simple" xlink:href="https://www.odoo.com/es_ES/slides/human-resources-32" text:style-name="Internet_20_link" text:visited-style-name="Visited_20_Internet_20_Link"><text:span text:style-name="T54">https://www.odoo.com/es_ES/slides/human-resources-32</text:span></text:a><text:span text:style-name="T44"> <text:s/></text:span></text:p>
      <text:p text:style-name="P49"/>
      <text:p text:style-name="P83">GESTIÓN DE EMPLEADOS</text:p>
      <text:p text:style-name="P66"/>
      <text:p text:style-name="P133">Tiempo Libre (Time Off)</text:p>
      <text:p text:style-name="P36">1.De forma predeterminada, ¿quién está a cargo de validar las solicitudes de licencia?</text:p>
      <text:p text:style-name="Standard"><text:a xlink:type="simple" xlink:href="https://www.odoo.com/es_ES/slides/slide/time-off-681?fullscreen=1&amp;quiz=1#" text:style-name="Internet_20_link" text:visited-style-name="Visited_20_Internet_20_Link"><text:span text:style-name="T62">No se requiere validación</text:span></text:a></text:p>
      <text:p text:style-name="Standard"><text:a xlink:type="simple" xlink:href="https://www.odoo.com/es_ES/slides/slide/time-off-681?fullscreen=1&amp;quiz=1#" text:style-name="Internet_20_link" text:visited-style-name="Visited_20_Internet_20_Link"><text:span text:style-name="T62">El líder del equipo</text:span></text:a></text:p>
      <text:p text:style-name="Standard"><text:a xlink:type="simple" xlink:href="https://www.odoo.com/es_ES/slides/slide/time-off-681?fullscreen=1&amp;quiz=1#" text:style-name="Internet_20_link" text:visited-style-name="Visited_20_Internet_20_Link"><text:span text:style-name="T72">El oficial de nómina</text:span></text:a><text:span text:style-name="T62">*</text:span></text:p>
      <text:p text:style-name="Standard"><text:a xlink:type="simple" xlink:href="https://www.odoo.com/es_ES/slides/slide/time-off-681?fullscreen=1&amp;quiz=1#" text:style-name="Internet_20_link" text:visited-style-name="Visited_20_Internet_20_Link"><text:span text:style-name="T62">El líder del equipo y el oficial de nómina</text:span></text:a></text:p>
      <text:p text:style-name="P106"/>
      <text:p text:style-name="P106">2.En el informe Análisis de tiempo libre, quiero ver una descripción general que cuente los días de tiempo libre aprobado para cada empleado, ordenados por mes y tipo de licencia. ¿Qué combinación de opciones Ver, Filtrar y Agrupar por necesito configurar para obtener esta vista?</text:p>
      <text:p text:style-name="Standard"><text:a xlink:type="simple" xlink:href="https://www.odoo.com/es_ES/slides/slide/time-off-681?fullscreen=1&amp;quiz=1#" text:style-name="Internet_20_link" text:visited-style-name="Visited_20_Internet_20_Link"><text:span text:style-name="T72">Vista dinámica --&gt; Tiempo libre aprobado --&gt; Tipo &gt; Empleado</text:span></text:a><text:span text:style-name="T62">*</text:span></text:p>
      <text:p text:style-name="Standard"><text:a xlink:type="simple" xlink:href="https://www.odoo.com/es_ES/slides/slide/time-off-681?fullscreen=1&amp;quiz=1#" text:style-name="Internet_20_link" text:visited-style-name="Visited_20_Internet_20_Link"><text:span text:style-name="T62">Vista de gráfico --&gt; Tiempo libre aprobado --&gt; Tipo &gt; Empleado</text:span></text:a></text:p>
      <text:p text:style-name="Standard"><text:a xlink:type="simple" xlink:href="https://www.odoo.com/es_ES/slides/slide/time-off-681?fullscreen=1&amp;quiz=1#" text:style-name="Internet_20_link" text:visited-style-name="Visited_20_Internet_20_Link"><text:span text:style-name="T62">Vista de calendario --&gt; Tiempo libre aprobado --&gt; Tipo &gt; Empleado</text:span></text:a></text:p>
      <text:p text:style-name="Standard"><text:a xlink:type="simple" xlink:href="https://www.odoo.com/es_ES/slides/slide/time-off-681?fullscreen=1&amp;quiz=1#" text:style-name="Internet_20_link" text:visited-style-name="Visited_20_Internet_20_Link"><text:span text:style-name="T62">Cualquiera de las respuestas anteriores</text:span></text:a></text:p>
      <text:p text:style-name="P106"/>
      <text:p text:style-name="P106">3.¿Dónde puede obtener una descripción general de las personas en tiempo libre para su empresa?</text:p>
      <text:p text:style-name="Standard"><text:a xlink:type="simple" xlink:href="https://www.odoo.com/es_ES/slides/slide/time-off-681?fullscreen=1&amp;quiz=1#" text:style-name="Internet_20_link" text:visited-style-name="Visited_20_Internet_20_Link"><text:span text:style-name="T62">En la pestaña de informes</text:span></text:a></text:p>
      <text:p text:style-name="Standard"><text:a xlink:type="simple" xlink:href="https://www.odoo.com/es_ES/slides/slide/time-off-681?fullscreen=1&amp;quiz=1#" text:style-name="Internet_20_link" text:visited-style-name="Visited_20_Internet_20_Link"><text:span text:style-name="T62">En la pestaña de todos</text:span></text:a></text:p>
      <text:p text:style-name="Standard"><text:a xlink:type="simple" xlink:href="https://www.odoo.com/es_ES/slides/slide/time-off-681?fullscreen=1&amp;quiz=1#" text:style-name="Internet_20_link" text:visited-style-name="Visited_20_Internet_20_Link"><text:span text:style-name="T72">Ambas respuestas</text:span></text:a><text:span text:style-name="T62">*</text:span></text:p>
      <text:p text:style-name="Standard"/>
      <text:p text:style-name="P50"><text:soft-page-break/>Modulo: <text:span text:style-name="T20">CRM</text:span><text:span text:style-name="T65"> <text:s text:c="23"/></text:span><text:s text:c="74"/>Odoo Tutorials: <text:span text:style-name="T70">CRM</text:span></text:p>
      <text:p text:style-name="P12"><text:span text:style-name="T44"><text:s text:c="81"/>Link : </text:span><text:a xlink:type="simple" xlink:href="https://www.odoo.com/es_ES/slides/crm-16" text:style-name="Internet_20_link" text:visited-style-name="Visited_20_Internet_20_Link"><text:span text:style-name="T54">https://www.odoo.com/es_ES/slides/crm-16</text:span></text:a><text:span text:style-name="T44"> <text:s/></text:span></text:p>
      <text:p text:style-name="P50"/>
      <text:p text:style-name="P84">CONCEPTOS BÁSICOS DE CRM</text:p>
      <text:p text:style-name="P67"/>
      <text:p text:style-name="P134">Conceptos básicos y canalizaciones de CRM</text:p>
      <text:p text:style-name="P36">1.¿Puedo agregar y eliminar etapas en la canalización de CRM?</text:p>
      <text:p text:style-name="Standard"><text:a xlink:type="simple" xlink:href="https://www.odoo.com/es_ES/slides/slide/crm-basics-and-pipelines-618?fullscreen=1&amp;quiz=1#" text:style-name="Internet_20_link" text:visited-style-name="Visited_20_Internet_20_Link"><text:span text:style-name="T72">Sí</text:span></text:a><text:span text:style-name="T62">*</text:span></text:p>
      <text:p text:style-name="Standard"><text:a xlink:type="simple" xlink:href="https://www.odoo.com/es_ES/slides/slide/crm-basics-and-pipelines-618?fullscreen=1&amp;quiz=1#" text:style-name="Internet_20_link" text:visited-style-name="Visited_20_Internet_20_Link"><text:span text:style-name="T62">No</text:span></text:a></text:p>
      <text:p text:style-name="Standard"><text:a xlink:type="simple" xlink:href="https://www.odoo.com/es_ES/slides/slide/crm-basics-and-pipelines-618?fullscreen=1&amp;quiz=1#" text:style-name="Internet_20_link" text:visited-style-name="Visited_20_Internet_20_Link"><text:span text:style-name="T62">Solo puede eliminar las columnas que agregó anteriormente.</text:span></text:a></text:p>
      <text:p text:style-name="P106"/>
      <text:p text:style-name="P106">2.¿Cómo puedo restringir quién puede ver etapas específicas?</text:p>
      <text:p text:style-name="Standard"><text:a xlink:type="simple" xlink:href="https://www.odoo.com/es_ES/slides/slide/crm-basics-and-pipelines-618?fullscreen=1&amp;quiz=1#" text:style-name="Internet_20_link" text:visited-style-name="Visited_20_Internet_20_Link"><text:span text:style-name="T62">No puedes.</text:span></text:a></text:p>
      <text:p text:style-name="Standard"><text:a xlink:type="simple" xlink:href="https://www.odoo.com/es_ES/slides/slide/crm-basics-and-pipelines-618?fullscreen=1&amp;quiz=1#" text:style-name="Internet_20_link" text:visited-style-name="Visited_20_Internet_20_Link"><text:span text:style-name="T72">Asignando un Equipo de Ventas cuando editas la etapa.</text:span></text:a><text:span text:style-name="T62">*</text:span></text:p>
      <text:p text:style-name="Standard"><text:a xlink:type="simple" xlink:href="https://www.odoo.com/es_ES/slides/slide/crm-basics-and-pipelines-618?fullscreen=1&amp;quiz=1#" text:style-name="Internet_20_link" text:visited-style-name="Visited_20_Internet_20_Link"><text:span text:style-name="T62">Vaya a Configuración / Etapas y edite la etapa para agregar un Equipo de ventas.</text:span></text:a></text:p>
      <text:p text:style-name="P106"/>
      <text:p text:style-name="P106">3.¿En qué vista puedo ver mi análisis de canalización?</text:p>
      <text:p text:style-name="Standard"><text:span text:style-name="T64">V</text:span><text:a xlink:type="simple" xlink:href="https://www.odoo.com/es_ES/slides/slide/crm-basics-and-pipelines-618?fullscreen=1&amp;quiz=1#" text:style-name="Internet_20_link" text:visited-style-name="Visited_20_Internet_20_Link"><text:span text:style-name="T62">ista de tablero</text:span></text:a></text:p>
      <text:p text:style-name="Standard"><text:a xlink:type="simple" xlink:href="https://www.odoo.com/es_ES/slides/slide/crm-basics-and-pipelines-618?fullscreen=1&amp;quiz=1#" text:style-name="Internet_20_link" text:visited-style-name="Visited_20_Internet_20_Link"><text:span text:style-name="T62">Vista dinámica</text:span></text:a></text:p>
      <text:p text:style-name="Standard"><text:a xlink:type="simple" xlink:href="https://www.odoo.com/es_ES/slides/slide/crm-basics-and-pipelines-618?fullscreen=1&amp;quiz=1#" text:style-name="Internet_20_link" text:visited-style-name="Visited_20_Internet_20_Link"><text:span text:style-name="T62">Vista de gráfico</text:span></text:a></text:p>
      <text:p text:style-name="Standard"><text:a xlink:type="simple" xlink:href="https://www.odoo.com/es_ES/slides/slide/crm-basics-and-pipelines-618?fullscreen=1&amp;quiz=1#" text:style-name="Internet_20_link" text:visited-style-name="Visited_20_Internet_20_Link"><text:span text:style-name="T62">Vista de cohorte</text:span></text:a></text:p>
      <text:p text:style-name="Standard"><text:a xlink:type="simple" xlink:href="https://www.odoo.com/es_ES/slides/slide/crm-basics-and-pipelines-618?fullscreen=1&amp;quiz=1#" text:style-name="Internet_20_link" text:visited-style-name="Visited_20_Internet_20_Link"><text:span text:style-name="T62">Vista de la lista</text:span></text:a></text:p>
      <text:p text:style-name="Standard"><text:a xlink:type="simple" xlink:href="https://www.odoo.com/es_ES/slides/slide/crm-basics-and-pipelines-618?fullscreen=1&amp;quiz=1#" text:style-name="Internet_20_link" text:visited-style-name="Visited_20_Internet_20_Link"><text:span text:style-name="T72">Todo lo anterior</text:span></text:a><text:span text:style-name="T62">*</text:span></text:p>
      <text:p text:style-name="P134"/>
      <text:p text:style-name="P135">Victorias y derrotas</text:p>
      <text:p text:style-name="P36">1.¿Puede editar las oportunidades después de haberlas marcado como Ganadas?</text:p>
      <text:p text:style-name="Standard"><text:a xlink:type="simple" xlink:href="https://www.odoo.com/es_ES/slides/slide/wins-and-losses-1837?fullscreen=1&amp;quiz=1#" text:style-name="Internet_20_link" text:visited-style-name="Visited_20_Internet_20_Link"><text:span text:style-name="T72">Sí, en cualquier momento, por cualquier motivo.</text:span></text:a><text:span text:style-name="T62">*</text:span></text:p>
      <text:p text:style-name="Standard"><text:a xlink:type="simple" xlink:href="https://www.odoo.com/es_ES/slides/slide/wins-and-losses-1837?fullscreen=1&amp;quiz=1#" text:style-name="Internet_20_link" text:visited-style-name="Visited_20_Internet_20_Link"><text:span text:style-name="T62">Sí, pero primero debe volver a mover la oportunidad a la etapa anterior.</text:span></text:a></text:p>
      <text:p text:style-name="Standard"><text:a xlink:type="simple" xlink:href="https://www.odoo.com/es_ES/slides/slide/wins-and-losses-1837?fullscreen=1&amp;quiz=1#" text:style-name="Internet_20_link" text:visited-style-name="Visited_20_Internet_20_Link"><text:span text:style-name="T62">No, no puede editar oportunidades ganadas.</text:span></text:a></text:p>
      <text:p text:style-name="P106"/>
      <text:p text:style-name="P106">2.¿Quién puede configurar Lost Reasons para tu equipo?</text:p>
      <text:p text:style-name="Standard"><text:a xlink:type="simple" xlink:href="https://www.odoo.com/es_ES/slides/slide/wins-and-losses-1837?fullscreen=1&amp;quiz=1#" text:style-name="Internet_20_link" text:visited-style-name="Visited_20_Internet_20_Link"><text:span text:style-name="T62">Solo los jefes de equipo de ventas pueden configurarlos.</text:span></text:a></text:p>
      <text:p text:style-name="Standard"><text:a xlink:type="simple" xlink:href="https://www.odoo.com/es_ES/slides/slide/wins-and-losses-1837?fullscreen=1&amp;quiz=1#" text:style-name="Internet_20_link" text:visited-style-name="Visited_20_Internet_20_Link"><text:span text:style-name="T62">Cualquier persona de mi equipo puede configurarlos.</text:span></text:a></text:p>
      <text:p text:style-name="Standard"><text:a xlink:type="simple" xlink:href="https://www.odoo.com/es_ES/slides/slide/wins-and-losses-1837?fullscreen=1&amp;quiz=1#" text:style-name="Internet_20_link" text:visited-style-name="Visited_20_Internet_20_Link"><text:span text:style-name="T72">Puede configurarlos solo si tiene ciertos derechos de acceso.</text:span></text:a><text:span text:style-name="T62">*</text:span></text:p>
      <text:p text:style-name="P106"/>
      <text:p text:style-name="P106">3.¿Por qué no ve Oportunidades perdidas en el pipeline?</text:p>
      <text:p text:style-name="Standard"><text:a xlink:type="simple" xlink:href="https://www.odoo.com/es_ES/slides/slide/wins-and-losses-1837?fullscreen=1&amp;quiz=1#" text:style-name="Internet_20_link" text:visited-style-name="Visited_20_Internet_20_Link"><text:span text:style-name="T62">Han sido eliminados.</text:span></text:a></text:p>
      <text:p text:style-name="Standard"><text:a xlink:type="simple" xlink:href="https://www.odoo.com/es_ES/slides/slide/wins-and-losses-1837?fullscreen=1&amp;quiz=1#" text:style-name="Internet_20_link" text:visited-style-name="Visited_20_Internet_20_Link"><text:span text:style-name="T72">Se ocultan automáticamente.</text:span></text:a><text:span text:style-name="T62">*</text:span></text:p>
      <text:p text:style-name="Standard"><text:a xlink:type="simple" xlink:href="https://www.odoo.com/es_ES/slides/slide/wins-and-losses-1837?fullscreen=1&amp;quiz=1#" text:style-name="Internet_20_link" text:visited-style-name="Visited_20_Internet_20_Link"><text:span text:style-name="T62">Debe crear una etapa Lost en la canalización.</text:span></text:a></text:p>
      <text:p text:style-name="P135"/>
      <text:p text:style-name="P135">Equipos de ventas</text:p>
      <text:p text:style-name="P36">1.¿Cómo accedo al menú de mi equipo de ventas?</text:p>
      <text:p text:style-name="Standard"><text:a xlink:type="simple" xlink:href="https://www.odoo.com/es_ES/slides/slide/sales-teams-619?fullscreen=1&amp;quiz=1#" text:style-name="Internet_20_link" text:visited-style-name="Visited_20_Internet_20_Link"><text:span text:style-name="T62">Accediendo a Configuración / Ajustes / Equipos de Ventas.</text:span></text:a></text:p>
      <text:p text:style-name="Standard"><text:a xlink:type="simple" xlink:href="https://www.odoo.com/es_ES/slides/slide/sales-teams-619?fullscreen=1&amp;quiz=1#" text:style-name="Internet_20_link" text:visited-style-name="Visited_20_Internet_20_Link"><text:span text:style-name="T72">Accediendo a Configuración / Equipos de Ventas.</text:span></text:a><text:span text:style-name="T62">*</text:span></text:p>
      <text:p text:style-name="Standard"><text:a xlink:type="simple" xlink:href="https://www.odoo.com/es_ES/slides/slide/sales-teams-619?fullscreen=1&amp;quiz=1#" text:style-name="Internet_20_link" text:visited-style-name="Visited_20_Internet_20_Link"><text:span text:style-name="T72">Accediendo a Ventas / Equipos de Ventas.Accediendo a Informes -&gt; Equipos de ventas.</text:span></text:a></text:p>
      <text:p text:style-name="P151"/>
      <text:p text:style-name="P106"><text:soft-page-break/>2.¿Cómo accedo a mis pipelines de Sales Teams?</text:p>
      <text:p text:style-name="Standard"><text:a xlink:type="simple" xlink:href="https://www.odoo.com/es_ES/slides/slide/sales-teams-619?fullscreen=1&amp;quiz=1#" text:style-name="Internet_20_link" text:visited-style-name="Visited_20_Internet_20_Link"><text:span text:style-name="T62">Accediendo a Ventas -&gt; Tuberías de equipo.</text:span></text:a></text:p>
      <text:p text:style-name="Standard"><text:a xlink:type="simple" xlink:href="https://www.odoo.com/es_ES/slides/slide/sales-teams-619?fullscreen=1&amp;quiz=1#" text:style-name="Internet_20_link" text:visited-style-name="Visited_20_Internet_20_Link"><text:span text:style-name="T62">Diríjase a Ventas / Mi canalización y filtre en un equipo de ventas específico.</text:span></text:a></text:p>
      <text:p text:style-name="Standard"><text:a xlink:type="simple" xlink:href="https://www.odoo.com/es_ES/slides/slide/sales-teams-619?fullscreen=1&amp;quiz=1#" text:style-name="Internet_20_link" text:visited-style-name="Visited_20_Internet_20_Link"><text:span text:style-name="T72">Los dos anteriores.</text:span></text:a><text:span text:style-name="T62">*</text:span></text:p>
      <text:p text:style-name="Standard"><text:a xlink:type="simple" xlink:href="https://www.odoo.com/es_ES/slides/slide/sales-teams-619?fullscreen=1&amp;quiz=1#" text:style-name="Internet_20_link" text:visited-style-name="Visited_20_Internet_20_Link"><text:span text:style-name="T62">No puede acceder a una canalización específica del equipo de ventas.</text:span></text:a></text:p>
      <text:p text:style-name="P106"/>
      <text:p text:style-name="P106">3.¿Quién recibirá los correos electrónicos provenientes del alias de correo electrónico?</text:p>
      <text:p text:style-name="Standard"><text:a xlink:type="simple" xlink:href="https://www.odoo.com/es_ES/slides/slide/sales-teams-619?fullscreen=1&amp;quiz=1#" text:style-name="Internet_20_link" text:visited-style-name="Visited_20_Internet_20_Link"><text:span text:style-name="T64">El</text:span><text:span text:style-name="T62"> líder del equipo</text:span></text:a></text:p>
      <text:p text:style-name="Standard"><text:a xlink:type="simple" xlink:href="https://www.odoo.com/es_ES/slides/slide/sales-teams-619?fullscreen=1&amp;quiz=1#" text:style-name="Internet_20_link" text:visited-style-name="Visited_20_Internet_20_Link"><text:span text:style-name="T62">Todo miembro del equipo</text:span></text:a></text:p>
      <text:p text:style-name="Standard"><text:a xlink:type="simple" xlink:href="https://www.odoo.com/es_ES/slides/slide/sales-teams-619?fullscreen=1&amp;quiz=1#" text:style-name="Internet_20_link" text:visited-style-name="Visited_20_Internet_20_Link"><text:span text:style-name="T72">Simplemente crea una nueva oportunidad en la canalización del equipo.</text:span></text:a><text:span text:style-name="T62">*</text:span></text:p>
      <text:p text:style-name="P135"/>
      <text:p text:style-name="P111"><text:span text:style-name="T51">GENERACIÓN L</text:span><text:span text:style-name="T53">EADS</text:span></text:p>
      <text:p text:style-name="P112"><text:span text:style-name="T52">L</text:span><text:span text:style-name="T51">eads</text:span></text:p>
      <text:p text:style-name="P36">1.¿Puedo separar prospectos y oportunidades?</text:p>
      <text:p text:style-name="Standard"><text:a xlink:type="simple" xlink:href="https://www.odoo.com/es_ES/slides/slide/leads-620?fullscreen=1&amp;quiz=1#" text:style-name="Internet_20_link" text:visited-style-name="Visited_20_Internet_20_Link"><text:span text:style-name="T62">Sí, se hace de forma predeterminada.</text:span></text:a></text:p>
      <text:p text:style-name="Standard"><text:a xlink:type="simple" xlink:href="https://www.odoo.com/es_ES/slides/slide/leads-620?fullscreen=1&amp;quiz=1#" text:style-name="Internet_20_link" text:visited-style-name="Visited_20_Internet_20_Link"><text:span text:style-name="T72">Sí, activando la opción "Leads" en Configuración -&gt; Ajustes.</text:span></text:a><text:span text:style-name="T62">*</text:span></text:p>
      <text:p text:style-name="Standard"><text:a xlink:type="simple" xlink:href="https://www.odoo.com/es_ES/slides/slide/leads-620?fullscreen=1&amp;quiz=1#" text:style-name="Internet_20_link" text:visited-style-name="Visited_20_Internet_20_Link"><text:span text:style-name="T62">No, no puedes.</text:span></text:a></text:p>
      <text:p text:style-name="Standard"><text:a xlink:type="simple" xlink:href="https://www.odoo.com/es_ES/slides/slide/leads-620?fullscreen=1&amp;quiz=1#" text:style-name="Internet_20_link" text:visited-style-name="Visited_20_Internet_20_Link"><text:span text:style-name="T62">Sí, configurando sus Leads en Leads / Configuración.</text:span></text:a></text:p>
      <text:p text:style-name="P106"/>
      <text:p text:style-name="P106">2.Al convertir un cliente potencial en una oportunidad, ¿puedo fusionar dos oportunidades?</text:p>
      <text:p text:style-name="Standard"><text:a xlink:type="simple" xlink:href="https://www.odoo.com/es_ES/slides/slide/leads-620?fullscreen=1&amp;quiz=1#" text:style-name="Internet_20_link" text:visited-style-name="Visited_20_Internet_20_Link"><text:span text:style-name="T62">Sí, se hará automáticamente cuando el contacto sea el mismo.</text:span></text:a></text:p>
      <text:p text:style-name="Standard"><text:a xlink:type="simple" xlink:href="https://www.odoo.com/es_ES/slides/slide/leads-620?fullscreen=1&amp;quiz=1#" text:style-name="Internet_20_link" text:visited-style-name="Visited_20_Internet_20_Link"><text:span text:style-name="T62">No, no puede fusionar dos oportunidades juntas.</text:span></text:a></text:p>
      <text:p text:style-name="Standard"><text:a xlink:type="simple" xlink:href="https://www.odoo.com/es_ES/slides/slide/leads-620?fullscreen=1&amp;quiz=1#" text:style-name="Internet_20_link" text:visited-style-name="Visited_20_Internet_20_Link"><text:span text:style-name="T72">Sí, Odoo sugerirá fusionar dos oportunidades del mismo contacto.</text:span></text:a><text:span text:style-name="T62">*</text:span></text:p>
      <text:p text:style-name="P106"/>
      <text:p text:style-name="P106">3.¿Qué información de contacto necesita para crear un cliente potencial?</text:p>
      <text:p text:style-name="Standard"><text:a xlink:type="simple" xlink:href="https://www.odoo.com/es_ES/slides/slide/leads-620?fullscreen=1&amp;quiz=1#" text:style-name="Internet_20_link" text:visited-style-name="Visited_20_Internet_20_Link"><text:span text:style-name="T62">Una dirección de correo electrónico</text:span></text:a></text:p>
      <text:p text:style-name="P98"><text:a xlink:type="simple" xlink:href="https://www.odoo.com/es_ES/slides/slide/leads-620?fullscreen=1&amp;quiz=1#" text:style-name="Internet_20_link" text:visited-style-name="Visited_20_Internet_20_Link"><text:span text:style-name="T62">Un nombre de contacto</text:span></text:a></text:p>
      <text:p text:style-name="P98"><text:a xlink:type="simple" xlink:href="https://www.odoo.com/es_ES/slides/slide/leads-620?fullscreen=1&amp;quiz=1#" text:style-name="Internet_20_link" text:visited-style-name="Visited_20_Internet_20_Link"><text:span text:style-name="T62">Ambas respuestas</text:span></text:a></text:p>
      <text:p text:style-name="Standard"><text:a xlink:type="simple" xlink:href="https://www.odoo.com/es_ES/slides/slide/leads-620?fullscreen=1&amp;quiz=1#" text:style-name="Internet_20_link" text:visited-style-name="Visited_20_Internet_20_Link"><text:span text:style-name="T72">No necesitas ninguna información de contacto.</text:span></text:a><text:span text:style-name="T62">*</text:span></text:p>
      <text:p text:style-name="P135"/>
      <text:p text:style-name="P110"><text:span text:style-name="T51">Generación </text:span><text:span text:style-name="T53">Leads</text:span></text:p>
      <text:p text:style-name="P36">1.¿Cómo se configura un formulario de sitio web para crear un cliente potencial cuando se completa el formulario?</text:p>
      <text:p text:style-name="Standard"><text:a xlink:type="simple" xlink:href="https://www.odoo.com/es_ES/slides/slide/lead-generation-621?fullscreen=1&amp;quiz=1#" text:style-name="Internet_20_link" text:visited-style-name="Visited_20_Internet_20_Link"><text:span text:style-name="T62">Establezca la "Acción" en "Crear un cliente"</text:span></text:a></text:p>
      <text:p text:style-name="Standard"><text:a xlink:type="simple" xlink:href="https://www.odoo.com/es_ES/slides/slide/lead-generation-621?fullscreen=1&amp;quiz=1#" text:style-name="Internet_20_link" text:visited-style-name="Visited_20_Internet_20_Link"><text:span text:style-name="T72">Establezca la "Acción" en "Crear una oportunidad"</text:span></text:a><text:span text:style-name="T62">*</text:span></text:p>
      <text:p text:style-name="Standard"><text:a xlink:type="simple" xlink:href="https://www.odoo.com/es_ES/slides/slide/lead-generation-621?fullscreen=1&amp;quiz=1#" text:style-name="Internet_20_link" text:visited-style-name="Visited_20_Internet_20_Link"><text:span text:style-name="T62">Establezca el "Equipo de ventas" en "EE. UU."</text:span></text:a></text:p>
      <text:p text:style-name="Standard"><text:a xlink:type="simple" xlink:href="https://www.odoo.com/es_ES/slides/slide/lead-generation-621?fullscreen=1&amp;quiz=1#" text:style-name="Internet_20_link" text:visited-style-name="Visited_20_Internet_20_Link"><text:span text:style-name="T62">Establezca el "Vendedor" en un administrador</text:span></text:a></text:p>
      <text:p text:style-name="P106"/>
      <text:p text:style-name="P106">2.¿Cómo se crean clientes potenciales a partir de registros de eventos?</text:p>
      <text:p text:style-name="Standard"><text:a xlink:type="simple" xlink:href="https://www.odoo.com/es_ES/slides/slide/lead-generation-621?fullscreen=1&amp;quiz=1#" text:style-name="Internet_20_link" text:visited-style-name="Visited_20_Internet_20_Link"><text:span text:style-name="T72">Crear una regla de generación de prospectos en la aplicación Eventos</text:span></text:a><text:span text:style-name="T62">*</text:span></text:p>
      <text:p text:style-name="Standard"><text:a xlink:type="simple" xlink:href="https://www.odoo.com/es_ES/slides/slide/lead-generation-621?fullscreen=1&amp;quiz=1#" text:style-name="Internet_20_link" text:visited-style-name="Visited_20_Internet_20_Link"><text:span text:style-name="T62">Crear una regla de generación de prospectos en la aplicación de CRM</text:span></text:a></text:p>
      <text:p text:style-name="Standard"><text:a xlink:type="simple" xlink:href="https://www.odoo.com/es_ES/slides/slide/lead-generation-621?fullscreen=1&amp;quiz=1#" text:style-name="Internet_20_link" text:visited-style-name="Visited_20_Internet_20_Link"><text:span text:style-name="T62">Limitar el número máximo de inscritos</text:span></text:a></text:p>
      <text:p text:style-name="Standard"><text:a xlink:type="simple" xlink:href="https://www.odoo.com/es_ES/slides/slide/lead-generation-621?fullscreen=1&amp;quiz=1#" text:style-name="Internet_20_link" text:visited-style-name="Visited_20_Internet_20_Link"><text:span text:style-name="T62">Que sea un evento gratuito</text:span></text:a></text:p>
      <text:p text:style-name="P106"/>
      <text:p text:style-name="P106">3.¿Puedo agregar una ventana emergente de boletín a mi sitio web?</text:p>
      <text:p text:style-name="Standard"><text:a xlink:type="simple" xlink:href="https://www.odoo.com/es_ES/slides/slide/lead-generation-621?fullscreen=1&amp;quiz=1#" text:style-name="Internet_20_link" text:visited-style-name="Visited_20_Internet_20_Link"><text:span text:style-name="T64">Em</text:span><text:span text:style-name="T62">pleado y preguntas</text:span></text:a></text:p>
      <text:p text:style-name="Standard"><text:a xlink:type="simple" xlink:href="https://www.odoo.com/es_ES/slides/slide/lead-generation-621?fullscreen=1&amp;quiz=1#" text:style-name="Internet_20_link" text:visited-style-name="Visited_20_Internet_20_Link"><text:span text:style-name="T62">Disponibilidad y preguntas</text:span></text:a></text:p>
      <text:p text:style-name="Standard"><text:a xlink:type="simple" xlink:href="https://www.odoo.com/es_ES/slides/slide/lead-generation-621?fullscreen=1&amp;quiz=1#" text:style-name="Internet_20_link" text:visited-style-name="Visited_20_Internet_20_Link"><text:soft-page-break/><text:span text:style-name="T64">P</text:span><text:span text:style-name="T62">reguntas y mensajes</text:span></text:a></text:p>
      <text:p text:style-name="Standard"><text:a xlink:type="simple" xlink:href="https://www.odoo.com/es_ES/slides/slide/lead-generation-621?fullscreen=1&amp;quiz=1#" text:style-name="Internet_20_link" text:visited-style-name="Visited_20_Internet_20_Link"><text:span text:style-name="T72">Empleado y disponibilidad</text:span></text:a><text:span text:style-name="T62">*</text:span></text:p>
      <text:p text:style-name="P135"/>
      <text:p text:style-name="P135">Enriquecimiento de prospectos</text:p>
      <text:p text:style-name="P36">1.¿Qué sucede si Odoo no puede encontrar información adicional sobre su cliente potencial?</text:p>
      <text:p text:style-name="Standard"><text:a xlink:type="simple" xlink:href="https://www.odoo.com/es_ES/slides/slide/lead-enrichment-858?fullscreen=1&amp;quiz=1#" text:style-name="Internet_20_link" text:visited-style-name="Visited_20_Internet_20_Link"><text:span text:style-name="T62">Todavía pagas un crédito</text:span></text:a></text:p>
      <text:p text:style-name="Standard"><text:a xlink:type="simple" xlink:href="https://www.odoo.com/es_ES/slides/slide/lead-enrichment-858?fullscreen=1&amp;quiz=1#" text:style-name="Internet_20_link" text:visited-style-name="Visited_20_Internet_20_Link"><text:span text:style-name="T72">No se debita crédito de su cuenta</text:span></text:a><text:span text:style-name="T62">*</text:span></text:p>
      <text:p text:style-name="Standard"><text:a xlink:type="simple" xlink:href="https://www.odoo.com/es_ES/slides/slide/lead-enrichment-858?fullscreen=1&amp;quiz=1#" text:style-name="Internet_20_link" text:visited-style-name="Visited_20_Internet_20_Link"><text:span text:style-name="T62">Odoo siempre encontrará una manera de enriquecer su liderazgo</text:span></text:a></text:p>
      <text:p text:style-name="P106"/>
      <text:p text:style-name="P106">2.¿Cuál es el tiempo predeterminado para ejecutar el programador de la función de enriquecimiento de prospectos?</text:p>
      <text:p text:style-name="Standard"><text:a xlink:type="simple" xlink:href="https://www.odoo.com/es_ES/slides/slide/lead-enrichment-858?fullscreen=1&amp;quiz=1#" text:style-name="Internet_20_link" text:visited-style-name="Visited_20_Internet_20_Link"><text:span text:style-name="T72">1 hora</text:span></text:a><text:span text:style-name="T62">*</text:span></text:p>
      <text:p text:style-name="Standard"><text:a xlink:type="simple" xlink:href="https://www.odoo.com/es_ES/slides/slide/lead-enrichment-858?fullscreen=1&amp;quiz=1#" text:style-name="Internet_20_link" text:visited-style-name="Visited_20_Internet_20_Link"><text:span text:style-name="T62">12 horas</text:span></text:a></text:p>
      <text:p text:style-name="Standard"><text:a xlink:type="simple" xlink:href="https://www.odoo.com/es_ES/slides/slide/lead-enrichment-858?fullscreen=1&amp;quiz=1#" text:style-name="Internet_20_link" text:visited-style-name="Visited_20_Internet_20_Link"><text:span text:style-name="T62">1 día</text:span></text:a></text:p>
      <text:p text:style-name="P106"/>
      <text:p text:style-name="P106">3.¿Qué información necesita la base de datos externa para enriquecer tus leads?</text:p>
      <text:p text:style-name="Standard"><text:a xlink:type="simple" xlink:href="https://www.odoo.com/es_ES/slides/slide/lead-enrichment-858?fullscreen=1&amp;quiz=1#" text:style-name="Internet_20_link" text:visited-style-name="Visited_20_Internet_20_Link"><text:span text:style-name="T72">Dirección de correo electrónico</text:span></text:a><text:span text:style-name="T62">*</text:span></text:p>
      <text:p text:style-name="P99"><text:a xlink:type="simple" xlink:href="https://www.odoo.com/es_ES/slides/slide/lead-enrichment-858?fullscreen=1&amp;quiz=1#" text:style-name="Internet_20_link" text:visited-style-name="Visited_20_Internet_20_Link"><text:span text:style-name="T62">Sitio web</text:span></text:a></text:p>
      <text:p text:style-name="P99"><text:a xlink:type="simple" xlink:href="https://www.odoo.com/es_ES/slides/slide/lead-enrichment-858?fullscreen=1&amp;quiz=1#" text:style-name="Internet_20_link" text:visited-style-name="Visited_20_Internet_20_Link"><text:span text:style-name="T62">Número de teléfono</text:span></text:a></text:p>
      <text:p text:style-name="Standard"><text:a xlink:type="simple" xlink:href="https://www.odoo.com/es_ES/slides/slide/lead-enrichment-858?fullscreen=1&amp;quiz=1#" text:style-name="Internet_20_link" text:visited-style-name="Visited_20_Internet_20_Link"><text:span text:style-name="T62">Cualquiera de los anteriores</text:span></text:a></text:p>
      <text:p text:style-name="P135"/>
      <text:p text:style-name="P113"><text:span text:style-name="T48">Minando </text:span><text:span text:style-name="T49">Leads</text:span><text:span text:style-name="T48"> (oportunidades) - </text:span><text:span text:style-name="T47">L</text:span><text:span text:style-name="T46">ead Mining</text:span></text:p>
      <text:p text:style-name="P106">1.¿Es posible generar leads sin elegir un país?</text:p>
      <text:p text:style-name="Standard"><text:a xlink:type="simple" xlink:href="https://www.odoo.com/es_ES/slides/slide/lead-mining-853?fullscreen=1&amp;quiz=1#" text:style-name="Internet_20_link" text:visited-style-name="Visited_20_Internet_20_Link"><text:span text:style-name="T62">Sí</text:span></text:a></text:p>
      <text:p text:style-name="Standard"><text:a xlink:type="simple" xlink:href="https://www.odoo.com/es_ES/slides/slide/lead-mining-853?fullscreen=1&amp;quiz=1#" text:style-name="Internet_20_link" text:visited-style-name="Visited_20_Internet_20_Link"><text:span text:style-name="T72">No</text:span></text:a><text:span text:style-name="T62">*</text:span></text:p>
      <text:p text:style-name="P106"/>
      <text:p text:style-name="P106">2.¿Desde dónde podemos generar nuevos leads?</text:p>
      <text:p text:style-name="Standard"><text:a xlink:type="simple" xlink:href="https://www.odoo.com/es_ES/slides/slide/lead-mining-853?fullscreen=1&amp;quiz=1#" text:style-name="Internet_20_link" text:visited-style-name="Visited_20_Internet_20_Link"><text:span text:style-name="T62">Mi canalización</text:span></text:a></text:p>
      <text:p text:style-name="Standard"><text:a xlink:type="simple" xlink:href="https://www.odoo.com/es_ES/slides/slide/lead-mining-853?fullscreen=1&amp;quiz=1#" text:style-name="Internet_20_link" text:visited-style-name="Visited_20_Internet_20_Link"><text:span text:style-name="T62">Canalizaciones de equipo</text:span></text:a></text:p>
      <text:p text:style-name="Standard"><text:a xlink:type="simple" xlink:href="https://www.odoo.com/es_ES/slides/slide/lead-mining-853?fullscreen=1&amp;quiz=1#" text:style-name="Internet_20_link" text:visited-style-name="Visited_20_Internet_20_Link"><text:span text:style-name="T62">Dir</text:span><text:span text:style-name="T80">ige</text:span></text:a><text:span text:style-name="T81">te a: </text:span><text:a xlink:type="simple" xlink:href="https://www.odoo.com/es_ES/slides/slide/lead-mining-853?fullscreen=1&amp;quiz=1#" text:style-name="Internet_20_link" text:visited-style-name="Visited_20_Internet_20_Link"><text:span text:style-name="T80">C</text:span><text:span text:style-name="T62">onfiguración → Solicitudes d</text:span><text:span text:style-name="T80">e </text:span></text:a><text:span text:style-name="T83">LeadMining</text:span></text:p>
      <text:p text:style-name="Standard"><text:a xlink:type="simple" xlink:href="https://www.odoo.com/es_ES/slides/slide/lead-mining-853?fullscreen=1&amp;quiz=1#" text:style-name="Internet_20_link" text:visited-style-name="Visited_20_Internet_20_Link"><text:span text:style-name="T72">Todas estas respuestas excepto Team Pipelines</text:span></text:a><text:span text:style-name="T62">*</text:span></text:p>
      <text:p text:style-name="P106"/>
      <text:p text:style-name="P106">3.¿Cuántas industrias diferentes puede elegir al generar clientes potenciales?</text:p>
      <text:p text:style-name="Standard"><text:a xlink:type="simple" xlink:href="https://www.odoo.com/es_ES/slides/slide/lead-mining-853?fullscreen=1&amp;quiz=1#" text:style-name="Internet_20_link" text:visited-style-name="Visited_20_Internet_20_Link"><text:span text:style-name="T62">3</text:span></text:a></text:p>
      <text:p text:style-name="Standard"><text:a xlink:type="simple" xlink:href="https://www.odoo.com/es_ES/slides/slide/lead-mining-853?fullscreen=1&amp;quiz=1#" text:style-name="Internet_20_link" text:visited-style-name="Visited_20_Internet_20_Link"><text:span text:style-name="T62">5</text:span></text:a></text:p>
      <text:p text:style-name="Standard"><text:a xlink:type="simple" xlink:href="https://www.odoo.com/es_ES/slides/slide/lead-mining-853?fullscreen=1&amp;quiz=1#" text:style-name="Internet_20_link" text:visited-style-name="Visited_20_Internet_20_Link"><text:span text:style-name="T62">20</text:span></text:a></text:p>
      <text:p text:style-name="Standard"><text:a xlink:type="simple" xlink:href="https://www.odoo.com/es_ES/slides/slide/lead-mining-853?fullscreen=1&amp;quiz=1#" text:style-name="Internet_20_link" text:visited-style-name="Visited_20_Internet_20_Link"><text:span text:style-name="T72">Tantos como desees</text:span></text:a><text:span text:style-name="T62">*</text:span></text:p>
      <text:p text:style-name="P135"/>
      <text:p text:style-name="P135">Puntuación predictiva de clientes potenciales</text:p>
      <text:p text:style-name="P36">1.¿Qué indica el porcentaje (%) de sus oportunidades?</text:p>
      <text:p text:style-name="Standard"><text:a xlink:type="simple" xlink:href="https://www.odoo.com/es_ES/slides/slide/predictive-lead-scoring-2021?fullscreen=1&amp;quiz=1#" text:style-name="Internet_20_link" text:visited-style-name="Visited_20_Internet_20_Link"><text:span text:style-name="T72">Probabilidad de ganar la oportunidad.</text:span></text:a><text:span text:style-name="T62">*</text:span></text:p>
      <text:p text:style-name="Standard"><text:a xlink:type="simple" xlink:href="https://www.odoo.com/es_ES/slides/slide/predictive-lead-scoring-2021?fullscreen=1&amp;quiz=1#" text:style-name="Internet_20_link" text:visited-style-name="Visited_20_Internet_20_Link"><text:span text:style-name="T62">Probabilidad de pasar la oportunidad a la siguiente etapa.</text:span></text:a></text:p>
      <text:p text:style-name="Standard"><text:a xlink:type="simple" xlink:href="https://www.odoo.com/es_ES/slides/slide/predictive-lead-scoring-2021?fullscreen=1&amp;quiz=1#" text:style-name="Internet_20_link" text:visited-style-name="Visited_20_Internet_20_Link"><text:span text:style-name="T62">Proporción de oportunidades abiertas que son similares a esta oportunidad.</text:span></text:a></text:p>
      <text:p text:style-name="Standard"/>
      <text:p text:style-name="Standard"/>
      <text:p text:style-name="Standard"/>
      <text:p text:style-name="P106"/>
      <text:p text:style-name="P106"><text:soft-page-break/>2.¿De dónde recopila datos Predictive Lead Scoring?</text:p>
      <text:p text:style-name="Standard"><text:a xlink:type="simple" xlink:href="https://www.odoo.com/es_ES/slides/slide/predictive-lead-scoring-2021?fullscreen=1&amp;quiz=1#" text:style-name="Internet_20_link" text:visited-style-name="Visited_20_Internet_20_Link"><text:span text:style-name="T72">La aplicación CRM de su empresa.</text:span></text:a><text:span text:style-name="T62">*</text:span></text:p>
      <text:p text:style-name="Standard"><text:a xlink:type="simple" xlink:href="https://www.odoo.com/es_ES/slides/slide/predictive-lead-scoring-2021?fullscreen=1&amp;quiz=1#" text:style-name="Internet_20_link" text:visited-style-name="Visited_20_Internet_20_Link"><text:span text:style-name="T62">La app de Ventas de tu empresa.</text:span></text:a></text:p>
      <text:p text:style-name="Standard"><text:a xlink:type="simple" xlink:href="https://www.odoo.com/es_ES/slides/slide/predictive-lead-scoring-2021?fullscreen=1&amp;quiz=1#" text:style-name="Internet_20_link" text:visited-style-name="Visited_20_Internet_20_Link"><text:span text:style-name="T62">Una base de datos externa.</text:span></text:a></text:p>
      <text:p text:style-name="P106"/>
      <text:p text:style-name="P106">3.¿Qué variables siempre tiene en cuenta Predictive Lead Scoring?</text:p>
      <text:p text:style-name="Standard"><text:a xlink:type="simple" xlink:href="https://www.odoo.com/es_ES/slides/slide/predictive-lead-scoring-2021?fullscreen=1&amp;quiz=1#" text:style-name="Internet_20_link" text:visited-style-name="Visited_20_Internet_20_Link"><text:span text:style-name="T62">Correo electrónico y teléfono.</text:span></text:a></text:p>
      <text:p text:style-name="Standard"><text:a xlink:type="simple" xlink:href="https://www.odoo.com/es_ES/slides/slide/predictive-lead-scoring-2021?fullscreen=1&amp;quiz=1#" text:style-name="Internet_20_link" text:visited-style-name="Visited_20_Internet_20_Link"><text:span text:style-name="T62">País e Idioma.</text:span></text:a></text:p>
      <text:p text:style-name="Standard"><text:a xlink:type="simple" xlink:href="https://www.odoo.com/es_ES/slides/slide/predictive-lead-scoring-2021?fullscreen=1&amp;quiz=1#" text:style-name="Internet_20_link" text:visited-style-name="Visited_20_Internet_20_Link"><text:span text:style-name="T72">Equipo y Escenario.</text:span></text:a><text:span text:style-name="T62">*</text:span></text:p>
      <text:p text:style-name="P36"/>
      <text:p text:style-name="P135">Gamificación. </text:p>
      <text:p text:style-name="P36">1.¿Qué hay que activar para acceder a las Herramientas de Gamificación?</text:p>
      <text:p text:style-name="Standard"><text:span text:style-name="T81">Le</text:span><text:span text:style-name="T80">ads</text:span></text:p>
      <text:p text:style-name="Standard"><text:a xlink:type="simple" xlink:href="https://www.odoo.com/es_ES/slides/slide/gamification-2023?fullscreen=1&amp;quiz=1#" text:style-name="Internet_20_link" text:visited-style-name="Visited_20_Internet_20_Link"><text:span text:style-name="T62">Reglas de puntuación.</text:span></text:a></text:p>
      <text:p text:style-name="Standard"><text:a xlink:type="simple" xlink:href="https://www.odoo.com/es_ES/slides/slide/gamification-2023?fullscreen=1&amp;quiz=1#" text:style-name="Internet_20_link" text:visited-style-name="Visited_20_Internet_20_Link"><text:span text:style-name="T72">Modo desarrollador.</text:span></text:a><text:span text:style-name="T62">*</text:span></text:p>
      <text:p text:style-name="Standard"><text:a xlink:type="simple" xlink:href="https://www.odoo.com/es_ES/slides/slide/gamification-2023?fullscreen=1&amp;quiz=1#" text:style-name="Internet_20_link" text:visited-style-name="Visited_20_Internet_20_Link"><text:span text:style-name="T62">Modo Administrador.</text:span></text:a></text:p>
      <text:p text:style-name="P106"/>
      <text:p text:style-name="P106">2.¿Cómo se configura un objetivo de Gamificación para que sea una cantidad monetaria?</text:p>
      <text:p text:style-name="Standard"><text:a xlink:type="simple" xlink:href="https://www.odoo.com/es_ES/slides/slide/gamification-2023?fullscreen=1&amp;quiz=1#" text:style-name="Internet_20_link" text:visited-style-name="Visited_20_Internet_20_Link"><text:span text:style-name="T62">Establezca el modo de cálculo en "Automático: número de registros".</text:span></text:a></text:p>
      <text:p text:style-name="Standard"><text:a xlink:type="simple" xlink:href="https://www.odoo.com/es_ES/slides/slide/gamification-2023?fullscreen=1&amp;quiz=1#" text:style-name="Internet_20_link" text:visited-style-name="Visited_20_Internet_20_Link"><text:span text:style-name="T72">Establezca el modo de cálculo en "Automático: suma en un campo".</text:span></text:a><text:span text:style-name="T62">*</text:span></text:p>
      <text:p text:style-name="Standard"><text:a xlink:type="simple" xlink:href="https://www.odoo.com/es_ES/slides/slide/gamification-2023?fullscreen=1&amp;quiz=1#" text:style-name="Internet_20_link" text:visited-style-name="Visited_20_Internet_20_Link"><text:span text:style-name="T62">Establezca el modo de cálculo en "Automático: ejecute un código de Python específico".</text:span></text:a></text:p>
      <text:p text:style-name="Standard"><text:a xlink:type="simple" xlink:href="https://www.odoo.com/es_ES/slides/slide/gamification-2023?fullscreen=1&amp;quiz=1#" text:style-name="Internet_20_link" text:visited-style-name="Visited_20_Internet_20_Link"><text:span text:style-name="T62">Establezca el modo de cálculo en "Grabado manualmente".</text:span></text:a></text:p>
      <text:p text:style-name="P106"/>
      <text:p text:style-name="P106">3.¿Qué son las insignias?</text:p>
      <text:p text:style-name="Standard"><text:a xlink:type="simple" xlink:href="https://www.odoo.com/es_ES/slides/slide/gamification-2023?fullscreen=1&amp;quiz=1#" text:style-name="Internet_20_link" text:visited-style-name="Visited_20_Internet_20_Link"><text:span text:style-name="T62">Tablas de clasificación de gamificación.</text:span></text:a></text:p>
      <text:p text:style-name="Standard"><text:a xlink:type="simple" xlink:href="https://www.odoo.com/es_ES/slides/slide/gamification-2023?fullscreen=1&amp;quiz=1#" text:style-name="Internet_20_link" text:visited-style-name="Visited_20_Internet_20_Link"><text:span text:style-name="T72">Recompensas por alcanzar los objetivos de Gamificación.</text:span></text:a><text:span text:style-name="T62">*</text:span></text:p>
      <text:p text:style-name="Standard"><text:a xlink:type="simple" xlink:href="https://www.odoo.com/es_ES/slides/slide/gamification-2023?fullscreen=1&amp;quiz=1#" text:style-name="Internet_20_link" text:visited-style-name="Visited_20_Internet_20_Link"><text:span text:style-name="T62">Imágenes para definir objetivos de Gamificación.</text:span></text:a></text:p>
      <text:p text:style-name="Standard"><text:a xlink:type="simple" xlink:href="https://www.odoo.com/es_ES/slides/slide/gamification-2023?fullscreen=1&amp;quiz=1#" text:style-name="Internet_20_link" text:visited-style-name="Visited_20_Internet_20_Link"><text:span text:style-name="T62">Tags para organizar retos de Gamificación.</text:span></text:a></text:p>
      <text:p text:style-name="P135"/>
      <text:p text:style-name="P135"/>
      <text:p text:style-name="P135"/>
      <text:p text:style-name="P50">Modulo: <text:span text:style-name="T21">Sitio Web</text:span><text:span text:style-name="T65"> <text:s text:c="23"/></text:span><text:s text:c="60"/>Odoo Tutorials: <text:span text:style-name="T71">Website</text:span></text:p>
      <text:p text:style-name="P12"><text:span text:style-name="T44"><text:s text:c="75"/>Link : </text:span><text:a xlink:type="simple" xlink:href="https://www.odoo.com/es_ES/slides/website-25" text:style-name="Internet_20_link" text:visited-style-name="Visited_20_Internet_20_Link"><text:span text:style-name="T54">https://www.odoo.com/es_ES/slides/website-25</text:span></text:a><text:span text:style-name="T44"> <text:s/></text:span></text:p>
      <text:p text:style-name="P50"/>
      <text:p text:style-name="P82">CONSTRUYENDO SU SITIO WEB</text:p>
      <text:p text:style-name="P67"/>
      <text:p text:style-name="P126">Crear sitio web</text:p>
      <text:p text:style-name="P106">1.¿Cuáles son los cuatro datos que debo proporcionar para tener un sitio web preconfigurado?</text:p>
      <text:p text:style-name="Standard"><text:a xlink:type="simple" xlink:href="https://www.odoo.com/es_ES/slides/slide/create-your-website-643?fullscreen=1&amp;quiz=1#" text:style-name="Internet_20_link" text:visited-style-name="Visited_20_Internet_20_Link"><text:span text:style-name="T72">Industria comercial, tipo de sitio web buscado, objetivo principal y paleta de colores.</text:span></text:a><text:span text:style-name="T62">*</text:span></text:p>
      <text:p text:style-name="Standard"><text:a xlink:type="simple" xlink:href="https://www.odoo.com/es_ES/slides/slide/create-your-website-643?fullscreen=1&amp;quiz=1#" text:style-name="Internet_20_link" text:visited-style-name="Visited_20_Internet_20_Link"><text:span text:style-name="T62">Nombre de la empresa, número de empleados, presupuesto y paleta de colores.</text:span></text:a></text:p>
      <text:p text:style-name="Standard"><text:a xlink:type="simple" xlink:href="https://www.odoo.com/es_ES/slides/slide/create-your-website-643?fullscreen=1&amp;quiz=1#" text:style-name="Internet_20_link" text:visited-style-name="Visited_20_Internet_20_Link"><text:span text:style-name="T62">Nombre de la empresa, tipo de sitio web buscado, objetivo principal y presupuesto.</text:span></text:a></text:p>
      <text:p text:style-name="Standard"><text:a xlink:type="simple" xlink:href="https://www.odoo.com/es_ES/slides/slide/create-your-website-643?fullscreen=1&amp;quiz=1#" text:style-name="Internet_20_link" text:visited-style-name="Visited_20_Internet_20_Link"><text:span text:style-name="T62">Industria empresarial, objetivo principal, presupuesto y paleta de colores.</text:span></text:a></text:p>
      <text:p text:style-name="P106"/>
      <text:p text:style-name="P106">2.¿Cómo puedo usar otras fuentes además de la que ya está disponible en el sitio web de Odoo?</text:p>
      <text:p text:style-name="Standard"><text:a xlink:type="simple" xlink:href="https://www.odoo.com/es_ES/slides/slide/create-your-website-643?fullscreen=1&amp;quiz=1#" text:style-name="Internet_20_link" text:visited-style-name="Visited_20_Internet_20_Link"><text:span text:style-name="T62">Mediante el uso de la biblioteca de fuentes Unsplash.</text:span></text:a></text:p>
      <text:p text:style-name="Standard"><text:a xlink:type="simple" xlink:href="https://www.odoo.com/es_ES/slides/slide/create-your-website-643?fullscreen=1&amp;quiz=1#" text:style-name="Internet_20_link" text:visited-style-name="Visited_20_Internet_20_Link"><text:span text:style-name="T72">Al agregar la fuente de Google en el menú del tema de la interfaz.</text:span></text:a><text:span text:style-name="T62">*</text:span></text:p>
      <text:p text:style-name="Standard"><text:a xlink:type="simple" xlink:href="https://www.odoo.com/es_ES/slides/slide/create-your-website-643?fullscreen=1&amp;quiz=1#" text:style-name="Internet_20_link" text:visited-style-name="Visited_20_Internet_20_Link"><text:soft-page-break/><text:span text:style-name="T62">Al crear una nueva familia de fuentes desde la interfaz.</text:span></text:a></text:p>
      <text:p text:style-name="Standard"><text:a xlink:type="simple" xlink:href="https://www.odoo.com/es_ES/slides/slide/create-your-website-643?fullscreen=1&amp;quiz=1#" text:style-name="Internet_20_link" text:visited-style-name="Visited_20_Internet_20_Link"><text:span text:style-name="T62">No puedes hacerlo en Odoo.</text:span></text:a></text:p>
      <text:p text:style-name="P109"/>
      <text:p text:style-name="P126">Registre un nombre de dominio gratuito</text:p>
      <text:p text:style-name="P36">1.¿Qué subdominio es históricamente el más utilizado?</text:p>
      <text:p text:style-name="Standard"><text:a xlink:type="simple" xlink:href="https://www.odoo.com/es_ES/slides/slide/register-a-free-domain-name-1663?fullscreen=1&amp;quiz=1#" text:style-name="Internet_20_link" text:visited-style-name="Visited_20_Internet_20_Link"><text:span text:style-name="T72">Www.</text:span></text:a><text:span text:style-name="T62">*</text:span></text:p>
      <text:p text:style-name="Standard"><text:a xlink:type="simple" xlink:href="https://www.odoo.com/es_ES/slides/slide/register-a-free-domain-name-1663?fullscreen=1&amp;quiz=1#" text:style-name="Internet_20_link" text:visited-style-name="Visited_20_Internet_20_Link"><text:span text:style-name="T62">https://</text:span></text:a></text:p>
      <text:p text:style-name="Standard"><text:a xlink:type="simple" xlink:href="https://www.odoo.com/es_ES/slides/slide/register-a-free-domain-name-1663?fullscreen=1&amp;quiz=1#" text:style-name="Internet_20_link" text:visited-style-name="Visited_20_Internet_20_Link"><text:span text:style-name="T62">.con</text:span></text:a></text:p>
      <text:p text:style-name="Standard"><text:a xlink:type="simple" xlink:href="https://www.odoo.com/es_ES/slides/slide/register-a-free-domain-name-1663?fullscreen=1&amp;quiz=1#" text:style-name="Internet_20_link" text:visited-style-name="Visited_20_Internet_20_Link"><text:span text:style-name="T62">org.</text:span></text:a></text:p>
      <text:p text:style-name="P106"/>
      <text:p text:style-name="P106">2.¿Cuál es el mejor nombre de dominio para el sitio web "Buen ejemplo"?</text:p>
      <text:p text:style-name="Standard"><text:a xlink:type="simple" xlink:href="http://www.good-example.com/" text:style-name="Internet_20_link" text:visited-style-name="Visited_20_Internet_20_Link"><text:span text:style-name="T62">www.good-example.com</text:span></text:a></text:p>
      <text:p text:style-name="Standard"><text:a xlink:type="simple" xlink:href="https://www.odoo.com/es_ES/slides/slide/register-a-free-domain-name-1663?fullscreen=1&amp;quiz=1#" text:style-name="Internet_20_link" text:visited-style-name="Visited_20_Internet_20_Link"><text:span text:style-name="T62">website.good-example.com</text:span></text:a></text:p>
      <text:p text:style-name="Standard"><text:a xlink:type="simple" xlink:href="http://www.goodexample.com/" text:style-name="Internet_20_link" text:visited-style-name="Visited_20_Internet_20_Link"><text:span text:style-name="T72">www.goodexample.com</text:span></text:a><text:span text:style-name="T62">*</text:span></text:p>
      <text:p text:style-name="Standard"><text:a xlink:type="simple" xlink:href="https://www.odoo.com/es_ES/slides/slide/register-a-free-domain-name-1663?fullscreen=1&amp;quiz=1#" text:style-name="Internet_20_link" text:visited-style-name="Visited_20_Internet_20_Link"><text:span text:style-name="T62">www.agoodexampleisworthathousandwords.com</text:span></text:a></text:p>
      <text:p text:style-name="P126"/>
      <text:p text:style-name="P126">Diseña tu primera página web</text:p>
      <text:p text:style-name="P36">1.¿Qué característica puede hacer que mi página web se cargue más rápido?</text:p>
      <text:p text:style-name="Standard"><text:a xlink:type="simple" xlink:href="https://www.odoo.com/es_ES/slides/slide/design-your-first-web-page-1667?fullscreen=1&amp;quiz=1#" text:style-name="Internet_20_link" text:visited-style-name="Visited_20_Internet_20_Link"><text:span text:style-name="T72">La calidad de las imágenes se optimiza automáticamente.</text:span></text:a><text:span text:style-name="T62">*</text:span></text:p>
      <text:p text:style-name="Standard"><text:a xlink:type="simple" xlink:href="https://www.odoo.com/es_ES/slides/slide/design-your-first-web-page-1667?fullscreen=1&amp;quiz=1#" text:style-name="Internet_20_link" text:visited-style-name="Visited_20_Internet_20_Link"><text:span text:style-name="T62">Las imágenes se recortan automáticamente.</text:span></text:a></text:p>
      <text:p text:style-name="Standard"><text:a xlink:type="simple" xlink:href="https://www.odoo.com/es_ES/slides/slide/design-your-first-web-page-1667?fullscreen=1&amp;quiz=1#" text:style-name="Internet_20_link" text:visited-style-name="Visited_20_Internet_20_Link"><text:span text:style-name="T62">El formato de las imágenes se cambia automáticamente al mejor.</text:span></text:a></text:p>
      <text:p text:style-name="Standard"><text:a xlink:type="simple" xlink:href="https://www.odoo.com/es_ES/slides/slide/design-your-first-web-page-1667?fullscreen=1&amp;quiz=1#" text:style-name="Internet_20_link" text:visited-style-name="Visited_20_Internet_20_Link"><text:span text:style-name="T62">Las imágenes se entregan a través de una red cuántica.</text:span></text:a></text:p>
      <text:p text:style-name="P106"/>
      <text:p text:style-name="P106">2.¿Cuál es la particularidad de los bloques de contenido interno?</text:p>
      <text:p text:style-name="Standard"><text:a xlink:type="simple" xlink:href="https://www.odoo.com/es_ES/slides/slide/design-your-first-web-page-1667?fullscreen=1&amp;quiz=1#" text:style-name="Internet_20_link" text:visited-style-name="Visited_20_Internet_20_Link"><text:span text:style-name="T62">Solo se puede soltar como un bloque independiente.</text:span></text:a></text:p>
      <text:p text:style-name="Standard"><text:a xlink:type="simple" xlink:href="https://www.odoo.com/es_ES/slides/slide/design-your-first-web-page-1667?fullscreen=1&amp;quiz=1#" text:style-name="Internet_20_link" text:visited-style-name="Visited_20_Internet_20_Link"><text:span text:style-name="T72">Solo se puede colocar dentro de otro bloque.</text:span></text:a><text:span text:style-name="T62">*</text:span></text:p>
      <text:p text:style-name="Standard"><text:a xlink:type="simple" xlink:href="https://www.odoo.com/es_ES/slides/slide/design-your-first-web-page-1667?fullscreen=1&amp;quiz=1#" text:style-name="Internet_20_link" text:visited-style-name="Visited_20_Internet_20_Link"><text:span text:style-name="T62">Solo se puede colocar dentro del encabezado.</text:span></text:a></text:p>
      <text:p text:style-name="Standard"><text:a xlink:type="simple" xlink:href="https://www.odoo.com/es_ES/slides/slide/design-your-first-web-page-1667?fullscreen=1&amp;quiz=1#" text:style-name="Internet_20_link" text:visited-style-name="Visited_20_Internet_20_Link"><text:span text:style-name="T62">Solo se puede colocar dentro del pie de página.</text:span></text:a></text:p>
      <text:p text:style-name="P126"/>
      <text:p text:style-name="P126">Agregue un boletín a su sitio web</text:p>
      <text:p text:style-name="P36">1.¿Qué sucede cuando los visitantes escriben su dirección de correo electrónico en el campo de boletín informativo de mi sitio web?</text:p>
      <text:p text:style-name="Standard"><text:a xlink:type="simple" xlink:href="https://www.odoo.com/es_ES/slides/slide/add-a-newsletter-to-your-website-1668?fullscreen=1&amp;quiz=1#" text:style-name="Internet_20_link" text:visited-style-name="Visited_20_Internet_20_Link"><text:span text:style-name="T62">Su base de datos convierte automáticamente a los visitantes en clientes.</text:span></text:a></text:p>
      <text:p text:style-name="Standard"><text:a xlink:type="simple" xlink:href="https://www.odoo.com/es_ES/slides/slide/add-a-newsletter-to-your-website-1668?fullscreen=1&amp;quiz=1#" text:style-name="Internet_20_link" text:visited-style-name="Visited_20_Internet_20_Link"><text:span text:style-name="T72">Su base de datos crea contactos basados ​​en las direcciones de correo electrónico de los visitantes.</text:span></text:a><text:span text:style-name="T62">*</text:span></text:p>
      <text:p text:style-name="Standard"><text:a xlink:type="simple" xlink:href="https://www.odoo.com/es_ES/slides/slide/add-a-newsletter-to-your-website-1668?fullscreen=1&amp;quiz=1#" text:style-name="Internet_20_link" text:visited-style-name="Visited_20_Internet_20_Link"><text:span text:style-name="T62">Su base de datos envía a los visitantes un correo electrónico con sus descuentos.</text:span></text:a></text:p>
      <text:p text:style-name="Standard"><text:a xlink:type="simple" xlink:href="https://www.odoo.com/es_ES/slides/slide/add-a-newsletter-to-your-website-1668?fullscreen=1&amp;quiz=1#" text:style-name="Internet_20_link" text:visited-style-name="Visited_20_Internet_20_Link"><text:span text:style-name="T62">Su base de datos vende la información de los visitantes al Gran Hermano.</text:span></text:a></text:p>
      <text:p text:style-name="P106"/>
      <text:p text:style-name="P106">2.¿Cuál de las siguientes oraciones es verdadera?</text:p>
      <text:p text:style-name="Standard"><text:a xlink:type="simple" xlink:href="https://www.odoo.com/es_ES/slides/slide/add-a-newsletter-to-your-website-1668?fullscreen=1&amp;quiz=1#" text:style-name="Internet_20_link" text:visited-style-name="Visited_20_Internet_20_Link"><text:span text:style-name="T62">No puede configurar un retraso de 0 segundos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62">No puede configurar un retraso de más de 10 segundos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62">No puede configurar un retraso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72">Puede configurar el retraso que desee para la ventana emergente de su boletín.</text:span></text:a><text:span text:style-name="T62">*</text:span></text:p>
      <text:p text:style-name="P126"/>
      <text:p text:style-name="P126">Vínculos internos</text:p>
      <text:p text:style-name="P36">1.¿Sobre qué tipo de elemento puedo añadir un enlace?</text:p>
      <text:p text:style-name="Standard"><text:a xlink:type="simple" xlink:href="https://www.odoo.com/es_ES/slides/slide/internal-links-1670?fullscreen=1&amp;quiz=1#" text:style-name="Internet_20_link" text:visited-style-name="Visited_20_Internet_20_Link"><text:span text:style-name="T62">Imagen y texto.</text:span></text:a></text:p>
      <text:p text:style-name="Standard"><text:a xlink:type="simple" xlink:href="https://www.odoo.com/es_ES/slides/slide/internal-links-1670?fullscreen=1&amp;quiz=1#" text:style-name="Internet_20_link" text:visited-style-name="Visited_20_Internet_20_Link"><text:span text:style-name="T62">Imagen y botón.</text:span></text:a></text:p>
      <text:p text:style-name="Standard"><text:a xlink:type="simple" xlink:href="https://www.odoo.com/es_ES/slides/slide/internal-links-1670?fullscreen=1&amp;quiz=1#" text:style-name="Internet_20_link" text:visited-style-name="Visited_20_Internet_20_Link"><text:soft-page-break/><text:span text:style-name="T62">Texto y botón.</text:span></text:a></text:p>
      <text:p text:style-name="Standard"><text:a xlink:type="simple" xlink:href="https://www.odoo.com/es_ES/slides/slide/internal-links-1670?fullscreen=1&amp;quiz=1#" text:style-name="Internet_20_link" text:visited-style-name="Visited_20_Internet_20_Link"><text:span text:style-name="T72">Texto, imagen y botón.</text:span></text:a><text:span text:style-name="T62">*</text:span></text:p>
      <text:p text:style-name="P106"/>
      <text:p text:style-name="P106">2.¿Qué debo hacer para crear un ancla a un bloque de contenido específico?</text:p>
      <text:p text:style-name="Standard"><text:a xlink:type="simple" xlink:href="https://www.odoo.com/es_ES/slides/slide/internal-links-1670?fullscreen=1&amp;quiz=1#" text:style-name="Internet_20_link" text:visited-style-name="Visited_20_Internet_20_Link"><text:span text:style-name="T62">Debe hacer clic en el botón de anclaje en la parte inferior del bloque.</text:span></text:a></text:p>
      <text:p text:style-name="Standard"><text:a xlink:type="simple" xlink:href="https://www.odoo.com/es_ES/slides/slide/internal-links-1670?fullscreen=1&amp;quiz=1#" text:style-name="Internet_20_link" text:visited-style-name="Visited_20_Internet_20_Link"><text:span text:style-name="T72">Debe crear un enlace al bloque de destino y pegarlo en otro elemento.</text:span></text:a><text:span text:style-name="T62">*</text:span></text:p>
      <text:p text:style-name="Standard"><text:a xlink:type="simple" xlink:href="https://www.odoo.com/es_ES/slides/slide/internal-links-1670?fullscreen=1&amp;quiz=1#" text:style-name="Internet_20_link" text:visited-style-name="Visited_20_Internet_20_Link"><text:span text:style-name="T62">No puedes hacer eso usando Odoo.</text:span></text:a></text:p>
      <text:p text:style-name="Standard"><text:a xlink:type="simple" xlink:href="https://www.odoo.com/es_ES/slides/slide/internal-links-1670?fullscreen=1&amp;quiz=1#" text:style-name="Internet_20_link" text:visited-style-name="Visited_20_Internet_20_Link"><text:span text:style-name="T62">Solo puede hacerlo creando una nueva página.</text:span></text:a></text:p>
      <text:p text:style-name="P36"/>
      <text:p text:style-name="P126">Encabezados y pies de pagina</text:p>
      <text:p text:style-name="P36">1.¿Cuándo debo usar un mega menú?</text:p>
      <text:p text:style-name="Standard"><text:a xlink:type="simple" xlink:href="https://www.odoo.com/es_ES/slides/slide/headers-and-footers-1669?fullscreen=1&amp;quiz=1#" text:style-name="Internet_20_link" text:visited-style-name="Visited_20_Internet_20_Link"><text:span text:style-name="T62">Cuando quieras duplicar contenido.</text:span></text:a></text:p>
      <text:p text:style-name="Standard"><text:a xlink:type="simple" xlink:href="https://www.odoo.com/es_ES/slides/slide/headers-and-footers-1669?fullscreen=1&amp;quiz=1#" text:style-name="Internet_20_link" text:visited-style-name="Visited_20_Internet_20_Link"><text:span text:style-name="T72">Cuando tienes mucho contenido en tu menú.</text:span></text:a><text:span text:style-name="T62">*</text:span></text:p>
      <text:p text:style-name="Standard"><text:a xlink:type="simple" xlink:href="https://www.odoo.com/es_ES/slides/slide/headers-and-footers-1669?fullscreen=1&amp;quiz=1#" text:style-name="Internet_20_link" text:visited-style-name="Visited_20_Internet_20_Link"><text:span text:style-name="T62">Cuando quieras aumentar la velocidad de carga de tu página.</text:span></text:a></text:p>
      <text:p text:style-name="Standard"><text:a xlink:type="simple" xlink:href="https://www.odoo.com/es_ES/slides/slide/headers-and-footers-1669?fullscreen=1&amp;quiz=1#" text:style-name="Internet_20_link" text:visited-style-name="Visited_20_Internet_20_Link"><text:span text:style-name="T62">Cuando tienes más de 100 publicaciones en el blog.</text:span></text:a></text:p>
      <text:p text:style-name="P106"/>
      <text:p text:style-name="P106">2.¿Cuál es la razón principal para usar un pie de página?</text:p>
      <text:p text:style-name="Standard"><text:a xlink:type="simple" xlink:href="https://www.odoo.com/es_ES/slides/slide/headers-and-footers-1669?fullscreen=1&amp;quiz=1#" text:style-name="Internet_20_link" text:visited-style-name="Visited_20_Internet_20_Link"><text:span text:style-name="T72">Para agregar algunos enlaces y ser un recordatorio del encabezado.</text:span></text:a><text:span text:style-name="T62">*</text:span></text:p>
      <text:p text:style-name="Standard"><text:a xlink:type="simple" xlink:href="https://www.odoo.com/es_ES/slides/slide/headers-and-footers-1669?fullscreen=1&amp;quiz=1#" text:style-name="Internet_20_link" text:visited-style-name="Visited_20_Internet_20_Link"><text:span text:style-name="T62">Para agregar algunas imágenes impresionantes y mostrar su cartera.</text:span></text:a></text:p>
      <text:p text:style-name="Standard"><text:a xlink:type="simple" xlink:href="https://www.odoo.com/es_ES/slides/slide/headers-and-footers-1669?fullscreen=1&amp;quiz=1#" text:style-name="Internet_20_link" text:visited-style-name="Visited_20_Internet_20_Link"><text:span text:style-name="T62">Para agregar enlaces externos y publicitar los sitios web de sus amigos.</text:span></text:a></text:p>
      <text:p text:style-name="Standard"><text:a xlink:type="simple" xlink:href="https://www.odoo.com/es_ES/slides/slide/headers-and-footers-1669?fullscreen=1&amp;quiz=1#" text:style-name="Internet_20_link" text:visited-style-name="Visited_20_Internet_20_Link"><text:span text:style-name="T62">No hay necesidad de un pie de página en los sitios web modernos.</text:span></text:a></text:p>
      <text:p text:style-name="P126"/>
      <text:p text:style-name="P126">Formularios de contactos</text:p>
      <text:p text:style-name="P36">1.Al crear un formulario y tener instalada la aplicación CRM, ¿qué nueva acción se puede desencadenar?</text:p>
      <text:p text:style-name="Standard"><text:a xlink:type="simple" xlink:href="https://www.odoo.com/es_ES/slides/slide/contact-forms-1678?fullscreen=1&amp;quiz=1#" text:style-name="Internet_20_link" text:visited-style-name="Visited_20_Internet_20_Link"><text:span text:style-name="T72">Crea una oportunidad.</text:span></text:a><text:span text:style-name="T62">*</text:span></text:p>
      <text:p text:style-name="Standard"><text:a xlink:type="simple" xlink:href="https://www.odoo.com/es_ES/slides/slide/contact-forms-1678?fullscreen=1&amp;quiz=1#" text:style-name="Internet_20_link" text:visited-style-name="Visited_20_Internet_20_Link"><text:span text:style-name="T62">Enviar un correo electrónico.</text:span></text:a></text:p>
      <text:p text:style-name="Standard"><text:a xlink:type="simple" xlink:href="https://www.odoo.com/es_ES/slides/slide/contact-forms-1678?fullscreen=1&amp;quiz=1#" text:style-name="Internet_20_link" text:visited-style-name="Visited_20_Internet_20_Link"><text:span text:style-name="T62">Crea una tarea.</text:span></text:a></text:p>
      <text:p text:style-name="Standard"><text:a xlink:type="simple" xlink:href="https://www.odoo.com/es_ES/slides/slide/contact-forms-1678?fullscreen=1&amp;quiz=1#" text:style-name="Internet_20_link" text:visited-style-name="Visited_20_Internet_20_Link"><text:span text:style-name="T62">Crear una factura.</text:span></text:a></text:p>
      <text:p text:style-name="Standard"><text:a xlink:type="simple" xlink:href="https://www.odoo.com/es_ES/slides/slide/contact-forms-1678?fullscreen=1&amp;quiz=1#" text:style-name="Internet_20_link" text:visited-style-name="Visited_20_Internet_20_Link"><text:span text:style-name="T62">Aplicar para el trabajo.</text:span></text:a></text:p>
      <text:p text:style-name="P106"/>
      <text:p text:style-name="P106">2.¿Con qué función puedo mostrar campos en función de cómo se completan otros campos?</text:p>
      <text:p text:style-name="Standard"><text:a xlink:type="simple" xlink:href="https://www.odoo.com/es_ES/slides/slide/contact-forms-1678?fullscreen=1&amp;quiz=1#" text:style-name="Internet_20_link" text:visited-style-name="Visited_20_Internet_20_Link"><text:span text:style-name="T62">La función de exclusión.</text:span></text:a></text:p>
      <text:p text:style-name="Standard"><text:a xlink:type="simple" xlink:href="https://www.odoo.com/es_ES/slides/slide/contact-forms-1678?fullscreen=1&amp;quiz=1#" text:style-name="Internet_20_link" text:visited-style-name="Visited_20_Internet_20_Link"><text:span text:style-name="T62">La función de inclusión.</text:span></text:a></text:p>
      <text:p text:style-name="Standard"><text:a xlink:type="simple" xlink:href="https://www.odoo.com/es_ES/slides/slide/contact-forms-1678?fullscreen=1&amp;quiz=1#" text:style-name="Internet_20_link" text:visited-style-name="Visited_20_Internet_20_Link"><text:span text:style-name="T72">La función de visibilidad.</text:span></text:a><text:span text:style-name="T62">*</text:span></text:p>
      <text:p text:style-name="Standard"><text:a xlink:type="simple" xlink:href="https://www.odoo.com/es_ES/slides/slide/contact-forms-1678?fullscreen=1&amp;quiz=1#" text:style-name="Internet_20_link" text:visited-style-name="Visited_20_Internet_20_Link"><text:span text:style-name="T62">La función de valor.</text:span></text:a></text:p>
      <text:p text:style-name="P36"/>
      <text:p text:style-name="P126">Sitio web en varios idiomas</text:p>
      <text:p text:style-name="P36">1.Al editar sus traducciones, ¿cómo las muestra Odoo?</text:p>
      <text:p text:style-name="Standard"><text:a xlink:type="simple" xlink:href="https://www.odoo.com/es_ES/slides/slide/multi-language-website-650?fullscreen=1&amp;quiz=1#" text:style-name="Internet_20_link" text:visited-style-name="Visited_20_Internet_20_Link"><text:span text:style-name="T62">En una lista de "Palabras traducidas" en el back-end del sitio web.</text:span></text:a></text:p>
      <text:p text:style-name="Standard"><text:a xlink:type="simple" xlink:href="https://www.odoo.com/es_ES/slides/slide/multi-language-website-650?fullscreen=1&amp;quiz=1#" text:style-name="Internet_20_link" text:visited-style-name="Visited_20_Internet_20_Link"><text:span text:style-name="T62">Las palabras revelan su traducción cuando el cursor pasa sobre ellas.</text:span></text:a></text:p>
      <text:p text:style-name="Standard"><text:a xlink:type="simple" xlink:href="https://www.odoo.com/es_ES/slides/slide/multi-language-website-650?fullscreen=1&amp;quiz=1#" text:style-name="Internet_20_link" text:visited-style-name="Visited_20_Internet_20_Link">Con reflejos de color verde y amarillo, y una útil ventana emergente.</text:a><text:span text:style-name="T80">*</text:span></text:p>
      <text:p text:style-name="P121">No se puede.</text:p>
      <text:p text:style-name="P126"/>
      <text:p text:style-name="P126"/>
      <text:p text:style-name="P126"/>
      <text:p text:style-name="P82">COMERCIALICE SU SITIO WEB</text:p>
      <text:p text:style-name="P126"><text:soft-page-break/>Optimización de motores de búsqueda (SEO)</text:p>
      <text:p text:style-name="P36">1.¿Cuál es la razón principal para prestar atención a la estructura de los títulos en un sitio web?</text:p>
      <text:p text:style-name="Standard"><text:a xlink:type="simple" xlink:href="https://www.odoo.com/es_ES/slides/slide/search-engine-optimization-seo-648?fullscreen=1&amp;quiz=1#" text:style-name="Internet_20_link" text:visited-style-name="Visited_20_Internet_20_Link"><text:span text:style-name="T72">Porque los motores de búsqueda lo tienen en cuenta para el posicionamiento SEO.</text:span></text:a><text:span text:style-name="T62">*</text:span></text:p>
      <text:p text:style-name="Standard"><text:a xlink:type="simple" xlink:href="https://www.odoo.com/es_ES/slides/slide/search-engine-optimization-seo-648?fullscreen=1&amp;quiz=1#" text:style-name="Internet_20_link" text:visited-style-name="Visited_20_Internet_20_Link"><text:span text:style-name="T62">Porque aumenta el tiempo de carga de tu web.</text:span></text:a></text:p>
      <text:p text:style-name="Standard"><text:a xlink:type="simple" xlink:href="https://www.odoo.com/es_ES/slides/slide/search-engine-optimization-seo-648?fullscreen=1&amp;quiz=1#" text:style-name="Internet_20_link" text:visited-style-name="Visited_20_Internet_20_Link"><text:span text:style-name="T62">Porque es más fácil para el paso de traducción.</text:span></text:a></text:p>
      <text:p text:style-name="P106"/>
      <text:p text:style-name="P106">2.¿Qué método de SEO se debe utilizar para las imágenes?</text:p>
      <text:p text:style-name="Standard"><text:a xlink:type="simple" xlink:href="https://www.odoo.com/es_ES/slides/slide/search-engine-optimization-seo-648?fullscreen=1&amp;quiz=1#" text:style-name="Internet_20_link" text:visited-style-name="Visited_20_Internet_20_Link"><text:span text:style-name="T62">Debe evitar el uso de imágenes en sus páginas web.</text:span></text:a></text:p>
      <text:p text:style-name="Standard"><text:a xlink:type="simple" xlink:href="https://www.odoo.com/es_ES/slides/slide/search-engine-optimization-seo-648?fullscreen=1&amp;quiz=1#" text:style-name="Internet_20_link" text:visited-style-name="Visited_20_Internet_20_Link"><text:span text:style-name="T72">Debe agregar etiquetas de título y “alt” a las imágenes.</text:span></text:a><text:span text:style-name="T62">*</text:span></text:p>
      <text:p text:style-name="Standard"><text:a xlink:type="simple" xlink:href="https://www.odoo.com/es_ES/slides/slide/search-engine-optimization-seo-648?fullscreen=1&amp;quiz=1#" text:style-name="Internet_20_link" text:visited-style-name="Visited_20_Internet_20_Link"><text:span text:style-name="T62">Debes usar formas para que las imágenes se vean mejor.</text:span></text:a></text:p>
      <text:p text:style-name="P36"/>
      <text:p text:style-name="P126">Crear contenido de blog asombroso</text:p>
      <text:p text:style-name="P36">1.¿Qué atajo te permite agregar rápidamente elementos a los blogs?</text:p>
      <text:p text:style-name="Standard"><text:a xlink:type="simple" xlink:href="https://www.odoo.com/es_ES/slides/slide/create-astonishing-blog-content-644?fullscreen=1&amp;quiz=1#" text:style-name="Internet_20_link" text:visited-style-name="Visited_20_Internet_20_Link"><text:span text:style-name="T62">Gracias al atajo #.</text:span></text:a></text:p>
      <text:p text:style-name="Standard"><text:a xlink:type="simple" xlink:href="https://www.odoo.com/es_ES/slides/slide/create-astonishing-blog-content-644?fullscreen=1&amp;quiz=1#" text:style-name="Internet_20_link" text:visited-style-name="Visited_20_Internet_20_Link"><text:span text:style-name="T62">Gracias a la | atajo.</text:span></text:a></text:p>
      <text:p text:style-name="Standard"><text:a xlink:type="simple" xlink:href="https://www.odoo.com/es_ES/slides/slide/create-astonishing-blog-content-644?fullscreen=1&amp;quiz=1#" text:style-name="Internet_20_link" text:visited-style-name="Visited_20_Internet_20_Link"><text:span text:style-name="T72">Gracias al atajo /.</text:span></text:a><text:span text:style-name="T62">*</text:span></text:p>
      <text:p text:style-name="Standard"><text:a xlink:type="simple" xlink:href="https://www.odoo.com/es_ES/slides/slide/create-astonishing-blog-content-644?fullscreen=1&amp;quiz=1#" text:style-name="Internet_20_link" text:visited-style-name="Visited_20_Internet_20_Link"><text:span text:style-name="T62">Gracias al atajo &amp;.</text:span></text:a></text:p>
      <text:p text:style-name="P106"/>
      <text:p text:style-name="P106">2.¿Por qué deberías agregar imágenes a las publicaciones de tu blog?</text:p>
      <text:p text:style-name="Standard"><text:a xlink:type="simple" xlink:href="https://www.odoo.com/es_ES/slides/slide/create-astonishing-blog-content-644?fullscreen=1&amp;quiz=1#" text:style-name="Internet_20_link" text:visited-style-name="Visited_20_Internet_20_Link"><text:span text:style-name="T72">Porque puede ayudar a los blogs a posicionarse mejor.</text:span></text:a><text:span text:style-name="T62">*</text:span></text:p>
      <text:p text:style-name="Standard"><text:a xlink:type="simple" xlink:href="https://www.odoo.com/es_ES/slides/slide/create-astonishing-blog-content-644?fullscreen=1&amp;quiz=1#" text:style-name="Internet_20_link" text:visited-style-name="Visited_20_Internet_20_Link"><text:span text:style-name="T62">Porque hace que los blogs sean más bonitos.</text:span></text:a></text:p>
      <text:p text:style-name="Standard"><text:a xlink:type="simple" xlink:href="https://www.odoo.com/es_ES/slides/slide/create-astonishing-blog-content-644?fullscreen=1&amp;quiz=1#" text:style-name="Internet_20_link" text:visited-style-name="Visited_20_Internet_20_Link"><text:span text:style-name="T62">Porque es obligatorio.</text:span></text:a></text:p>
      <text:p text:style-name="P106"/>
      <text:p text:style-name="P106">3.¿Cuáles son buenas formas de mejorar las publicaciones de blog?</text:p>
      <text:p text:style-name="Standard"><text:a xlink:type="simple" xlink:href="https://www.odoo.com/es_ES/slides/slide/create-astonishing-blog-content-644?fullscreen=1&amp;quiz=1#" text:style-name="Internet_20_link" text:visited-style-name="Visited_20_Internet_20_Link"><text:span text:style-name="T72">Llamadas a la acción y construcción de enlaces.</text:span></text:a><text:span text:style-name="T62">*</text:span></text:p>
      <text:p text:style-name="Standard"><text:a xlink:type="simple" xlink:href="https://www.odoo.com/es_ES/slides/slide/create-astonishing-blog-content-644?fullscreen=1&amp;quiz=1#" text:style-name="Internet_20_link" text:visited-style-name="Visited_20_Internet_20_Link"><text:span text:style-name="T62">Blogs súper cortos ~50 palabras (a los motores de búsqueda les encantan).</text:span></text:a></text:p>
      <text:p text:style-name="Standard"><text:a xlink:type="simple" xlink:href="https://www.odoo.com/es_ES/slides/slide/create-astonishing-blog-content-644?fullscreen=1&amp;quiz=1#" text:style-name="Internet_20_link" text:visited-style-name="Visited_20_Internet_20_Link"><text:span text:style-name="T62">Palabras clave integradas a la fuerza en el código HTML.</text:span></text:a></text:p>
      <text:p text:style-name="P36"/>
      <text:p text:style-name="P126">Multi-sitio web</text:p>
      <text:p text:style-name="P36">1.¿Cómo puede acceder a la configuración de su segundo sitio web?</text:p>
      <text:p text:style-name="Standard"><text:a xlink:type="simple" xlink:href="https://www.odoo.com/es_ES/slides/slide/multi-website-649?fullscreen=1&amp;quiz=1#" text:style-name="Internet_20_link" text:visited-style-name="Visited_20_Internet_20_Link"><text:span text:style-name="T62">Configuración general &gt; Activar modo desarrollador (en la sección Herramientas para desarrolladores).</text:span></text:a></text:p>
      <text:p text:style-name="Standard"><text:a xlink:type="simple" xlink:href="https://www.odoo.com/es_ES/slides/slide/multi-website-649?fullscreen=1&amp;quiz=1#" text:style-name="Internet_20_link" text:visited-style-name="Visited_20_Internet_20_Link"><text:span text:style-name="T62">Solo a través del modo "Editar" en el front-end del sitio web.</text:span></text:a></text:p>
      <text:p text:style-name="Standard"><text:a xlink:type="simple" xlink:href="https://www.odoo.com/es_ES/slides/slide/multi-website-649?fullscreen=1&amp;quiz=1#" text:style-name="Internet_20_link" text:visited-style-name="Visited_20_Internet_20_Link"><text:span text:style-name="T72">Sitio web &gt; Configuración &gt; Ajustes (Seleccione la sección 'Sitio web para configurar').</text:span></text:a><text:span text:style-name="T62">*</text:span></text:p>
      <text:p text:style-name="Standard"><text:a xlink:type="simple" xlink:href="https://www.odoo.com/es_ES/slides/slide/multi-website-649?fullscreen=1&amp;quiz=1#" text:style-name="Internet_20_link" text:visited-style-name="Visited_20_Internet_20_Link"><text:span text:style-name="T62">Es imposible.</text:span></text:a></text:p>
      <text:p text:style-name="P106"/>
      <text:p text:style-name="P106">2.Si desea que algo se aplique (o aparezca) en ambos sitios web, ¿qué debe hacer?</text:p>
      <text:p text:style-name="Standard"><text:a xlink:type="simple" xlink:href="https://www.odoo.com/es_ES/slides/slide/multi-website-649?fullscreen=1&amp;quiz=1#" text:style-name="Internet_20_link" text:visited-style-name="Visited_20_Internet_20_Link"><text:span text:style-name="T62">Ajuste la configuración de cada sitio web (Configuración &gt; Ajustes).</text:span></text:a></text:p>
      <text:p text:style-name="Standard"><text:a xlink:type="simple" xlink:href="https://www.odoo.com/es_ES/slides/slide/multi-website-649?fullscreen=1&amp;quiz=1#" text:style-name="Internet_20_link" text:visited-style-name="Visited_20_Internet_20_Link"><text:span text:style-name="T62">Ingrese ambos sitios web en el campo "Sitio web" en las plantillas.</text:span></text:a></text:p>
      <text:p text:style-name="Standard"><text:a xlink:type="simple" xlink:href="https://www.odoo.com/es_ES/slides/slide/multi-website-649?fullscreen=1&amp;quiz=1#" text:style-name="Internet_20_link" text:visited-style-name="Visited_20_Internet_20_Link"><text:span text:style-name="T72">Deje el campo Sitio web completamente en blanco.</text:span></text:a><text:span text:style-name="T62">*</text:span></text:p>
      <text:p text:style-name="Standard"><text:a xlink:type="simple" xlink:href="https://www.odoo.com/es_ES/slides/slide/multi-website-649?fullscreen=1&amp;quiz=1#" text:style-name="Internet_20_link" text:visited-style-name="Visited_20_Internet_20_Link"><text:span text:style-name="T62">Es imposible.</text:span></text:a></text:p>
      <text:p text:style-name="P106"/>
      <text:p text:style-name="P106">3.¿El contenido de cada sitio web estará disponible en los otros?</text:p>
      <text:p text:style-name="Standard"><text:a xlink:type="simple" xlink:href="https://www.odoo.com/es_ES/slides/slide/multi-website-649?fullscreen=1&amp;quiz=1#" text:style-name="Internet_20_link" text:visited-style-name="Visited_20_Internet_20_Link"><text:span text:style-name="T62">Imposible.</text:span></text:a></text:p>
      <text:p text:style-name="Standard"><text:a xlink:type="simple" xlink:href="https://www.odoo.com/es_ES/slides/slide/multi-website-649?fullscreen=1&amp;quiz=1#" text:style-name="Internet_20_link" text:visited-style-name="Visited_20_Internet_20_Link"><text:span text:style-name="T62">Automáticamente.</text:span></text:a></text:p>
      <text:p text:style-name="Standard"><text:a xlink:type="simple" xlink:href="https://www.odoo.com/es_ES/slides/slide/multi-website-649?fullscreen=1&amp;quiz=1#" text:style-name="Internet_20_link" text:visited-style-name="Visited_20_Internet_20_Link"><text:span text:style-name="T72">No automáticamente.</text:span></text:a><text:span text:style-name="T62">*</text:span></text:p>
      <text:p text:style-name="Standard"><text:a xlink:type="simple" xlink:href="https://www.odoo.com/es_ES/slides/slide/multi-website-649?fullscreen=1&amp;quiz=1#" text:style-name="Internet_20_link" text:visited-style-name="Visited_20_Internet_20_Link"><text:span text:style-name="T62">Debe activar la función "Contenido múltiple" en Configuración.</text:span></text:a></text:p>
      <text:p text:style-name="P126"/>
      <text:p text:style-name="P36"><text:soft-page-break/>Agregue píxeles y rastreadores de anuncios.</text:p>
      <text:p text:style-name="P36">1.¿Cuál es uno de los principales beneficios de usar la inyección de código?</text:p>
      <text:p text:style-name="Standard"><text:a xlink:type="simple" xlink:href="https://www.odoo.com/es_ES/slides/slide/add-pixels-and-ads-trackers-1233?fullscreen=1&amp;quiz=1#" text:style-name="Internet_20_link" text:visited-style-name="Visited_20_Internet_20_Link"><text:span text:style-name="T62">Puede recopilar más información sobre sus visitantes.</text:span></text:a></text:p>
      <text:p text:style-name="Standard"><text:a xlink:type="simple" xlink:href="https://www.odoo.com/es_ES/slides/slide/add-pixels-and-ads-trackers-1233?fullscreen=1&amp;quiz=1#" text:style-name="Internet_20_link" text:visited-style-name="Visited_20_Internet_20_Link"><text:span text:style-name="T72">Puede vincular su sitio web a servicios externos.</text:span></text:a><text:span text:style-name="T62">*</text:span></text:p>
      <text:p text:style-name="Standard"><text:a xlink:type="simple" xlink:href="https://www.odoo.com/es_ES/slides/slide/add-pixels-and-ads-trackers-1233?fullscreen=1&amp;quiz=1#" text:style-name="Internet_20_link" text:visited-style-name="Visited_20_Internet_20_Link"><text:span text:style-name="T62">Puede completar automáticamente su base de datos, lo que no es posible sin la inyección de código.</text:span></text:a></text:p>
      <text:p text:style-name="Standard"><text:a xlink:type="simple" xlink:href="https://www.odoo.com/es_ES/slides/slide/add-pixels-and-ads-trackers-1233?fullscreen=1&amp;quiz=1#" text:style-name="Internet_20_link" text:visited-style-name="Visited_20_Internet_20_Link"><text:span text:style-name="T62">Puede crear nuevas clases CSS.</text:span></text:a></text:p>
      <text:p text:style-name="P106"/>
      <text:p text:style-name="P106">2.¿En qué parte de mi código HTML puedo encontrar mis metadatos?</text:p>
      <text:p text:style-name="Standard"><text:a xlink:type="simple" xlink:href="https://www.odoo.com/es_ES/slides/slide/add-pixels-and-ads-trackers-1233?fullscreen=1&amp;quiz=1#" text:style-name="Internet_20_link" text:visited-style-name="Visited_20_Internet_20_Link"><text:span text:style-name="T62">En la sección de estilo.</text:span></text:a></text:p>
      <text:p text:style-name="Standard"><text:a xlink:type="simple" xlink:href="https://www.odoo.com/es_ES/slides/slide/add-pixels-and-ads-trackers-1233?fullscreen=1&amp;quiz=1#" text:style-name="Internet_20_link" text:visited-style-name="Visited_20_Internet_20_Link"><text:span text:style-name="T62">En la sección CSS.</text:span></text:a></text:p>
      <text:p text:style-name="Standard"><text:a xlink:type="simple" xlink:href="https://www.odoo.com/es_ES/slides/slide/add-pixels-and-ads-trackers-1233?fullscreen=1&amp;quiz=1#" text:style-name="Internet_20_link" text:visited-style-name="Visited_20_Internet_20_Link"><text:span text:style-name="T62">En la sección de carrocería.</text:span></text:a></text:p>
      <text:p text:style-name="Standard"><text:a xlink:type="simple" xlink:href="https://www.odoo.com/es_ES/slides/slide/add-pixels-and-ads-trackers-1233?fullscreen=1&amp;quiz=1#" text:style-name="Internet_20_link" text:visited-style-name="Visited_20_Internet_20_Link"><text:span text:style-name="T72">En la sección de cabecera.</text:span></text:a><text:span text:style-name="T62">*</text:span></text:p>
      <text:p text:style-name="P126"/>
      <text:p text:style-name="P126">Seguimiento de visitantes y enlaces compartidos</text:p>
      <text:p text:style-name="P36">1.¿Dónde pueden los visitantes ver los parámetros UTM?</text:p>
      <text:p text:style-name="Standard"><text:a xlink:type="simple" xlink:href="https://www.odoo.com/es_ES/slides/slide/track-visitors-and-share-links-651?fullscreen=1&amp;quiz=1#" text:style-name="Internet_20_link" text:visited-style-name="Visited_20_Internet_20_Link"><text:span text:style-name="T72">En la URL de tu sitio web.</text:span></text:a><text:span text:style-name="T62">*</text:span></text:p>
      <text:p text:style-name="Standard"><text:a xlink:type="simple" xlink:href="https://www.odoo.com/es_ES/slides/slide/track-visitors-and-share-links-651?fullscreen=1&amp;quiz=1#" text:style-name="Internet_20_link" text:visited-style-name="Visited_20_Internet_20_Link"><text:span text:style-name="T62">En el cuerpo de su código HTML.</text:span></text:a></text:p>
      <text:p text:style-name="Standard"><text:a xlink:type="simple" xlink:href="https://www.odoo.com/es_ES/slides/slide/track-visitors-and-share-links-651?fullscreen=1&amp;quiz=1#" text:style-name="Internet_20_link" text:visited-style-name="Visited_20_Internet_20_Link"><text:span text:style-name="T62">En el encabezado de su código HTML.</text:span></text:a></text:p>
      <text:p text:style-name="Standard"><text:a xlink:type="simple" xlink:href="https://www.odoo.com/es_ES/slides/slide/track-visitors-and-share-links-651?fullscreen=1&amp;quiz=1#" text:style-name="Internet_20_link" text:visited-style-name="Visited_20_Internet_20_Link"><text:span text:style-name="T62">En el archivo robot.txt de tu web.</text:span></text:a></text:p>
      <text:p text:style-name="P106"/>
      <text:p text:style-name="P106">2.¿Cuál de las siguientes URL representa correctamente una campaña llamada Navidad?</text:p>
      <text:p text:style-name="Standard"><text:a xlink:type="simple" xlink:href="https://mywebsite.com/?utm_campaign=Christmas&amp;utm_source=Newsletter&amp;utm_medium=Facebook" text:style-name="Internet_20_link" text:visited-style-name="Visited_20_Internet_20_Link"><text:span text:style-name="T72">https://mywebsite.com/?utm_campaign=Christmas&amp;utm_source=Newsletter&amp;utm_medium=Facebook</text:span></text:a><text:span text:style-name="T62">*</text:span></text:p>
      <text:p text:style-name="Standard"><text:a xlink:type="simple" xlink:href="https://mywebsite.com/?utm_campaign=newsletter&amp;utm_source=Christmas&amp;utm_medium=Facebook" text:style-name="Internet_20_link" text:visited-style-name="Visited_20_Internet_20_Link"><text:span text:style-name="T62">https://mywebsite.com/?utm_campaign=newsletter&amp;utm_source=Christmas&amp;utm_medium=Facebook</text:span></text:a></text:p>
      <text:p text:style-name="Standard"><text:a xlink:type="simple" xlink:href="https://mywebsite.com/?utm_campaign=Facebook&amp;utm_source=Newsletter&amp;utm_medium=Christmas" text:style-name="Internet_20_link" text:visited-style-name="Visited_20_Internet_20_Link"><text:span text:style-name="T62">https://mywebsite.com/?utm_campaign=Facebook&amp;utm_source=Newsletter&amp;utm_medium=Christmas</text:span></text:a></text:p>
      <text:p text:style-name="Standard"><text:a xlink:type="simple" xlink:href="https://www.odoo.com/es_ES/slides/slide/track-visitors-and-share-links-651?fullscreen=1&amp;quiz=1#" text:style-name="Internet_20_link" text:visited-style-name="Visited_20_Internet_20_Link"><text:span text:style-name="T62">https://mywebsite.com/?utm_campaign=Easter&amp;utm_source=Newsletter&amp;utm_medium=Facebook</text:span></text:a></text:p>
      <text:p text:style-name="P36"/>
      <text:p text:style-name="P126">Visitantes objetivo con contenido específico. </text:p>
      <text:p text:style-name="P36">1.¿Dónde pueden los visitantes ver los parámetros UTM?</text:p>
      <text:p text:style-name="Standard"><text:a xlink:type="simple" xlink:href="https://www.odoo.com/es_ES/slides/slide/track-visitors-and-share-links-651?fullscreen=1&amp;quiz=1#" text:style-name="Internet_20_link" text:visited-style-name="Visited_20_Internet_20_Link"><text:span text:style-name="T72">En la URL de tu sitio web.</text:span></text:a><text:span text:style-name="T62">*</text:span></text:p>
      <text:p text:style-name="Standard"><text:a xlink:type="simple" xlink:href="https://www.odoo.com/es_ES/slides/slide/track-visitors-and-share-links-651?fullscreen=1&amp;quiz=1#" text:style-name="Internet_20_link" text:visited-style-name="Visited_20_Internet_20_Link"><text:span text:style-name="T62">En el cuerpo de su código HTML.</text:span></text:a></text:p>
      <text:p text:style-name="Standard"><text:a xlink:type="simple" xlink:href="https://www.odoo.com/es_ES/slides/slide/track-visitors-and-share-links-651?fullscreen=1&amp;quiz=1#" text:style-name="Internet_20_link" text:visited-style-name="Visited_20_Internet_20_Link"><text:span text:style-name="T62">En el encabezado de su código HTML.</text:span></text:a></text:p>
      <text:p text:style-name="Standard"><text:a xlink:type="simple" xlink:href="https://www.odoo.com/es_ES/slides/slide/track-visitors-and-share-links-651?fullscreen=1&amp;quiz=1#" text:style-name="Internet_20_link" text:visited-style-name="Visited_20_Internet_20_Link"><text:span text:style-name="T62">En el archivo robot.txt de tu web.</text:span></text:a></text:p>
      <text:p text:style-name="P106"/>
      <text:p text:style-name="P106">2.¿Cuál de las siguientes URL representa correctamente una campaña llamada Navidad?</text:p>
      <text:p text:style-name="Standard"><text:a xlink:type="simple" xlink:href="https://mywebsite.com/?utm_campaign=Christmas&amp;utm_source=Newsletter&amp;utm_medium=Facebook" text:style-name="Internet_20_link" text:visited-style-name="Visited_20_Internet_20_Link"><text:span text:style-name="T72">https://mywebsite.com/?utm_campaign=Christmas&amp;utm_source=Newsletter&amp;utm_medium=Facebook</text:span></text:a><text:span text:style-name="T62">*</text:span></text:p>
      <text:p text:style-name="Standard"><text:a xlink:type="simple" xlink:href="https://mywebsite.com/?utm_campaign=newsletter&amp;utm_source=Christmas&amp;utm_medium=Facebook" text:style-name="Internet_20_link" text:visited-style-name="Visited_20_Internet_20_Link"><text:span text:style-name="T62">https://mywebsite.com/?utm_campaign=newsletter&amp;utm_source=Christmas&amp;utm_medium=Facebook</text:span></text:a></text:p>
      <text:p text:style-name="Standard"><text:a xlink:type="simple" xlink:href="https://mywebsite.com/?utm_campaign=Facebook&amp;utm_source=Newsletter&amp;utm_medium=Christmas" text:style-name="Internet_20_link" text:visited-style-name="Visited_20_Internet_20_Link"><text:span text:style-name="T62">https://mywebsite.com/?utm_campaign=Facebook&amp;utm_source=Newsletter&amp;utm_medium=Christmas</text:span></text:a></text:p>
      <text:p text:style-name="Standard"><text:a xlink:type="simple" xlink:href="https://www.odoo.com/es_ES/slides/slide/track-visitors-and-share-links-651?fullscreen=1&amp;quiz=1#" text:style-name="Internet_20_link" text:visited-style-name="Visited_20_Internet_20_Link"><text:span text:style-name="T62">https://mywebsite.com/?utm_campaign=Easter&amp;utm_source=Newsletter&amp;utm_medium=Facebook</text:span></text:a></text:p>
      <text:p text:style-name="P36"/>
      <text:p text:style-name="P106"/>
      <text:p text:style-name="P106"/>
      <text:p text:style-name="P106"/>
      <text:p text:style-name="P106"/>
      <text:p text:style-name="P136"/>
      <text:p text:style-name="P14"><text:soft-page-break/><text:span text:style-name="T42">Modulo: </text:span><text:span text:style-name="T24">Automatización de Marketing y Marketing por correo</text:span><text:span text:style-name="T57"> <text:s text:c="20"/></text:span><text:span text:style-name="T42"><text:s text:c="6"/>Odoo Tutorials: </text:span><text:span text:style-name="T58">Marketing <text:s text:c="20"/></text:span><text:span text:style-name="T42"><text:s text:c="3"/>Link : </text:span><text:a xlink:type="simple" xlink:href="https://www.odoo.com/es_ES/slides/marketing-27" text:style-name="Internet_20_link" text:visited-style-name="Visited_20_Internet_20_Link"><text:span text:style-name="T42">https://www.odoo.com/es_ES/slides/marketing-27</text:span></text:a><text:span text:style-name="T42"> <text:s/></text:span></text:p>
      <text:p text:style-name="P34"/>
      <text:p text:style-name="P139">Comercialización de SMS</text:p>
      <text:p text:style-name="P36">1.¿Qué necesitas para enviar correos SMS con Odoo?</text:p>
      <text:p text:style-name="Standard"><text:a xlink:type="simple" xlink:href="https://www.odoo.com/es_ES/slides/slide/sms-marketing-852?fullscreen=1&amp;quiz=1#" text:style-name="Internet_20_link" text:visited-style-name="Visited_20_Internet_20_Link"><text:span text:style-name="T72">Créditos IAP.</text:span></text:a><text:span text:style-name="T62">*</text:span></text:p>
      <text:p text:style-name="Standard"><text:a xlink:type="simple" xlink:href="https://www.odoo.com/es_ES/slides/slide/sms-marketing-852?fullscreen=1&amp;quiz=1#" text:style-name="Internet_20_link" text:visited-style-name="Visited_20_Internet_20_Link"><text:span text:style-name="T62">Mensaje de dinero.</text:span></text:a></text:p>
      <text:p text:style-name="Standard"><text:a xlink:type="simple" xlink:href="https://www.odoo.com/es_ES/slides/slide/sms-marketing-852?fullscreen=1&amp;quiz=1#" text:style-name="Internet_20_link" text:visited-style-name="Visited_20_Internet_20_Link"><text:span text:style-name="T62">Dólares de SMS.</text:span></text:a></text:p>
      <text:p text:style-name="Standard"><text:a xlink:type="simple" xlink:href="https://www.odoo.com/es_ES/slides/slide/sms-marketing-852?fullscreen=1&amp;quiz=1#" text:style-name="Internet_20_link" text:visited-style-name="Visited_20_Internet_20_Link"><text:span text:style-name="T62">Dólares Odoo.</text:span></text:a></text:p>
      <text:p text:style-name="P106"/>
      <text:p text:style-name="P106">2.¿Cómo le da a los clientes el poder de darse de baja de los envíos de SMS?</text:p>
      <text:p text:style-name="Standard"><text:a xlink:type="simple" xlink:href="https://www.odoo.com/es_ES/slides/slide/sms-marketing-852?fullscreen=1&amp;quiz=1#" text:style-name="Internet_20_link" text:visited-style-name="Visited_20_Internet_20_Link"><text:span text:style-name="T62">Active la función 'Portal de clientes'.</text:span></text:a></text:p>
      <text:p text:style-name="Standard"><text:a xlink:type="simple" xlink:href="https://www.odoo.com/es_ES/slides/slide/sms-marketing-852?fullscreen=1&amp;quiz=1#" text:style-name="Internet_20_link" text:visited-style-name="Visited_20_Internet_20_Link"><text:span text:style-name="T62">Active la función 'Terminé'.</text:span></text:a></text:p>
      <text:p text:style-name="Standard"><text:a xlink:type="simple" xlink:href="https://www.odoo.com/es_ES/slides/slide/sms-marketing-852?fullscreen=1&amp;quiz=1#" text:style-name="Internet_20_link" text:visited-style-name="Visited_20_Internet_20_Link"><text:span text:style-name="T72">Active la función 'Incluir enlace de exclusión voluntaria'.</text:span></text:a><text:span text:style-name="T62">*</text:span></text:p>
      <text:p text:style-name="Standard"><text:a xlink:type="simple" xlink:href="https://www.odoo.com/es_ES/slides/slide/sms-marketing-852?fullscreen=1&amp;quiz=1#" text:style-name="Internet_20_link" text:visited-style-name="Visited_20_Internet_20_Link"><text:span text:style-name="T62">Es imposible.</text:span></text:a></text:p>
      <text:p text:style-name="P106"/>
      <text:p text:style-name="P106">3.Al probar los envíos de SMS, puede enviarlo a...</text:p>
      <text:p text:style-name="Standard"><text:a xlink:type="simple" xlink:href="https://www.odoo.com/es_ES/slides/slide/sms-marketing-852?fullscreen=1&amp;quiz=1#" text:style-name="Internet_20_link" text:visited-style-name="Visited_20_Internet_20_Link"><text:span text:style-name="T72">Múltiples números de teléfono.</text:span></text:a><text:span text:style-name="T62">*</text:span></text:p>
      <text:p text:style-name="Standard"><text:a xlink:type="simple" xlink:href="https://www.odoo.com/es_ES/slides/slide/sms-marketing-852?fullscreen=1&amp;quiz=1#" text:style-name="Internet_20_link" text:visited-style-name="Visited_20_Internet_20_Link"><text:span text:style-name="T62">Sólo un número de teléfono.</text:span></text:a></text:p>
      <text:p text:style-name="Standard"><text:a xlink:type="simple" xlink:href="https://www.odoo.com/es_ES/slides/slide/sms-marketing-852?fullscreen=1&amp;quiz=1#" text:style-name="Internet_20_link" text:visited-style-name="Visited_20_Internet_20_Link"><text:span text:style-name="T62">Solo números de teléfono de compañeros de trabajo.</text:span></text:a></text:p>
      <text:p text:style-name="Standard"><text:a xlink:type="simple" xlink:href="https://www.odoo.com/es_ES/slides/slide/sms-marketing-852?fullscreen=1&amp;quiz=1#" text:style-name="Internet_20_link" text:visited-style-name="Visited_20_Internet_20_Link"><text:span text:style-name="T62">Odoo no proporciona pruebas de SMS.</text:span></text:a></text:p>
      <text:p text:style-name="P36"/>
      <text:p text:style-name="P140">Administrar sus cuentas de redes sociales</text:p>
      <text:p text:style-name="P36">1.¿Qué sucede cuando hace clic en 'Estadísticas' de un flujo de redes sociales?</text:p>
      <text:p text:style-name="Standard"><text:a xlink:type="simple" xlink:href="https://www.odoo.com/es_ES/slides/slide/managing-your-social-media-accounts-866?fullscreen=1&amp;quiz=1#" text:style-name="Internet_20_link" text:visited-style-name="Visited_20_Internet_20_Link"><text:span text:style-name="T62">Se le envía por correo electrónico un PDF con varios gráficos y estadísticas sobre sus publicaciones.</text:span></text:a></text:p>
      <text:p text:style-name="Standard"><text:a xlink:type="simple" xlink:href="https://www.odoo.com/es_ES/slides/slide/managing-your-social-media-accounts-866?fullscreen=1&amp;quiz=1#" text:style-name="Internet_20_link" text:visited-style-name="Visited_20_Internet_20_Link"><text:span text:style-name="T62">Odoo lo redirige a una página de plantilla de publicación en blanco.</text:span></text:a></text:p>
      <text:p text:style-name="Standard"><text:a xlink:type="simple" xlink:href="https://www.odoo.com/es_ES/slides/slide/managing-your-social-media-accounts-866?fullscreen=1&amp;quiz=1#" text:style-name="Internet_20_link" text:visited-style-name="Visited_20_Internet_20_Link"><text:span text:style-name="T72">Odoo lo redirige al panel de análisis de ese medio de comunicación social en particular.</text:span></text:a><text:span text:style-name="T62">*</text:span></text:p>
      <text:p text:style-name="Standard"><text:a xlink:type="simple" xlink:href="https://www.odoo.com/es_ES/slides/slide/managing-your-social-media-accounts-866?fullscreen=1&amp;quiz=1#" text:style-name="Internet_20_link" text:visited-style-name="Visited_20_Internet_20_Link"><text:span text:style-name="T62">No hay un enlace de 'Insights'.</text:span></text:a></text:p>
      <text:p text:style-name="P106"/>
      <text:p text:style-name="P106">2.¿Qué encontrarás en la página 'Publicaciones'?</text:p>
      <text:p text:style-name="Standard"><text:a xlink:type="simple" xlink:href="https://www.odoo.com/es_ES/slides/slide/managing-your-social-media-accounts-866?fullscreen=1&amp;quiz=1#" text:style-name="Internet_20_link" text:visited-style-name="Visited_20_Internet_20_Link"><text:span text:style-name="T62">Un mensaje de error (si no ha iniciado sesión en sus cuentas de redes sociales).</text:span></text:a></text:p>
      <text:p text:style-name="Standard"><text:a xlink:type="simple" xlink:href="https://www.odoo.com/es_ES/slides/slide/managing-your-social-media-accounts-866?fullscreen=1&amp;quiz=1#" text:style-name="Internet_20_link" text:visited-style-name="Visited_20_Internet_20_Link"><text:span text:style-name="T62">Una plantilla de publicación en blanco.</text:span></text:a></text:p>
      <text:p text:style-name="Standard"><text:a xlink:type="simple" xlink:href="https://www.odoo.com/es_ES/slides/slide/managing-your-social-media-accounts-866?fullscreen=1&amp;quiz=1#" text:style-name="Internet_20_link" text:visited-style-name="Visited_20_Internet_20_Link"><text:span text:style-name="T62">Una colección de tus publicaciones más recientes, junto con enlaces a cada una (y solo una opción de visualización).</text:span></text:a></text:p>
      <text:p text:style-name="Standard"><text:a xlink:type="simple" xlink:href="https://www.odoo.com/es_ES/slides/slide/managing-your-social-media-accounts-866?fullscreen=1&amp;quiz=1#" text:style-name="Internet_20_link" text:visited-style-name="Visited_20_Internet_20_Link"><text:span text:style-name="T72">Una colección de todas tus publicaciones, junto con información pertinente sobre cada una (y muchas opciones de visualización diferentes).</text:span></text:a><text:span text:style-name="T62">*</text:span></text:p>
      <text:p text:style-name="P106"/>
      <text:p text:style-name="P106">3.¿Cómo se crea un cliente potencial a partir de una publicación social con compromiso?</text:p>
      <text:p text:style-name="Standard"><text:a xlink:type="simple" xlink:href="https://www.odoo.com/es_ES/slides/slide/managing-your-social-media-accounts-866?fullscreen=1&amp;quiz=1#" text:style-name="Internet_20_link" text:visited-style-name="Visited_20_Internet_20_Link"><text:span text:style-name="T72">Seleccione la publicación deseada&gt; Haga clic en el menú "más opciones" (icono de tres puntos)&gt; Seleccione "Crear cliente potencial".</text:span></text:a><text:span text:style-name="T62">*</text:span></text:p>
      <text:p text:style-name="Standard"><text:a xlink:type="simple" xlink:href="https://www.odoo.com/es_ES/slides/slide/managing-your-social-media-accounts-866?fullscreen=1&amp;quiz=1#" text:style-name="Internet_20_link" text:visited-style-name="Visited_20_Internet_20_Link"><text:span text:style-name="T62">Seleccione el comentario deseado &gt; Sígalos en las redes sociales &gt; Enviar mensaje directo.</text:span></text:a></text:p>
      <text:p text:style-name="Standard"><text:a xlink:type="simple" xlink:href="https://www.odoo.com/es_ES/slides/slide/managing-your-social-media-accounts-866?fullscreen=1&amp;quiz=1#" text:style-name="Internet_20_link" text:visited-style-name="Visited_20_Internet_20_Link"><text:span text:style-name="T62">Seleccione la publicación deseada &gt; Haga clic en "Convertir comentario en cliente potencial" en el menú desplegable.</text:span></text:a></text:p>
      <text:p text:style-name="Standard"><text:a xlink:type="simple" xlink:href="https://www.odoo.com/es_ES/slides/slide/managing-your-social-media-accounts-866?fullscreen=1&amp;quiz=1#" text:style-name="Internet_20_link" text:visited-style-name="Visited_20_Internet_20_Link"><text:span text:style-name="T62">Es imposible.</text:span></text:a></text:p>
      <text:p text:style-name="P36"/>
      <text:p text:style-name="P36"/>
      <text:p text:style-name="P139"><text:soft-page-break/>Campañas</text:p>
      <text:p text:style-name="P36">1.¿El menú de campaña es estándar para la aplicación de marketing social?</text:p>
      <text:p text:style-name="Standard"><text:a xlink:type="simple" xlink:href="https://www.odoo.com/es_ES/slides/slide/campaigns-979?fullscreen=1&amp;quiz=1#" text:style-name="Internet_20_link" text:visited-style-name="Visited_20_Internet_20_Link"><text:span text:style-name="T72">Sí.</text:span></text:a><text:span text:style-name="T62">*</text:span></text:p>
      <text:p text:style-name="Standard"><text:a xlink:type="simple" xlink:href="https://www.odoo.com/es_ES/slides/slide/campaigns-979?fullscreen=1&amp;quiz=1#" text:style-name="Internet_20_link" text:visited-style-name="Visited_20_Internet_20_Link"><text:span text:style-name="T62">No.</text:span></text:a></text:p>
      <text:p text:style-name="P106"/>
      <text:p text:style-name="P106">2.¿Cuál es la ruta para activar el menú Campaña para mis aplicaciones de Correo y SMS?</text:p>
      <text:p text:style-name="Standard"><text:a xlink:type="simple" xlink:href="https://www.odoo.com/es_ES/slides/slide/campaigns-979?fullscreen=1&amp;quiz=1#" text:style-name="Internet_20_link" text:visited-style-name="Visited_20_Internet_20_Link"><text:span text:style-name="T62">Social Marketing &gt; Configuración &gt; Ajustes &gt; Campañas de Mailing.</text:span></text:a></text:p>
      <text:p text:style-name="Standard"><text:a xlink:type="simple" xlink:href="https://www.odoo.com/es_ES/slides/slide/campaigns-979?fullscreen=1&amp;quiz=1#" text:style-name="Internet_20_link" text:visited-style-name="Visited_20_Internet_20_Link"><text:span text:style-name="T72">Email Marketing &gt; Configuración &gt; Ajustes &gt; Campañas de Mailing.</text:span></text:a><text:span text:style-name="T62">*</text:span></text:p>
      <text:p text:style-name="P154"><text:a xlink:type="simple" xlink:href="https://www.odoo.com/es_ES/slides/slide/campaigns-979?fullscreen=1&amp;quiz=1#" text:style-name="Internet_20_link" text:visited-style-name="Visited_20_Internet_20_Link"><text:span text:style-name="T62">Configuración &gt; Campañas de Mailing.​</text:span></text:a></text:p>
      <text:p text:style-name="P154"><text:a xlink:type="simple" xlink:href="https://www.odoo.com/es_ES/slides/slide/campaigns-979?fullscreen=1&amp;quiz=1#" text:style-name="Internet_20_link" text:visited-style-name="Visited_20_Internet_20_Link"><text:span text:style-name="T62">Ninguna de las anteriores.</text:span></text:a></text:p>
      <text:p text:style-name="P106"/>
      <text:p text:style-name="P106">3.¿Cuál es la diferencia entre las métricas de campaña y las métricas de publicación?</text:p>
      <text:p text:style-name="Standard"><text:a xlink:type="simple" xlink:href="https://www.odoo.com/es_ES/slides/slide/campaigns-979?fullscreen=1&amp;quiz=1#" text:style-name="Internet_20_link" text:visited-style-name="Visited_20_Internet_20_Link"><text:span text:style-name="T62">Las Métricas de campaña son un resumen de todo el contenido creado para un canal específico, mientras que las Publicaciones son las métricas para ese contenido único y específico.</text:span></text:a></text:p>
      <text:p text:style-name="Standard"><text:a xlink:type="simple" xlink:href="https://www.odoo.com/es_ES/slides/slide/campaigns-979?fullscreen=1&amp;quiz=1#" text:style-name="Internet_20_link" text:visited-style-name="Visited_20_Internet_20_Link"><text:span text:style-name="T62">Las métricas de campaña son un resumen de todo el contenido creado para las redes sociales, mientras que las de publicación son las métricas para ese contenido único y específico.</text:span></text:a></text:p>
      <text:p text:style-name="Standard"><text:a xlink:type="simple" xlink:href="https://www.odoo.com/es_ES/slides/slide/campaigns-979?fullscreen=1&amp;quiz=1#" text:style-name="Internet_20_link" text:visited-style-name="Visited_20_Internet_20_Link"><text:span text:style-name="T72">Las Métricas de campaña son un resumen de todo el contenido creado para esa campaña, mientras que las Publicaciones son métricas para ese contenido único y específico.</text:span></text:a><text:span text:style-name="T62">*</text:span></text:p>
      <text:p text:style-name="Standard"><text:a xlink:type="simple" xlink:href="https://www.odoo.com/es_ES/slides/slide/campaigns-979?fullscreen=1&amp;quiz=1#" text:style-name="Internet_20_link" text:visited-style-name="Visited_20_Internet_20_Link"><text:span text:style-name="T62">Ninguna de las anteriores.</text:span></text:a></text:p>
      <text:p text:style-name="P139"/>
      <text:p text:style-name="P139">Notificaciones push y chat en vivo</text:p>
      <text:p text:style-name="P36">1.¿Dónde debo dirigirme para activar la opción de Notificación Push?</text:p>
      <text:p text:style-name="Standard"><text:a xlink:type="simple" xlink:href="https://www.odoo.com/es_ES/slides/slide/push-notifications-and-live-chat-980?fullscreen=1&amp;quiz=1#" text:style-name="Internet_20_link" text:visited-style-name="Visited_20_Internet_20_Link"><text:span text:style-name="T72">Aplicación de sitio web.</text:span></text:a><text:span text:style-name="T62">*</text:span></text:p>
      <text:p text:style-name="Standard"><text:a xlink:type="simple" xlink:href="https://www.odoo.com/es_ES/slides/slide/push-notifications-and-live-chat-980?fullscreen=1&amp;quiz=1#" text:style-name="Internet_20_link" text:visited-style-name="Visited_20_Internet_20_Link"><text:span text:style-name="T62">Aplicación de configuración.</text:span></text:a></text:p>
      <text:p text:style-name="Standard"><text:span text:style-name="T84">A</text:span><text:a xlink:type="simple" xlink:href="https://www.odoo.com/es_ES/slides/slide/push-notifications-and-live-chat-980?fullscreen=1&amp;quiz=1#" text:style-name="Internet_20_link" text:visited-style-name="Visited_20_Internet_20_Link"><text:span text:style-name="T80">pl</text:span><text:span text:style-name="T62">icación de marketing social.</text:span></text:a></text:p>
      <text:p text:style-name="Standard"><text:a xlink:type="simple" xlink:href="https://www.odoo.com/es_ES/slides/slide/push-notifications-and-live-chat-980?fullscreen=1&amp;quiz=1#" text:style-name="Internet_20_link" text:visited-style-name="Visited_20_Internet_20_Link"><text:span text:style-name="T62">Ninguna de las anteriores.</text:span></text:a></text:p>
      <text:p text:style-name="P106"/>
      <text:p text:style-name="P106">2.¿Qué hace el campo Push Target URL?</text:p>
      <text:p text:style-name="Standard"><text:a xlink:type="simple" xlink:href="https://www.odoo.com/es_ES/slides/slide/push-notifications-and-live-chat-980?fullscreen=1&amp;quiz=1#" text:style-name="Internet_20_link" text:visited-style-name="Visited_20_Internet_20_Link"><text:span text:style-name="T72">Me permite elegir en cuál de las páginas de mi sitio web aterrizará el usuario al hacer clic en mi mensaje. El enlace también será rastreado.</text:span></text:a><text:span text:style-name="T62">*</text:span></text:p>
      <text:p text:style-name="Standard"><text:a xlink:type="simple" xlink:href="https://www.odoo.com/es_ES/slides/slide/push-notifications-and-live-chat-980?fullscreen=1&amp;quiz=1#" text:style-name="Internet_20_link" text:visited-style-name="Visited_20_Internet_20_Link"><text:span text:style-name="T62">Me permite elegir la página web que me gustaría rastrear para ese mensaje.</text:span></text:a></text:p>
      <text:p text:style-name="Standard"><text:a xlink:type="simple" xlink:href="https://www.odoo.com/es_ES/slides/slide/push-notifications-and-live-chat-980?fullscreen=1&amp;quiz=1#" text:style-name="Internet_20_link" text:visited-style-name="Visited_20_Internet_20_Link"><text:span text:style-name="T62">Me permite elegir la página web que me gustaría que se muestre al pie del mensaje.</text:span></text:a></text:p>
      <text:p text:style-name="Standard"><text:a xlink:type="simple" xlink:href="https://www.odoo.com/es_ES/slides/slide/push-notifications-and-live-chat-980?fullscreen=1&amp;quiz=1#" text:style-name="Internet_20_link" text:visited-style-name="Visited_20_Internet_20_Link"><text:span text:style-name="T62">Ninguna de las anteriores.</text:span></text:a></text:p>
      <text:p text:style-name="P106"/>
      <text:p text:style-name="P106">3.¿Cuál de estos puedo ver cuando abro el registro de un visitante?</text:p>
      <text:p text:style-name="Standard"><text:a xlink:type="simple" xlink:href="https://www.odoo.com/es_ES/slides/slide/push-notifications-and-live-chat-980?fullscreen=1&amp;quiz=1#" text:style-name="Internet_20_link" text:visited-style-name="Visited_20_Internet_20_Link"><text:span text:style-name="T62">Número de leads/oportunidades.</text:span></text:a></text:p>
      <text:p text:style-name="Standard"><text:a xlink:type="simple" xlink:href="https://www.odoo.com/es_ES/slides/slide/push-notifications-and-live-chat-980?fullscreen=1&amp;quiz=1#" text:style-name="Internet_20_link" text:visited-style-name="Visited_20_Internet_20_Link"><text:span text:style-name="T62">Número de visitas/sesiones.</text:span></text:a></text:p>
      <text:p text:style-name="Standard"><text:a xlink:type="simple" xlink:href="https://www.odoo.com/es_ES/slides/slide/push-notifications-and-live-chat-980?fullscreen=1&amp;quiz=1#" text:style-name="Internet_20_link" text:visited-style-name="Visited_20_Internet_20_Link"><text:span text:style-name="T62">Paginas visitadas.</text:span></text:a></text:p>
      <text:p text:style-name="Standard"><text:a xlink:type="simple" xlink:href="https://www.odoo.com/es_ES/slides/slide/push-notifications-and-live-chat-980?fullscreen=1&amp;quiz=1#" text:style-name="Internet_20_link" text:visited-style-name="Visited_20_Internet_20_Link"><text:span text:style-name="T72">Todo lo anterior.</text:span></text:a><text:span text:style-name="T62">*</text:span></text:p>
      <text:p text:style-name="P139"/>
      <text:p text:style-name="P139">Fundamentos del marketing por correo electrónicos</text:p>
      <text:p text:style-name="P36">1.¿Dónde puede activar la función 'Servidor Dedicado' en la aplicación de Email Marketing?</text:p>
      <text:p text:style-name="Standard"><text:a xlink:type="simple" xlink:href="https://www.odoo.com/es_ES/slides/slide/email-marketing-essentials-989?fullscreen=1&amp;quiz=1#" text:style-name="Internet_20_link" text:visited-style-name="Visited_20_Internet_20_Link"><text:span text:style-name="T72">La página de configuración (Configuración &gt; Configuración).</text:span></text:a><text:span text:style-name="T62">*</text:span></text:p>
      <text:p text:style-name="Standard"><text:a xlink:type="simple" xlink:href="https://www.odoo.com/es_ES/slides/slide/email-marketing-essentials-989?fullscreen=1&amp;quiz=1#" text:style-name="Internet_20_link" text:visited-style-name="Visited_20_Internet_20_Link"><text:span text:style-name="T62">La Página de Servidores (Configuración &gt; Servidores).</text:span></text:a></text:p>
      <text:p text:style-name="Standard"><text:a xlink:type="simple" xlink:href="https://www.odoo.com/es_ES/slides/slide/email-marketing-essentials-989?fullscreen=1&amp;quiz=1#" text:style-name="Internet_20_link" text:visited-style-name="Visited_20_Internet_20_Link"><text:span text:style-name="T62">El Portal de correo electrónico (Configuración &gt; Portal de correo electrónico).</text:span></text:a></text:p>
      <text:p text:style-name="Standard"><text:a xlink:type="simple" xlink:href="https://www.odoo.com/es_ES/slides/slide/email-marketing-essentials-989?fullscreen=1&amp;quiz=1#" text:style-name="Internet_20_link" text:visited-style-name="Visited_20_Internet_20_Link"><text:span text:style-name="T62">La Página de Servidores Dedicados (Configuración &gt; Dedicaciones &gt; Correo Electrónico &gt; Servidores).</text:span></text:a></text:p>
      <text:p text:style-name="P106"><text:soft-page-break/></text:p>
      <text:p text:style-name="P106">2.¿Qué te permite hacer la prueba A/B?</text:p>
      <text:p text:style-name="Standard"><text:a xlink:type="simple" xlink:href="https://www.odoo.com/es_ES/slides/slide/email-marketing-essentials-989?fullscreen=1&amp;quiz=1#" text:style-name="Internet_20_link" text:visited-style-name="Visited_20_Internet_20_Link"><text:span text:style-name="T62">Seleccione nuevos clientes de una base de datos de terceros.</text:span></text:a></text:p>
      <text:p text:style-name="Standard"><text:a xlink:type="simple" xlink:href="https://www.odoo.com/es_ES/slides/slide/email-marketing-essentials-989?fullscreen=1&amp;quiz=1#" text:style-name="Internet_20_link" text:visited-style-name="Visited_20_Internet_20_Link"><text:span text:style-name="T62">Envíe mensajes a los empleados cuando se cree un nuevo cliente potencial/oportunidad.</text:span></text:a></text:p>
      <text:p text:style-name="Standard"><text:a xlink:type="simple" xlink:href="https://www.odoo.com/es_ES/slides/slide/email-marketing-essentials-989?fullscreen=1&amp;quiz=1#" text:style-name="Internet_20_link" text:visited-style-name="Visited_20_Internet_20_Link"><text:span text:style-name="T72">Seleccione un porcentaje de destinatarios a los que enviar una versión del correo para medir su eficacia.</text:span></text:a><text:span text:style-name="T62">*</text:span></text:p>
      <text:p text:style-name="Standard"><text:a xlink:type="simple" xlink:href="https://www.odoo.com/es_ES/slides/slide/email-marketing-essentials-989?fullscreen=1&amp;quiz=1#" text:style-name="Internet_20_link" text:visited-style-name="Visited_20_Internet_20_Link"><text:span text:style-name="T62">No hay tal característica.</text:span></text:a></text:p>
      <text:p text:style-name="P106"/>
      <text:p text:style-name="P106">3.Una vez que hace clic en 'Enviar' y el correo está programado para enviarse, el estado cambia de 'Borrador' a...</text:p>
      <text:p text:style-name="Standard"><text:a xlink:type="simple" xlink:href="https://www.odoo.com/es_ES/slides/slide/email-marketing-essentials-989?fullscreen=1&amp;quiz=1#" text:style-name="Internet_20_link" text:visited-style-name="Visited_20_Internet_20_Link"><text:span text:style-name="T62">'Enviado.'</text:span></text:a></text:p>
      <text:p text:style-name="Standard"><text:a xlink:type="simple" xlink:href="https://www.odoo.com/es_ES/slides/slide/email-marketing-essentials-989?fullscreen=1&amp;quiz=1#" text:style-name="Internet_20_link" text:visited-style-name="Visited_20_Internet_20_Link"><text:span text:style-name="T72">'En fila.'</text:span></text:a><text:span text:style-name="T62">*</text:span></text:p>
      <text:p text:style-name="Standard"><text:a xlink:type="simple" xlink:href="https://www.odoo.com/es_ES/slides/slide/email-marketing-essentials-989?fullscreen=1&amp;quiz=1#" text:style-name="Internet_20_link" text:visited-style-name="Visited_20_Internet_20_Link"><text:span text:style-name="T62">'En curso.'</text:span></text:a></text:p>
      <text:p text:style-name="Standard"><text:a xlink:type="simple" xlink:href="https://www.odoo.com/es_ES/slides/slide/email-marketing-essentials-989?fullscreen=1&amp;quiz=1#" text:style-name="Internet_20_link" text:visited-style-name="Visited_20_Internet_20_Link"><text:span text:style-name="T62">'Espera.'</text:span></text:a></text:p>
      <text:p text:style-name="P36"/>
      <text:p text:style-name="P139">Fundamentos de automatización de marketing</text:p>
      <text:p text:style-name="P36">1.Cuando inicias oficialmente tu campaña, ¿a qué estado cambia...?</text:p>
      <text:p text:style-name="Standard"><text:a xlink:type="simple" xlink:href="https://www.odoo.com/es_ES/slides/slide/marketing-automation-essentials-991?fullscreen=1&amp;quiz=1#" text:style-name="Internet_20_link" text:visited-style-name="Visited_20_Internet_20_Link"><text:span text:style-name="T72">Correr.</text:span></text:a><text:span text:style-name="T62">*</text:span></text:p>
      <text:p text:style-name="Standard"><text:a xlink:type="simple" xlink:href="https://www.odoo.com/es_ES/slides/slide/marketing-automation-essentials-991?fullscreen=1&amp;quiz=1#" text:style-name="Internet_20_link" text:visited-style-name="Visited_20_Internet_20_Link"><text:span text:style-name="T62">Comenzó.</text:span></text:a></text:p>
      <text:p text:style-name="Standard"><text:a xlink:type="simple" xlink:href="https://www.odoo.com/es_ES/slides/slide/marketing-automation-essentials-991?fullscreen=1&amp;quiz=1#" text:style-name="Internet_20_link" text:visited-style-name="Visited_20_Internet_20_Link"><text:span text:style-name="T62">Cerrado.</text:span></text:a></text:p>
      <text:p text:style-name="Standard"><text:a xlink:type="simple" xlink:href="https://www.odoo.com/es_ES/slides/slide/marketing-automation-essentials-991?fullscreen=1&amp;quiz=1#" text:style-name="Internet_20_link" text:visited-style-name="Visited_20_Internet_20_Link"><text:span text:style-name="T62">Comenzado.</text:span></text:a></text:p>
      <text:p text:style-name="P106"/>
      <text:p text:style-name="P106">2.Si no puede encontrar la opción específica que está buscando en el menú desplegable "Objetivo", ¿qué debe hacer?</text:p>
      <text:p text:style-name="Standard"><text:a xlink:type="simple" xlink:href="https://www.odoo.com/es_ES/slides/slide/marketing-automation-essentials-991?fullscreen=1&amp;quiz=1#" text:style-name="Internet_20_link" text:visited-style-name="Visited_20_Internet_20_Link"><text:span text:style-name="T62">Cierre sesión en su portal de clientes y luego vuelva a iniciar sesión.</text:span></text:a></text:p>
      <text:p text:style-name="Standard"><text:a xlink:type="simple" xlink:href="https://www.odoo.com/es_ES/slides/slide/marketing-automation-essentials-991?fullscreen=1&amp;quiz=1#" text:style-name="Internet_20_link" text:visited-style-name="Visited_20_Internet_20_Link"><text:span text:style-name="T72">Seleccione 'Buscar más' en el menú desplegable 'Objetivo'.</text:span></text:a><text:span text:style-name="T62">*</text:span></text:p>
      <text:p text:style-name="Standard"><text:a xlink:type="simple" xlink:href="https://www.odoo.com/es_ES/slides/slide/marketing-automation-essentials-991?fullscreen=1&amp;quiz=1#" text:style-name="Internet_20_link" text:visited-style-name="Visited_20_Internet_20_Link"><text:span text:style-name="T62">Póngase en contacto con el soporte técnico de Odoo.</text:span></text:a></text:p>
      <text:p text:style-name="Standard"><text:a xlink:type="simple" xlink:href="https://www.odoo.com/es_ES/slides/slide/marketing-automation-essentials-991?fullscreen=1&amp;quiz=1#" text:style-name="Internet_20_link" text:visited-style-name="Visited_20_Internet_20_Link"><text:span text:style-name="T62">Nada. Odoo no proporciona esa opción.</text:span></text:a></text:p>
      <text:p text:style-name="P106"/>
      <text:p text:style-name="P106">3.Los 'Registros' de una campaña de marketing representan…</text:p>
      <text:p text:style-name="Standard"><text:a xlink:type="simple" xlink:href="https://www.odoo.com/es_ES/slides/slide/marketing-automation-essentials-991?fullscreen=1&amp;quiz=1#" text:style-name="Internet_20_link" text:visited-style-name="Visited_20_Internet_20_Link"><text:span text:style-name="T62">El número de veces que se ha utilizado esta campaña.</text:span></text:a></text:p>
      <text:p text:style-name="Standard"><text:a xlink:type="simple" xlink:href="https://www.odoo.com/es_ES/slides/slide/marketing-automation-essentials-991?fullscreen=1&amp;quiz=1#" text:style-name="Internet_20_link" text:visited-style-name="Visited_20_Internet_20_Link"><text:span text:style-name="T62">El número de usuarios con acceso de administrador.</text:span></text:a></text:p>
      <text:p text:style-name="Standard"><text:a xlink:type="simple" xlink:href="https://www.odoo.com/es_ES/slides/slide/marketing-automation-essentials-991?fullscreen=1&amp;quiz=1#" text:style-name="Internet_20_link" text:visited-style-name="Visited_20_Internet_20_Link"><text:span text:style-name="T62">El número de campañas que se han generado en tu base de datos.</text:span></text:a></text:p>
      <text:p text:style-name="Standard"><text:a xlink:type="simple" xlink:href="https://www.odoo.com/es_ES/slides/slide/marketing-automation-essentials-991?fullscreen=1&amp;quiz=1#" text:style-name="Internet_20_link" text:visited-style-name="Visited_20_Internet_20_Link"><text:span text:style-name="T72">La cantidad de contactos que se ajustan a los criterios de 'Filtro' que acaba de configurar.</text:span></text:a><text:span text:style-name="T62">*</text:span></text:p>
      <text:p text:style-name="P139"/>
      <text:p text:style-name="P139">Actividades de mercadeo</text:p>
      <text:p text:style-name="P36">1.¿Se puede crear una plantilla de correo electrónico sobre la marcha?</text:p>
      <text:p text:style-name="Standard"><text:a xlink:type="simple" xlink:href="https://www.odoo.com/es_ES/slides/slide/marketing-activities-2597?fullscreen=1&amp;quiz=1#" text:style-name="Internet_20_link" text:visited-style-name="Visited_20_Internet_20_Link"><text:span text:style-name="T72">Sí, claro.</text:span></text:a><text:span text:style-name="T62">*</text:span></text:p>
      <text:p text:style-name="Standard"><text:a xlink:type="simple" xlink:href="https://www.odoo.com/es_ES/slides/slide/marketing-activities-2597?fullscreen=1&amp;quiz=1#" text:style-name="Internet_20_link" text:visited-style-name="Visited_20_Internet_20_Link"><text:span text:style-name="T62">Sí, con el complemento de plantilla instalado.</text:span></text:a></text:p>
      <text:p text:style-name="Standard"><text:a xlink:type="simple" xlink:href="https://www.odoo.com/es_ES/slides/slide/marketing-activities-2597?fullscreen=1&amp;quiz=1#" text:style-name="Internet_20_link" text:visited-style-name="Visited_20_Internet_20_Link"><text:span text:style-name="T62">Sí, con el permiso firmado de un administrador.</text:span></text:a></text:p>
      <text:p text:style-name="Standard"><text:a xlink:type="simple" xlink:href="https://www.odoo.com/es_ES/slides/slide/marketing-activities-2597?fullscreen=1&amp;quiz=1#" text:style-name="Internet_20_link" text:visited-style-name="Visited_20_Internet_20_Link"><text:span text:style-name="T62">No es imposible.</text:span></text:a></text:p>
      <text:p text:style-name="P106"/>
      <text:p text:style-name="P106">2.¿Qué característica debe tener en cuenta al crear una actividad urgente en una campaña?</text:p>
      <text:p text:style-name="Standard"><text:a xlink:type="simple" xlink:href="https://www.odoo.com/es_ES/slides/slide/marketing-activities-2597?fullscreen=1&amp;quiz=1#" text:style-name="Internet_20_link" text:visited-style-name="Visited_20_Internet_20_Link"><text:span text:style-name="T62">Excluir.</text:span></text:a></text:p>
      <text:p text:style-name="Standard"><text:a xlink:type="simple" xlink:href="https://www.odoo.com/es_ES/slides/slide/marketing-activities-2597?fullscreen=1&amp;quiz=1#" text:style-name="Internet_20_link" text:visited-style-name="Visited_20_Internet_20_Link"><text:span text:style-name="T62">Fecha de caducidad.</text:span></text:a></text:p>
      <text:p text:style-name="Standard"><text:a xlink:type="simple" xlink:href="https://www.odoo.com/es_ES/slides/slide/marketing-activities-2597?fullscreen=1&amp;quiz=1#" text:style-name="Internet_20_link" text:visited-style-name="Visited_20_Internet_20_Link"><text:span text:style-name="T72">Duración de la caducidad.</text:span></text:a><text:span text:style-name="T62">*</text:span></text:p>
      <text:p text:style-name="Standard"><text:a xlink:type="simple" xlink:href="https://www.odoo.com/es_ES/slides/slide/marketing-activities-2597?fullscreen=1&amp;quiz=1#" text:style-name="Internet_20_link" text:visited-style-name="Visited_20_Internet_20_Link"><text:span text:style-name="T62">Expirar.</text:span></text:a></text:p>
      <text:p text:style-name="P106"><text:soft-page-break/></text:p>
      <text:p text:style-name="P106">3.¿Qué tipo de actividades automatizan acciones internas de back-end en su base de datos?</text:p>
      <text:p text:style-name="Standard"><text:a xlink:type="simple" xlink:href="https://www.odoo.com/es_ES/slides/slide/marketing-activities-2597?fullscreen=1&amp;quiz=1#" text:style-name="Internet_20_link" text:visited-style-name="Visited_20_Internet_20_Link"><text:span text:style-name="T62">Actividad Empresarial.</text:span></text:a></text:p>
      <text:p text:style-name="Standard"><text:a xlink:type="simple" xlink:href="https://www.odoo.com/es_ES/slides/slide/marketing-activities-2597?fullscreen=1&amp;quiz=1#" text:style-name="Internet_20_link" text:visited-style-name="Visited_20_Internet_20_Link"><text:span text:style-name="T62">Actividad del servidor.</text:span></text:a></text:p>
      <text:p text:style-name="Standard"><text:a xlink:type="simple" xlink:href="https://www.odoo.com/es_ES/slides/slide/marketing-activities-2597?fullscreen=1&amp;quiz=1#" text:style-name="Internet_20_link" text:visited-style-name="Visited_20_Internet_20_Link"><text:span text:style-name="T62">Acción de base de datos.</text:span></text:a></text:p>
      <text:p text:style-name="Standard"><text:a xlink:type="simple" xlink:href="https://www.odoo.com/es_ES/slides/slide/marketing-activities-2597?fullscreen=1&amp;quiz=1#" text:style-name="Internet_20_link" text:visited-style-name="Visited_20_Internet_20_Link"><text:span text:style-name="T72">Acción del servidor.</text:span></text:a><text:span text:style-name="T62">*</text:span></text:p>
      <text:p text:style-name="P139"/>
      <text:p text:style-name="P139">Probar/ ejecutar campañas</text:p>
      <text:p text:style-name="P36">1.Cuando hace clic en "Iniciar una prueba", ¿puede crear un registro para probar sobre la marcha?</text:p>
      <text:p text:style-name="Standard"><text:a xlink:type="simple" xlink:href="https://www.odoo.com/es_ES/slides/slide/testing-running-campaigns-2598?fullscreen=1&amp;quiz=1#" text:style-name="Internet_20_link" text:visited-style-name="Visited_20_Internet_20_Link"><text:span text:style-name="T62">Sí, pero solo si ha conocido al contacto en persona antes.</text:span></text:a></text:p>
      <text:p text:style-name="Standard"><text:a xlink:type="simple" xlink:href="https://www.odoo.com/es_ES/slides/slide/testing-running-campaigns-2598?fullscreen=1&amp;quiz=1#" text:style-name="Internet_20_link" text:visited-style-name="Visited_20_Internet_20_Link"><text:span text:style-name="T72">Sí, sin ningún problema de ningún tipo.</text:span></text:a><text:span text:style-name="T62">*</text:span></text:p>
      <text:p text:style-name="Standard"><text:a xlink:type="simple" xlink:href="https://www.odoo.com/es_ES/slides/slide/testing-running-campaigns-2598?fullscreen=1&amp;quiz=1#" text:style-name="Internet_20_link" text:visited-style-name="Visited_20_Internet_20_Link"><text:span text:style-name="T62">Sí, pero solo si tiene instalado el módulo 'Contacto de prueba'.</text:span></text:a></text:p>
      <text:p text:style-name="Standard"><text:a xlink:type="simple" xlink:href="https://www.odoo.com/es_ES/slides/slide/testing-running-campaigns-2598?fullscreen=1&amp;quiz=1#" text:style-name="Internet_20_link" text:visited-style-name="Visited_20_Internet_20_Link"><text:span text:style-name="T62">No es imposible.</text:span></text:a></text:p>
      <text:p text:style-name="P106"/>
      <text:p text:style-name="P106">2.¿Cómo verifica el progreso del flujo de trabajo actualizado de una prueba de campaña en Odoo?</text:p>
      <text:p text:style-name="Standard"><text:a xlink:type="simple" xlink:href="https://www.odoo.com/es_ES/slides/slide/testing-running-campaigns-2598?fullscreen=1&amp;quiz=1#" text:style-name="Internet_20_link" text:visited-style-name="Visited_20_Internet_20_Link"><text:span text:style-name="T72">Recarga la página.</text:span></text:a><text:span text:style-name="T62">*</text:span></text:p>
      <text:p text:style-name="Standard"><text:a xlink:type="simple" xlink:href="https://www.odoo.com/es_ES/slides/slide/testing-running-campaigns-2598?fullscreen=1&amp;quiz=1#" text:style-name="Internet_20_link" text:visited-style-name="Visited_20_Internet_20_Link"><text:span text:style-name="T62">Cierra la sesión y vuelve a iniciarla inmediatamente.</text:span></text:a></text:p>
      <text:p text:style-name="Standard"><text:a xlink:type="simple" xlink:href="https://www.odoo.com/es_ES/slides/slide/testing-running-campaigns-2598?fullscreen=1&amp;quiz=1#" text:style-name="Internet_20_link" text:visited-style-name="Visited_20_Internet_20_Link"><text:span text:style-name="T62">Cierre la aplicación y vuelva a abrirla inmediatamente.</text:span></text:a></text:p>
      <text:p text:style-name="Standard"><text:a xlink:type="simple" xlink:href="https://www.odoo.com/es_ES/slides/slide/testing-running-campaigns-2598?fullscreen=1&amp;quiz=1#" text:style-name="Internet_20_link" text:visited-style-name="Visited_20_Internet_20_Link"><text:span text:style-name="T62">Es imposible.</text:span></text:a></text:p>
      <text:p text:style-name="P106"/>
      <text:p text:style-name="P106">3.Si configura una 'Acción del servidor' para mover un cliente potencial/oportunidad a la siguiente etapa en su flujo de trabajo cuando se activa, ¿dónde iría para confirmar ese cambio?</text:p>
      <text:p text:style-name="Standard"><text:a xlink:type="simple" xlink:href="https://www.odoo.com/es_ES/slides/slide/testing-running-campaigns-2598?fullscreen=1&amp;quiz=1#" text:style-name="Internet_20_link" text:visited-style-name="Visited_20_Internet_20_Link"><text:span text:style-name="T62">En el tablero principal de Odoo.</text:span></text:a></text:p>
      <text:p text:style-name="Standard"><text:a xlink:type="simple" xlink:href="https://www.odoo.com/es_ES/slides/slide/testing-running-campaigns-2598?fullscreen=1&amp;quiz=1#" text:style-name="Internet_20_link" text:visited-style-name="Visited_20_Internet_20_Link"><text:span text:style-name="T62">En el panel de Proyectos.</text:span></text:a></text:p>
      <text:p text:style-name="Standard"><text:a xlink:type="simple" xlink:href="https://www.odoo.com/es_ES/slides/slide/testing-running-campaigns-2598?fullscreen=1&amp;quiz=1#" text:style-name="Internet_20_link" text:visited-style-name="Visited_20_Internet_20_Link"><text:span text:style-name="T72">En el panel de CRM.</text:span></text:a><text:span text:style-name="T62">*</text:span></text:p>
      <text:p text:style-name="Standard"><text:a xlink:type="simple" xlink:href="https://www.odoo.com/es_ES/slides/slide/testing-running-campaigns-2598?fullscreen=1&amp;quiz=1#" text:style-name="Internet_20_link" text:visited-style-name="Visited_20_Internet_20_Link"><text:span text:style-name="T62">En el Portal del Cliente.</text:span></text:a></text:p>
      <text:p text:style-name="P137"/>
      <text:p text:style-name="P31">Modulo: <text:span text:style-name="T22">Proyectos</text:span><text:span text:style-name="T65"> <text:s text:c="22"/></text:span><text:s text:c="36"/>Odoo Tutorials: <text:span text:style-name="T65">Project &amp; Timesheets</text:span></text:p>
      <text:p text:style-name="P14"><text:span text:style-name="T42"><text:s text:c="57"/>Link : </text:span><text:a xlink:type="simple" xlink:href="https://www.odoo.com/es_ES/slides/project-timesheets-21" text:style-name="Internet_20_link" text:visited-style-name="Visited_20_Internet_20_Link"><text:span text:style-name="T42">https://www.odoo.com/es_ES/slides/project-timesheets-21</text:span></text:a><text:span text:style-name="T42"> </text:span></text:p>
      <text:p text:style-name="P31"/>
      <text:list text:style-name="L1">
        <text:list-header>
          <text:p text:style-name="P155"><text:span text:style-name="T50">GESTIÓN DE PROYECTOS</text:span></text:p>
        </text:list-header>
      </text:list>
      <text:p text:style-name="P137"><text:span text:style-name="T86">Gestión de proyectos Kanban</text:span></text:p>
      <text:p text:style-name="P36">1.¿Cuál de los siguientes métodos de gestión de proyectos utiliza la aplicación Odoo Project?</text:p>
      <text:p text:style-name="Standard"><text:a xlink:type="simple" xlink:href="https://www.odoo.com/es_ES/slides/slide/kanban-project-management-1664?fullscreen=1&amp;quiz=1#" text:style-name="Internet_20_link" text:visited-style-name="Visited_20_Internet_20_Link"><text:span text:style-name="T62">Ágil.</text:span></text:a></text:p>
      <text:p text:style-name="Standard"><text:a xlink:type="simple" xlink:href="https://www.odoo.com/es_ES/slides/slide/kanban-project-management-1664?fullscreen=1&amp;quiz=1#" text:style-name="Internet_20_link" text:visited-style-name="Visited_20_Internet_20_Link"><text:span text:style-name="T72">Kanbán.</text:span></text:a><text:span text:style-name="T62">*</text:span></text:p>
      <text:p text:style-name="Standard"><text:a xlink:type="simple" xlink:href="https://www.odoo.com/es_ES/slides/slide/kanban-project-management-1664?fullscreen=1&amp;quiz=1#" text:style-name="Internet_20_link" text:visited-style-name="Visited_20_Internet_20_Link"><text:span text:style-name="T62">Melé.</text:span></text:a></text:p>
      <text:p text:style-name="Standard"><text:a xlink:type="simple" xlink:href="https://www.odoo.com/es_ES/slides/slide/kanban-project-management-1664?fullscreen=1&amp;quiz=1#" text:style-name="Internet_20_link" text:visited-style-name="Visited_20_Internet_20_Link"><text:span text:style-name="T62">Cascada.</text:span></text:a></text:p>
      <text:p text:style-name="P106"/>
      <text:p text:style-name="P106">2.¿Cómo puede agregar etapas a su sistema de vista de tablero y cambiar su orden?</text:p>
      <text:p text:style-name="Standard"><text:a xlink:type="simple" xlink:href="https://www.odoo.com/es_ES/slides/slide/kanban-project-management-1664?fullscreen=1&amp;quiz=1#" text:style-name="Internet_20_link" text:visited-style-name="Visited_20_Internet_20_Link"><text:span text:style-name="T72">Puede hacer clic en el botón "Agregar una columna" y arrastrar y soltar la columna donde desee en el tablero.</text:span></text:a><text:span text:style-name="T62">*</text:span></text:p>
      <text:p text:style-name="Standard"><text:a xlink:type="simple" xlink:href="https://www.odoo.com/es_ES/slides/slide/kanban-project-management-1664?fullscreen=1&amp;quiz=1#" text:style-name="Internet_20_link" text:visited-style-name="Visited_20_Internet_20_Link"><text:span text:style-name="T62">Puede hacer clic en el botón "Agregar una columna", pero no puede cambiar el orden una vez que se establecen las etapas.</text:span></text:a></text:p>
      <text:p text:style-name="Standard"><text:a xlink:type="simple" xlink:href="https://www.odoo.com/es_ES/slides/slide/kanban-project-management-1664?fullscreen=1&amp;quiz=1#" text:style-name="Internet_20_link" text:visited-style-name="Visited_20_Internet_20_Link"><text:span text:style-name="T62">No puedes hacer ninguna de estas cosas.</text:span></text:a></text:p>
      <text:p text:style-name="P36"/>
      <text:p text:style-name="P36"/>
      <text:p text:style-name="P144"><text:soft-page-break/>Personaliza tu proyectos</text:p>
      <text:p text:style-name="P36">1.¿Dónde puedes cambiar el nombre de tu proyecto?</text:p>
      <text:p text:style-name="Standard"><text:a xlink:type="simple" xlink:href="https://www.odoo.com/es_ES/slides/slide/customize-your-project-1662?fullscreen=1&amp;quiz=1#" text:style-name="Internet_20_link" text:visited-style-name="Visited_20_Internet_20_Link"><text:span text:style-name="T62">No puedes cambiar el nombre de tu proyecto una vez creado.</text:span></text:a></text:p>
      <text:p text:style-name="Standard"><text:a xlink:type="simple" xlink:href="https://www.odoo.com/es_ES/slides/slide/customize-your-project-1662?fullscreen=1&amp;quiz=1#" text:style-name="Internet_20_link" text:visited-style-name="Visited_20_Internet_20_Link"><text:span text:style-name="T72">En el formulario de edición de su proyecto.</text:span></text:a><text:span text:style-name="T62">*</text:span></text:p>
      <text:p text:style-name="P154"><text:a xlink:type="simple" xlink:href="https://www.odoo.com/es_ES/slides/slide/customize-your-project-1662?fullscreen=1&amp;quiz=1#" text:style-name="Internet_20_link" text:visited-style-name="Visited_20_Internet_20_Link"><text:span text:style-name="T62">En la vista Kanban del proyecto.</text:span></text:a></text:p>
      <text:p text:style-name="P154"><text:a xlink:type="simple" xlink:href="https://www.odoo.com/es_ES/slides/slide/customize-your-project-1662?fullscreen=1&amp;quiz=1#" text:style-name="Internet_20_link" text:visited-style-name="Visited_20_Internet_20_Link"><text:span text:style-name="T62">Tanto en la vista Kanban como en el formulario de edición de tu proyecto.</text:span></text:a></text:p>
      <text:p text:style-name="P106"/>
      <text:p text:style-name="P106">2.¿Cuál de estos elementos no aparece en la vista Kanban del proyecto de su proyecto?</text:p>
      <text:p text:style-name="Standard"><text:a xlink:type="simple" xlink:href="https://www.odoo.com/es_ES/slides/slide/customize-your-project-1662?fullscreen=1&amp;quiz=1#" text:style-name="Internet_20_link" text:visited-style-name="Visited_20_Internet_20_Link"><text:span text:style-name="T62">Las fechas.</text:span></text:a></text:p>
      <text:p text:style-name="Standard"><text:a xlink:type="simple" xlink:href="https://www.odoo.com/es_ES/slides/slide/customize-your-project-1662?fullscreen=1&amp;quiz=1#" text:style-name="Internet_20_link" text:visited-style-name="Visited_20_Internet_20_Link"><text:span text:style-name="T62">Las Etiquetas.</text:span></text:a></text:p>
      <text:p text:style-name="Standard"><text:a xlink:type="simple" xlink:href="https://www.odoo.com/es_ES/slides/slide/customize-your-project-1662?fullscreen=1&amp;quiz=1#" text:style-name="Internet_20_link" text:visited-style-name="Visited_20_Internet_20_Link"><text:span text:style-name="T62">El Gerente de Proyecto.</text:span></text:a></text:p>
      <text:p text:style-name="Standard"><text:a xlink:type="simple" xlink:href="https://www.odoo.com/es_ES/slides/slide/customize-your-project-1662?fullscreen=1&amp;quiz=1#" text:style-name="Internet_20_link" text:visited-style-name="Visited_20_Internet_20_Link"><text:span text:style-name="T72">La descripción del proyecto.</text:span></text:a><text:span text:style-name="T62">*</text:span></text:p>
      <text:p text:style-name="P106"/>
      <text:p text:style-name="P106">3.¿Cuáles son las horas asignadas de un proyecto?</text:p>
      <text:p text:style-name="Standard"><text:a xlink:type="simple" xlink:href="https://www.odoo.com/es_ES/slides/slide/customize-your-project-1662?fullscreen=1&amp;quiz=1#" text:style-name="Internet_20_link" text:visited-style-name="Visited_20_Internet_20_Link"><text:span text:style-name="T72">La cantidad de horas que necesitaría dedicar para completar su proyecto.</text:span></text:a><text:span text:style-name="T62">*</text:span></text:p>
      <text:p text:style-name="Standard"><text:a xlink:type="simple" xlink:href="https://www.odoo.com/es_ES/slides/slide/customize-your-project-1662?fullscreen=1&amp;quiz=1#" text:style-name="Internet_20_link" text:visited-style-name="Visited_20_Internet_20_Link"><text:span text:style-name="T62">El número de horas ya dedicadas al proyecto.</text:span></text:a></text:p>
      <text:p text:style-name="Standard"><text:a xlink:type="simple" xlink:href="https://www.odoo.com/es_ES/slides/slide/customize-your-project-1662?fullscreen=1&amp;quiz=1#" text:style-name="Internet_20_link" text:visited-style-name="Visited_20_Internet_20_Link"><text:span text:style-name="T62">El número de horas restantes antes de la siguiente actividad planificada.</text:span></text:a></text:p>
      <text:p text:style-name="Standard"><text:a xlink:type="simple" xlink:href="https://www.odoo.com/es_ES/slides/slide/customize-your-project-1662?fullscreen=1&amp;quiz=1#" text:style-name="Internet_20_link" text:visited-style-name="Visited_20_Internet_20_Link"><text:span text:style-name="T62">El número de horas restantes antes de que su proyecto cambie de color en la vista Kanban.</text:span></text:a></text:p>
      <text:p text:style-name="P144"/>
      <text:p text:style-name="P144">Etapas y estado de proyectos</text:p>
      <text:p text:style-name="P36">1.Cuando configuro la(s) etapa(s) de mi proyecto, ¿cuál(es) está(n) configurada(s) como Plegada(s) en Kanban de forma predeterminada?</text:p>
      <text:p text:style-name="Standard"><text:a xlink:type="simple" xlink:href="https://www.odoo.com/es_ES/slides/slide/project-stages-and-status-1674?fullscreen=1&amp;quiz=1#" text:style-name="Internet_20_link" text:visited-style-name="Visited_20_Internet_20_Link"><text:span text:style-name="T62">Ningún escenario está configurado como plegado en Kanban de forma predeterminada.</text:span></text:a></text:p>
      <text:p text:style-name="Standard"><text:a xlink:type="simple" xlink:href="https://www.odoo.com/es_ES/slides/slide/project-stages-and-status-1674?fullscreen=1&amp;quiz=1#" text:style-name="Internet_20_link" text:visited-style-name="Visited_20_Internet_20_Link"><text:span text:style-name="T62">La etapa Listo.</text:span></text:a></text:p>
      <text:p text:style-name="Standard"><text:a xlink:type="simple" xlink:href="https://www.odoo.com/es_ES/slides/slide/project-stages-and-status-1674?fullscreen=1&amp;quiz=1#" text:style-name="Internet_20_link" text:visited-style-name="Visited_20_Internet_20_Link"><text:span text:style-name="T62">La etapa cancelada.</text:span></text:a></text:p>
      <text:p text:style-name="Standard"><text:a xlink:type="simple" xlink:href="https://www.odoo.com/es_ES/slides/slide/project-stages-and-status-1674?fullscreen=1&amp;quiz=1#" text:style-name="Internet_20_link" text:visited-style-name="Visited_20_Internet_20_Link"><text:span text:style-name="T72">Las etapas Listo y Cancelado.</text:span></text:a><text:span text:style-name="T62">*</text:span></text:p>
      <text:p text:style-name="P106"/>
      <text:p text:style-name="P106">2.Cuando hago clic en el ícono de ajustes junto al nombre de la etapa, ¿qué opciones obtengo para la etapa de mi proyecto?</text:p>
      <text:p text:style-name="Standard"><text:a xlink:type="simple" xlink:href="https://www.odoo.com/es_ES/slides/slide/project-stages-and-status-1674?fullscreen=1&amp;quiz=1#" text:style-name="Internet_20_link" text:visited-style-name="Visited_20_Internet_20_Link"><text:span text:style-name="T72">Doblar, Editar etapa, Eliminar, Archivar todo, Desarchivar todo.</text:span></text:a><text:span text:style-name="T62">*</text:span></text:p>
      <text:p text:style-name="Standard"><text:a xlink:type="simple" xlink:href="https://www.odoo.com/es_ES/slides/slide/project-stages-and-status-1674?fullscreen=1&amp;quiz=1#" text:style-name="Internet_20_link" text:visited-style-name="Visited_20_Internet_20_Link"><text:span text:style-name="T62">Editar escenario, Mover escenario, Plegar, Archivar todo, Desarchivar todo.</text:span></text:a></text:p>
      <text:p text:style-name="Standard"><text:a xlink:type="simple" xlink:href="https://www.odoo.com/es_ES/slides/slide/project-stages-and-status-1674?fullscreen=1&amp;quiz=1#" text:style-name="Internet_20_link" text:visited-style-name="Visited_20_Internet_20_Link"><text:span text:style-name="T62">Mover etapa, Editar etapa, Eliminar, Archivar todo, Desarchivar todo.</text:span></text:a></text:p>
      <text:p text:style-name="P144"/>
      <text:p text:style-name="P142">GESTIÓN DE TAREAS</text:p>
      <text:p text:style-name="P144">Tareas</text:p>
      <text:p text:style-name="P144">Creación de tareas a partir de pedidos de venta, formularios web y correos eléctronicos</text:p>
      <text:p text:style-name="P144">Subtareas</text:p>
      <text:p text:style-name="P144">Dependencias de tareas</text:p>
      <text:p text:style-name="P144">Tareas recurrentes</text:p>
      <text:p text:style-name="P144">Visibilidad y colaboración </text:p>
      <text:p text:style-name="P144"/>
      <text:p text:style-name="P142">GESTIÓN DE TIEMPO </text:p>
      <text:p text:style-name="P144">Planificación</text:p>
      <text:p text:style-name="P144">Hojas de horas</text:p>
      <text:p text:style-name="P144">Recordatorios</text:p>
      <text:p text:style-name="P144"/>
      <text:p text:style-name="P142">FACTURACIÓN</text:p>
      <text:p text:style-name="P144"><text:soft-page-break/>Registre y <text:s/>facture el tiempo dedicado a las tareas </text:p>
      <text:p text:style-name="P144">Costos de hojas de tiempo, facturas de proveedores y rentabilidad</text:p>
      <text:p text:style-name="P144"/>
      <text:p text:style-name="P142">ADMINISTRACIÓN DE PRESUPUESTO</text:p>
      <text:p text:style-name="P144">Presupuesto</text:p>
      <text:p text:style-name="P144">Gastos</text:p>
      <text:p text:style-name="P144"/>
      <text:p text:style-name="P142">INFORME Y ANÁLISIS</text:p>
      <text:p text:style-name="P144">Calificaciones de clientes</text:p>
      <text:p text:style-name="P144">Informes</text:p>
      <text:p text:style-name="P144">Medición de la rentabilidad del proyecto</text:p>
      <text:p text:style-name="P137"/>
      <text:p text:style-name="P31">Modulo: <text:span text:style-name="T22">Eventos</text:span><text:span text:style-name="T65"> <text:s text:c="23"/></text:span><text:s text:c="44"/>Odoo Tutorials: <text:span text:style-name="T65">Project </text:span></text:p>
      <text:p text:style-name="P14"><text:span text:style-name="T42"><text:s text:c="57"/>Link : </text:span><text:a xlink:type="simple" xlink:href="https://www.odoo.com/es_ES/slides/project-timesheets-21" text:style-name="Internet_20_link" text:visited-style-name="Visited_20_Internet_20_Link"><text:span text:style-name="T42">https://www.odoo.com/es_ES/slides/project-timesheets-21</text:span></text:a><text:span text:style-name="T42"> </text:span></text:p>
      <text:p text:style-name="P31"/>
      <text:p text:style-name="P35">ADMINISTRACIÓN DE PRESUPUESTO</text:p>
      <text:p text:style-name="P34"/>
      <text:p text:style-name="P137">Expenses</text:p>
      <text:p text:style-name="P137"/>
      <text:p text:style-name="P141">Modulo: <text:span text:style-name="T23">Fabricación</text:span><text:span text:style-name="T22"> <text:s text:c="14"/></text:span><text:span text:style-name="T65"><text:s text:c="23"/></text:span><text:s text:c="36"/>Odoo Tutorials: <text:span text:style-name="T86">MRP</text:span></text:p>
      <text:p text:style-name="P153"><text:span text:style-name="T42"><text:s text:c="81"/>Link : </text:span><text:a xlink:type="simple" xlink:href="https://www.odoo.com/es_ES/slides/mrp-29" text:style-name="Internet_20_link" text:visited-style-name="Visited_20_Internet_20_Link"><text:span text:style-name="T42">https://www.odoo.com/es_ES/slides/mrp-29</text:span></text:a><text:span text:style-name="T42"> <text:s/></text:span></text:p>
      <text:p text:style-name="P141"/>
      <text:p text:style-name="P142">PARA LLEGAR MÁS LEJOS</text:p>
      <text:p text:style-name="P143">Venta de conjuntos de productos como kits</text:p>
      <text:p text:style-name="P36">1.¿Cuál de las siguientes características de Odoo le permite trabajar con kits?</text:p>
      <text:p text:style-name="Standard"><text:a xlink:type="simple" xlink:href="https://www.odoo.com/es_ES/slides/slide/selling-sets-of-products-as-kits-1466?fullscreen=1&amp;quiz=1#" text:style-name="Internet_20_link" text:visited-style-name="Visited_20_Internet_20_Link"><text:span text:style-name="T62">Órdenes de trabajo</text:span></text:a></text:p>
      <text:p text:style-name="Standard"><text:a xlink:type="simple" xlink:href="https://www.odoo.com/es_ES/slides/slide/selling-sets-of-products-as-kits-1466?fullscreen=1&amp;quiz=1#" text:style-name="Internet_20_link" text:visited-style-name="Visited_20_Internet_20_Link"><text:span text:style-name="T72">Lista de materiales</text:span></text:a><text:span text:style-name="T62">*</text:span></text:p>
      <text:p text:style-name="Standard"><text:a xlink:type="simple" xlink:href="https://www.odoo.com/es_ES/slides/slide/selling-sets-of-products-as-kits-1466?fullscreen=1&amp;quiz=1#" text:style-name="Internet_20_link" text:visited-style-name="Visited_20_Internet_20_Link"><text:span text:style-name="T62">Centros de trabajo</text:span></text:a></text:p>
      <text:p text:style-name="Standard"><text:a xlink:type="simple" xlink:href="https://www.odoo.com/es_ES/slides/slide/selling-sets-of-products-as-kits-1466?fullscreen=1&amp;quiz=1#" text:style-name="Internet_20_link" text:visited-style-name="Visited_20_Internet_20_Link"><text:span text:style-name="T62">Subcontratación</text:span></text:a></text:p>
      <text:p text:style-name="P106"/>
      <text:p text:style-name="P106">2.¿Como se ve en el video, si elige trabajar con "kits", ¿cuál debería ser el tipo de producto?</text:p>
      <text:p text:style-name="Standard"><text:a xlink:type="simple" xlink:href="https://www.odoo.com/es_ES/slides/slide/selling-sets-of-products-as-kits-1466?fullscreen=1&amp;quiz=1#" text:style-name="Internet_20_link" text:visited-style-name="Visited_20_Internet_20_Link"><text:span text:style-name="T72">Consumible</text:span></text:a><text:span text:style-name="T62">*</text:span></text:p>
      <text:p text:style-name="Standard"><text:a xlink:type="simple" xlink:href="https://www.odoo.com/es_ES/slides/slide/selling-sets-of-products-as-kits-1466?fullscreen=1&amp;quiz=1#" text:style-name="Internet_20_link" text:visited-style-name="Visited_20_Internet_20_Link"><text:span text:style-name="T62">Servicio</text:span></text:a></text:p>
      <text:p text:style-name="Standard"><text:a xlink:type="simple" xlink:href="https://www.odoo.com/es_ES/slides/slide/selling-sets-of-products-as-kits-1466?fullscreen=1&amp;quiz=1#" text:style-name="Internet_20_link" text:visited-style-name="Visited_20_Internet_20_Link"><text:span text:style-name="T62">Producto almacenable</text:span></text:a></text:p>
      <text:p text:style-name="P143"/>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7T15:53:43.049431217</dc:date>
    <meta:editing-duration>PT19H41M39S</meta:editing-duration>
    <meta:editing-cycles>64</meta:editing-cycles>
    <meta:generator>LibreOffice/7.4.4.2$Linux_X86_64 LibreOffice_project/40$Build-2</meta:generator>
    <meta:document-statistic meta:table-count="1" meta:image-count="0" meta:object-count="0" meta:page-count="54" meta:paragraph-count="1860" meta:word-count="14940" meta:character-count="97222" meta:non-whitespace-character-count="81105"/>
  </office:meta>
</office:document-meta>
</file>